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mwgrouptn condensed" svg:font-family="'Bmwgrouptn condensed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0.86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1.21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683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769cm"/>
    </style:style>
    <style:style style:name="co12" style:family="table-column">
      <style:table-column-properties fo:break-before="auto" style:column-width="2.944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1.572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282cm"/>
    </style:style>
    <style:style style:name="co19" style:family="table-column">
      <style:table-column-properties fo:break-before="auto" style:column-width="1.528cm"/>
    </style:style>
    <style:style style:name="co20" style:family="table-column">
      <style:table-column-properties fo:break-before="auto" style:column-width="1.616cm"/>
    </style:style>
    <style:style style:name="co21" style:family="table-column">
      <style:table-column-properties fo:break-before="auto" style:column-width="1.32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Reward-Übersicht">
      <style:table-properties table:display="true" style:writing-mode="lr-tb"/>
    </style:style>
    <style:style style:name="ta2" style:family="table" style:master-page-name="PageStyle_5f_2023">
      <style:table-properties table:display="true" style:writing-mode="lr-tb"/>
    </style:style>
    <style:style style:name="ta3" style:family="table" style:master-page-name="PageStyle_5f_2024">
      <style:table-properties table:display="true" style:writing-mode="lr-tb"/>
    </style:style>
    <style:style style:name="ta4" style:family="table" style:master-page-name="PageStyle_5f_2025">
      <style:table-properties table:display="true" style:writing-mode="lr-tb"/>
    </style:style>
    <style:style style:name="ta5" style:family="table" style:master-page-name="PageStyle_5f_Template">
      <style:table-properties table:display="true" style:writing-mode="lr-tb"/>
    </style:style>
    <number:number-style style:name="N8002" number:language="de" number:country="DE">
      <number:number number:decimal-places="2"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Bmwgrouptn condens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5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 style:data-style-name="N106"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fo:background-color="#ffc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106">
      <style:table-cell-properties fo:border-bottom="none" fo:background-color="#ffc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 style:data-style-name="N106">
      <style:table-cell-properties fo:border-bottom="0.088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 style:data-style-name="N106">
      <style:table-cell-properties fo:border-bottom="0.088cm solid #000000" fo:background-color="#ffc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8002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8002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8002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88cm solid #000000" fo:background-color="#f2f2f2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ffc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 style:data-style-name="N107">
      <style:table-cell-properties fo:border-bottom="none" fo:background-color="#6aa84f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7">
      <style:table-cell-properties fo:border-bottom="0.088cm solid #000000" fo:background-color="#6aa84f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8036"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fo:background-color="#ffc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88cm solid #000000" fo:background-color="#f2f2f2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fo:background-color="#ffc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106"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6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88cm solid #000000" fo:background-color="#f2f2f2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88cm solid #000000" fo:background-color="#ffc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none" fo:background-color="#f2f2f2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fo:background-color="#ffc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Normal" style:data-style-name="N107">
      <style:table-cell-properties fo:border-bottom="none" fo:background-color="#6aa84f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fo:background-color="#ffc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f2f2f2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fc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fo:background-color="#f2f2f2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fo:background-color="#ffc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none" fo:background-color="#ffc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2f2f2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Normal" style:data-style-name="N107">
      <style:table-cell-properties fo:background-color="#6aa84f" style:diagonal-bl-tr="none" style:diagonal-tl-br="none" style:rotation-align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107">
      <style:table-cell-properties fo:border-bottom="none" fo:background-color="#3cb371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Normal" style:data-style-name="N107">
      <style:table-cell-properties fo:border-bottom="0.088cm solid #000000" fo:background-color="#3cb371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 style:data-style-name="N107">
      <style:table-cell-properties fo:border-bottom="none" fo:background-color="#3cb371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107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 style:data-style-name="N107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Normal" style:data-style-name="N107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</style:style>
    <style:style style:name="ce89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none" fo:background-color="#f2f2f2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d8d8d8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none" fo:background-color="#d8d8d8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88cm solid #000000" fo:background-color="#d8d8d8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#d8d8d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Normal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Excel_20_Built-in_20_Normal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0.088cm solid #000000" fo:background-color="#d8d8d8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88cm solid #000000" fo:background-color="#ffc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ward-Übersich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2" table:default-cell-style-name="Excel_20_Built-in_20_Normal"/>
        <table:table-column table:style-name="co3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total reward [𝞃]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<text:a xlink:href="http:/www.taostats.io/">*www.taostats.io</text:a></text:p>
          </table:table-cell>
          <table:table-cell table:style-name="ce10" table:formula="of:=SUM([.B5];[.B9];[.B24])" office:value-type="float" office:value="11.1460036446544">
            <text:p>11,146003644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2023" table:number-columns-spanned="1" table:number-rows-spanned="2">
            <text:p>2023</text:p>
          </table:table-cell>
          <table:table-cell table:style-name="ce11" office:value-type="string">
            <text:p>reward [𝞃]</text:p>
          </table:table-cell>
          <table:table-cell table:style-name="ce17" office:value-type="string" table:number-columns-spanned="1" table:number-rows-spanned="2">
            <text:p>trend [%]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2" table:formula="of:=[.B6]" office:value-type="float" office:value="0.0413250001672261">
            <text:p>0,0413250002</text:p>
          </table:table-cell>
          <table:covered-table-cell table:style-name="ce18"/>
          <table:table-cell table:number-columns-repeated="1021"/>
        </table:table-row>
        <table:table-row table:style-name="ro2">
          <table:table-cell table:style-name="ce5" office:value-type="string">
            <text:p>December</text:p>
          </table:table-cell>
          <table:table-cell table:style-name="ce13" table:formula="of:=SUM([$'2023'.F5:.F10])" office:value-type="float" office:value="0.0413250001672261">
            <text:p>0,0413250002</text:p>
          </table:table-cell>
          <table:table-cell table:style-name="ce19" office:value-type="string">
            <text:p>--</text:p>
          </table:table-cell>
          <table:table-cell table:style-name="ce6" table:number-columns-repeated="22"/>
          <table:table-cell table:number-columns-repeated="999"/>
        </table:table-row>
        <table:table-row table:style-name="ro2">
          <table:table-cell table:style-name="ce6" table:number-columns-repeated="25"/>
          <table:table-cell table:number-columns-repeated="999"/>
        </table:table-row>
        <table:table-row table:style-name="ro2">
          <table:table-cell table:style-name="ce3" office:value-type="float" office:value="2024" table:number-columns-spanned="1" table:number-rows-spanned="2">
            <text:p>2024</text:p>
          </table:table-cell>
          <table:table-cell table:style-name="ce11" office:value-type="string">
            <text:p>reward [𝞃]</text:p>
          </table:table-cell>
          <table:table-cell table:style-name="ce17" office:value-type="string" table:number-columns-spanned="1" table:number-rows-spanned="2">
            <text:p>trend [%]</text:p>
          </table:table-cell>
          <table:table-cell table:style-name="ce6" table:number-columns-repeated="22"/>
          <table:table-cell table:number-columns-repeated="999"/>
        </table:table-row>
        <table:table-row table:style-name="ro2">
          <table:covered-table-cell table:style-name="ce4"/>
          <table:table-cell table:style-name="ce14" table:formula="of:=SUM([.B10];[.B11];[.B12];[.B13];[.B15];[.B16];[.B17];[.B18];[.B19];[.B20];[.B21])" office:value-type="float" office:value="8.51301181833478">
            <text:p>8,5130118183</text:p>
          </table:table-cell>
          <table:covered-table-cell table:style-name="ce18"/>
          <table:table-cell table:number-columns-repeated="1021"/>
        </table:table-row>
        <table:table-row table:style-name="ro2">
          <table:table-cell table:style-name="ce7" office:value-type="string">
            <text:p>January</text:p>
          </table:table-cell>
          <table:table-cell table:style-name="ce6" table:formula="of:=SUM([$'2024'.F5:.F35])" office:value-type="float" office:value="0.511090886270291">
            <text:p>0,5110908863</text:p>
          </table:table-cell>
          <table:table-cell table:style-name="ce20" table:formula="of:=([.B10]-[.B6])/[.B6]*100" office:value-type="float" office:value="1136.75955039832">
            <text:p>1136,76</text:p>
          </table:table-cell>
          <table:table-cell table:style-name="ce6" table:number-columns-repeated="22"/>
          <table:table-cell table:number-columns-repeated="999"/>
        </table:table-row>
        <table:table-row table:style-name="ro2">
          <table:table-cell table:style-name="ce8" office:value-type="string">
            <text:p>February</text:p>
          </table:table-cell>
          <table:table-cell table:style-name="ce6" table:formula="of:=SUM([$'2024'.F40:.F68])" office:value-type="float" office:value="0.618040788902619">
            <text:p>0,6180407889</text:p>
          </table:table-cell>
          <table:table-cell table:style-name="ce21" table:formula="of:=([.B11]-[.B10])/[.B11]*100" office:value-type="float" office:value="17.3046673541119">
            <text:p>17,30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arch</text:p>
          </table:table-cell>
          <table:table-cell table:style-name="ce6" table:formula="of:=SUM([$'2024'.F73:.F103])" office:value-type="float" office:value="0.693280604096302">
            <text:p>0,6932806041</text:p>
          </table:table-cell>
          <table:table-cell table:style-name="ce21" table:formula="of:=([.B12]-[.B11])/[.B12]*100" office:value-type="float" office:value="10.8527217910212">
            <text:p>10,85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April</text:p>
          </table:table-cell>
          <table:table-cell table:style-name="ce6" table:formula="of:=SUM([$'2024'.F108:.F137])" office:value-type="float" office:value="0.552351668115458">
            <text:p>0,5523516681</text:p>
          </table:table-cell>
          <table:table-cell table:style-name="ce21" table:formula="of:=([.B13]-[.B12])/[.B13]*100" office:value-type="float" office:value="-25.5143496645303">
            <text:p>-25,5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ay</text:p>
          </table:table-cell>
          <table:table-cell table:style-name="ce6" table:formula="of:=SUM([$'2024'.F142:.F172])" office:value-type="float" office:value="0.79955652072896">
            <text:p>0,7995565207</text:p>
          </table:table-cell>
          <table:table-cell table:style-name="ce21" table:formula="of:=([.B14]-[.B13])/[.B14]*100" office:value-type="float" office:value="30.9177458009003">
            <text:p>30,9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June</text:p>
          </table:table-cell>
          <table:table-cell table:style-name="ce6" table:formula="of:=SUM([$'2024'.F177:.F206])" office:value-type="float" office:value="0.642364755912602">
            <text:p>0,6423647559</text:p>
          </table:table-cell>
          <table:table-cell table:style-name="ce21" table:formula="of:=([.B15]-[.B14])/[.B15]*100" office:value-type="float" office:value="-24.4707953494486">
            <text:p>-24,4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July</text:p>
          </table:table-cell>
          <table:table-cell table:style-name="ce6" table:formula="of:=SUM([$'2024'.F211:.F241])" office:value-type="float" office:value="0.771887098345211">
            <text:p>0,7718870983</text:p>
          </table:table-cell>
          <table:table-cell table:style-name="ce21" table:formula="of:=([.B16]-[.B15])/[.B16]*100" office:value-type="float" office:value="16.7799594928172">
            <text:p>16,7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August</text:p>
          </table:table-cell>
          <table:table-cell table:style-name="ce6" table:formula="of:=SUM([$'2024'.F246:.F276])" office:value-type="float" office:value="0.84372399930425">
            <text:p>0,8437239993</text:p>
          </table:table-cell>
          <table:table-cell table:style-name="ce21" table:formula="of:=([.B17]-[.B16])/[.B17]*100" office:value-type="float" office:value="8.51426544916077">
            <text:p>8,5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eptember</text:p>
          </table:table-cell>
          <table:table-cell table:style-name="ce6" table:formula="of:=SUM([$'2024'.F281:.F310])" office:value-type="float" office:value="0.865113409687183">
            <text:p>0,8651134097</text:p>
          </table:table-cell>
          <table:table-cell table:style-name="ce21" table:formula="of:=([.B18]-[.B17])/[.B18]*100" office:value-type="float" office:value="2.4724400458279">
            <text:p>2,47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October</text:p>
          </table:table-cell>
          <table:table-cell table:style-name="ce6" table:formula="of:=SUM([$'2024'.F315:.F345])" office:value-type="float" office:value="0.993627059299193">
            <text:p>0,9936270593</text:p>
          </table:table-cell>
          <table:table-cell table:style-name="ce21" table:formula="of:=([.B19]-[.B18])/[.B19]*100" office:value-type="float" office:value="12.9337912458474">
            <text:p>12,9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November</text:p>
          </table:table-cell>
          <table:table-cell table:style-name="ce6" table:formula="of:=SUM([$'2024'.F350:.F379])" office:value-type="float" office:value="0.94951728564115">
            <text:p>0,9495172856</text:p>
          </table:table-cell>
          <table:table-cell table:style-name="ce21" table:formula="of:=([.B20]-[.B19])/[.B20]*100" office:value-type="float" office:value="-4.64549453970799">
            <text:p>-4,65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ecember</text:p>
          </table:table-cell>
          <table:table-cell table:style-name="ce15" table:formula="of:=SUM([$'2024'.F384:.F414])" office:value-type="float" office:value="1.07201426276052">
            <text:p>1,0720142628</text:p>
          </table:table-cell>
          <table:table-cell table:style-name="ce22" table:formula="of:=([.B21]-[.B20])/[.B21]*100" office:value-type="float" office:value="11.426804789325">
            <text:p>11,4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2025" table:number-columns-spanned="1" table:number-rows-spanned="2">
            <text:p>2025</text:p>
          </table:table-cell>
          <table:table-cell table:style-name="ce11" office:value-type="string">
            <text:p>reward [𝞃]</text:p>
          </table:table-cell>
          <table:table-cell table:style-name="ce17" office:value-type="string" table:number-columns-spanned="1" table:number-rows-spanned="2">
            <text:p>trend [%]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12" table:formula="of:=SUM([.B25];[.B26];[.B27];[.B28];[.B30];[.B31];[.B32];[.B33];[.B34];[.B35];[.B36])" office:value-type="float" office:value="2.59166682615242">
            <text:p>2,5916668262</text:p>
          </table:table-cell>
          <table:covered-table-cell table:style-name="ce18"/>
          <table:table-cell table:number-columns-repeated="1021"/>
        </table:table-row>
        <table:table-row table:style-name="ro2">
          <table:table-cell table:style-name="ce7" office:value-type="string">
            <text:p>January</text:p>
          </table:table-cell>
          <table:table-cell table:style-name="ce16" table:formula="of:=SUM([$'2025'.F5:.F35])" office:value-type="float" office:value="0.950855795799643">
            <text:p>0,9508557958</text:p>
          </table:table-cell>
          <table:table-cell table:style-name="ce20" table:formula="of:=([.B25]-[.B21])/[.B25]*100" office:value-type="float" office:value="-12.7420443242902">
            <text:p>-12,7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February</text:p>
          </table:table-cell>
          <table:table-cell table:style-name="ce6" table:formula="of:=SUM([$'2025'.F40:.F68])" office:value-type="float" office:value="1.24807189188371">
            <text:p>1,2480718919</text:p>
          </table:table-cell>
          <table:table-cell table:style-name="ce21" table:formula="of:=([.B26]-[.B25])/[.B26]*100" office:value-type="float" office:value="23.8140204916787">
            <text:p>23,8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arch</text:p>
          </table:table-cell>
          <table:table-cell table:style-name="ce6" table:formula="of:=SUM([$'2025'.F73:.F103])" office:value-type="float" office:value="0.392739138469061">
            <text:p>0,3927391385</text:p>
          </table:table-cell>
          <table:table-cell table:style-name="ce21" table:formula="of:=([.B27]-[.B26])/[.B27]*100" office:value-type="float" office:value="-217.786482077857">
            <text:p>-217,79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April</text:p>
          </table:table-cell>
          <table:table-cell table:style-name="ce6" table:formula="of:=SUM([$'2025'.F122:.F151])" office:value-type="float" office:value="0">
            <text:p>0</text:p>
          </table:table-cell>
          <table:table-cell table:style-name="ce21" table:formula="of:=([.B28]-[.B27])/[.B28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ay</text:p>
          </table:table-cell>
          <table:table-cell table:style-name="ce6" table:formula="of:=SUM([$'2025'.F156:.F186])" office:value-type="float" office:value="0">
            <text:p>0</text:p>
          </table:table-cell>
          <table:table-cell table:style-name="ce21" table:formula="of:=([.B29]-[.B28])/[.B29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June</text:p>
          </table:table-cell>
          <table:table-cell table:style-name="ce6" table:formula="of:=SUM([$'2025'.F191:.F220])" office:value-type="float" office:value="0">
            <text:p>0</text:p>
          </table:table-cell>
          <table:table-cell table:style-name="ce21" table:formula="of:=([.B30]-[.B29])/[.B30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July</text:p>
          </table:table-cell>
          <table:table-cell table:style-name="ce6" table:formula="of:=SUM([$'2025'.F225:.F255])" office:value-type="float" office:value="0">
            <text:p>0</text:p>
          </table:table-cell>
          <table:table-cell table:style-name="ce21" table:formula="of:=([.B31]-[.B30])/[.B31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August</text:p>
          </table:table-cell>
          <table:table-cell table:style-name="ce6" table:formula="of:=SUM([$'2025'.F260:.F290])" office:value-type="float" office:value="0">
            <text:p>0</text:p>
          </table:table-cell>
          <table:table-cell table:style-name="ce21" table:formula="of:=([.B32]-[.B31])/[.B32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eptember</text:p>
          </table:table-cell>
          <table:table-cell table:style-name="ce6" table:formula="of:=SUM([$'2025'.F295:.F324])" office:value-type="float" office:value="0">
            <text:p>0</text:p>
          </table:table-cell>
          <table:table-cell table:style-name="ce21" table:formula="of:=([.B33]-[.B32])/[.B33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October</text:p>
          </table:table-cell>
          <table:table-cell table:style-name="ce6" table:formula="of:=SUM([$'2025'.F329:.F359])" office:value-type="float" office:value="0">
            <text:p>0</text:p>
          </table:table-cell>
          <table:table-cell table:style-name="ce21" table:formula="of:=([.B34]-[.B33])/[.B34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November</text:p>
          </table:table-cell>
          <table:table-cell table:style-name="ce6" table:formula="of:=SUM([$'2025'.F364:.F393])" office:value-type="float" office:value="0">
            <text:p>0</text:p>
          </table:table-cell>
          <table:table-cell table:style-name="ce21" table:formula="of:=([.B35]-[.B34])/[.B35]*100" office:value-type="float" office:value="0">
            <text:p>#DIV/0!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ecember</text:p>
          </table:table-cell>
          <table:table-cell table:style-name="ce15" table:formula="of:=SUM([$'2025'.F398:.F428])" office:value-type="float" office:value="0">
            <text:p>0</text:p>
          </table:table-cell>
          <table:table-cell table:style-name="ce22" table:formula="of:=([.B36]-[.B35])/[.B36]*100" office:value-type="float" office:value="0">
            <text:p>#DIV/0!</text:p>
          </table:table-cell>
          <table:table-cell table:number-columns-repeated="1021"/>
        </table:table-row>
        <table:table-row table:style-name="ro2" table:number-rows-repeated="909">
          <table:table-cell table:number-columns-repeated="1024"/>
        </table:table-row>
        <table:table-row table:style-name="ro1" table:number-rows-repeated="10476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2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9" table:default-cell-style-name="Excel_20_Built-in_20_Normal"/>
        <table:table-column table:style-name="co5" table:number-columns-repeated="998" table:default-cell-style-name="Excel_20_Built-in_20_Normal"/>
        <table:table-row table:style-name="ro2">
          <table:table-cell table:style-name="ce23" office:value-type="float" office:value="2023">
            <text:p>2023</text:p>
          </table:table-cell>
          <table:table-cell table:style-name="ce30" table:number-columns-repeated="25"/>
          <table:table-cell table:number-columns-repeated="998"/>
        </table:table-row>
        <table:table-row table:style-name="ro2">
          <table:table-cell table:style-name="ce24" office:value-type="string">
            <text:p>initial position</text:p>
          </table:table-cell>
          <table:table-cell table:style-name="ce24" office:value-type="float" office:value="10.14">
            <text:p>10,14</text:p>
          </table:table-cell>
          <table:table-cell table:style-name="ce32" table:number-columns-repeated="4"/>
          <table:table-cell table:style-name="ce38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5" office:value-type="string">
            <text:p>December </text:p>
            <text:p>apy 16%*</text:p>
          </table:table-cell>
          <table:table-cell table:style-name="ce31" table:formula="of:=(4.84/10000)" office:value-type="float" office:value="0.000484">
            <text:p>0,000484</text:p>
          </table:table-cell>
          <table:table-cell table:style-name="ce33" table:number-columns-repeated="4"/>
          <table:table-cell table:style-name="ce39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3-12-26">
            <text:p>26.12</text:p>
          </table:table-cell>
          <table:table-cell table:style-name="ce6" table:formula="of:=([.B2]+[.C5])+(([.B2]+[.C5])*[.B$3])" office:value-type="float" office:value="10.14490776">
            <text:p>10,14490776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 office:value-type="string">
            <text:p>TAO-Validator.com</text:p>
          </table:table-cell>
          <table:table-cell table:style-name="ce36" table:formula="of:=([.B5]-[.B2])-[.C5]" office:value-type="float" office:value="0.00490776000000004">
            <text:p>0,0049077600</text:p>
          </table:table-cell>
          <table:table-cell table:style-name="ce40" office:value-type="string">
            <text:p>initial stock up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3-12-27">
            <text:p>27.12</text:p>
          </table:table-cell>
          <table:table-cell table:style-name="ce6" table:formula="of:=([.B5]+[.C6])+(([.B5]+[.C6])*[.B$3])" office:value-type="float" office:value="10.1498178953558">
            <text:p>10,1498178954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36" table:formula="of:=([.B6]-[.B5])-[.C6]" office:value-type="float" office:value="0.00491013535583917">
            <text:p>0,004910135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3-12-28">
            <text:p>28.12</text:p>
          </table:table-cell>
          <table:table-cell table:style-name="ce6" table:formula="of:=([.B6]+[.C7])+(([.B6]+[.C7])*[.B$3])" office:value-type="float" office:value="10.7049966072172">
            <text:p>10,7049966072</text:p>
          </table:table-cell>
          <table:table-cell table:style-name="ce6" office:value-type="float" office:value="0.55">
            <text:p>0,55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36" table:formula="of:=([.B7]-[.B6])-[.C7]" office:value-type="float" office:value="0.00517871186135355">
            <text:p>0,0051787119</text:p>
          </table:table-cell>
          <table:table-cell table:style-name="ce40" office:value-type="string">
            <text:p>buy &amp; add 0,55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3-12-29">
            <text:p>29.12</text:p>
          </table:table-cell>
          <table:table-cell table:style-name="ce6" table:formula="of:=([.B7]+[.C8])+(([.B7]+[.C8])*[.B$3])" office:value-type="float" office:value="12.8912329455751">
            <text:p>12,8912329456</text:p>
          </table:table-cell>
          <table:table-cell table:style-name="ce6" office:value-type="float" office:value="2.18">
            <text:p>2,18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36" table:formula="of:=([.B8]-[.B7])-[.C8]" office:value-type="float" office:value="0.00623633835789184">
            <text:p>0,0062363384</text:p>
          </table:table-cell>
          <table:table-cell table:style-name="ce40" office:value-type="string">
            <text:p>buy &amp; add 2,18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3-12-30">
            <text:p>30.12</text:p>
          </table:table-cell>
          <table:table-cell table:style-name="ce6" table:formula="of:=([.B8]+[.C9])+(([.B8]+[.C9])*[.B$3])" office:value-type="float" office:value="20.7612765423207">
            <text:p>20,7612765423</text:p>
          </table:table-cell>
          <table:table-cell table:style-name="ce6" office:value-type="float" office:value="7.86">
            <text:p>7,86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36" table:formula="of:=([.B9]-[.B8])-[.C9]" office:value-type="float" office:value="0.0100435967456578">
            <text:p>0,0100435967</text:p>
          </table:table-cell>
          <table:table-cell table:style-name="ce40" office:value-type="string">
            <text:p>buy &amp; add 7,86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3-12-31">
            <text:p>31.12</text:p>
          </table:table-cell>
          <table:table-cell table:style-name="ce15" table:formula="of:=([.B9]+[.C10])+(([.B9]+[.C10])*[.B$3])" office:value-type="float" office:value="20.7713250001672">
            <text:p>20,7713250002</text:p>
          </table:table-cell>
          <table:table-cell table:style-name="ce15" office:value-type="float" office:value="0">
            <text:p>0</text:p>
          </table:table-cell>
          <table:table-cell table:style-name="ce15" table:formula="of:=(4.84/10000)" office:value-type="float" office:value="0.000484">
            <text:p>0,000484</text:p>
          </table:table-cell>
          <table:table-cell table:style-name="ce35"/>
          <table:table-cell table:style-name="ce37" table:formula="of:=([.B10]-[.B9])-[.C10]" office:value-type="float" office:value="0.0100484578464837">
            <text:p>0,0100484578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 table:number-rows-repeated="11">
          <table:table-cell table:style-name="ce29"/>
          <table:table-cell table:number-columns-repeated="6"/>
          <table:table-cell table:style-name="ce30" table:number-columns-repeated="19"/>
          <table:table-cell table:number-columns-repeated="998"/>
        </table:table-row>
        <table:table-row table:style-name="ro2" table:number-rows-repeated="979">
          <table:table-cell table:number-columns-repeated="7"/>
          <table:table-cell table:style-name="ce30" table:number-columns-repeated="19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4" table:number-columns-repeated="19" table:default-cell-style-name="Excel_20_Built-in_20_Normal"/>
        <table:table-column table:style-name="co5" table:number-columns-repeated="998" table:default-cell-style-name="Excel_20_Built-in_20_Normal"/>
        <table:table-row table:style-name="ro2">
          <table:table-cell table:style-name="ce23" office:value-type="float" office:value="2024">
            <text:p>2024</text:p>
          </table:table-cell>
          <table:table-cell table:style-name="ce30" table:number-columns-repeated="3"/>
          <table:table-cell table:style-name="ce55"/>
          <table:table-cell table:style-name="ce30"/>
          <table:table-cell table:style-name="ce5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office:value-type="string">
            <text:p>sum 2023: </text:p>
          </table:table-cell>
          <table:table-cell table:style-name="ce50" table:formula="of:=[$'2023'.B10]" office:value-type="float" office:value="20.7713250001672">
            <text:p>20,7713250002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Januar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5:.F35])" office:value-type="float" office:value="0.511090886270291">
            <text:p>0,5110908863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1">
            <text:p>1.1</text:p>
          </table:table-cell>
          <table:table-cell table:style-name="ce6" table:formula="of:=([.B2]+[.C5])+(([.B2]+[.C5])*[.D5])" office:value-type="float" office:value="20.7813783214673">
            <text:p>20,7813783215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 office:value-type="string">
            <text:p>TAO-Validator.com</text:p>
          </table:table-cell>
          <table:table-cell table:style-name="ce6" table:formula="of:=([.B5]-[.B2])-[.C5]" office:value-type="float" office:value="0.0100533213000809">
            <text:p>0,0100533213</text:p>
          </table:table-cell>
          <table:table-cell table:style-name="ce40" office:value-type="string">
            <text:p>carry over from 2023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2">
            <text:p>2.1</text:p>
          </table:table-cell>
          <table:table-cell table:style-name="ce6" table:formula="of:=([.B5]+[.C6])+(([.B5]+[.C6])*[.D6])" office:value-type="float" office:value="20.7914365085749">
            <text:p>20,7914365086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6]-[.B5])-[.C6]" office:value-type="float" office:value="0.0100581871075889">
            <text:p>0,010058187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3">
            <text:p>3.1</text:p>
          </table:table-cell>
          <table:table-cell table:style-name="ce6" table:formula="of:=([.B6]+[.C7])+(([.B6]+[.C7])*[.D7])" office:value-type="float" office:value="25.243648523845">
            <text:p>25,2436485238</text:p>
          </table:table-cell>
          <table:table-cell table:style-name="ce6" office:value-type="float" office:value="4.44">
            <text:p>4,44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7]-[.B6])-[.C7]" office:value-type="float" office:value="0.0122120152701521">
            <text:p>0,0122120153</text:p>
          </table:table-cell>
          <table:table-cell table:style-name="ce40" office:value-type="string">
            <text:p>buy &amp; add 4,44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4">
            <text:p>4.1</text:p>
          </table:table-cell>
          <table:table-cell table:style-name="ce6" table:formula="of:=([.B7]+[.C8])+(([.B7]+[.C8])*[.D8])" office:value-type="float" office:value="25.2558664497306">
            <text:p>25,2558664497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8]-[.B7])-[.C8]" office:value-type="float" office:value="0.0122179258855404">
            <text:p>0,012217925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5">
            <text:p>5.1</text:p>
          </table:table-cell>
          <table:table-cell table:style-name="ce6" table:formula="of:=([.B8]+[.C9])+(([.B8]+[.C9])*[.D9])" office:value-type="float" office:value="25.2680902890923">
            <text:p>25,2680902891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9]-[.B8])-[.C9]" office:value-type="float" office:value="0.0122238393616705">
            <text:p>0,012223839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6">
            <text:p>6.1</text:p>
          </table:table-cell>
          <table:table-cell table:style-name="ce6" table:formula="of:=([.B9]+[.C10])+(([.B9]+[.C10])*[.D10])" office:value-type="float" office:value="25.2803200447922">
            <text:p>25,2803200448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0]-[.B9])-[.C10]" office:value-type="float" office:value="0.01222975569992">
            <text:p>0,012229755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7">
            <text:p>7.1</text:p>
          </table:table-cell>
          <table:table-cell table:style-name="ce6" table:formula="of:=([.B10]+[.C11])+(([.B10]+[.C11])*[.D11])" office:value-type="float" office:value="25.2925557196939">
            <text:p>25,2925557197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1]-[.B10])-[.C11]" office:value-type="float" office:value="0.0122356749016781">
            <text:p>0,012235674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8">
            <text:p>8.1</text:p>
          </table:table-cell>
          <table:table-cell table:style-name="ce6" table:formula="of:=([.B11]+[.C12])+(([.B11]+[.C12])*[.D12])" office:value-type="float" office:value="25.3047973166622">
            <text:p>25,3047973167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2]-[.B11])-[.C12]" office:value-type="float" office:value="0.0122415969683303">
            <text:p>0,01224159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09">
            <text:p>9.1</text:p>
          </table:table-cell>
          <table:table-cell table:style-name="ce6" table:formula="of:=([.B12]+[.C13])+(([.B12]+[.C13])*[.D13])" office:value-type="float" office:value="25.3170448385635">
            <text:p>25,3170448386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3]-[.B12])-[.C13]" office:value-type="float" office:value="0.0122475219012657">
            <text:p>0,012247521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0">
            <text:p>10.1</text:p>
          </table:table-cell>
          <table:table-cell table:style-name="ce6" table:formula="of:=([.B13]+[.C14])+(([.B13]+[.C14])*[.D14])" office:value-type="float" office:value="37.8953773282653">
            <text:p>37,8953773283</text:p>
          </table:table-cell>
          <table:table-cell table:style-name="ce6" office:value-type="float" office:value="12.56">
            <text:p>12,56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4]-[.B13])-[.C14]" office:value-type="float" office:value="0.018332489701864">
            <text:p>0,0183324897</text:p>
          </table:table-cell>
          <table:table-cell table:style-name="ce40" office:value-type="string">
            <text:p>buy &amp; add 12,56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1">
            <text:p>11.1</text:p>
          </table:table-cell>
          <table:table-cell table:style-name="ce6" table:formula="of:=([.B14]+[.C15])+(([.B14]+[.C15])*[.D15])" office:value-type="float" office:value="37.9137186908922">
            <text:p>37,9137186909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5]-[.B14])-[.C15]" office:value-type="float" office:value="0.0183413626268774">
            <text:p>0,018341362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2">
            <text:p>12.1</text:p>
          </table:table-cell>
          <table:table-cell table:style-name="ce6" table:formula="of:=([.B15]+[.C16])+(([.B15]+[.C16])*[.D16])" office:value-type="float" office:value="37.9320689307386">
            <text:p>37,9320689307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6]-[.B15])-[.C16]" office:value-type="float" office:value="0.0183502398463915">
            <text:p>0,018350239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3">
            <text:p>13.1</text:p>
          </table:table-cell>
          <table:table-cell table:style-name="ce6" table:formula="of:=([.B16]+[.C17])+(([.B16]+[.C17])*[.D17])" office:value-type="float" office:value="37.9504280521011">
            <text:p>37,9504280521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7]-[.B16])-[.C17]" office:value-type="float" office:value="0.0183591213624794">
            <text:p>0,018359121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4">
            <text:p>14.1</text:p>
          </table:table-cell>
          <table:table-cell table:style-name="ce6" table:formula="of:=([.B17]+[.C18])+(([.B17]+[.C18])*[.D18])" office:value-type="float" office:value="37.9687960592783">
            <text:p>37,9687960593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8]-[.B17])-[.C18]" office:value-type="float" office:value="0.0183680071772159">
            <text:p>0,018368007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5">
            <text:p>15.1</text:p>
          </table:table-cell>
          <table:table-cell table:style-name="ce6" table:formula="of:=([.B18]+[.C19])+(([.B18]+[.C19])*[.D19])" office:value-type="float" office:value="37.987172956571">
            <text:p>37,9871729566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19]-[.B18])-[.C19]" office:value-type="float" office:value="0.0183768972926899">
            <text:p>0,01837689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6">
            <text:p>16.1</text:p>
          </table:table-cell>
          <table:table-cell table:style-name="ce6" table:formula="of:=([.B19]+[.C20])+(([.B19]+[.C20])*[.D20])" office:value-type="float" office:value="38.005558748282">
            <text:p>38,0055587483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0]-[.B19])-[.C20]" office:value-type="float" office:value="0.0183857917109833">
            <text:p>0,018385791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7">
            <text:p>17.1</text:p>
          </table:table-cell>
          <table:table-cell table:style-name="ce6" table:formula="of:=([.B20]+[.C21])+(([.B20]+[.C21])*[.D21])" office:value-type="float" office:value="38.0239534387161">
            <text:p>38,0239534387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1]-[.B20])-[.C21]" office:value-type="float" office:value="0.018394690434171">
            <text:p>0,018394690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8">
            <text:p>18.1</text:p>
          </table:table-cell>
          <table:table-cell table:style-name="ce6" table:formula="of:=([.B21]+[.C22])+(([.B21]+[.C22])*[.D22])" office:value-type="float" office:value="38.0423570321805">
            <text:p>38,0423570322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2]-[.B21])-[.C22]" office:value-type="float" office:value="0.0184035934643418">
            <text:p>0,018403593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19">
            <text:p>19.1</text:p>
          </table:table-cell>
          <table:table-cell table:style-name="ce6" table:formula="of:=([.B22]+[.C23])+(([.B22]+[.C23])*[.D23])" office:value-type="float" office:value="38.060769532984">
            <text:p>38,060769533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3]-[.B22])-[.C23]" office:value-type="float" office:value="0.0184125008035778">
            <text:p>0,018412500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0">
            <text:p>20.1</text:p>
          </table:table-cell>
          <table:table-cell table:style-name="ce6" table:formula="of:=([.B23]+[.C24])+(([.B23]+[.C24])*[.D24])" office:value-type="float" office:value="38.079190945438">
            <text:p>38,0791909454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4]-[.B23])-[.C24]" office:value-type="float" office:value="0.0184214124539608">
            <text:p>0,018421412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1">
            <text:p>21.1</text:p>
          </table:table-cell>
          <table:table-cell table:style-name="ce6" table:formula="of:=([.B24]+[.C25])+(([.B24]+[.C25])*[.D25])" office:value-type="float" office:value="38.0976212738556">
            <text:p>38,0976212739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5]-[.B24])-[.C25]" office:value-type="float" office:value="0.018430328417594">
            <text:p>0,018430328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2">
            <text:p>22.1</text:p>
          </table:table-cell>
          <table:table-cell table:style-name="ce6" table:formula="of:=([.B25]+[.C26])+(([.B25]+[.C26])*[.D26])" office:value-type="float" office:value="38.1160605225521">
            <text:p>38,1160605226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6]-[.B25])-[.C26]" office:value-type="float" office:value="0.018439248696545">
            <text:p>0,018439248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3">
            <text:p>23.1</text:p>
          </table:table-cell>
          <table:table-cell table:style-name="ce6" table:formula="of:=([.B26]+[.C27])+(([.B26]+[.C27])*[.D27])" office:value-type="float" office:value="38.1345086958451">
            <text:p>38,1345086958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7]-[.B26])-[.C27]" office:value-type="float" office:value="0.0184481732929171">
            <text:p>0,018448173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4">
            <text:p>24.1</text:p>
          </table:table-cell>
          <table:table-cell table:style-name="ce6" table:formula="of:=([.B27]+[.C28])+(([.B27]+[.C28])*[.D28])" office:value-type="float" office:value="38.1529657980539">
            <text:p>38,1529657981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8]-[.B27])-[.C28]" office:value-type="float" office:value="0.0184571022087923">
            <text:p>0,018457102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5">
            <text:p>25.1</text:p>
          </table:table-cell>
          <table:table-cell table:style-name="ce6" table:formula="of:=([.B28]+[.C29])+(([.B28]+[.C29])*[.D29])" office:value-type="float" office:value="38.1714318335001">
            <text:p>38,1714318335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29]-[.B28])-[.C29]" office:value-type="float" office:value="0.0184660354462594">
            <text:p>0,018466035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6">
            <text:p>26.1</text:p>
          </table:table-cell>
          <table:table-cell table:style-name="ce6" table:formula="of:=([.B29]+[.C30])+(([.B29]+[.C30])*[.D30])" office:value-type="float" office:value="38.1899068065075">
            <text:p>38,1899068065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30]-[.B29])-[.C30]" office:value-type="float" office:value="0.0184749730074145">
            <text:p>0,0184749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7">
            <text:p>27.1</text:p>
          </table:table-cell>
          <table:table-cell table:style-name="ce6" table:formula="of:=([.B30]+[.C31])+(([.B30]+[.C31])*[.D31])" office:value-type="float" office:value="38.2083907214019">
            <text:p>38,2083907214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31]-[.B30])-[.C31]" office:value-type="float" office:value="0.0184839148943468">
            <text:p>0,018483914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8">
            <text:p>28.1</text:p>
          </table:table-cell>
          <table:table-cell table:style-name="ce6" table:formula="of:=([.B31]+[.C32])+(([.B31]+[.C32])*[.D32])" office:value-type="float" office:value="38.226883582511">
            <text:p>38,2268835825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32]-[.B31])-[.C32]" office:value-type="float" office:value="0.0184928611091593">
            <text:p>0,018492861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29">
            <text:p>29.1</text:p>
          </table:table-cell>
          <table:table-cell table:style-name="ce6" table:formula="of:=([.B32]+[.C33])+(([.B32]+[.C33])*[.D33])" office:value-type="float" office:value="38.245385394165">
            <text:p>38,2453853942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33]-[.B32])-[.C33]" office:value-type="float" office:value="0.0185018116539339">
            <text:p>0,018501811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1-30">
            <text:p>30.1</text:p>
          </table:table-cell>
          <table:table-cell table:style-name="ce6" table:formula="of:=([.B33]+[.C34])+(([.B33]+[.C34])*[.D34])" office:value-type="float" office:value="38.2638961606957">
            <text:p>38,2638961607</text:p>
          </table:table-cell>
          <table:table-cell table:style-name="ce6" office:value-type="float" office:value="0">
            <text:p>0</text:p>
          </table:table-cell>
          <table:table-cell table:style-name="ce6" table:formula="of:=(4.84/10000)" office:value-type="float" office:value="0.000484">
            <text:p>0,000484</text:p>
          </table:table-cell>
          <table:table-cell table:style-name="ce34"/>
          <table:table-cell table:style-name="ce6" table:formula="of:=([.B34]-[.B33])-[.C34]" office:value-type="float" office:value="0.018510766530774">
            <text:p>0,018510766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1-31">
            <text:p>31.1</text:p>
          </table:table-cell>
          <table:table-cell table:style-name="ce15" table:formula="of:=([.B34]+[.C35])+(([.B34]+[.C35])*[.D35])" office:value-type="float" office:value="38.2824158864375">
            <text:p>38,2824158864</text:p>
          </table:table-cell>
          <table:table-cell table:style-name="ce15" office:value-type="float" office:value="0">
            <text:p>0</text:p>
          </table:table-cell>
          <table:table-cell table:style-name="ce15" table:formula="of:=(4.84/10000)" office:value-type="float" office:value="0.000484">
            <text:p>0,000484</text:p>
          </table:table-cell>
          <table:table-cell table:style-name="ce35"/>
          <table:table-cell table:style-name="ce15" table:formula="of:=([.B35]-[.B34])-[.C35]" office:value-type="float" office:value="0.0185197257417755">
            <text:p>0,0185197257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]" office:value-type="string" office:string-value="carry over January">
            <text:p>carry over January</text:p>
          </table:table-cell>
          <table:table-cell table:style-name="ce50" table:formula="of:=[.B35]" office:value-type="float" office:value="38.2824158864375">
            <text:p>38,2824158864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3">
          <table:table-cell table:style-name="ce43" office:value-type="string">
            <text:p>Februar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40:.F68])" office:value-type="float" office:value="0.618040788902619">
            <text:p>0,6180407889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1">
            <text:p>1.2</text:p>
          </table:table-cell>
          <table:table-cell table:style-name="ce16" table:formula="of:=([.B37]+[.C40])+(([.B37]+[.C40])*[.D$40])" office:value-type="float" office:value="38.2996429735864">
            <text:p>38,2996429736</text:p>
          </table:table-cell>
          <table:table-cell table:style-name="ce16" office:value-type="float" office:value="0">
            <text:p>0</text:p>
          </table:table-cell>
          <table:table-cell table:style-name="ce16" table:formula="of:=(4.5/10000)" office:value-type="float" office:value="0.00045">
            <text:p>0,00045</text:p>
          </table:table-cell>
          <table:table-cell table:style-name="ce58"/>
          <table:table-cell table:style-name="ce16" table:formula="of:=([.B40]-[.B37])-[.C40]" office:value-type="float" office:value="0.0172270871488962">
            <text:p>0,0172270871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2">
            <text:p>2.2</text:p>
          </table:table-cell>
          <table:table-cell table:style-name="ce6" table:formula="of:=([.B40]+[.C41])+(([.B40]+[.C41])*[.D$41])" office:value-type="float" office:value="38.3168778129245">
            <text:p>38,3168778129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1]-[.B40])-[.C41]" office:value-type="float" office:value="0.0172348393381156">
            <text:p>0,017234839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3">
            <text:p>3.2</text:p>
          </table:table-cell>
          <table:table-cell table:style-name="ce6" table:formula="of:=([.B41]+[.C42])+(([.B41]+[.C42])*[.D42])" office:value-type="float" office:value="38.3341204079403">
            <text:p>38,3341204079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2]-[.B41])-[.C42]" office:value-type="float" office:value="0.0172425950158157">
            <text:p>0,01724259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4">
            <text:p>4.2</text:p>
          </table:table-cell>
          <table:table-cell table:style-name="ce6" table:formula="of:=([.B42]+[.C43])+(([.B42]+[.C43])*[.D43])" office:value-type="float" office:value="38.3513707621239">
            <text:p>38,3513707621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3]-[.B42])-[.C43]" office:value-type="float" office:value="0.0172503541835738">
            <text:p>0,017250354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5">
            <text:p>5.2</text:p>
          </table:table-cell>
          <table:table-cell table:style-name="ce6" table:formula="of:=([.B43]+[.C44])+(([.B43]+[.C44])*[.D44])" office:value-type="float" office:value="38.3686288789669">
            <text:p>38,368628879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4]-[.B43])-[.C44]" office:value-type="float" office:value="0.0172581168429531">
            <text:p>0,017258116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6">
            <text:p>6.2</text:p>
          </table:table-cell>
          <table:table-cell table:style-name="ce6" table:formula="of:=([.B44]+[.C45])+(([.B44]+[.C45])*[.D45])" office:value-type="float" office:value="38.3858947619624">
            <text:p>38,385894762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5]-[.B44])-[.C45]" office:value-type="float" office:value="0.0172658829955381">
            <text:p>0,01726588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7">
            <text:p>7.2</text:p>
          </table:table-cell>
          <table:table-cell table:style-name="ce6" table:formula="of:=([.B45]+[.C46])+(([.B45]+[.C46])*[.D46])" office:value-type="float" office:value="38.4031684146053">
            <text:p>38,4031684146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6]-[.B45])-[.C46]" office:value-type="float" office:value="0.0172736526428849">
            <text:p>0,017273652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8">
            <text:p>8.2</text:p>
          </table:table-cell>
          <table:table-cell table:style-name="ce6" table:formula="of:=([.B46]+[.C47])+(([.B46]+[.C47])*[.D47])" office:value-type="float" office:value="38.4204498403919">
            <text:p>38,4204498404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7]-[.B46])-[.C47]" office:value-type="float" office:value="0.017281425786571">
            <text:p>0,017281425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09">
            <text:p>9.2</text:p>
          </table:table-cell>
          <table:table-cell table:style-name="ce6" table:formula="of:=([.B47]+[.C48])+(([.B47]+[.C48])*[.D48])" office:value-type="float" office:value="38.43773904282">
            <text:p>38,4377390428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8]-[.B47])-[.C48]" office:value-type="float" office:value="0.0172892024281737">
            <text:p>0,017289202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0">
            <text:p>10.2</text:p>
          </table:table-cell>
          <table:table-cell table:style-name="ce6" table:formula="of:=([.B48]+[.C49])+(([.B48]+[.C49])*[.D49])" office:value-type="float" office:value="38.4550360253893">
            <text:p>38,4550360254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49]-[.B48])-[.C49]" office:value-type="float" office:value="0.0172969825692704">
            <text:p>0,017296982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1">
            <text:p>11.2</text:p>
          </table:table-cell>
          <table:table-cell table:style-name="ce6" table:formula="of:=([.B49]+[.C50])+(([.B49]+[.C50])*[.D50])" office:value-type="float" office:value="38.4723407916007">
            <text:p>38,4723407916</text:p>
          </table:table-cell>
          <table:table-cell table:style-name="ce6" office:value-type="float" office:value="0">
            <text:p>0</text:p>
          </table:table-cell>
          <table:table-cell table:style-name="ce6" table:formula="of:=(4.5/10000)" office:value-type="float" office:value="0.00045">
            <text:p>0,00045</text:p>
          </table:table-cell>
          <table:table-cell table:style-name="ce34"/>
          <table:table-cell table:style-name="ce6" table:formula="of:=([.B50]-[.B49])-[.C50]" office:value-type="float" office:value="0.0173047662114243">
            <text:p>0,017304766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2">
            <text:p>12.2</text:p>
          </table:table-cell>
          <table:table-cell table:style-name="ce6" table:formula="of:=([.B50]+[.C51])+(([.B50]+[.C51])*[.D51])" office:value-type="float" office:value="38.4915769619965">
            <text:p>38,491576962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 office:value-type="string">
            <text:p>Owl Ventures</text:p>
          </table:table-cell>
          <table:table-cell table:style-name="ce6" table:formula="of:=([.B51]-[.B50])-[.C51]" office:value-type="float" office:value="0.0192361703957999">
            <text:p>0,0192361704</text:p>
          </table:table-cell>
          <table:table-cell table:style-name="ce40" office:value-type="string">
            <text:p>changed from TAO-Validator.com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3">
            <text:p>13.2</text:p>
          </table:table-cell>
          <table:table-cell table:style-name="ce6" table:formula="of:=([.B51]+[.C52])+(([.B51]+[.C52])*[.D52])" office:value-type="float" office:value="38.5108227504775">
            <text:p>38,5108227505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52]-[.B51])-[.C52]" office:value-type="float" office:value="0.0192457884810011">
            <text:p>0,019245788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4">
            <text:p>14.2</text:p>
          </table:table-cell>
          <table:table-cell table:style-name="ce6" table:formula="of:=([.B52]+[.C53])+(([.B52]+[.C53])*[.D53])" office:value-type="float" office:value="38.5300781618528">
            <text:p>38,5300781619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53]-[.B52])-[.C53]" office:value-type="float" office:value="0.0192554113752408">
            <text:p>0,019255411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5">
            <text:p>15.2</text:p>
          </table:table-cell>
          <table:table-cell table:style-name="ce6" table:formula="of:=([.B53]+[.C54])+(([.B53]+[.C54])*[.D54])" office:value-type="float" office:value="38.5493432009337">
            <text:p>38,5493432009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54]-[.B53])-[.C54]" office:value-type="float" office:value="0.0192650390809277">
            <text:p>0,019265039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6">
            <text:p>16.2</text:p>
          </table:table-cell>
          <table:table-cell table:style-name="ce6" table:formula="of:=([.B54]+[.C55])+(([.B54]+[.C55])*[.D55])" office:value-type="float" office:value="38.5686178725342">
            <text:p>38,5686178725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55]-[.B54])-[.C55]" office:value-type="float" office:value="0.0192746716004635">
            <text:p>0,019274671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7">
            <text:p>17.2</text:p>
          </table:table-cell>
          <table:table-cell table:style-name="ce6" table:formula="of:=([.B55]+[.C56])+(([.B55]+[.C56])*[.D56])" office:value-type="float" office:value="38.5879021814704">
            <text:p>38,5879021815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56]-[.B55])-[.C56]" office:value-type="float" office:value="0.019284308936264">
            <text:p>0,019284308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8">
            <text:p>18.2</text:p>
          </table:table-cell>
          <table:table-cell table:style-name="ce6" table:formula="of:=([.B56]+[.C57])+(([.B56]+[.C57])*[.D57])" office:value-type="float" office:value="38.6098972857139">
            <text:p>38,6098972857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Datura</text:p>
          </table:table-cell>
          <table:table-cell table:style-name="ce6" table:formula="of:=([.B57]-[.B56])-[.C57]" office:value-type="float" office:value="0.0219951042434374">
            <text:p>0,0219951042</text:p>
          </table:table-cell>
          <table:table-cell table:style-name="ce40" office:value-type="string">
            <text:p>changed from Owl Ventures to Datura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19">
            <text:p>19.2</text:p>
          </table:table-cell>
          <table:table-cell table:style-name="ce6" table:formula="of:=([.B57]+[.C58])+(([.B57]+[.C58])*[.D58])" office:value-type="float" office:value="38.6319049271667">
            <text:p>38,6319049272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58]-[.B57])-[.C58]" office:value-type="float" office:value="0.0220076414528592">
            <text:p>0,022007641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0">
            <text:p>20.2</text:p>
          </table:table-cell>
          <table:table-cell table:style-name="ce6" table:formula="of:=([.B58]+[.C59])+(([.B58]+[.C59])*[.D59])" office:value-type="float" office:value="38.6539251129752">
            <text:p>38,653925113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59]-[.B58])-[.C59]" office:value-type="float" office:value="0.0220201858084863">
            <text:p>0,022020185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1">
            <text:p>21.2</text:p>
          </table:table-cell>
          <table:table-cell table:style-name="ce6" table:formula="of:=([.B59]+[.C60])+(([.B59]+[.C60])*[.D60])" office:value-type="float" office:value="38.6759578502896">
            <text:p>38,6759578503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60]-[.B59])-[.C60]" office:value-type="float" office:value="0.0220327373143974">
            <text:p>0,02203273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2">
            <text:p>22.2</text:p>
          </table:table-cell>
          <table:table-cell table:style-name="ce6" table:formula="of:=([.B60]+[.C61])+(([.B60]+[.C61])*[.D61])" office:value-type="float" office:value="38.6980031462643">
            <text:p>38,6980031463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61]-[.B60])-[.C61]" office:value-type="float" office:value="0.0220452959746638">
            <text:p>0,02204529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3">
            <text:p>23.2</text:p>
          </table:table-cell>
          <table:table-cell table:style-name="ce6" table:formula="of:=([.B61]+[.C62])+(([.B61]+[.C62])*[.D62])" office:value-type="float" office:value="38.7200610080576">
            <text:p>38,7200610081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62]-[.B61])-[.C62]" office:value-type="float" office:value="0.0220578617933711">
            <text:p>0,022057861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4">
            <text:p>24.2</text:p>
          </table:table-cell>
          <table:table-cell table:style-name="ce6" table:formula="of:=([.B62]+[.C63])+(([.B62]+[.C63])*[.D63])" office:value-type="float" office:value="38.7452290477129">
            <text:p>38,7452290477</text:p>
          </table:table-cell>
          <table:table-cell table:style-name="ce6" office:value-type="float" office:value="0">
            <text:p>0</text:p>
          </table:table-cell>
          <table:table-cell table:style-name="ce6" table:formula="of:=(6.5/10000)" office:value-type="float" office:value="0.00065">
            <text:p>0,00065</text:p>
          </table:table-cell>
          <table:table-cell table:style-name="ce34" office:value-type="string">
            <text:p>Ary van der Touw</text:p>
          </table:table-cell>
          <table:table-cell table:style-name="ce6" table:formula="of:=([.B63]-[.B62])-[.C63]" office:value-type="float" office:value="0.0251680396552345">
            <text:p>0,0251680397</text:p>
          </table:table-cell>
          <table:table-cell table:style-name="ce40" office:value-type="string">
            <text:p>changed from Datura to Ary van der Touw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5">
            <text:p>25.2</text:p>
          </table:table-cell>
          <table:table-cell table:style-name="ce6" table:formula="of:=([.B63]+[.C64])+(([.B63]+[.C64])*[.D64])" office:value-type="float" office:value="38.7704134465939">
            <text:p>38,7704134466</text:p>
          </table:table-cell>
          <table:table-cell table:style-name="ce6" office:value-type="float" office:value="0">
            <text:p>0</text:p>
          </table:table-cell>
          <table:table-cell table:style-name="ce6" table:formula="of:=(6.5/10000)" office:value-type="float" office:value="0.00065">
            <text:p>0,00065</text:p>
          </table:table-cell>
          <table:table-cell table:style-name="ce59"/>
          <table:table-cell table:style-name="ce6" table:formula="of:=([.B64]-[.B63])-[.C64]" office:value-type="float" office:value="0.0251843988810165">
            <text:p>0,025184398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6">
            <text:p>26.2</text:p>
          </table:table-cell>
          <table:table-cell table:style-name="ce6" table:formula="of:=([.B64]+[.C65])+(([.B64]+[.C65])*[.D65])" office:value-type="float" office:value="38.7956142153342">
            <text:p>38,7956142153</text:p>
          </table:table-cell>
          <table:table-cell table:style-name="ce6" office:value-type="float" office:value="0">
            <text:p>0</text:p>
          </table:table-cell>
          <table:table-cell table:style-name="ce6" table:formula="of:=(6.5/10000)" office:value-type="float" office:value="0.00065">
            <text:p>0,00065</text:p>
          </table:table-cell>
          <table:table-cell table:style-name="ce34"/>
          <table:table-cell table:style-name="ce6" table:formula="of:=([.B65]-[.B64])-[.C65]" office:value-type="float" office:value="0.0252007687402838">
            <text:p>0,025200768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7">
            <text:p>27.2</text:p>
          </table:table-cell>
          <table:table-cell table:style-name="ce6" table:formula="of:=([.B65]+[.C66])+(([.B65]+[.C66])*[.D66])" office:value-type="float" office:value="38.830530268128">
            <text:p>38,8305302681</text:p>
          </table:table-cell>
          <table:table-cell table:style-name="ce6" office:value-type="float" office:value="0">
            <text:p>0</text:p>
          </table:table-cell>
          <table:table-cell table:style-name="ce6" table:formula="of:=(9/10000)" office:value-type="float" office:value="0.0009">
            <text:p>0,0009</text:p>
          </table:table-cell>
          <table:table-cell table:style-name="ce34"/>
          <table:table-cell table:style-name="ce6" table:formula="of:=([.B66]-[.B65])-[.C66]" office:value-type="float" office:value="0.0349160527938039">
            <text:p>0,034916052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2-28">
            <text:p>28.2</text:p>
          </table:table-cell>
          <table:table-cell table:style-name="ce6" table:formula="of:=([.B66]+[.C67])+(([.B66]+[.C67])*[.D67])" office:value-type="float" office:value="38.8654777453693">
            <text:p>38,8654777454</text:p>
          </table:table-cell>
          <table:table-cell table:style-name="ce6" office:value-type="float" office:value="0">
            <text:p>0</text:p>
          </table:table-cell>
          <table:table-cell table:style-name="ce6" table:formula="of:=(9/10000)" office:value-type="float" office:value="0.0009">
            <text:p>0,0009</text:p>
          </table:table-cell>
          <table:table-cell table:style-name="ce34"/>
          <table:table-cell table:style-name="ce6" table:formula="of:=([.B67]-[.B66])-[.C67]" office:value-type="float" office:value="0.0349474772413174">
            <text:p>0,034947477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2-29">
            <text:p>29.2</text:p>
          </table:table-cell>
          <table:table-cell table:style-name="ce15" table:formula="of:=([.B67]+[.C68])+(([.B67]+[.C68])*[.D68])" office:value-type="float" office:value="38.9004566753401">
            <text:p>38,9004566753</text:p>
          </table:table-cell>
          <table:table-cell table:style-name="ce15" office:value-type="float" office:value="0">
            <text:p>0</text:p>
          </table:table-cell>
          <table:table-cell table:style-name="ce15" table:formula="of:=(9/10000)" office:value-type="float" office:value="0.0009">
            <text:p>0,0009</text:p>
          </table:table-cell>
          <table:table-cell table:style-name="ce35" office:value-type="string">
            <text:p>Datura</text:p>
          </table:table-cell>
          <table:table-cell table:style-name="ce15" table:formula="of:=([.B68]-[.B67])-[.C68]" office:value-type="float" office:value="0.0349789299708334">
            <text:p>0,03497893</text:p>
          </table:table-cell>
          <table:table-cell table:style-name="ce41" office:value-type="string">
            <text:p>changed from Ary van der Touw to Datura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8]" office:value-type="string" office:string-value="carry over February">
            <text:p>carry over February</text:p>
          </table:table-cell>
          <table:table-cell table:style-name="ce50" table:formula="of:=[.B68]" office:value-type="float" office:value="38.9004566753401">
            <text:p>38,9004566753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March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73:.F103])" office:value-type="float" office:value="0.693280604096302">
            <text:p>0,6932806041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1">
            <text:p>1.3</text:p>
          </table:table-cell>
          <table:table-cell table:style-name="ce6" table:formula="of:=([.B70]+[.C73])+(([.B70]+[.C73])*[.D73])" office:value-type="float" office:value="38.9226299356451">
            <text:p>38,9226299356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73]-[.B70])-[.C73]" office:value-type="float" office:value="0.022173260304946">
            <text:p>0,02217326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2">
            <text:p>2.3</text:p>
          </table:table-cell>
          <table:table-cell table:style-name="ce6" table:formula="of:=([.B73]+[.C74])+(([.B73]+[.C74])*[.D74])" office:value-type="float" office:value="38.9448158347084">
            <text:p>38,9448158347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74]-[.B73])-[.C74]" office:value-type="float" office:value="0.0221858990633166">
            <text:p>0,022185899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3">
            <text:p>3.3</text:p>
          </table:table-cell>
          <table:table-cell table:style-name="ce6" table:formula="of:=([.B74]+[.C75])+(([.B74]+[.C75])*[.D75])" office:value-type="float" office:value="38.9670143797342">
            <text:p>38,9670143797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75]-[.B74])-[.C75]" office:value-type="float" office:value="0.0221985450257804">
            <text:p>0,02219854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4">
            <text:p>4.3</text:p>
          </table:table-cell>
          <table:table-cell table:style-name="ce6" table:formula="of:=([.B75]+[.C76])+(([.B75]+[.C76])*[.D76])" office:value-type="float" office:value="38.9892255779306">
            <text:p>38,9892255779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76]-[.B75])-[.C76]" office:value-type="float" office:value="0.0222111981964517">
            <text:p>0,022211198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5">
            <text:p>5.3</text:p>
          </table:table-cell>
          <table:table-cell table:style-name="ce6" table:formula="of:=([.B76]+[.C77])+(([.B76]+[.C77])*[.D77])" office:value-type="float" office:value="39.0114494365101">
            <text:p>39,0114494365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Owl Ventures</text:p>
          </table:table-cell>
          <table:table-cell table:style-name="ce6" table:formula="of:=([.B77]-[.B76])-[.C77]" office:value-type="float" office:value="0.022223858579423">
            <text:p>0,0222238586</text:p>
          </table:table-cell>
          <table:table-cell table:style-name="ce40" office:value-type="string">
            <text:p>changed from Datura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6">
            <text:p>6.3</text:p>
          </table:table-cell>
          <table:table-cell table:style-name="ce6" table:formula="of:=([.B77]+[.C78])+(([.B77]+[.C78])*[.D78])" office:value-type="float" office:value="39.0336859626889">
            <text:p>39,0336859627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Datura</text:p>
          </table:table-cell>
          <table:table-cell table:style-name="ce6" table:formula="of:=([.B78]-[.B77])-[.C78]" office:value-type="float" office:value="0.0222365261788084">
            <text:p>0,0222365262</text:p>
          </table:table-cell>
          <table:table-cell table:style-name="ce40" office:value-type="string">
            <text:p>changed from Owl Ventures to Datura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7">
            <text:p>7.3</text:p>
          </table:table-cell>
          <table:table-cell table:style-name="ce6" table:formula="of:=([.B78]+[.C79])+(([.B78]+[.C79])*[.D79])" office:value-type="float" office:value="39.0559351636876">
            <text:p>39,0559351637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79]-[.B78])-[.C79]" office:value-type="float" office:value="0.0222492009987292">
            <text:p>0,02224920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8">
            <text:p>8.3</text:p>
          </table:table-cell>
          <table:table-cell table:style-name="ce6" table:formula="of:=([.B79]+[.C80])+(([.B79]+[.C80])*[.D80])" office:value-type="float" office:value="39.0781970467309">
            <text:p>39,0781970467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0]-[.B79])-[.C80]" office:value-type="float" office:value="0.0222618830432992">
            <text:p>0,02226188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09">
            <text:p>9.3</text:p>
          </table:table-cell>
          <table:table-cell table:style-name="ce6" table:formula="of:=([.B80]+[.C81])+(([.B80]+[.C81])*[.D81])" office:value-type="float" office:value="39.1004716190475">
            <text:p>39,100471619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1]-[.B80])-[.C81]" office:value-type="float" office:value="0.0222745723166398">
            <text:p>0,022274572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0">
            <text:p>10.3</text:p>
          </table:table-cell>
          <table:table-cell table:style-name="ce6" table:formula="of:=([.B81]+[.C82])+(([.B81]+[.C82])*[.D82])" office:value-type="float" office:value="39.1227588878704">
            <text:p>39,1227588879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Owl Ventures</text:p>
          </table:table-cell>
          <table:table-cell table:style-name="ce6" table:formula="of:=([.B82]-[.B81])-[.C82]" office:value-type="float" office:value="0.0222872688228577">
            <text:p>0,0222872688</text:p>
          </table:table-cell>
          <table:table-cell table:style-name="ce40" office:value-type="string">
            <text:p>changed from Datura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1">
            <text:p>11.3</text:p>
          </table:table-cell>
          <table:table-cell table:style-name="ce6" table:formula="of:=([.B82]+[.C83])+(([.B82]+[.C83])*[.D83])" office:value-type="float" office:value="39.1450588604365">
            <text:p>39,1450588604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3]-[.B82])-[.C83]" office:value-type="float" office:value="0.0222999725660884">
            <text:p>0,022299972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2">
            <text:p>12.3</text:p>
          </table:table-cell>
          <table:table-cell table:style-name="ce6" table:formula="of:=([.B83]+[.C84])+(([.B83]+[.C84])*[.D84])" office:value-type="float" office:value="39.1673715439869">
            <text:p>39,167371544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TaoStation</text:p>
          </table:table-cell>
          <table:table-cell table:style-name="ce6" table:formula="of:=([.B84]-[.B83])-[.C84]" office:value-type="float" office:value="0.0223126835504459">
            <text:p>0,0223126836</text:p>
          </table:table-cell>
          <table:table-cell table:style-name="ce40" office:value-type="string">
            <text:p>changed from Owl Ventures to TaoStation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3">
            <text:p>13.3</text:p>
          </table:table-cell>
          <table:table-cell table:style-name="ce6" table:formula="of:=([.B84]+[.C85])+(([.B84]+[.C85])*[.D85])" office:value-type="float" office:value="39.189696945767">
            <text:p>39,1896969458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Owl Ventures</text:p>
          </table:table-cell>
          <table:table-cell table:style-name="ce6" table:formula="of:=([.B85]-[.B84])-[.C85]" office:value-type="float" office:value="0.0223254017800727">
            <text:p>0,0223254018</text:p>
          </table:table-cell>
          <table:table-cell table:style-name="ce40" office:value-type="string">
            <text:p>changed from TaoStation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4">
            <text:p>14.3</text:p>
          </table:table-cell>
          <table:table-cell table:style-name="ce6" table:formula="of:=([.B85]+[.C86])+(([.B85]+[.C86])*[.D86])" office:value-type="float" office:value="39.2120350730261">
            <text:p>39,212035073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6]-[.B85])-[.C86]" office:value-type="float" office:value="0.0223381272590899">
            <text:p>0,02233812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5">
            <text:p>15.3</text:p>
          </table:table-cell>
          <table:table-cell table:style-name="ce6" table:formula="of:=([.B86]+[.C87])+(([.B86]+[.C87])*[.D87])" office:value-type="float" office:value="39.2343859330177">
            <text:p>39,234385933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7]-[.B86])-[.C87]" office:value-type="float" office:value="0.0223508599916258">
            <text:p>0,0223508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6">
            <text:p>16.3</text:p>
          </table:table-cell>
          <table:table-cell table:style-name="ce6" table:formula="of:=([.B87]+[.C88])+(([.B87]+[.C88])*[.D88])" office:value-type="float" office:value="39.2567495329995">
            <text:p>39,256749533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8]-[.B87])-[.C88]" office:value-type="float" office:value="0.0223635999818228">
            <text:p>0,022363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7">
            <text:p>17.3</text:p>
          </table:table-cell>
          <table:table-cell table:style-name="ce6" table:formula="of:=([.B88]+[.C89])+(([.B88]+[.C89])*[.D89])" office:value-type="float" office:value="39.2791258802333">
            <text:p>39,2791258802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89]-[.B88])-[.C89]" office:value-type="float" office:value="0.0223763472338092">
            <text:p>0,022376347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8">
            <text:p>18.3</text:p>
          </table:table-cell>
          <table:table-cell table:style-name="ce6" table:formula="of:=([.B89]+[.C90])+(([.B89]+[.C90])*[.D90])" office:value-type="float" office:value="39.3015149819851">
            <text:p>39,301514982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0]-[.B89])-[.C90]" office:value-type="float" office:value="0.0223891017517346">
            <text:p>0,022389101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19">
            <text:p>19.3</text:p>
          </table:table-cell>
          <table:table-cell table:style-name="ce6" table:formula="of:=([.B90]+[.C91])+(([.B90]+[.C91])*[.D91])" office:value-type="float" office:value="39.3239168455248">
            <text:p>39,3239168455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1]-[.B90])-[.C91]" office:value-type="float" office:value="0.0224018635397343">
            <text:p>0,022401863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0">
            <text:p>20.3</text:p>
          </table:table-cell>
          <table:table-cell table:style-name="ce6" table:formula="of:=([.B91]+[.C92])+(([.B91]+[.C92])*[.D92])" office:value-type="float" office:value="39.3463314781268">
            <text:p>39,3463314781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2]-[.B91])-[.C92]" office:value-type="float" office:value="0.0224146326019508">
            <text:p>0,022414632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1">
            <text:p>21.3</text:p>
          </table:table-cell>
          <table:table-cell table:style-name="ce6" table:formula="of:=([.B92]+[.C93])+(([.B92]+[.C93])*[.D93])" office:value-type="float" office:value="39.3687588870693">
            <text:p>39,3687588871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3]-[.B92])-[.C93]" office:value-type="float" office:value="0.0224274089425336">
            <text:p>0,022427408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2">
            <text:p>22.3</text:p>
          </table:table-cell>
          <table:table-cell table:style-name="ce6" table:formula="of:=([.B93]+[.C94])+(([.B93]+[.C94])*[.D94])" office:value-type="float" office:value="39.3911990796349">
            <text:p>39,3911990796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60" office:value-type="string">
            <text:p>Datura</text:p>
          </table:table-cell>
          <table:table-cell table:style-name="ce6" table:formula="of:=([.B94]-[.B93])-[.C94]" office:value-type="float" office:value="0.0224401925656323">
            <text:p>0,0224401926</text:p>
          </table:table-cell>
          <table:table-cell table:style-name="ce40" office:value-type="string">
            <text:p>changed from Owl Ventures to Datura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3">
            <text:p>23.3</text:p>
          </table:table-cell>
          <table:table-cell table:style-name="ce6" table:formula="of:=([.B94]+[.C95])+(([.B94]+[.C95])*[.D95])" office:value-type="float" office:value="39.4136520631103">
            <text:p>39,4136520631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 office:value-type="string">
            <text:p>Owl Ventures</text:p>
          </table:table-cell>
          <table:table-cell table:style-name="ce6" table:formula="of:=([.B95]-[.B94])-[.C95]" office:value-type="float" office:value="0.0224529834753895">
            <text:p>0,0224529835</text:p>
          </table:table-cell>
          <table:table-cell table:style-name="ce40" office:value-type="string">
            <text:p>changed from Datura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4">
            <text:p>24.3</text:p>
          </table:table-cell>
          <table:table-cell table:style-name="ce6" table:formula="of:=([.B95]+[.C96])+(([.B95]+[.C96])*[.D96])" office:value-type="float" office:value="39.4361178447863">
            <text:p>39,4361178448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6]-[.B95])-[.C96]" office:value-type="float" office:value="0.0224657816759759">
            <text:p>0,022465781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5">
            <text:p>25.3</text:p>
          </table:table-cell>
          <table:table-cell table:style-name="ce6" table:formula="of:=([.B96]+[.C97])+(([.B96]+[.C97])*[.D97])" office:value-type="float" office:value="39.4585964319578">
            <text:p>39,458596432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7]-[.B96])-[.C97]" office:value-type="float" office:value="0.022478587171527">
            <text:p>0,022478587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6">
            <text:p>26.3</text:p>
          </table:table-cell>
          <table:table-cell table:style-name="ce6" table:formula="of:=([.B97]+[.C98])+(([.B97]+[.C98])*[.D98])" office:value-type="float" office:value="39.481087831924">
            <text:p>39,4810878319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8]-[.B97])-[.C98]" office:value-type="float" office:value="0.0224913999662135">
            <text:p>0,022491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7">
            <text:p>27.3</text:p>
          </table:table-cell>
          <table:table-cell table:style-name="ce6" table:formula="of:=([.B98]+[.C99])+(([.B98]+[.C99])*[.D99])" office:value-type="float" office:value="39.5035920519882">
            <text:p>39,503592052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99]-[.B98])-[.C99]" office:value-type="float" office:value="0.0225042200641994">
            <text:p>0,022504220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8">
            <text:p>28.3</text:p>
          </table:table-cell>
          <table:table-cell table:style-name="ce6" table:formula="of:=([.B99]+[.C100])+(([.B99]+[.C100])*[.D100])" office:value-type="float" office:value="39.5261090994579">
            <text:p>39,5261090995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100]-[.B99])-[.C100]" office:value-type="float" office:value="0.0225170474696341">
            <text:p>0,022517047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29">
            <text:p>29.3</text:p>
          </table:table-cell>
          <table:table-cell table:style-name="ce6" table:formula="of:=([.B100]+[.C101])+(([.B100]+[.C101])*[.D101])" office:value-type="float" office:value="39.5486389816446">
            <text:p>39,5486389816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101]-[.B100])-[.C101]" office:value-type="float" office:value="0.0225298821866886">
            <text:p>0,022529882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3-30">
            <text:p>30.3</text:p>
          </table:table-cell>
          <table:table-cell table:style-name="ce6" table:formula="of:=([.B101]+[.C102])+(([.B101]+[.C102])*[.D102])" office:value-type="float" office:value="39.5711817058641">
            <text:p>39,5711817059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102]-[.B101])-[.C102]" office:value-type="float" office:value="0.0225427242195408">
            <text:p>0,022542724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3-31">
            <text:p>31.3</text:p>
          </table:table-cell>
          <table:table-cell table:style-name="ce15" table:formula="of:=([.B102]+[.C103])+(([.B102]+[.C103])*[.D103])" office:value-type="float" office:value="39.5937372794364">
            <text:p>39,5937372794</text:p>
          </table:table-cell>
          <table:table-cell table:style-name="ce15" office:value-type="float" office:value="0">
            <text:p>0</text:p>
          </table:table-cell>
          <table:table-cell table:style-name="ce15" table:formula="of:=(5.7/10000)" office:value-type="float" office:value="0.00057">
            <text:p>0,00057</text:p>
          </table:table-cell>
          <table:table-cell table:style-name="ce35"/>
          <table:table-cell table:style-name="ce15" table:formula="of:=([.B103]-[.B102])-[.C103]" office:value-type="float" office:value="0.0225555735723404">
            <text:p>0,0225555736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71]" office:value-type="string" office:string-value="carry over March">
            <text:p>carry over March</text:p>
          </table:table-cell>
          <table:table-cell table:style-name="ce50" table:formula="of:=[.B103]" office:value-type="float" office:value="39.5937372794364">
            <text:p>39,5937372794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April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08:.F137])" office:value-type="float" office:value="0.552351668115458">
            <text:p>0,5523516681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1">
            <text:p>1.4</text:p>
          </table:table-cell>
          <table:table-cell table:style-name="ce16" table:formula="of:=([.B105]+[.C108])+(([.B105]+[.C108])*[.D108])" office:value-type="float" office:value="39.611950398585">
            <text:p>39,6119503986</text:p>
          </table:table-cell>
          <table:table-cell table:style-name="ce16" office:value-type="float" office:value="0">
            <text:p>0</text:p>
          </table:table-cell>
          <table:table-cell table:style-name="ce16" table:formula="of:=(4.6/10000)" office:value-type="float" office:value="0.00046">
            <text:p>0,00046</text:p>
          </table:table-cell>
          <table:table-cell table:style-name="ce58"/>
          <table:table-cell table:style-name="ce16" table:formula="of:=([.B108]-[.B105])-[.C108]" office:value-type="float" office:value="0.0182131191485411">
            <text:p>0,0182131191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2">
            <text:p>2.4</text:p>
          </table:table-cell>
          <table:table-cell table:style-name="ce6" table:formula="of:=([.B108]+[.C109])+(([.B108]+[.C109])*[.D109])" office:value-type="float" office:value="39.6301718957683">
            <text:p>39,630171895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09]-[.B108])-[.C109]" office:value-type="float" office:value="0.0182214971833474">
            <text:p>0,018221497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3">
            <text:p>3.4</text:p>
          </table:table-cell>
          <table:table-cell table:style-name="ce6" table:formula="of:=([.B109]+[.C110])+(([.B109]+[.C110])*[.D110])" office:value-type="float" office:value="39.6484017748404">
            <text:p>39,648401774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0]-[.B109])-[.C110]" office:value-type="float" office:value="0.0182298790720523">
            <text:p>0,018229879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4">
            <text:p>4.4</text:p>
          </table:table-cell>
          <table:table-cell table:style-name="ce6" table:formula="of:=([.B110]+[.C111])+(([.B110]+[.C111])*[.D111])" office:value-type="float" office:value="39.6666400396568">
            <text:p>39,666640039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1]-[.B110])-[.C111]" office:value-type="float" office:value="0.018238264816425">
            <text:p>0,018238264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5">
            <text:p>5.4</text:p>
          </table:table-cell>
          <table:table-cell table:style-name="ce6" table:formula="of:=([.B111]+[.C112])+(([.B111]+[.C112])*[.D112])" office:value-type="float" office:value="39.684886694075">
            <text:p>39,684886694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2]-[.B111])-[.C112]" office:value-type="float" office:value="0.0182466544182418">
            <text:p>0,018246654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6">
            <text:p>6.4</text:p>
          </table:table-cell>
          <table:table-cell table:style-name="ce6" table:formula="of:=([.B112]+[.C113])+(([.B112]+[.C113])*[.D113])" office:value-type="float" office:value="39.7031417419543">
            <text:p>39,70314174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3]-[.B112])-[.C113]" office:value-type="float" office:value="0.018255047879272">
            <text:p>0,018255047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7">
            <text:p>7.4</text:p>
          </table:table-cell>
          <table:table-cell table:style-name="ce6" table:formula="of:=([.B113]+[.C114])+(([.B113]+[.C114])*[.D114])" office:value-type="float" office:value="39.7214051871556">
            <text:p>39,721405187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4]-[.B113])-[.C114]" office:value-type="float" office:value="0.0182634452012991">
            <text:p>0,018263445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8">
            <text:p>8.4</text:p>
          </table:table-cell>
          <table:table-cell table:style-name="ce6" table:formula="of:=([.B114]+[.C115])+(([.B114]+[.C115])*[.D115])" office:value-type="float" office:value="39.7396770335417">
            <text:p>39,739677033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5]-[.B114])-[.C115]" office:value-type="float" office:value="0.0182718463860923">
            <text:p>0,018271846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09">
            <text:p>9.4</text:p>
          </table:table-cell>
          <table:table-cell table:style-name="ce6" table:formula="of:=([.B115]+[.C116])+(([.B115]+[.C116])*[.D116])" office:value-type="float" office:value="39.7579572849771">
            <text:p>39,75795728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6]-[.B115])-[.C116]" office:value-type="float" office:value="0.0182802514354279">
            <text:p>0,018280251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0">
            <text:p>10.4</text:p>
          </table:table-cell>
          <table:table-cell table:style-name="ce6" table:formula="of:=([.B116]+[.C117])+(([.B116]+[.C117])*[.D117])" office:value-type="float" office:value="39.7762459453282">
            <text:p>39,776245945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7]-[.B116])-[.C117]" office:value-type="float" office:value="0.0182886603510894">
            <text:p>0,018288660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1">
            <text:p>11.4</text:p>
          </table:table-cell>
          <table:table-cell table:style-name="ce6" table:formula="of:=([.B117]+[.C118])+(([.B117]+[.C118])*[.D118])" office:value-type="float" office:value="39.7945430184631">
            <text:p>39,794543018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8]-[.B117])-[.C118]" office:value-type="float" office:value="0.0182970731348533">
            <text:p>0,018297073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2">
            <text:p>12.4</text:p>
          </table:table-cell>
          <table:table-cell table:style-name="ce6" table:formula="of:=([.B118]+[.C119])+(([.B118]+[.C119])*[.D119])" office:value-type="float" office:value="39.8128485082516">
            <text:p>39,812848508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9]-[.B118])-[.C119]" office:value-type="float" office:value="0.0183054897884958">
            <text:p>0,018305489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3">
            <text:p>13.4</text:p>
          </table:table-cell>
          <table:table-cell table:style-name="ce6" table:formula="of:=([.B119]+[.C120])+(([.B119]+[.C120])*[.D120])" office:value-type="float" office:value="39.8311624185654">
            <text:p>39,8311624186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0]-[.B119])-[.C120]" office:value-type="float" office:value="0.0183139103137933">
            <text:p>0,01831391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4">
            <text:p>14.4</text:p>
          </table:table-cell>
          <table:table-cell table:style-name="ce6" table:formula="of:=([.B120]+[.C121])+(([.B120]+[.C121])*[.D121])" office:value-type="float" office:value="39.8494847532779">
            <text:p>39,849484753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1]-[.B120])-[.C121]" office:value-type="float" office:value="0.0183223347125434">
            <text:p>0,018322334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5">
            <text:p>15.4</text:p>
          </table:table-cell>
          <table:table-cell table:style-name="ce6" table:formula="of:=([.B121]+[.C122])+(([.B121]+[.C122])*[.D122])" office:value-type="float" office:value="39.8678155162644">
            <text:p>39,867815516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2]-[.B121])-[.C122]" office:value-type="float" office:value="0.0183307629865084">
            <text:p>0,01833076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6">
            <text:p>16.4</text:p>
          </table:table-cell>
          <table:table-cell table:style-name="ce6" table:formula="of:=([.B122]+[.C123])+(([.B122]+[.C123])*[.D123])" office:value-type="float" office:value="39.8861547114019">
            <text:p>39,8861547114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3]-[.B122])-[.C123]" office:value-type="float" office:value="0.0183391951374787">
            <text:p>0,018339195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7">
            <text:p>17.4</text:p>
          </table:table-cell>
          <table:table-cell table:style-name="ce6" table:formula="of:=([.B123]+[.C124])+(([.B123]+[.C124])*[.D124])" office:value-type="float" office:value="39.9045023425691">
            <text:p>39,9045023426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4]-[.B123])-[.C124]" office:value-type="float" office:value="0.018347631167245">
            <text:p>0,018347631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8">
            <text:p>18.4</text:p>
          </table:table-cell>
          <table:table-cell table:style-name="ce6" table:formula="of:=([.B124]+[.C125])+(([.B124]+[.C125])*[.D125])" office:value-type="float" office:value="39.9228584136467">
            <text:p>39,9228584136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5]-[.B124])-[.C125]" office:value-type="float" office:value="0.0183560710775836">
            <text:p>0,018356071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19">
            <text:p>19.4</text:p>
          </table:table-cell>
          <table:table-cell table:style-name="ce6" table:formula="of:=([.B125]+[.C126])+(([.B125]+[.C126])*[.D126])" office:value-type="float" office:value="39.941222928517">
            <text:p>39,941222928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6]-[.B125])-[.C126]" office:value-type="float" office:value="0.018364514870278">
            <text:p>0,018364514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0">
            <text:p>20.4</text:p>
          </table:table-cell>
          <table:table-cell table:style-name="ce6" table:formula="of:=([.B126]+[.C127])+(([.B126]+[.C127])*[.D127])" office:value-type="float" office:value="39.9595958910641">
            <text:p>39,959595891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7]-[.B126])-[.C127]" office:value-type="float" office:value="0.0183729625471187">
            <text:p>0,018372962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1">
            <text:p>21.4</text:p>
          </table:table-cell>
          <table:table-cell table:style-name="ce6" table:formula="of:=([.B127]+[.C128])+(([.B127]+[.C128])*[.D128])" office:value-type="float" office:value="39.977977305174">
            <text:p>39,977977305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8]-[.B127])-[.C128]" office:value-type="float" office:value="0.0183814141098893">
            <text:p>0,018381414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2">
            <text:p>22.4</text:p>
          </table:table-cell>
          <table:table-cell table:style-name="ce6" table:formula="of:=([.B128]+[.C129])+(([.B128]+[.C129])*[.D129])" office:value-type="float" office:value="39.9963671747344">
            <text:p>39,996367174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29]-[.B128])-[.C129]" office:value-type="float" office:value="0.0183898695603801">
            <text:p>0,018389869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3">
            <text:p>23.4</text:p>
          </table:table-cell>
          <table:table-cell table:style-name="ce6" table:formula="of:=([.B129]+[.C130])+(([.B129]+[.C130])*[.D130])" office:value-type="float" office:value="40.0147655036348">
            <text:p>40,0147655036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0]-[.B129])-[.C130]" office:value-type="float" office:value="0.0183983289003749">
            <text:p>0,018398328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4">
            <text:p>24.4</text:p>
          </table:table-cell>
          <table:table-cell table:style-name="ce6" table:formula="of:=([.B130]+[.C131])+(([.B130]+[.C131])*[.D131])" office:value-type="float" office:value="40.0331722957664">
            <text:p>40,033172295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1]-[.B130])-[.C131]" office:value-type="float" office:value="0.0184067921316711">
            <text:p>0,018406792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5">
            <text:p>25.4</text:p>
          </table:table-cell>
          <table:table-cell table:style-name="ce6" table:formula="of:=([.B131]+[.C132])+(([.B131]+[.C132])*[.D132])" office:value-type="float" office:value="40.0515875550225">
            <text:p>40,05158755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2]-[.B131])-[.C132]" office:value-type="float" office:value="0.0184152592560523">
            <text:p>0,018415259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6">
            <text:p>26.4</text:p>
          </table:table-cell>
          <table:table-cell table:style-name="ce6" table:formula="of:=([.B132]+[.C133])+(([.B132]+[.C133])*[.D133])" office:value-type="float" office:value="40.0700112852978">
            <text:p>40,070011285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3]-[.B132])-[.C133]" office:value-type="float" office:value="0.018423730275309">
            <text:p>0,01842373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7">
            <text:p>27.4</text:p>
          </table:table-cell>
          <table:table-cell table:style-name="ce6" table:formula="of:=([.B133]+[.C134])+(([.B133]+[.C134])*[.D134])" office:value-type="float" office:value="40.088443490489">
            <text:p>40,088443490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4]-[.B133])-[.C134]" office:value-type="float" office:value="0.0184322051912389">
            <text:p>0,018432205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8">
            <text:p>28.4</text:p>
          </table:table-cell>
          <table:table-cell table:style-name="ce6" table:formula="of:=([.B134]+[.C135])+(([.B134]+[.C135])*[.D135])" office:value-type="float" office:value="40.1068841744947">
            <text:p>40,106884174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5]-[.B134])-[.C135]" office:value-type="float" office:value="0.0184406840056255">
            <text:p>0,01844068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4-29">
            <text:p>29.4</text:p>
          </table:table-cell>
          <table:table-cell table:style-name="ce6" table:formula="of:=([.B135]+[.C136])+(([.B135]+[.C136])*[.D136])" office:value-type="float" office:value="40.1253333412149">
            <text:p>40,125333341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36]-[.B135])-[.C136]" office:value-type="float" office:value="0.0184491667202664">
            <text:p>0,018449166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4-30">
            <text:p>30.4</text:p>
          </table:table-cell>
          <table:table-cell table:style-name="ce15" table:formula="of:=([.B136]+[.C137])+(([.B136]+[.C137])*[.D137])" office:value-type="float" office:value="45.1416389475519">
            <text:p>45,1416389476</text:p>
          </table:table-cell>
          <table:table-cell table:style-name="ce15" office:value-type="float" office:value="4.99555">
            <text:p>4,99555</text:p>
          </table:table-cell>
          <table:table-cell table:style-name="ce15" table:formula="of:=(4.6/10000)" office:value-type="float" office:value="0.00046">
            <text:p>0,00046</text:p>
          </table:table-cell>
          <table:table-cell table:style-name="ce35"/>
          <table:table-cell table:style-name="ce15" table:formula="of:=([.B137]-[.B136])-[.C137]" office:value-type="float" office:value="0.020755606336964">
            <text:p>0,0207556063</text:p>
          </table:table-cell>
          <table:table-cell table:style-name="ce41" office:value-type="string">
            <text:p>buy &amp; add 4,99555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106]" office:value-type="string" office:string-value="carry over April">
            <text:p>carry over April</text:p>
          </table:table-cell>
          <table:table-cell table:style-name="ce50" table:formula="of:=[.B137]" office:value-type="float" office:value="45.1416389475519">
            <text:p>45,1416389476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Ma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42:.F172])" office:value-type="float" office:value="0.79955652072896">
            <text:p>0,7995565207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44" office:value-type="string">
            <text:p>date</text:p>
          </table:table-cell>
          <table:table-cell table:style-name="ce44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5" office:value-type="date" office:date-value="2024-05-01">
            <text:p>1.5</text:p>
          </table:table-cell>
          <table:table-cell table:style-name="ce16" table:formula="of:=([.B139]+[.C142])+(([.B139]+[.C142])*[.D142])" office:value-type="float" office:value="45.1669182653625">
            <text:p>45,1669182654</text:p>
          </table:table-cell>
          <table:table-cell table:style-name="ce16" office:value-type="float" office:value="0">
            <text:p>0</text:p>
          </table:table-cell>
          <table:table-cell table:style-name="ce16" table:formula="of:=(5.6/10000)" office:value-type="float" office:value="0.00056">
            <text:p>0,00056</text:p>
          </table:table-cell>
          <table:table-cell table:style-name="ce58"/>
          <table:table-cell table:style-name="ce16" table:formula="of:=([.B142]-[.B139])-[.C142]" office:value-type="float" office:value="0.0252793178106288">
            <text:p>0,0252793178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2">
            <text:p>2.5</text:p>
          </table:table-cell>
          <table:table-cell table:style-name="ce6" table:formula="of:=([.B142]+[.C143])+(([.B142]+[.C143])*[.D143])" office:value-type="float" office:value="45.1922117395911">
            <text:p>45,1922117396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3]-[.B142])-[.C143]" office:value-type="float" office:value="0.0252934742286044">
            <text:p>0,025293474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3">
            <text:p>3.5</text:p>
          </table:table-cell>
          <table:table-cell table:style-name="ce6" table:formula="of:=([.B143]+[.C144])+(([.B143]+[.C144])*[.D144])" office:value-type="float" office:value="45.2175193781653">
            <text:p>45,2175193782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4]-[.B143])-[.C144]" office:value-type="float" office:value="0.0253076385741693">
            <text:p>0,025307638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4">
            <text:p>4.5</text:p>
          </table:table-cell>
          <table:table-cell table:style-name="ce6" table:formula="of:=([.B144]+[.C145])+(([.B144]+[.C145])*[.D145])" office:value-type="float" office:value="45.2428411890171">
            <text:p>45,242841189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5]-[.B144])-[.C145]" office:value-type="float" office:value="0.0253218108517714">
            <text:p>0,025321810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5">
            <text:p>5.5</text:p>
          </table:table-cell>
          <table:table-cell table:style-name="ce6" table:formula="of:=([.B145]+[.C146])+(([.B145]+[.C146])*[.D146])" office:value-type="float" office:value="45.2681771800829">
            <text:p>45,2681771801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6]-[.B145])-[.C146]" office:value-type="float" office:value="0.0253359910658517">
            <text:p>0,025335991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6">
            <text:p>6.5</text:p>
          </table:table-cell>
          <table:table-cell table:style-name="ce6" table:formula="of:=([.B146]+[.C147])+(([.B146]+[.C147])*[.D147])" office:value-type="float" office:value="53.1637021905038">
            <text:p>53,1637021905</text:p>
          </table:table-cell>
          <table:table-cell table:style-name="ce6" office:value-type="float" office:value="7.86577">
            <text:p>7,86577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7]-[.B146])-[.C147]" office:value-type="float" office:value="0.029755010420847">
            <text:p>0,0297550104</text:p>
          </table:table-cell>
          <table:table-cell table:style-name="ce40" office:value-type="string">
            <text:p>buy &amp; add 7,86577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7">
            <text:p>7.5</text:p>
          </table:table-cell>
          <table:table-cell table:style-name="ce6" table:formula="of:=([.B147]+[.C148])+(([.B147]+[.C148])*[.D148])" office:value-type="float" office:value="53.1934738637305">
            <text:p>53,193473863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8]-[.B147])-[.C148]" office:value-type="float" office:value="0.0297716732266835">
            <text:p>0,029771673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8">
            <text:p>8.5</text:p>
          </table:table-cell>
          <table:table-cell table:style-name="ce6" table:formula="of:=([.B148]+[.C149])+(([.B148]+[.C149])*[.D149])" office:value-type="float" office:value="53.2232622090941">
            <text:p>53,2232622091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49]-[.B148])-[.C149]" office:value-type="float" office:value="0.0297883453636913">
            <text:p>0,029788345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09">
            <text:p>9.5</text:p>
          </table:table-cell>
          <table:table-cell table:style-name="ce6" table:formula="of:=([.B149]+[.C150])+(([.B149]+[.C150])*[.D150])" office:value-type="float" office:value="53.2530672359312">
            <text:p>53,2530672359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50]-[.B149])-[.C150]" office:value-type="float" office:value="0.0298050268370957">
            <text:p>0,029805026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0">
            <text:p>10.5</text:p>
          </table:table-cell>
          <table:table-cell table:style-name="ce6" table:formula="of:=([.B150]+[.C151])+(([.B150]+[.C151])*[.D151])" office:value-type="float" office:value="53.2828889535834">
            <text:p>53,2828889536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51]-[.B150])-[.C151]" office:value-type="float" office:value="0.0298217176521192">
            <text:p>0,02982171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1">
            <text:p>11.5</text:p>
          </table:table-cell>
          <table:table-cell table:style-name="ce6" table:formula="of:=([.B151]+[.C152])+(([.B151]+[.C152])*[.D152])" office:value-type="float" office:value="53.3127273713974">
            <text:p>53,3127273714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52]-[.B151])-[.C152]" office:value-type="float" office:value="0.0298384178140054">
            <text:p>0,029838417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2">
            <text:p>12.5</text:p>
          </table:table-cell>
          <table:table-cell table:style-name="ce6" table:formula="of:=([.B152]+[.C153])+(([.B152]+[.C153])*[.D153])" office:value-type="float" office:value="53.3425824987254">
            <text:p>53,342582498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53]-[.B152])-[.C153]" office:value-type="float" office:value="0.0298551273279841">
            <text:p>0,02985512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3">
            <text:p>13.5</text:p>
          </table:table-cell>
          <table:table-cell table:style-name="ce6" table:formula="of:=([.B153]+[.C154])+(([.B153]+[.C154])*[.D154])" office:value-type="float" office:value="53.3724543449246">
            <text:p>53,3724543449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54]-[.B153])-[.C154]" office:value-type="float" office:value="0.0298718461992848">
            <text:p>0,029871846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4">
            <text:p>14.5</text:p>
          </table:table-cell>
          <table:table-cell table:style-name="ce6" table:formula="of:=([.B154]+[.C155])+(([.B154]+[.C155])*[.D155])" office:value-type="float" office:value="53.4023429193578">
            <text:p>53,4023429194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55]-[.B154])-[.C155]" office:value-type="float" office:value="0.0298885744331585">
            <text:p>0,029888574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5">
            <text:p>15.5</text:p>
          </table:table-cell>
          <table:table-cell table:style-name="ce6" table:formula="of:=([.B155]+[.C156])+(([.B155]+[.C156])*[.D156])" office:value-type="float" office:value="53.4269079971007">
            <text:p>53,426907997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56]-[.B155])-[.C156]" office:value-type="float" office:value="0.0245650777429063">
            <text:p>0,02456507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6">
            <text:p>16.5</text:p>
          </table:table-cell>
          <table:table-cell table:style-name="ce6" table:formula="of:=([.B156]+[.C157])+(([.B156]+[.C157])*[.D157])" office:value-type="float" office:value="53.4514843747794">
            <text:p>53,451484374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57]-[.B156])-[.C157]" office:value-type="float" office:value="0.0245763776786632">
            <text:p>0,02457637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7">
            <text:p>17.5</text:p>
          </table:table-cell>
          <table:table-cell table:style-name="ce6" table:formula="of:=([.B157]+[.C158])+(([.B157]+[.C158])*[.D158])" office:value-type="float" office:value="53.4728649685293">
            <text:p>53,4728649685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58]-[.B157])-[.C158]" office:value-type="float" office:value="0.0213805937499103">
            <text:p>0,021380593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8">
            <text:p>18.5</text:p>
          </table:table-cell>
          <table:table-cell table:style-name="ce6" table:formula="of:=([.B158]+[.C159])+(([.B158]+[.C159])*[.D159])" office:value-type="float" office:value="53.4942541145167">
            <text:p>53,4942541145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59]-[.B158])-[.C159]" office:value-type="float" office:value="0.0213891459874134">
            <text:p>0,02138914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19">
            <text:p>19.5</text:p>
          </table:table-cell>
          <table:table-cell table:style-name="ce6" table:formula="of:=([.B159]+[.C160])+(([.B159]+[.C160])*[.D160])" office:value-type="float" office:value="53.5156518161625">
            <text:p>53,5156518162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60]-[.B159])-[.C160]" office:value-type="float" office:value="0.0213977016458031">
            <text:p>0,021397701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0">
            <text:p>20.5</text:p>
          </table:table-cell>
          <table:table-cell table:style-name="ce6" table:formula="of:=([.B160]+[.C161])+(([.B160]+[.C161])*[.D161])" office:value-type="float" office:value="53.537058076889">
            <text:p>53,5370580769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61]-[.B160])-[.C161]" office:value-type="float" office:value="0.0214062607264651">
            <text:p>0,021406260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1">
            <text:p>21.5</text:p>
          </table:table-cell>
          <table:table-cell table:style-name="ce6" table:formula="of:=([.B161]+[.C162])+(([.B161]+[.C162])*[.D162])" office:value-type="float" office:value="53.5584729001197">
            <text:p>53,5584729001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62]-[.B161])-[.C162]" office:value-type="float" office:value="0.0214148232307565">
            <text:p>0,021414823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2">
            <text:p>22.5</text:p>
          </table:table-cell>
          <table:table-cell table:style-name="ce6" table:formula="of:=([.B162]+[.C163])+(([.B162]+[.C163])*[.D163])" office:value-type="float" office:value="53.5798962892798">
            <text:p>53,5798962893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63]-[.B162])-[.C163]" office:value-type="float" office:value="0.0214233891600486">
            <text:p>0,021423389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3">
            <text:p>23.5</text:p>
          </table:table-cell>
          <table:table-cell table:style-name="ce6" table:formula="of:=([.B163]+[.C164])+(([.B163]+[.C164])*[.D164])" office:value-type="float" office:value="53.6013282477955">
            <text:p>53,6013282478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64]-[.B163])-[.C164]" office:value-type="float" office:value="0.0214319585157128">
            <text:p>0,021431958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4">
            <text:p>24.5</text:p>
          </table:table-cell>
          <table:table-cell table:style-name="ce6" table:formula="of:=([.B164]+[.C165])+(([.B164]+[.C165])*[.D165])" office:value-type="float" office:value="53.6227687790946">
            <text:p>53,6227687791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65]-[.B164])-[.C165]" office:value-type="float" office:value="0.0214405312991204">
            <text:p>0,021440531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5">
            <text:p>25.5</text:p>
          </table:table-cell>
          <table:table-cell table:style-name="ce6" table:formula="of:=([.B165]+[.C166])+(([.B165]+[.C166])*[.D166])" office:value-type="float" office:value="53.6490439357964">
            <text:p>53,6490439358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66]-[.B165])-[.C166]" office:value-type="float" office:value="0.0262751567017574">
            <text:p>0,026275156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6">
            <text:p>26.5</text:p>
          </table:table-cell>
          <table:table-cell table:style-name="ce6" table:formula="of:=([.B166]+[.C167])+(([.B166]+[.C167])*[.D167])" office:value-type="float" office:value="53.6753319673249">
            <text:p>53,6753319673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67]-[.B166])-[.C167]" office:value-type="float" office:value="0.0262880315285372">
            <text:p>0,026288031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7">
            <text:p>27.5</text:p>
          </table:table-cell>
          <table:table-cell table:style-name="ce6" table:formula="of:=([.B167]+[.C168])+(([.B167]+[.C168])*[.D168])" office:value-type="float" office:value="53.7016328799889">
            <text:p>53,70163288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68]-[.B167])-[.C168]" office:value-type="float" office:value="0.0263009126639915">
            <text:p>0,026300912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8">
            <text:p>28.5</text:p>
          </table:table-cell>
          <table:table-cell table:style-name="ce6" table:formula="of:=([.B168]+[.C169])+(([.B168]+[.C169])*[.D169])" office:value-type="float" office:value="53.7279466801001">
            <text:p>53,7279466801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69]-[.B168])-[.C169]" office:value-type="float" office:value="0.0263138001111969">
            <text:p>0,026313800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29">
            <text:p>29.5</text:p>
          </table:table-cell>
          <table:table-cell table:style-name="ce6" table:formula="of:=([.B169]+[.C170])+(([.B169]+[.C170])*[.D170])" office:value-type="float" office:value="53.7542733739733">
            <text:p>53,754273374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70]-[.B169])-[.C170]" office:value-type="float" office:value="0.0263266938732514">
            <text:p>0,026326693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5-30">
            <text:p>30.5</text:p>
          </table:table-cell>
          <table:table-cell table:style-name="ce6" table:formula="of:=([.B170]+[.C171])+(([.B170]+[.C171])*[.D171])" office:value-type="float" office:value="53.7806129679266">
            <text:p>53,7806129679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71]-[.B170])-[.C171]" office:value-type="float" office:value="0.0263395939532458">
            <text:p>0,02633959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5-31">
            <text:p>31.5</text:p>
          </table:table-cell>
          <table:table-cell table:style-name="ce15" table:formula="of:=([.B171]+[.C172])+(([.B171]+[.C172])*[.D172])" office:value-type="float" office:value="53.8069654682809">
            <text:p>53,8069654683</text:p>
          </table:table-cell>
          <table:table-cell table:style-name="ce15" office:value-type="float" office:value="0">
            <text:p>0</text:p>
          </table:table-cell>
          <table:table-cell table:style-name="ce15" table:formula="of:=(4.9/10000)" office:value-type="float" office:value="0.00049">
            <text:p>0,00049</text:p>
          </table:table-cell>
          <table:table-cell table:style-name="ce35"/>
          <table:table-cell table:style-name="ce15" table:formula="of:=([.B172]-[.B171])-[.C172]" office:value-type="float" office:value="0.0263525003542853">
            <text:p>0,0263525004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140]" office:value-type="string" office:string-value="carry over May">
            <text:p>carry over May</text:p>
          </table:table-cell>
          <table:table-cell table:style-name="ce50" table:formula="of:=[.B172]" office:value-type="float" office:value="53.8069654682809">
            <text:p>53,8069654683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June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77:.F206])" office:value-type="float" office:value="0.642364755912602">
            <text:p>0,6423647559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44" office:value-type="string">
            <text:p>date</text:p>
          </table:table-cell>
          <table:table-cell table:style-name="ce44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5" office:value-type="date" office:date-value="2024-06-01">
            <text:p>1.6</text:p>
          </table:table-cell>
          <table:table-cell table:style-name="ce16" table:formula="of:=([.B174]+[.C177])+(([.B174]+[.C177])*[.D177])" office:value-type="float" office:value="53.8284882544682">
            <text:p>53,8284882545</text:p>
          </table:table-cell>
          <table:table-cell table:style-name="ce16" office:value-type="float" office:value="0">
            <text:p>0</text:p>
          </table:table-cell>
          <table:table-cell table:style-name="ce16" table:formula="of:=(4/10000)" office:value-type="float" office:value="0.0004">
            <text:p>0,0004</text:p>
          </table:table-cell>
          <table:table-cell table:style-name="ce58"/>
          <table:table-cell table:style-name="ce16" table:formula="of:=([.B177]-[.B174])-[.C177]" office:value-type="float" office:value="0.0215227861873117">
            <text:p>0,0215227862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2">
            <text:p>2.6</text:p>
          </table:table-cell>
          <table:table-cell table:style-name="ce6" table:formula="of:=([.B177]+[.C178])+(([.B177]+[.C178])*[.D178])" office:value-type="float" office:value="53.85001964977">
            <text:p>53,8500196498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78]-[.B177])-[.C178]" office:value-type="float" office:value="0.0215313953017855">
            <text:p>0,021531395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3">
            <text:p>3.6</text:p>
          </table:table-cell>
          <table:table-cell table:style-name="ce6" table:formula="of:=([.B178]+[.C179])+(([.B178]+[.C179])*[.D179])" office:value-type="float" office:value="53.8715596576299">
            <text:p>53,8715596576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79]-[.B178])-[.C179]" office:value-type="float" office:value="0.0215400078599046">
            <text:p>0,021540007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4">
            <text:p>4.6</text:p>
          </table:table-cell>
          <table:table-cell table:style-name="ce6" table:formula="of:=([.B179]+[.C180])+(([.B179]+[.C180])*[.D180])" office:value-type="float" office:value="53.8931082814929">
            <text:p>53,8931082815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80]-[.B179])-[.C180]" office:value-type="float" office:value="0.0215486238630547">
            <text:p>0,021548623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5">
            <text:p>5.6</text:p>
          </table:table-cell>
          <table:table-cell table:style-name="ce6" table:formula="of:=([.B180]+[.C181])+(([.B180]+[.C181])*[.D181])" office:value-type="float" office:value="53.9157433869711">
            <text:p>53,915743387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181]-[.B180])-[.C181]" office:value-type="float" office:value="0.0226351054782299">
            <text:p>0,022635105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6">
            <text:p>6.6</text:p>
          </table:table-cell>
          <table:table-cell table:style-name="ce6" table:formula="of:=([.B181]+[.C182])+(([.B181]+[.C182])*[.D182])" office:value-type="float" office:value="53.9383879991937">
            <text:p>53,9383879992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182]-[.B181])-[.C182]" office:value-type="float" office:value="0.0226446122225283">
            <text:p>0,022644612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7">
            <text:p>7.6</text:p>
          </table:table-cell>
          <table:table-cell table:style-name="ce6" table:formula="of:=([.B182]+[.C183])+(([.B182]+[.C183])*[.D183])" office:value-type="float" office:value="53.9610421221533">
            <text:p>53,9610421222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183]-[.B182])-[.C183]" office:value-type="float" office:value="0.0226541229596648">
            <text:p>0,02265412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8">
            <text:p>8.6</text:p>
          </table:table-cell>
          <table:table-cell table:style-name="ce6" table:formula="of:=([.B183]+[.C184])+(([.B183]+[.C184])*[.D184])" office:value-type="float" office:value="53.9826265390022">
            <text:p>53,982626539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84]-[.B183])-[.C184]" office:value-type="float" office:value="0.0215844168488601">
            <text:p>0,021584416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09">
            <text:p>9.6</text:p>
          </table:table-cell>
          <table:table-cell table:style-name="ce6" table:formula="of:=([.B184]+[.C185])+(([.B184]+[.C185])*[.D185])" office:value-type="float" office:value="54.0052992421486">
            <text:p>54,0052992421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185]-[.B184])-[.C185]" office:value-type="float" office:value="0.0226727031463838">
            <text:p>0,022672703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0">
            <text:p>10.6</text:p>
          </table:table-cell>
          <table:table-cell table:style-name="ce6" table:formula="of:=([.B185]+[.C186])+(([.B185]+[.C186])*[.D186])" office:value-type="float" office:value="54.0301416798">
            <text:p>54,030141679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86]-[.B185])-[.C186]" office:value-type="float" office:value="0.0248424376513867">
            <text:p>0,02484243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1">
            <text:p>11.6</text:p>
          </table:table-cell>
          <table:table-cell table:style-name="ce6" table:formula="of:=([.B186]+[.C187])+(([.B186]+[.C187])*[.D187])" office:value-type="float" office:value="54.0549955449727">
            <text:p>54,05499554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87]-[.B186])-[.C187]" office:value-type="float" office:value="0.0248538651727088">
            <text:p>0,024853865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2">
            <text:p>12.6</text:p>
          </table:table-cell>
          <table:table-cell table:style-name="ce6" table:formula="of:=([.B187]+[.C188])+(([.B187]+[.C188])*[.D188])" office:value-type="float" office:value="54.0852663424779">
            <text:p>54,0852663425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88]-[.B187])-[.C188]" office:value-type="float" office:value="0.0302707975051817">
            <text:p>0,030270797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3">
            <text:p>13.6</text:p>
          </table:table-cell>
          <table:table-cell table:style-name="ce6" table:formula="of:=([.B188]+[.C189])+(([.B188]+[.C189])*[.D189])" office:value-type="float" office:value="54.1069004490149">
            <text:p>54,106900449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89]-[.B188])-[.C189]" office:value-type="float" office:value="0.0216341065369932">
            <text:p>0,021634106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4">
            <text:p>14.6</text:p>
          </table:table-cell>
          <table:table-cell table:style-name="ce6" table:formula="of:=([.B189]+[.C190])+(([.B189]+[.C190])*[.D190])" office:value-type="float" office:value="54.1285432091945">
            <text:p>54,1285432092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90]-[.B189])-[.C190]" office:value-type="float" office:value="0.0216427601796028">
            <text:p>0,021642760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5">
            <text:p>15.6</text:p>
          </table:table-cell>
          <table:table-cell table:style-name="ce6" table:formula="of:=([.B190]+[.C191])+(([.B190]+[.C191])*[.D191])" office:value-type="float" office:value="54.1469469138856">
            <text:p>54,1469469139</text:p>
          </table:table-cell>
          <table:table-cell table:style-name="ce6" office:value-type="float" office:value="0">
            <text:p>0</text:p>
          </table:table-cell>
          <table:table-cell table:style-name="ce6" table:formula="of:=(3.4/10000)" office:value-type="float" office:value="0.00034">
            <text:p>0,00034</text:p>
          </table:table-cell>
          <table:table-cell table:style-name="ce34"/>
          <table:table-cell table:style-name="ce6" table:formula="of:=([.B191]-[.B190])-[.C191]" office:value-type="float" office:value="0.0184037046911243">
            <text:p>0,018403704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6">
            <text:p>16.6</text:p>
          </table:table-cell>
          <table:table-cell table:style-name="ce6" table:formula="of:=([.B191]+[.C192])+(([.B191]+[.C192])*[.D192])" office:value-type="float" office:value="54.1664398147746">
            <text:p>54,1664398148</text:p>
          </table:table-cell>
          <table:table-cell table:style-name="ce6" office:value-type="float" office:value="0">
            <text:p>0</text:p>
          </table:table-cell>
          <table:table-cell table:style-name="ce6" table:formula="of:=(3.6/10000)" office:value-type="float" office:value="0.00036">
            <text:p>0,00036</text:p>
          </table:table-cell>
          <table:table-cell table:style-name="ce34"/>
          <table:table-cell table:style-name="ce6" table:formula="of:=([.B192]-[.B191])-[.C192]" office:value-type="float" office:value="0.0194929008889986">
            <text:p>0,019492900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7">
            <text:p>17.6</text:p>
          </table:table-cell>
          <table:table-cell table:style-name="ce6" table:formula="of:=([.B192]+[.C193])+(([.B192]+[.C193])*[.D193])" office:value-type="float" office:value="54.1859397331079">
            <text:p>54,1859397331</text:p>
          </table:table-cell>
          <table:table-cell table:style-name="ce6" office:value-type="float" office:value="0">
            <text:p>0</text:p>
          </table:table-cell>
          <table:table-cell table:style-name="ce6" table:formula="of:=(3.6/10000)" office:value-type="float" office:value="0.00036">
            <text:p>0,00036</text:p>
          </table:table-cell>
          <table:table-cell table:style-name="ce34"/>
          <table:table-cell table:style-name="ce6" table:formula="of:=([.B193]-[.B192])-[.C193]" office:value-type="float" office:value="0.0194999183333167">
            <text:p>0,019499918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8">
            <text:p>18.6</text:p>
          </table:table-cell>
          <table:table-cell table:style-name="ce6" table:formula="of:=([.B193]+[.C194])+(([.B193]+[.C194])*[.D194])" office:value-type="float" office:value="54.2076141090011">
            <text:p>54,207614109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94]-[.B193])-[.C194]" office:value-type="float" office:value="0.0216743758932409">
            <text:p>0,021674375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19">
            <text:p>19.6</text:p>
          </table:table-cell>
          <table:table-cell table:style-name="ce6" table:formula="of:=([.B194]+[.C195])+(([.B194]+[.C195])*[.D195])" office:value-type="float" office:value="54.2292971546447">
            <text:p>54,2292971546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95]-[.B194])-[.C195]" office:value-type="float" office:value="0.0216830456435986">
            <text:p>0,021683045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0">
            <text:p>20.6</text:p>
          </table:table-cell>
          <table:table-cell table:style-name="ce6" table:formula="of:=([.B195]+[.C196])+(([.B195]+[.C196])*[.D196])" office:value-type="float" office:value="54.2509888735066">
            <text:p>54,2509888735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96]-[.B195])-[.C196]" office:value-type="float" office:value="0.0216917188618595">
            <text:p>0,021691718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1">
            <text:p>21.6</text:p>
          </table:table-cell>
          <table:table-cell table:style-name="ce6" table:formula="of:=([.B196]+[.C197])+(([.B196]+[.C197])*[.D197])" office:value-type="float" office:value="54.272689269056">
            <text:p>54,2726892691</text:p>
          </table:table-cell>
          <table:table-cell table:style-name="ce6" office:value-type="float" office:value="0">
            <text:p>0</text:p>
          </table:table-cell>
          <table:table-cell table:style-name="ce6" table:formula="of:=(4/10000)" office:value-type="float" office:value="0.0004">
            <text:p>0,0004</text:p>
          </table:table-cell>
          <table:table-cell table:style-name="ce34"/>
          <table:table-cell table:style-name="ce6" table:formula="of:=([.B197]-[.B196])-[.C197]" office:value-type="float" office:value="0.0217003955494022">
            <text:p>0,021700395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2">
            <text:p>22.6</text:p>
          </table:table-cell>
          <table:table-cell table:style-name="ce6" table:formula="of:=([.B197]+[.C198])+(([.B197]+[.C198])*[.D198])" office:value-type="float" office:value="54.2922274371929">
            <text:p>54,2922274372</text:p>
          </table:table-cell>
          <table:table-cell table:style-name="ce6" office:value-type="float" office:value="0">
            <text:p>0</text:p>
          </table:table-cell>
          <table:table-cell table:style-name="ce6" table:formula="of:=(3.6/10000)" office:value-type="float" office:value="0.00036">
            <text:p>0,00036</text:p>
          </table:table-cell>
          <table:table-cell table:style-name="ce34"/>
          <table:table-cell table:style-name="ce6" table:formula="of:=([.B198]-[.B197])-[.C198]" office:value-type="float" office:value="0.0195381681368616">
            <text:p>0,019538168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3">
            <text:p>23.6</text:p>
          </table:table-cell>
          <table:table-cell table:style-name="ce6" table:formula="of:=([.B198]+[.C199])+(([.B198]+[.C199])*[.D199])" office:value-type="float" office:value="54.3106867945215">
            <text:p>54,3106867945</text:p>
          </table:table-cell>
          <table:table-cell table:style-name="ce6" office:value-type="float" office:value="0">
            <text:p>0</text:p>
          </table:table-cell>
          <table:table-cell table:style-name="ce6" table:formula="of:=(3.4/10000)" office:value-type="float" office:value="0.00034">
            <text:p>0,00034</text:p>
          </table:table-cell>
          <table:table-cell table:style-name="ce34"/>
          <table:table-cell table:style-name="ce6" table:formula="of:=([.B199]-[.B198])-[.C199]" office:value-type="float" office:value="0.0184593573286449">
            <text:p>0,01845935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4">
            <text:p>24.6</text:p>
          </table:table-cell>
          <table:table-cell table:style-name="ce6" table:formula="of:=([.B199]+[.C200])+(([.B199]+[.C200])*[.D200])" office:value-type="float" office:value="54.3286093211637">
            <text:p>54,3286093212</text:p>
          </table:table-cell>
          <table:table-cell table:style-name="ce6" office:value-type="float" office:value="0">
            <text:p>0</text:p>
          </table:table-cell>
          <table:table-cell table:style-name="ce6" table:formula="of:=(3.3/10000)" office:value-type="float" office:value="0.00033">
            <text:p>0,00033</text:p>
          </table:table-cell>
          <table:table-cell table:style-name="ce34"/>
          <table:table-cell table:style-name="ce6" table:formula="of:=([.B200]-[.B199])-[.C200]" office:value-type="float" office:value="0.0179225266421952">
            <text:p>0,017922526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5">
            <text:p>25.6</text:p>
          </table:table-cell>
          <table:table-cell table:style-name="ce6" table:formula="of:=([.B200]+[.C201])+(([.B200]+[.C201])*[.D201])" office:value-type="float" office:value="54.3465377622397">
            <text:p>54,3465377622</text:p>
          </table:table-cell>
          <table:table-cell table:style-name="ce6" office:value-type="float" office:value="0">
            <text:p>0</text:p>
          </table:table-cell>
          <table:table-cell table:style-name="ce6" table:formula="of:=(3.3/10000)" office:value-type="float" office:value="0.00033">
            <text:p>0,00033</text:p>
          </table:table-cell>
          <table:table-cell table:style-name="ce34"/>
          <table:table-cell table:style-name="ce6" table:formula="of:=([.B201]-[.B200])-[.C201]" office:value-type="float" office:value="0.0179284410759806">
            <text:p>0,017928441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6">
            <text:p>26.6</text:p>
          </table:table-cell>
          <table:table-cell table:style-name="ce6" table:formula="of:=([.B201]+[.C202])+(([.B201]+[.C202])*[.D202])" office:value-type="float" office:value="54.3644721197012">
            <text:p>54,3644721197</text:p>
          </table:table-cell>
          <table:table-cell table:style-name="ce6" office:value-type="float" office:value="0">
            <text:p>0</text:p>
          </table:table-cell>
          <table:table-cell table:style-name="ce6" table:formula="of:=(3.3/10000)" office:value-type="float" office:value="0.00033">
            <text:p>0,00033</text:p>
          </table:table-cell>
          <table:table-cell table:style-name="ce34"/>
          <table:table-cell table:style-name="ce6" table:formula="of:=([.B202]-[.B201])-[.C202]" office:value-type="float" office:value="0.0179343574615416">
            <text:p>0,017934357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7">
            <text:p>27.6</text:p>
          </table:table-cell>
          <table:table-cell table:style-name="ce6" table:formula="of:=([.B202]+[.C203])+(([.B202]+[.C203])*[.D203])" office:value-type="float" office:value="54.3873051979915">
            <text:p>54,387305198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03]-[.B202])-[.C203]" office:value-type="float" office:value="0.0228330782902759">
            <text:p>0,022833078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8">
            <text:p>28.6</text:p>
          </table:table-cell>
          <table:table-cell table:style-name="ce6" table:formula="of:=([.B203]+[.C204])+(([.B203]+[.C204])*[.D204])" office:value-type="float" office:value="54.4068846278628">
            <text:p>54,4068846279</text:p>
          </table:table-cell>
          <table:table-cell table:style-name="ce6" office:value-type="float" office:value="0">
            <text:p>0</text:p>
          </table:table-cell>
          <table:table-cell table:style-name="ce6" table:formula="of:=(3.6/10000)" office:value-type="float" office:value="0.00036">
            <text:p>0,00036</text:p>
          </table:table-cell>
          <table:table-cell table:style-name="ce34"/>
          <table:table-cell table:style-name="ce6" table:formula="of:=([.B204]-[.B203])-[.C204]" office:value-type="float" office:value="0.0195794298712784">
            <text:p>0,019579429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6-29">
            <text:p>29.6</text:p>
          </table:table-cell>
          <table:table-cell table:style-name="ce6" table:formula="of:=([.B204]+[.C205])+(([.B204]+[.C205])*[.D205])" office:value-type="float" office:value="54.4264711063288">
            <text:p>54,4264711063</text:p>
          </table:table-cell>
          <table:table-cell table:style-name="ce6" office:value-type="float" office:value="0">
            <text:p>0</text:p>
          </table:table-cell>
          <table:table-cell table:style-name="ce6" table:formula="of:=(3.6/10000)" office:value-type="float" office:value="0.00036">
            <text:p>0,00036</text:p>
          </table:table-cell>
          <table:table-cell table:style-name="ce34"/>
          <table:table-cell table:style-name="ce6" table:formula="of:=([.B205]-[.B204])-[.C205]" office:value-type="float" office:value="0.0195864784660316">
            <text:p>0,019586478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6-30">
            <text:p>30.6</text:p>
          </table:table-cell>
          <table:table-cell table:style-name="ce15" table:formula="of:=([.B205]+[.C206])+(([.B205]+[.C206])*[.D206])" office:value-type="float" office:value="54.4493302241935">
            <text:p>54,4493302242</text:p>
          </table:table-cell>
          <table:table-cell table:style-name="ce15" office:value-type="float" office:value="0">
            <text:p>0</text:p>
          </table:table-cell>
          <table:table-cell table:style-name="ce15" table:formula="of:=(4.2/10000)" office:value-type="float" office:value="0.00042">
            <text:p>0,00042</text:p>
          </table:table-cell>
          <table:table-cell table:style-name="ce35"/>
          <table:table-cell table:style-name="ce15" table:formula="of:=([.B206]-[.B205])-[.C206]" office:value-type="float" office:value="0.0228591178646553">
            <text:p>0,0228591179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175]" office:value-type="string" office:string-value="carry over June">
            <text:p>carry over June</text:p>
          </table:table-cell>
          <table:table-cell table:style-name="ce50" table:formula="of:=[.B206]" office:value-type="float" office:value="54.4493302241935">
            <text:p>54,4493302242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July</text:p>
          </table:table-cell>
          <table:table-cell table:style-name="ce52" table:number-columns-repeated="3"/>
          <table:table-cell table:style-name="ce61"/>
          <table:table-cell table:style-name="ce52" office:value-type="string">
            <text:p>total monthly reward</text:p>
          </table:table-cell>
          <table:table-cell table:style-name="ce66" table:formula="of:=SUM([.F211:.F241])" office:value-type="float" office:value="0.771887098345211">
            <text:p>0,7718870983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1">
            <text:p>1.7</text:p>
          </table:table-cell>
          <table:table-cell table:style-name="ce16" table:formula="of:=([.B208]+[.C211])+(([.B208]+[.C211])*[.D211])" office:value-type="float" office:value="54.4721989428876">
            <text:p>54,4721989429</text:p>
          </table:table-cell>
          <table:table-cell table:style-name="ce16" office:value-type="float" office:value="0">
            <text:p>0</text:p>
          </table:table-cell>
          <table:table-cell table:style-name="ce16" table:formula="of:=(4.2/10000)" office:value-type="float" office:value="0.00042">
            <text:p>0,00042</text:p>
          </table:table-cell>
          <table:table-cell table:style-name="ce58"/>
          <table:table-cell table:style-name="ce16" table:formula="of:=([.B211]-[.B208])-[.C211]" office:value-type="float" office:value="0.0228687186941627">
            <text:p>0,0228687187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2">
            <text:p>2.7</text:p>
          </table:table-cell>
          <table:table-cell table:style-name="ce6" table:formula="of:=([.B211]+[.C212])+(([.B211]+[.C212])*[.D212])" office:value-type="float" office:value="54.5005244863379">
            <text:p>54,5005244863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212]-[.B211])-[.C212]" office:value-type="float" office:value="0.0283255434503005">
            <text:p>0,028325543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3">
            <text:p>3.7</text:p>
          </table:table-cell>
          <table:table-cell table:style-name="ce6" table:formula="of:=([.B212]+[.C213])+(([.B212]+[.C213])*[.D213])" office:value-type="float" office:value="54.5310447800503">
            <text:p>54,5310447801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3]-[.B212])-[.C213]" office:value-type="float" office:value="0.0305202937123497">
            <text:p>0,030520293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4">
            <text:p>4.7</text:p>
          </table:table-cell>
          <table:table-cell table:style-name="ce6" table:formula="of:=([.B213]+[.C214])+(([.B213]+[.C214])*[.D214])" office:value-type="float" office:value="54.5615821651271">
            <text:p>54,5615821651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4]-[.B213])-[.C214]" office:value-type="float" office:value="0.0305373850768262">
            <text:p>0,030537385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5">
            <text:p>5.7</text:p>
          </table:table-cell>
          <table:table-cell table:style-name="ce6" table:formula="of:=([.B214]+[.C215])+(([.B214]+[.C215])*[.D215])" office:value-type="float" office:value="54.5921366511396">
            <text:p>54,5921366511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5]-[.B214])-[.C215]" office:value-type="float" office:value="0.0305544860124698">
            <text:p>0,03055448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6">
            <text:p>6.7</text:p>
          </table:table-cell>
          <table:table-cell table:style-name="ce6" table:formula="of:=([.B215]+[.C216])+(([.B215]+[.C216])*[.D216])" office:value-type="float" office:value="54.6227082476642">
            <text:p>54,622708247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6]-[.B215])-[.C216]" office:value-type="float" office:value="0.0305715965246378">
            <text:p>0,030571596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7">
            <text:p>7.7</text:p>
          </table:table-cell>
          <table:table-cell table:style-name="ce6" table:formula="of:=([.B216]+[.C217])+(([.B216]+[.C217])*[.D217])" office:value-type="float" office:value="54.6532969642829">
            <text:p>54,6532969643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7]-[.B216])-[.C217]" office:value-type="float" office:value="0.0305887166186949">
            <text:p>0,030588716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8">
            <text:p>8.7</text:p>
          </table:table-cell>
          <table:table-cell table:style-name="ce6" table:formula="of:=([.B217]+[.C218])+(([.B217]+[.C218])*[.D218])" office:value-type="float" office:value="54.6839028105829">
            <text:p>54,6839028106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8]-[.B217])-[.C218]" office:value-type="float" office:value="0.0306058462999985">
            <text:p>0,030605846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09">
            <text:p>9.7</text:p>
          </table:table-cell>
          <table:table-cell table:style-name="ce6" table:formula="of:=([.B218]+[.C219])+(([.B218]+[.C219])*[.D219])" office:value-type="float" office:value="54.7145257961568">
            <text:p>54,7145257962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19]-[.B218])-[.C219]" office:value-type="float" office:value="0.0306229855739275">
            <text:p>0,030622985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0">
            <text:p>10.7</text:p>
          </table:table-cell>
          <table:table-cell table:style-name="ce6" table:formula="of:=([.B219]+[.C220])+(([.B219]+[.C220])*[.D220])" office:value-type="float" office:value="54.7451659306027">
            <text:p>54,7451659306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20]-[.B219])-[.C220]" office:value-type="float" office:value="0.0306401344458465">
            <text:p>0,030640134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1">
            <text:p>11.7</text:p>
          </table:table-cell>
          <table:table-cell table:style-name="ce6" table:formula="of:=([.B220]+[.C221])+(([.B220]+[.C221])*[.D221])" office:value-type="float" office:value="54.7758232235238">
            <text:p>54,7758232235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21]-[.B220])-[.C221]" office:value-type="float" office:value="0.0306572929211342">
            <text:p>0,030657292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2">
            <text:p>12.7</text:p>
          </table:table-cell>
          <table:table-cell table:style-name="ce6" table:formula="of:=([.B221]+[.C222])+(([.B221]+[.C222])*[.D222])" office:value-type="float" office:value="54.7966380363487">
            <text:p>54,7966380363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2]-[.B221])-[.C222]" office:value-type="float" office:value="0.0208148128249377">
            <text:p>0,020814812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3">
            <text:p>13.7</text:p>
          </table:table-cell>
          <table:table-cell table:style-name="ce6" table:formula="of:=([.B222]+[.C223])+(([.B222]+[.C223])*[.D223])" office:value-type="float" office:value="54.8174607588026">
            <text:p>54,8174607588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3]-[.B222])-[.C223]" office:value-type="float" office:value="0.0208227224538149">
            <text:p>0,020822722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4">
            <text:p>14.7</text:p>
          </table:table-cell>
          <table:table-cell table:style-name="ce6" table:formula="of:=([.B223]+[.C224])+(([.B223]+[.C224])*[.D224])" office:value-type="float" office:value="54.8382913938909">
            <text:p>54,8382913939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4]-[.B223])-[.C224]" office:value-type="float" office:value="0.0208306350883447">
            <text:p>0,020830635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5">
            <text:p>15.7</text:p>
          </table:table-cell>
          <table:table-cell table:style-name="ce6" table:formula="of:=([.B224]+[.C225])+(([.B224]+[.C225])*[.D225])" office:value-type="float" office:value="54.8591299446206">
            <text:p>54,8591299446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5]-[.B224])-[.C225]" office:value-type="float" office:value="0.0208385507296782">
            <text:p>0,020838550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6">
            <text:p>16.7</text:p>
          </table:table-cell>
          <table:table-cell table:style-name="ce6" table:formula="of:=([.B225]+[.C226])+(([.B225]+[.C226])*[.D226])" office:value-type="float" office:value="54.8799764139995">
            <text:p>54,879976414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6]-[.B225])-[.C226]" office:value-type="float" office:value="0.0208464693789523">
            <text:p>0,020846469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7">
            <text:p>17.7</text:p>
          </table:table-cell>
          <table:table-cell table:style-name="ce6" table:formula="of:=([.B226]+[.C227])+(([.B226]+[.C227])*[.D227])" office:value-type="float" office:value="54.9008308050369">
            <text:p>54,900830805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7]-[.B226])-[.C227]" office:value-type="float" office:value="0.020854391037318">
            <text:p>0,02085439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8">
            <text:p>18.7</text:p>
          </table:table-cell>
          <table:table-cell table:style-name="ce6" table:formula="of:=([.B227]+[.C228])+(([.B227]+[.C228])*[.D228])" office:value-type="float" office:value="54.9216931207428">
            <text:p>54,9216931207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8]-[.B227])-[.C228]" office:value-type="float" office:value="0.0208623157059122">
            <text:p>0,020862315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19">
            <text:p>19.7</text:p>
          </table:table-cell>
          <table:table-cell table:style-name="ce6" table:formula="of:=([.B228]+[.C229])+(([.B228]+[.C229])*[.D229])" office:value-type="float" office:value="54.9425633641287">
            <text:p>54,9425633641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29]-[.B228])-[.C229]" office:value-type="float" office:value="0.0208702433858789">
            <text:p>0,020870243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0">
            <text:p>20.7</text:p>
          </table:table-cell>
          <table:table-cell table:style-name="ce6" table:formula="of:=([.B229]+[.C230])+(([.B229]+[.C230])*[.D230])" office:value-type="float" office:value="54.963441538207">
            <text:p>54,9634415382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30]-[.B229])-[.C230]" office:value-type="float" office:value="0.0208781740783692">
            <text:p>0,020878174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1">
            <text:p>21.7</text:p>
          </table:table-cell>
          <table:table-cell table:style-name="ce6" table:formula="of:=([.B230]+[.C231])+(([.B230]+[.C231])*[.D231])" office:value-type="float" office:value="54.9843276459915">
            <text:p>54,984327646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31]-[.B230])-[.C231]" office:value-type="float" office:value="0.0208861077845199">
            <text:p>0,020886107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2">
            <text:p>22.7</text:p>
          </table:table-cell>
          <table:table-cell table:style-name="ce6" table:formula="of:=([.B231]+[.C232])+(([.B231]+[.C232])*[.D232])" office:value-type="float" office:value="55.005221690497">
            <text:p>55,0052216905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32]-[.B231])-[.C232]" office:value-type="float" office:value="0.0208940445054751">
            <text:p>0,020894044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3">
            <text:p>23.7</text:p>
          </table:table-cell>
          <table:table-cell table:style-name="ce6" table:formula="of:=([.B232]+[.C233])+(([.B232]+[.C233])*[.D233])" office:value-type="float" office:value="55.0261236747394">
            <text:p>55,0261236747</text:p>
          </table:table-cell>
          <table:table-cell table:style-name="ce6" office:value-type="float" office:value="0">
            <text:p>0</text:p>
          </table:table-cell>
          <table:table-cell table:style-name="ce6" table:formula="of:=(3.8/10000)" office:value-type="float" office:value="0.00038">
            <text:p>0,00038</text:p>
          </table:table-cell>
          <table:table-cell table:style-name="ce34"/>
          <table:table-cell table:style-name="ce6" table:formula="of:=([.B233]-[.B232])-[.C233]" office:value-type="float" office:value="0.0209019842423857">
            <text:p>0,020901984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4">
            <text:p>24.7</text:p>
          </table:table-cell>
          <table:table-cell table:style-name="ce6" table:formula="of:=([.B233]+[.C234])+(([.B233]+[.C234])*[.D234])" office:value-type="float" office:value="55.0492346466828">
            <text:p>55,0492346467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34]-[.B233])-[.C234]" office:value-type="float" office:value="0.0231109719433888">
            <text:p>0,023110971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5">
            <text:p>25.7</text:p>
          </table:table-cell>
          <table:table-cell table:style-name="ce6" table:formula="of:=([.B234]+[.C235])+(([.B234]+[.C235])*[.D235])" office:value-type="float" office:value="55.0723553252344">
            <text:p>55,0723553252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35]-[.B234])-[.C235]" office:value-type="float" office:value="0.0231206785516065">
            <text:p>0,023120678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6">
            <text:p>26.7</text:p>
          </table:table-cell>
          <table:table-cell table:style-name="ce6" table:formula="of:=([.B235]+[.C236])+(([.B235]+[.C236])*[.D236])" office:value-type="float" office:value="55.095485714471">
            <text:p>55,0954857145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36]-[.B235])-[.C236]" office:value-type="float" office:value="0.0231303892365986">
            <text:p>0,023130389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7">
            <text:p>27.7</text:p>
          </table:table-cell>
          <table:table-cell table:style-name="ce6" table:formula="of:=([.B236]+[.C237])+(([.B236]+[.C237])*[.D237])" office:value-type="float" office:value="55.1186258184711">
            <text:p>55,1186258185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37]-[.B236])-[.C237]" office:value-type="float" office:value="0.0231401040000776">
            <text:p>0,02314010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8">
            <text:p>28.7</text:p>
          </table:table-cell>
          <table:table-cell table:style-name="ce6" table:formula="of:=([.B237]+[.C238])+(([.B237]+[.C238])*[.D238])" office:value-type="float" office:value="55.1417756413148">
            <text:p>55,1417756413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38]-[.B237])-[.C238]" office:value-type="float" office:value="0.0231498228437559">
            <text:p>0,023149822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29">
            <text:p>29.7</text:p>
          </table:table-cell>
          <table:table-cell table:style-name="ce6" table:formula="of:=([.B238]+[.C239])+(([.B238]+[.C239])*[.D239])" office:value-type="float" office:value="55.1748607066996">
            <text:p>55,1748607067</text:p>
          </table:table-cell>
          <table:table-cell table:style-name="ce6" office:value-type="float" office:value="0">
            <text:p>0</text:p>
          </table:table-cell>
          <table:table-cell table:style-name="ce6" table:formula="of:=(6/10000)" office:value-type="float" office:value="0.0006">
            <text:p>0,0006</text:p>
          </table:table-cell>
          <table:table-cell table:style-name="ce34"/>
          <table:table-cell table:style-name="ce6" table:formula="of:=([.B239]-[.B238])-[.C239]" office:value-type="float" office:value="0.0330850653847889">
            <text:p>0,033085065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7-30">
            <text:p>30.7</text:p>
          </table:table-cell>
          <table:table-cell table:style-name="ce6" table:formula="of:=([.B239]+[.C240])+(([.B239]+[.C240])*[.D240])" office:value-type="float" office:value="55.1980341481964">
            <text:p>55,1980341482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40]-[.B239])-[.C240]" office:value-type="float" office:value="0.0231734414968159">
            <text:p>0,023173441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7-31">
            <text:p>31.7</text:p>
          </table:table-cell>
          <table:table-cell table:style-name="ce15" table:formula="of:=([.B240]+[.C241])+(([.B240]+[.C241])*[.D241])" office:value-type="float" office:value="55.2212173225387">
            <text:p>55,2212173225</text:p>
          </table:table-cell>
          <table:table-cell table:style-name="ce15" office:value-type="float" office:value="0">
            <text:p>0</text:p>
          </table:table-cell>
          <table:table-cell table:style-name="ce15" table:formula="of:=(4.2/10000)" office:value-type="float" office:value="0.00042">
            <text:p>0,00042</text:p>
          </table:table-cell>
          <table:table-cell table:style-name="ce35"/>
          <table:table-cell table:style-name="ce15" table:formula="of:=([.B241]-[.B240])-[.C241]" office:value-type="float" office:value="0.0231831743422433">
            <text:p>0,0231831743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209]" office:value-type="string" office:string-value="carry over July">
            <text:p>carry over July</text:p>
          </table:table-cell>
          <table:table-cell table:style-name="ce50" table:formula="of:=[.B241]" office:value-type="float" office:value="55.2212173225387">
            <text:p>55,2212173225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August</text:p>
          </table:table-cell>
          <table:table-cell table:style-name="ce52" table:number-columns-repeated="3"/>
          <table:table-cell table:style-name="ce61"/>
          <table:table-cell table:style-name="ce52" office:value-type="string">
            <text:p>total monthly reward</text:p>
          </table:table-cell>
          <table:table-cell table:style-name="ce66" table:formula="of:=SUM([.F246:.F276])" office:value-type="float" office:value="0.84372399930425">
            <text:p>0,8437239993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1">
            <text:p>1.8</text:p>
          </table:table-cell>
          <table:table-cell table:style-name="ce16" table:formula="of:=([.B243]+[.C246])+(([.B243]+[.C246])*[.D246])" office:value-type="float" office:value="55.2444102338141">
            <text:p>55,2444102338</text:p>
          </table:table-cell>
          <table:table-cell table:style-name="ce16" office:value-type="float" office:value="0">
            <text:p>0</text:p>
          </table:table-cell>
          <table:table-cell table:style-name="ce16" table:formula="of:=(4.2/10000)" office:value-type="float" office:value="0.00042">
            <text:p>0,00042</text:p>
          </table:table-cell>
          <table:table-cell table:style-name="ce58"/>
          <table:table-cell table:style-name="ce16" table:formula="of:=([.B246]-[.B243])-[.C246]" office:value-type="float" office:value="0.0231929112754656">
            <text:p>0,0231929113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2">
            <text:p>2.8</text:p>
          </table:table-cell>
          <table:table-cell table:style-name="ce6" table:formula="of:=([.B246]+[.C247])+(([.B246]+[.C247])*[.D247])" office:value-type="float" office:value="55.2676128861123">
            <text:p>55,2676128861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47]-[.B246])-[.C247]" office:value-type="float" office:value="0.0232026522982025">
            <text:p>0,023202652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3">
            <text:p>3.8</text:p>
          </table:table-cell>
          <table:table-cell table:style-name="ce6" table:formula="of:=([.B247]+[.C248])+(([.B247]+[.C248])*[.D248])" office:value-type="float" office:value="55.2908252835245">
            <text:p>55,2908252835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48]-[.B247])-[.C248]" office:value-type="float" office:value="0.0232123974121663">
            <text:p>0,023212397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4">
            <text:p>4.8</text:p>
          </table:table-cell>
          <table:table-cell table:style-name="ce6" table:formula="of:=([.B248]+[.C249])+(([.B248]+[.C249])*[.D249])" office:value-type="float" office:value="60.3204799490376">
            <text:p>60,320479949</text:p>
          </table:table-cell>
          <table:table-cell table:style-name="ce6" office:value-type="float" office:value="5.0043307">
            <text:p>5,0043307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49]-[.B248])-[.C249]" office:value-type="float" office:value="0.0253239655130786">
            <text:p>0,0253239655</text:p>
          </table:table-cell>
          <table:table-cell table:style-name="ce40" office:value-type="string">
            <text:p>buy &amp; add 5,0043307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5">
            <text:p>5.8</text:p>
          </table:table-cell>
          <table:table-cell table:style-name="ce6" table:formula="of:=([.B249]+[.C250])+(([.B249]+[.C250])*[.D250])" office:value-type="float" office:value="60.3458145506162">
            <text:p>60,3458145506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0]-[.B249])-[.C250]" office:value-type="float" office:value="0.0253346015785922">
            <text:p>0,025334601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6">
            <text:p>6.8</text:p>
          </table:table-cell>
          <table:table-cell table:style-name="ce6" table:formula="of:=([.B250]+[.C251])+(([.B250]+[.C251])*[.D251])" office:value-type="float" office:value="60.3711597927274">
            <text:p>60,3711597927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1]-[.B250])-[.C251]" office:value-type="float" office:value="0.025345242111257">
            <text:p>0,025345242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7">
            <text:p>7.8</text:p>
          </table:table-cell>
          <table:table-cell table:style-name="ce6" table:formula="of:=([.B251]+[.C252])+(([.B251]+[.C252])*[.D252])" office:value-type="float" office:value="60.3965156798404">
            <text:p>60,3965156798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2]-[.B251])-[.C252]" office:value-type="float" office:value="0.0253558871129442">
            <text:p>0,025355887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8">
            <text:p>8.8</text:p>
          </table:table-cell>
          <table:table-cell table:style-name="ce6" table:formula="of:=([.B252]+[.C253])+(([.B252]+[.C253])*[.D253])" office:value-type="float" office:value="60.4218822164259">
            <text:p>60,4218822164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3]-[.B252])-[.C253]" office:value-type="float" office:value="0.0253665365855298">
            <text:p>0,025366536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09">
            <text:p>9.8</text:p>
          </table:table-cell>
          <table:table-cell table:style-name="ce6" table:formula="of:=([.B253]+[.C254])+(([.B253]+[.C254])*[.D254])" office:value-type="float" office:value="60.4472594069568">
            <text:p>60,447259407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4]-[.B253])-[.C254]" office:value-type="float" office:value="0.0253771905308966">
            <text:p>0,025377190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0">
            <text:p>10.8</text:p>
          </table:table-cell>
          <table:table-cell table:style-name="ce6" table:formula="of:=([.B254]+[.C255])+(([.B254]+[.C255])*[.D255])" office:value-type="float" office:value="60.4726472559077">
            <text:p>60,4726472559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5]-[.B254])-[.C255]" office:value-type="float" office:value="0.0253878489509205">
            <text:p>0,02538784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1">
            <text:p>11.8</text:p>
          </table:table-cell>
          <table:table-cell table:style-name="ce6" table:formula="of:=([.B255]+[.C256])+(([.B255]+[.C256])*[.D256])" office:value-type="float" office:value="60.4980457677552">
            <text:p>60,4980457678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6]-[.B255])-[.C256]" office:value-type="float" office:value="0.0253985118474844">
            <text:p>0,025398511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2">
            <text:p>12.8</text:p>
          </table:table-cell>
          <table:table-cell table:style-name="ce6" table:formula="of:=([.B256]+[.C257])+(([.B256]+[.C257])*[.D257])" office:value-type="float" office:value="60.5234549469777">
            <text:p>60,523454947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7]-[.B256])-[.C257]" office:value-type="float" office:value="0.0254091792224571">
            <text:p>0,025409179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3">
            <text:p>13.8</text:p>
          </table:table-cell>
          <table:table-cell table:style-name="ce6" table:formula="of:=([.B257]+[.C258])+(([.B257]+[.C258])*[.D258])" office:value-type="float" office:value="60.5488747980554">
            <text:p>60,5488747981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8]-[.B257])-[.C258]" office:value-type="float" office:value="0.0254198510777286">
            <text:p>0,025419851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4">
            <text:p>14.8</text:p>
          </table:table-cell>
          <table:table-cell table:style-name="ce6" table:formula="of:=([.B258]+[.C259])+(([.B258]+[.C259])*[.D259])" office:value-type="float" office:value="60.5743053254706">
            <text:p>60,5743053255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59]-[.B258])-[.C259]" office:value-type="float" office:value="0.0254305274151818">
            <text:p>0,025430527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5">
            <text:p>15.8</text:p>
          </table:table-cell>
          <table:table-cell table:style-name="ce6" table:formula="of:=([.B259]+[.C260])+(([.B259]+[.C260])*[.D260])" office:value-type="float" office:value="60.5997465337073">
            <text:p>60,5997465337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60]-[.B259])-[.C260]" office:value-type="float" office:value="0.0254412082366997">
            <text:p>0,025441208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6">
            <text:p>16.8</text:p>
          </table:table-cell>
          <table:table-cell table:style-name="ce6" table:formula="of:=([.B260]+[.C261])+(([.B260]+[.C261])*[.D261])" office:value-type="float" office:value="60.6251984272514">
            <text:p>60,6251984273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61]-[.B260])-[.C261]" office:value-type="float" office:value="0.0254518935441581">
            <text:p>0,025451893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7">
            <text:p>17.8</text:p>
          </table:table-cell>
          <table:table-cell table:style-name="ce6" table:formula="of:=([.B261]+[.C262])+(([.B261]+[.C262])*[.D262])" office:value-type="float" office:value="60.6506610105909">
            <text:p>60,6506610106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/>
          <table:table-cell table:style-name="ce6" table:formula="of:=([.B262]-[.B261])-[.C262]" office:value-type="float" office:value="0.0254625833394471">
            <text:p>0,025462583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8">
            <text:p>18.8</text:p>
          </table:table-cell>
          <table:table-cell table:style-name="ce6" table:formula="of:=([.B262]+[.C263])+(([.B262]+[.C263])*[.D263])" office:value-type="float" office:value="60.6761342882153">
            <text:p>60,6761342882</text:p>
          </table:table-cell>
          <table:table-cell table:style-name="ce6" office:value-type="float" office:value="0">
            <text:p>0</text:p>
          </table:table-cell>
          <table:table-cell table:style-name="ce6" table:formula="of:=(4.2/10000)" office:value-type="float" office:value="0.00042">
            <text:p>0,00042</text:p>
          </table:table-cell>
          <table:table-cell table:style-name="ce34" office:value-type="string">
            <text:p>Datura</text:p>
          </table:table-cell>
          <table:table-cell table:style-name="ce6" table:formula="of:=([.B263]-[.B262])-[.C263]" office:value-type="float" office:value="0.0254732776244495">
            <text:p>0,0254732776</text:p>
          </table:table-cell>
          <table:table-cell table:style-name="ce40" office:value-type="string">
            <text:p>changed from Owl Ventures to Datura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19">
            <text:p>19.8</text:p>
          </table:table-cell>
          <table:table-cell table:style-name="ce6" table:formula="of:=([.B263]+[.C264])+(([.B263]+[.C264])*[.D264])" office:value-type="float" office:value="60.7040453099879">
            <text:p>60,7040453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64]-[.B263])-[.C264]" office:value-type="float" office:value="0.0279110217725815">
            <text:p>0,027911021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0">
            <text:p>20.8</text:p>
          </table:table-cell>
          <table:table-cell table:style-name="ce6" table:formula="of:=([.B264]+[.C265])+(([.B264]+[.C265])*[.D265])" office:value-type="float" office:value="60.7343973326429">
            <text:p>60,7343973326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65]-[.B264])-[.C265]" office:value-type="float" office:value="0.0303520226549949">
            <text:p>0,030352022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1">
            <text:p>21.8</text:p>
          </table:table-cell>
          <table:table-cell table:style-name="ce6" table:formula="of:=([.B265]+[.C266])+(([.B265]+[.C266])*[.D266])" office:value-type="float" office:value="60.7647645313092">
            <text:p>60,7647645313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66]-[.B265])-[.C266]" office:value-type="float" office:value="0.030367198666319">
            <text:p>0,030367198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2">
            <text:p>22.8</text:p>
          </table:table-cell>
          <table:table-cell table:style-name="ce6" table:formula="of:=([.B266]+[.C267])+(([.B266]+[.C267])*[.D267])" office:value-type="float" office:value="60.7951469135749">
            <text:p>60,7951469136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67]-[.B266])-[.C267]" office:value-type="float" office:value="0.0303823822656568">
            <text:p>0,030382382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3">
            <text:p>23.8</text:p>
          </table:table-cell>
          <table:table-cell table:style-name="ce6" table:formula="of:=([.B267]+[.C268])+(([.B267]+[.C268])*[.D268])" office:value-type="float" office:value="60.8255444870317">
            <text:p>60,825544487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68]-[.B267])-[.C268]" office:value-type="float" office:value="0.0303975734567885">
            <text:p>0,030397573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4">
            <text:p>24.8</text:p>
          </table:table-cell>
          <table:table-cell table:style-name="ce6" table:formula="of:=([.B268]+[.C269])+(([.B268]+[.C269])*[.D269])" office:value-type="float" office:value="60.861431558279">
            <text:p>60,8614315583</text:p>
          </table:table-cell>
          <table:table-cell table:style-name="ce6" office:value-type="float" office:value="0">
            <text:p>0</text:p>
          </table:table-cell>
          <table:table-cell table:style-name="ce6" table:formula="of:=(5.9/10000)" office:value-type="float" office:value="0.00059">
            <text:p>0,00059</text:p>
          </table:table-cell>
          <table:table-cell table:style-name="ce34"/>
          <table:table-cell table:style-name="ce6" table:formula="of:=([.B269]-[.B268])-[.C269]" office:value-type="float" office:value="0.0358870712473518">
            <text:p>0,035887071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5">
            <text:p>25.8</text:p>
          </table:table-cell>
          <table:table-cell table:style-name="ce6" table:formula="of:=([.B269]+[.C270])+(([.B269]+[.C270])*[.D270])" office:value-type="float" office:value="60.8973398028984">
            <text:p>60,8973398029</text:p>
          </table:table-cell>
          <table:table-cell table:style-name="ce6" office:value-type="float" office:value="0">
            <text:p>0</text:p>
          </table:table-cell>
          <table:table-cell table:style-name="ce6" table:formula="of:=(5.9/10000)" office:value-type="float" office:value="0.00059">
            <text:p>0,00059</text:p>
          </table:table-cell>
          <table:table-cell table:style-name="ce34"/>
          <table:table-cell table:style-name="ce6" table:formula="of:=([.B270]-[.B269])-[.C270]" office:value-type="float" office:value="0.0359082446193852">
            <text:p>0,035908244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6">
            <text:p>26.8</text:p>
          </table:table-cell>
          <table:table-cell table:style-name="ce6" table:formula="of:=([.B270]+[.C271])+(([.B270]+[.C271])*[.D271])" office:value-type="float" office:value="60.9253525792077">
            <text:p>60,925352579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71]-[.B270])-[.C271]" office:value-type="float" office:value="0.0280127763093319">
            <text:p>0,028012776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7">
            <text:p>27.8</text:p>
          </table:table-cell>
          <table:table-cell table:style-name="ce6" table:formula="of:=([.B271]+[.C272])+(([.B271]+[.C272])*[.D272])" office:value-type="float" office:value="60.9533782413942">
            <text:p>60,9533782414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72]-[.B271])-[.C272]" office:value-type="float" office:value="0.0280256621864368">
            <text:p>0,028025662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8">
            <text:p>28.8</text:p>
          </table:table-cell>
          <table:table-cell table:style-name="ce6" table:formula="of:=([.B272]+[.C273])+(([.B272]+[.C273])*[.D273])" office:value-type="float" office:value="60.9814167953852">
            <text:p>60,9814167954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73]-[.B272])-[.C273]" office:value-type="float" office:value="0.0280385539910384">
            <text:p>0,02803855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29">
            <text:p>29.8</text:p>
          </table:table-cell>
          <table:table-cell table:style-name="ce6" table:formula="of:=([.B273]+[.C274])+(([.B273]+[.C274])*[.D274])" office:value-type="float" office:value="61.0094682471111">
            <text:p>61,009468247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74]-[.B273])-[.C274]" office:value-type="float" office:value="0.0280514517258794">
            <text:p>0,028051451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8-30">
            <text:p>30.8</text:p>
          </table:table-cell>
          <table:table-cell table:style-name="ce6" table:formula="of:=([.B274]+[.C275])+(([.B274]+[.C275])*[.D275])" office:value-type="float" office:value="61.0424133599645">
            <text:p>61,04241336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 office:value-type="string">
            <text:p>Owl Ventures</text:p>
          </table:table-cell>
          <table:table-cell table:style-name="ce6" table:formula="of:=([.B275]-[.B274])-[.C275]" office:value-type="float" office:value="0.0329451128534401">
            <text:p>0,0329451129</text:p>
          </table:table-cell>
          <table:table-cell table:style-name="ce40" office:value-type="string">
            <text:p>changed from Datura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8-31">
            <text:p>31.8</text:p>
          </table:table-cell>
          <table:table-cell table:style-name="ce15" table:formula="of:=([.B275]+[.C276])+(([.B275]+[.C276])*[.D276])" office:value-type="float" office:value="61.0692720218429">
            <text:p>61,0692720218</text:p>
          </table:table-cell>
          <table:table-cell table:style-name="ce15" office:value-type="float" office:value="0">
            <text:p>0</text:p>
          </table:table-cell>
          <table:table-cell table:style-name="ce15" table:formula="of:=(4.4/10000)" office:value-type="float" office:value="0.00044">
            <text:p>0,00044</text:p>
          </table:table-cell>
          <table:table-cell table:style-name="ce35"/>
          <table:table-cell table:style-name="ce15" table:formula="of:=([.B276]-[.B275])-[.C276]" office:value-type="float" office:value="0.0268586618783857">
            <text:p>0,0268586619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7" table:formula="of:=&quot;carry over &quot;&amp;[.A244]" office:value-type="string" office:string-value="carry over August">
            <text:p>carry over August</text:p>
          </table:table-cell>
          <table:table-cell table:style-name="ce54" table:formula="of:=[.B276]" office:value-type="float" office:value="61.0692720218429">
            <text:p>61,0692720218</text:p>
          </table:table-cell>
          <table:table-cell table:style-name="ce54" table:number-columns-repeated="2"/>
          <table:table-cell table:style-name="ce62"/>
          <table:table-cell table:style-name="ce54"/>
          <table:table-cell table:style-name="ce67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8" office:value-type="string">
            <text:p>Sept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8" table:formula="of:=SUM([.F281:.F310])" office:value-type="float" office:value="0.865113409687183">
            <text:p>0,8651134097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49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69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5" office:value-type="date" office:date-value="2024-09-01">
            <text:p>1.9</text:p>
          </table:table-cell>
          <table:table-cell table:style-name="ce16" table:formula="of:=([.B278]+[.C281])+(([.B278]+[.C281])*[.D281])" office:value-type="float" office:value="61.0985852724134">
            <text:p>61,0985852724</text:p>
          </table:table-cell>
          <table:table-cell table:style-name="ce16" office:value-type="float" office:value="0">
            <text:p>0</text:p>
          </table:table-cell>
          <table:table-cell table:style-name="ce16" table:formula="of:=(4.8/10000)" office:value-type="float" office:value="0.00048">
            <text:p>0,00048</text:p>
          </table:table-cell>
          <table:table-cell table:style-name="ce58"/>
          <table:table-cell table:style-name="ce16" table:formula="of:=([.B281]-[.B278])-[.C281]" office:value-type="float" office:value="0.0293132505704818">
            <text:p>0,0293132506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2">
            <text:p>2.9</text:p>
          </table:table-cell>
          <table:table-cell table:style-name="ce6" table:formula="of:=([.B281]+[.C282])+(([.B281]+[.C282])*[.D282])" office:value-type="float" office:value="61.1279125933442">
            <text:p>61,1279125933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282]-[.B281])-[.C282]" office:value-type="float" office:value="0.0293273209307614">
            <text:p>0,029327320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3">
            <text:p>3.9</text:p>
          </table:table-cell>
          <table:table-cell table:style-name="ce6" table:formula="of:=([.B282]+[.C283])+(([.B282]+[.C283])*[.D283])" office:value-type="float" office:value="61.157253991389">
            <text:p>61,1572539914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283]-[.B282])-[.C283]" office:value-type="float" office:value="0.0293413980448065">
            <text:p>0,02934139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4">
            <text:p>4.9</text:p>
          </table:table-cell>
          <table:table-cell table:style-name="ce6" table:formula="of:=([.B283]+[.C284])+(([.B283]+[.C284])*[.D284])" office:value-type="float" office:value="61.1866094733048">
            <text:p>61,1866094733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284]-[.B283])-[.C284]" office:value-type="float" office:value="0.0293554819158643">
            <text:p>0,029355481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5">
            <text:p>5.9</text:p>
          </table:table-cell>
          <table:table-cell table:style-name="ce6" table:formula="of:=([.B284]+[.C285])+(([.B284]+[.C285])*[.D285])" office:value-type="float" office:value="61.215979045852">
            <text:p>61,2159790459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285]-[.B284])-[.C285]" office:value-type="float" office:value="0.0293695725471892">
            <text:p>0,029369572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6">
            <text:p>6.9</text:p>
          </table:table-cell>
          <table:table-cell table:style-name="ce6" table:formula="of:=([.B285]+[.C286])+(([.B285]+[.C286])*[.D286])" office:value-type="float" office:value="61.2441383962131">
            <text:p>61,244138396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86]-[.B285])-[.C286]" office:value-type="float" office:value="0.0281593503610935">
            <text:p>0,028159350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7">
            <text:p>7.9</text:p>
          </table:table-cell>
          <table:table-cell table:style-name="ce6" table:formula="of:=([.B286]+[.C287])+(([.B286]+[.C287])*[.D287])" office:value-type="float" office:value="61.2723106998754">
            <text:p>61,272310699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87]-[.B286])-[.C287]" office:value-type="float" office:value="0.0281723036622594">
            <text:p>0,028172303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8">
            <text:p>8.9</text:p>
          </table:table-cell>
          <table:table-cell table:style-name="ce6" table:formula="of:=([.B287]+[.C288])+(([.B287]+[.C288])*[.D288])" office:value-type="float" office:value="61.3004959627973">
            <text:p>61,300495962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88]-[.B287])-[.C288]" office:value-type="float" office:value="0.0281852629219443">
            <text:p>0,028185262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09">
            <text:p>9.9</text:p>
          </table:table-cell>
          <table:table-cell table:style-name="ce6" table:formula="of:=([.B288]+[.C289])+(([.B288]+[.C289])*[.D289])" office:value-type="float" office:value="61.3286941909402">
            <text:p>61,328694190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89]-[.B288])-[.C289]" office:value-type="float" office:value="0.0281982281428839">
            <text:p>0,028198228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0">
            <text:p>10.9</text:p>
          </table:table-cell>
          <table:table-cell table:style-name="ce6" table:formula="of:=([.B289]+[.C290])+(([.B289]+[.C290])*[.D290])" office:value-type="float" office:value="61.356905390268">
            <text:p>61,356905390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90]-[.B289])-[.C290]" office:value-type="float" office:value="0.0282111993278349">
            <text:p>0,028211199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1">
            <text:p>11.9</text:p>
          </table:table-cell>
          <table:table-cell table:style-name="ce6" table:formula="of:=([.B290]+[.C291])+(([.B290]+[.C291])*[.D291])" office:value-type="float" office:value="61.3851295667476">
            <text:p>61,385129566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91]-[.B290])-[.C291]" office:value-type="float" office:value="0.0282241764795259">
            <text:p>0,028224176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2">
            <text:p>12.9</text:p>
          </table:table-cell>
          <table:table-cell table:style-name="ce6" table:formula="of:=([.B291]+[.C292])+(([.B291]+[.C292])*[.D292])" office:value-type="float" office:value="61.4133667263483">
            <text:p>61,413366726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92]-[.B291])-[.C292]" office:value-type="float" office:value="0.0282371596007067">
            <text:p>0,028237159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3">
            <text:p>13.9</text:p>
          </table:table-cell>
          <table:table-cell table:style-name="ce6" table:formula="of:=([.B292]+[.C293])+(([.B292]+[.C293])*[.D293])" office:value-type="float" office:value="61.4416168750424">
            <text:p>61,44161687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93]-[.B292])-[.C293]" office:value-type="float" office:value="0.02825014869412">
            <text:p>0,028250148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4">
            <text:p>14.9</text:p>
          </table:table-cell>
          <table:table-cell table:style-name="ce6" table:formula="of:=([.B293]+[.C294])+(([.B293]+[.C294])*[.D294])" office:value-type="float" office:value="61.4711088511424">
            <text:p>61,4711088511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294]-[.B293])-[.C294]" office:value-type="float" office:value="0.0294919761000187">
            <text:p>0,029491976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5">
            <text:p>15.9</text:p>
          </table:table-cell>
          <table:table-cell table:style-name="ce6" table:formula="of:=([.B294]+[.C295])+(([.B294]+[.C295])*[.D295])" office:value-type="float" office:value="61.500614983391">
            <text:p>61,5006149834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295]-[.B294])-[.C295]" office:value-type="float" office:value="0.0295061322485495">
            <text:p>0,029506132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6">
            <text:p>16.9</text:p>
          </table:table-cell>
          <table:table-cell table:style-name="ce6" table:formula="of:=([.B295]+[.C296])+(([.B295]+[.C296])*[.D296])" office:value-type="float" office:value="61.5325953031823">
            <text:p>61,5325953032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296]-[.B295])-[.C296]" office:value-type="float" office:value="0.0319803197913657">
            <text:p>0,031980319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7">
            <text:p>17.9</text:p>
          </table:table-cell>
          <table:table-cell table:style-name="ce6" table:formula="of:=([.B296]+[.C297])+(([.B296]+[.C297])*[.D297])" office:value-type="float" office:value="61.5633616008339">
            <text:p>61,5633616008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97]-[.B296])-[.C297]" office:value-type="float" office:value="0.0307662976515886">
            <text:p>0,03076629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8">
            <text:p>18.9</text:p>
          </table:table-cell>
          <table:table-cell table:style-name="ce6" table:formula="of:=([.B297]+[.C298])+(([.B297]+[.C298])*[.D298])" office:value-type="float" office:value="61.5935276480183">
            <text:p>61,593527648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298]-[.B297])-[.C298]" office:value-type="float" office:value="0.0301660471844087">
            <text:p>0,030166047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19">
            <text:p>19.9</text:p>
          </table:table-cell>
          <table:table-cell table:style-name="ce6" table:formula="of:=([.B298]+[.C299])+(([.B298]+[.C299])*[.D299])" office:value-type="float" office:value="61.6218606707364">
            <text:p>61,621860670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299]-[.B298])-[.C299]" office:value-type="float" office:value="0.0283330227180869">
            <text:p>0,028333022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0">
            <text:p>20.9</text:p>
          </table:table-cell>
          <table:table-cell table:style-name="ce6" table:formula="of:=([.B299]+[.C300])+(([.B299]+[.C300])*[.D300])" office:value-type="float" office:value="61.650206726645">
            <text:p>61,6502067266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0]-[.B299])-[.C300]" office:value-type="float" office:value="0.0283460559085356">
            <text:p>0,028346055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1">
            <text:p>21.9</text:p>
          </table:table-cell>
          <table:table-cell table:style-name="ce6" table:formula="of:=([.B300]+[.C301])+(([.B300]+[.C301])*[.D301])" office:value-type="float" office:value="61.6785658217392">
            <text:p>61,678565821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1]-[.B300])-[.C301]" office:value-type="float" office:value="0.0283590950942596">
            <text:p>0,028359095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2">
            <text:p>22.9</text:p>
          </table:table-cell>
          <table:table-cell table:style-name="ce6" table:formula="of:=([.B301]+[.C302])+(([.B301]+[.C302])*[.D302])" office:value-type="float" office:value="61.7069379620172">
            <text:p>61,70693796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2]-[.B301])-[.C302]" office:value-type="float" office:value="0.0283721402780017">
            <text:p>0,02837214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3">
            <text:p>23.9</text:p>
          </table:table-cell>
          <table:table-cell table:style-name="ce6" table:formula="of:=([.B302]+[.C303])+(([.B302]+[.C303])*[.D303])" office:value-type="float" office:value="61.7353231534797">
            <text:p>61,735323153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3]-[.B302])-[.C303]" office:value-type="float" office:value="0.0283851914625259">
            <text:p>0,028385191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4">
            <text:p>24.9</text:p>
          </table:table-cell>
          <table:table-cell table:style-name="ce6" table:formula="of:=([.B303]+[.C304])+(([.B303]+[.C304])*[.D304])" office:value-type="float" office:value="61.7637214021303">
            <text:p>61,763721402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4]-[.B303])-[.C304]" office:value-type="float" office:value="0.0283982486506034">
            <text:p>0,028398248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5">
            <text:p>25.9</text:p>
          </table:table-cell>
          <table:table-cell table:style-name="ce6" table:formula="of:=([.B304]+[.C305])+(([.B304]+[.C305])*[.D305])" office:value-type="float" office:value="61.7921327139753">
            <text:p>61,792132714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5]-[.B304])-[.C305]" office:value-type="float" office:value="0.0284113118449767">
            <text:p>0,028411311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6">
            <text:p>26.9</text:p>
          </table:table-cell>
          <table:table-cell table:style-name="ce6" table:formula="of:=([.B305]+[.C306])+(([.B305]+[.C306])*[.D306])" office:value-type="float" office:value="61.8205570950237">
            <text:p>61,82055709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6]-[.B305])-[.C306]" office:value-type="float" office:value="0.0284243810484313">
            <text:p>0,02842438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7">
            <text:p>27.9</text:p>
          </table:table-cell>
          <table:table-cell table:style-name="ce6" table:formula="of:=([.B306]+[.C307])+(([.B306]+[.C307])*[.D307])" office:value-type="float" office:value="61.8489945512875">
            <text:p>61,848994551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7]-[.B306])-[.C307]" office:value-type="float" office:value="0.0284374562637097">
            <text:p>0,028437456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8">
            <text:p>28.9</text:p>
          </table:table-cell>
          <table:table-cell table:style-name="ce6" table:formula="of:=([.B307]+[.C308])+(([.B307]+[.C308])*[.D308])" office:value-type="float" office:value="61.877445088781">
            <text:p>61,877445088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8]-[.B307])-[.C308]" office:value-type="float" office:value="0.0284505374935904">
            <text:p>0,028450537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09-29">
            <text:p>29.9</text:p>
          </table:table-cell>
          <table:table-cell table:style-name="ce6" table:formula="of:=([.B308]+[.C309])+(([.B308]+[.C309])*[.D309])" office:value-type="float" office:value="61.9059087135219">
            <text:p>61,905908713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09]-[.B308])-[.C309]" office:value-type="float" office:value="0.0284636247408372">
            <text:p>0,028463624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09-30">
            <text:p>30.9</text:p>
          </table:table-cell>
          <table:table-cell table:style-name="ce15" table:formula="of:=([.B309]+[.C310])+(([.B309]+[.C310])*[.D310])" office:value-type="float" office:value="61.9343854315301">
            <text:p>61,9343854315</text:p>
          </table:table-cell>
          <table:table-cell table:style-name="ce15" office:value-type="float" office:value="0">
            <text:p>0</text:p>
          </table:table-cell>
          <table:table-cell table:style-name="ce15" table:formula="of:=(4.6/10000)" office:value-type="float" office:value="0.00046">
            <text:p>0,00046</text:p>
          </table:table-cell>
          <table:table-cell table:style-name="ce35"/>
          <table:table-cell table:style-name="ce15" table:formula="of:=([.B310]-[.B309])-[.C310]" office:value-type="float" office:value="0.0284767180082213">
            <text:p>0,028476718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279]" office:value-type="string" office:string-value="carry over September">
            <text:p>carry over September</text:p>
          </table:table-cell>
          <table:table-cell table:style-name="ce50" table:formula="of:=[.B310]" office:value-type="float" office:value="61.9343854315301">
            <text:p>61,9343854315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Octo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15:.F345])" office:value-type="float" office:value="0.993627059299193">
            <text:p>0,9936270593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5" office:value-type="date" office:date-value="2024-10-01">
            <text:p>1.10</text:p>
          </table:table-cell>
          <table:table-cell table:style-name="ce16" table:formula="of:=([.B312]+[.C315])+(([.B312]+[.C315])*[.D315])" office:value-type="float" office:value="61.9678299996631">
            <text:p>61,9678299997</text:p>
          </table:table-cell>
          <table:table-cell table:style-name="ce16" office:value-type="float" office:value="0">
            <text:p>0</text:p>
          </table:table-cell>
          <table:table-cell table:style-name="ce16" table:formula="of:=(5.4/10000)" office:value-type="float" office:value="0.00054">
            <text:p>0,00054</text:p>
          </table:table-cell>
          <table:table-cell table:style-name="ce58"/>
          <table:table-cell table:style-name="ce16" table:formula="of:=([.B315]-[.B312])-[.C315]" office:value-type="float" office:value="0.033444568133028">
            <text:p>0,0334445681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2">
            <text:p>2.10</text:p>
          </table:table-cell>
          <table:table-cell table:style-name="ce6" table:formula="of:=([.B315]+[.C316])+(([.B315]+[.C316])*[.D316])" office:value-type="float" office:value="62.000053271263">
            <text:p>62,0000532713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16]-[.B315])-[.C316]" office:value-type="float" office:value="0.0322232715998254">
            <text:p>0,032223271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3">
            <text:p>3.10</text:p>
          </table:table-cell>
          <table:table-cell table:style-name="ce6" table:formula="of:=([.B316]+[.C317])+(([.B316]+[.C317])*[.D317])" office:value-type="float" office:value="62.032293298964">
            <text:p>62,032293299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17]-[.B316])-[.C317]" office:value-type="float" office:value="0.0322400277010573">
            <text:p>0,03224002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4">
            <text:p>4.10</text:p>
          </table:table-cell>
          <table:table-cell table:style-name="ce6" table:formula="of:=([.B317]+[.C318])+(([.B317]+[.C318])*[.D318])" office:value-type="float" office:value="62.0645500914795">
            <text:p>62,064550091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18]-[.B317])-[.C318]" office:value-type="float" office:value="0.0322567925154615">
            <text:p>0,032256792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5">
            <text:p>5.10</text:p>
          </table:table-cell>
          <table:table-cell table:style-name="ce6" table:formula="of:=([.B318]+[.C319])+(([.B318]+[.C319])*[.D319])" office:value-type="float" office:value="62.096823657527">
            <text:p>62,096823657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19]-[.B318])-[.C319]" office:value-type="float" office:value="0.0322735660475715">
            <text:p>0,03227356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6">
            <text:p>6.10</text:p>
          </table:table-cell>
          <table:table-cell table:style-name="ce6" table:formula="of:=([.B319]+[.C320])+(([.B319]+[.C320])*[.D320])" office:value-type="float" office:value="62.129114005829">
            <text:p>62,1291140058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20]-[.B319])-[.C320]" office:value-type="float" office:value="0.0322903483019132">
            <text:p>0,032290348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7">
            <text:p>7.10</text:p>
          </table:table-cell>
          <table:table-cell table:style-name="ce6" table:formula="of:=([.B320]+[.C321])+(([.B320]+[.C321])*[.D321])" office:value-type="float" office:value="62.161421145112">
            <text:p>62,1614211451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21]-[.B320])-[.C321]" office:value-type="float" office:value="0.0323071392830343">
            <text:p>0,032307139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8">
            <text:p>8.10</text:p>
          </table:table-cell>
          <table:table-cell table:style-name="ce6" table:formula="of:=([.B321]+[.C322])+(([.B321]+[.C322])*[.D322])" office:value-type="float" office:value="62.1937450841075">
            <text:p>62,1937450841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22]-[.B321])-[.C322]" office:value-type="float" office:value="0.0323239389954608">
            <text:p>0,03232393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09">
            <text:p>9.10</text:p>
          </table:table-cell>
          <table:table-cell table:style-name="ce6" table:formula="of:=([.B322]+[.C323])+(([.B322]+[.C323])*[.D323])" office:value-type="float" office:value="62.2260858315512">
            <text:p>62,2260858316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23]-[.B322])-[.C323]" office:value-type="float" office:value="0.0323407474437332">
            <text:p>0,032340747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0">
            <text:p>10.10</text:p>
          </table:table-cell>
          <table:table-cell table:style-name="ce6" table:formula="of:=([.B323]+[.C324])+(([.B323]+[.C324])*[.D324])" office:value-type="float" office:value="62.2559543527503">
            <text:p>62,2559543528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324]-[.B323])-[.C324]" office:value-type="float" office:value="0.0298685211991412">
            <text:p>0,029868521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1">
            <text:p>11.10</text:p>
          </table:table-cell>
          <table:table-cell table:style-name="ce6" table:formula="of:=([.B324]+[.C325])+(([.B324]+[.C325])*[.D325])" office:value-type="float" office:value="62.2858372108397">
            <text:p>62,2858372108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325]-[.B324])-[.C325]" office:value-type="float" office:value="0.0298828580893229">
            <text:p>0,029882858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2">
            <text:p>12.10</text:p>
          </table:table-cell>
          <table:table-cell table:style-name="ce6" table:formula="of:=([.B325]+[.C326])+(([.B325]+[.C326])*[.D326])" office:value-type="float" office:value="62.3207172796777">
            <text:p>62,320717279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26]-[.B325])-[.C326]" office:value-type="float" office:value="0.0348800688380706">
            <text:p>0,034880068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3">
            <text:p>13.10</text:p>
          </table:table-cell>
          <table:table-cell table:style-name="ce6" table:formula="of:=([.B326]+[.C327])+(([.B326]+[.C327])*[.D327])" office:value-type="float" office:value="62.3556168813543">
            <text:p>62,3556168814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27]-[.B326])-[.C327]" office:value-type="float" office:value="0.0348996016766208">
            <text:p>0,034899601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4">
            <text:p>14.10</text:p>
          </table:table-cell>
          <table:table-cell table:style-name="ce6" table:formula="of:=([.B327]+[.C328])+(([.B327]+[.C328])*[.D328])" office:value-type="float" office:value="62.3905360268079">
            <text:p>62,3905360268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 office:value-type="string">
            <text:p>Ary van der Touw</text:p>
          </table:table-cell>
          <table:table-cell table:style-name="ce6" table:formula="of:=([.B328]-[.B327])-[.C328]" office:value-type="float" office:value="0.0349191454535571">
            <text:p>0,0349191455</text:p>
          </table:table-cell>
          <table:table-cell table:style-name="ce40" office:value-type="string">
            <text:p>changed from Owl Ventures to Ary van der Touw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5">
            <text:p>15.10</text:p>
          </table:table-cell>
          <table:table-cell table:style-name="ce6" table:formula="of:=([.B328]+[.C329])+(([.B328]+[.C329])*[.D329])" office:value-type="float" office:value="62.4254747269829">
            <text:p>62,42547472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29]-[.B328])-[.C329]" office:value-type="float" office:value="0.0349387001750117">
            <text:p>0,034938700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6">
            <text:p>16.10</text:p>
          </table:table-cell>
          <table:table-cell table:style-name="ce6" table:formula="of:=([.B329]+[.C330])+(([.B329]+[.C330])*[.D330])" office:value-type="float" office:value="62.46043299283">
            <text:p>62,4604329928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30]-[.B329])-[.C330]" office:value-type="float" office:value="0.0349582658471093">
            <text:p>0,034958265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7">
            <text:p>17.10</text:p>
          </table:table-cell>
          <table:table-cell table:style-name="ce6" table:formula="of:=([.B330]+[.C331])+(([.B330]+[.C331])*[.D331])" office:value-type="float" office:value="62.4891647920067">
            <text:p>62,489164792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1]-[.B330])-[.C331]" office:value-type="float" office:value="0.028731799176704">
            <text:p>0,028731799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8">
            <text:p>18.10</text:p>
          </table:table-cell>
          <table:table-cell table:style-name="ce6" table:formula="of:=([.B331]+[.C332])+(([.B331]+[.C332])*[.D332])" office:value-type="float" office:value="62.5179098078111">
            <text:p>62,517909807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2]-[.B331])-[.C332]" office:value-type="float" office:value="0.0287450158043256">
            <text:p>0,028745015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19">
            <text:p>19.10</text:p>
          </table:table-cell>
          <table:table-cell table:style-name="ce6" table:formula="of:=([.B332]+[.C333])+(([.B332]+[.C333])*[.D333])" office:value-type="float" office:value="62.5466680463226">
            <text:p>62,5466680463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3]-[.B332])-[.C333]" office:value-type="float" office:value="0.0287582385115925">
            <text:p>0,028758238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0">
            <text:p>20.10</text:p>
          </table:table-cell>
          <table:table-cell table:style-name="ce6" table:formula="of:=([.B333]+[.C334])+(([.B333]+[.C334])*[.D334])" office:value-type="float" office:value="62.575439513624">
            <text:p>62,5754395136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4]-[.B333])-[.C334]" office:value-type="float" office:value="0.0287714673013113">
            <text:p>0,02877146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1">
            <text:p>21.10</text:p>
          </table:table-cell>
          <table:table-cell table:style-name="ce6" table:formula="of:=([.B334]+[.C335])+(([.B334]+[.C335])*[.D335])" office:value-type="float" office:value="62.6042242158002">
            <text:p>62,604224215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5]-[.B334])-[.C335]" office:value-type="float" office:value="0.0287847021762673">
            <text:p>0,028784702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2">
            <text:p>22.10</text:p>
          </table:table-cell>
          <table:table-cell table:style-name="ce6" table:formula="of:=([.B335]+[.C336])+(([.B335]+[.C336])*[.D336])" office:value-type="float" office:value="62.6330221589395">
            <text:p>62,633022158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6]-[.B335])-[.C336]" office:value-type="float" office:value="0.0287979431392671">
            <text:p>0,028797943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3">
            <text:p>23.10</text:p>
          </table:table-cell>
          <table:table-cell table:style-name="ce6" table:formula="of:=([.B336]+[.C337])+(([.B336]+[.C337])*[.D337])" office:value-type="float" office:value="62.6618333491326">
            <text:p>62,6618333491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7]-[.B336])-[.C337]" office:value-type="float" office:value="0.0288111901931103">
            <text:p>0,028811190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4">
            <text:p>24.10</text:p>
          </table:table-cell>
          <table:table-cell table:style-name="ce6" table:formula="of:=([.B337]+[.C338])+(([.B337]+[.C338])*[.D338])" office:value-type="float" office:value="62.6906577924732">
            <text:p>62,690657792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38]-[.B337])-[.C338]" office:value-type="float" office:value="0.0288244433406035">
            <text:p>0,028824443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5">
            <text:p>25.10</text:p>
          </table:table-cell>
          <table:table-cell table:style-name="ce6" table:formula="of:=([.B338]+[.C339])+(([.B338]+[.C339])*[.D339])" office:value-type="float" office:value="62.725764560837">
            <text:p>62,7257645608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39]-[.B338])-[.C339]" office:value-type="float" office:value="0.0351067683637822">
            <text:p>0,035106768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6">
            <text:p>26.10</text:p>
          </table:table-cell>
          <table:table-cell table:style-name="ce6" table:formula="of:=([.B339]+[.C340])+(([.B339]+[.C340])*[.D340])" office:value-type="float" office:value="62.7608909889911">
            <text:p>62,760890989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40]-[.B339])-[.C340]" office:value-type="float" office:value="0.0351264281540722">
            <text:p>0,035126428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7">
            <text:p>27.10</text:p>
          </table:table-cell>
          <table:table-cell table:style-name="ce6" table:formula="of:=([.B340]+[.C341])+(([.B340]+[.C341])*[.D341])" office:value-type="float" office:value="62.7960370879449">
            <text:p>62,7960370879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41]-[.B340])-[.C341]" office:value-type="float" office:value="0.0351460989538381">
            <text:p>0,03514609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8">
            <text:p>28.10</text:p>
          </table:table-cell>
          <table:table-cell table:style-name="ce6" table:formula="of:=([.B341]+[.C342])+(([.B341]+[.C342])*[.D342])" office:value-type="float" office:value="62.8312028687141">
            <text:p>62,831202868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42]-[.B341])-[.C342]" office:value-type="float" office:value="0.0351657807692476">
            <text:p>0,035165780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9">
            <text:p>29.10</text:p>
          </table:table-cell>
          <table:table-cell table:style-name="ce6" table:formula="of:=([.B342]+[.C343])+(([.B342]+[.C343])*[.D343])" office:value-type="float" office:value="62.8663883423206">
            <text:p>62,8663883423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43]-[.B342])-[.C343]" office:value-type="float" office:value="0.0351854736064823">
            <text:p>0,035185473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0-29">
            <text:p>29.10</text:p>
          </table:table-cell>
          <table:table-cell table:style-name="ce6" table:formula="of:=([.B343]+[.C344])+(([.B343]+[.C344])*[.D344])" office:value-type="float" office:value="62.8978215364918">
            <text:p>62,8978215365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344]-[.B343])-[.C344]" office:value-type="float" office:value="0.0314331941711572">
            <text:p>0,031433194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10-31">
            <text:p>31.10</text:p>
          </table:table-cell>
          <table:table-cell table:style-name="ce15" table:formula="of:=([.B344]+[.C345])+(([.B344]+[.C345])*[.D345])" office:value-type="float" office:value="62.9280124908293">
            <text:p>62,9280124908</text:p>
          </table:table-cell>
          <table:table-cell table:style-name="ce15" office:value-type="float" office:value="0">
            <text:p>0</text:p>
          </table:table-cell>
          <table:table-cell table:style-name="ce15" table:formula="of:=(4.8/10000)" office:value-type="float" office:value="0.00048">
            <text:p>0,00048</text:p>
          </table:table-cell>
          <table:table-cell table:style-name="ce35"/>
          <table:table-cell table:style-name="ce15" table:formula="of:=([.B345]-[.B344])-[.C345]" office:value-type="float" office:value="0.0301909543375132">
            <text:p>0,0301909543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13]" office:value-type="string" office:string-value="carry over October">
            <text:p>carry over October</text:p>
          </table:table-cell>
          <table:table-cell table:style-name="ce50" table:formula="of:=[.B345]" office:value-type="float" office:value="62.9280124908293">
            <text:p>62,9280124908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Nov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50:.F379])" office:value-type="float" office:value="0.94951728564115">
            <text:p>0,9495172856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5" office:value-type="date" office:date-value="2024-11-01">
            <text:p>1.11</text:p>
          </table:table-cell>
          <table:table-cell table:style-name="ce16" table:formula="of:=([.B347]+[.C350])+(([.B347]+[.C350])*[.D350])" office:value-type="float" office:value="62.9569593765751">
            <text:p>62,9569593766</text:p>
          </table:table-cell>
          <table:table-cell table:style-name="ce16" office:value-type="float" office:value="0">
            <text:p>0</text:p>
          </table:table-cell>
          <table:table-cell table:style-name="ce16" table:formula="of:=(4.6/10000)" office:value-type="float" office:value="0.00046">
            <text:p>0,00046</text:p>
          </table:table-cell>
          <table:table-cell table:style-name="ce58"/>
          <table:table-cell table:style-name="ce16" table:formula="of:=([.B350]-[.B347])-[.C350]" office:value-type="float" office:value="0.028946885745782">
            <text:p>0,0289468857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2">
            <text:p>2.11</text:p>
          </table:table-cell>
          <table:table-cell table:style-name="ce6" table:formula="of:=([.B350]+[.C351])+(([.B350]+[.C351])*[.D351])" office:value-type="float" office:value="62.9859195778883">
            <text:p>62,985919577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1]-[.B350])-[.C351]" office:value-type="float" office:value="0.0289602013132253">
            <text:p>0,028960201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3">
            <text:p>3.11</text:p>
          </table:table-cell>
          <table:table-cell table:style-name="ce6" table:formula="of:=([.B351]+[.C352])+(([.B351]+[.C352])*[.D352])" office:value-type="float" office:value="63.0148931008941">
            <text:p>63,014893100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2]-[.B351])-[.C352]" office:value-type="float" office:value="0.0289735230058312">
            <text:p>0,02897352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4">
            <text:p>4.11</text:p>
          </table:table-cell>
          <table:table-cell table:style-name="ce6" table:formula="of:=([.B352]+[.C353])+(([.B352]+[.C353])*[.D353])" office:value-type="float" office:value="63.0438799517206">
            <text:p>63,043879951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3]-[.B352])-[.C353]" office:value-type="float" office:value="0.0289868508264135">
            <text:p>0,028986850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5">
            <text:p>5.11</text:p>
          </table:table-cell>
          <table:table-cell table:style-name="ce6" table:formula="of:=([.B353]+[.C354])+(([.B353]+[.C354])*[.D354])" office:value-type="float" office:value="63.0728801364983">
            <text:p>63,0728801365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 office:value-type="string">
            <text:p>Owl Ventures</text:p>
          </table:table-cell>
          <table:table-cell table:style-name="ce6" table:formula="of:=([.B354]-[.B353])-[.C354]" office:value-type="float" office:value="0.029000184777793">
            <text:p>0,0290001848</text:p>
          </table:table-cell>
          <table:table-cell table:style-name="ce40" office:value-type="string">
            <text:p>changed from Ary van der Touw to Owl Ventures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6">
            <text:p>6.11</text:p>
          </table:table-cell>
          <table:table-cell table:style-name="ce6" table:formula="of:=([.B354]+[.C355])+(([.B354]+[.C355])*[.D355])" office:value-type="float" office:value="63.1018936613611">
            <text:p>63,1018936614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5]-[.B354])-[.C355]" office:value-type="float" office:value="0.0290135248627905">
            <text:p>0,029013524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7">
            <text:p>7.11</text:p>
          </table:table-cell>
          <table:table-cell table:style-name="ce6" table:formula="of:=([.B355]+[.C356])+(([.B355]+[.C356])*[.D356])" office:value-type="float" office:value="63.1309205324454">
            <text:p>63,1309205324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6]-[.B355])-[.C356]" office:value-type="float" office:value="0.029026871084227">
            <text:p>0,029026871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8">
            <text:p>8.11</text:p>
          </table:table-cell>
          <table:table-cell table:style-name="ce6" table:formula="of:=([.B356]+[.C357])+(([.B356]+[.C357])*[.D357])" office:value-type="float" office:value="63.1599607558903">
            <text:p>63,159960755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7]-[.B356])-[.C357]" office:value-type="float" office:value="0.0290402234449232">
            <text:p>0,029040223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09">
            <text:p>9.11</text:p>
          </table:table-cell>
          <table:table-cell table:style-name="ce6" table:formula="of:=([.B357]+[.C358])+(([.B357]+[.C358])*[.D358])" office:value-type="float" office:value="63.189014337838">
            <text:p>63,1890143378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58]-[.B357])-[.C358]" office:value-type="float" office:value="0.0290535819477071">
            <text:p>0,029053581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0">
            <text:p>10.11</text:p>
          </table:table-cell>
          <table:table-cell table:style-name="ce6" table:formula="of:=([.B358]+[.C359])+(([.B358]+[.C359])*[.D359])" office:value-type="float" office:value="63.2218726252937">
            <text:p>63,2218726253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59]-[.B358])-[.C359]" office:value-type="float" office:value="0.0328582874556744">
            <text:p>0,032858287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1">
            <text:p>11.11</text:p>
          </table:table-cell>
          <table:table-cell table:style-name="ce6" table:formula="of:=([.B359]+[.C360])+(([.B359]+[.C360])*[.D360])" office:value-type="float" office:value="63.2509546867013">
            <text:p>63,2509546867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60]-[.B359])-[.C360]" office:value-type="float" office:value="0.0290820614076353">
            <text:p>0,029082061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2">
            <text:p>12.11</text:p>
          </table:table-cell>
          <table:table-cell table:style-name="ce6" table:formula="of:=([.B360]+[.C361])+(([.B360]+[.C361])*[.D361])" office:value-type="float" office:value="63.2800501258572">
            <text:p>63,280050125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61]-[.B360])-[.C361]" office:value-type="float" office:value="0.0290954391558813">
            <text:p>0,029095439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3">
            <text:p>13.11</text:p>
          </table:table-cell>
          <table:table-cell table:style-name="ce6" table:formula="of:=([.B361]+[.C362])+(([.B361]+[.C362])*[.D362])" office:value-type="float" office:value="63.3091589489151">
            <text:p>63,3091589489</text:p>
          </table:table-cell>
          <table:table-cell table:style-name="ce6" office:value-type="float" office:value="0">
            <text:p>0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362]-[.B361])-[.C362]" office:value-type="float" office:value="0.0291088230578964">
            <text:p>0,029108823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4">
            <text:p>14.11</text:p>
          </table:table-cell>
          <table:table-cell table:style-name="ce6" table:formula="of:=([.B362]+[.C363])+(([.B362]+[.C363])*[.D363])" office:value-type="float" office:value="63.3433458947475">
            <text:p>63,3433458947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3]-[.B362])-[.C363]" office:value-type="float" office:value="0.0341869458324169">
            <text:p>0,034186945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5">
            <text:p>15.11</text:p>
          </table:table-cell>
          <table:table-cell table:style-name="ce6" table:formula="of:=([.B363]+[.C364])+(([.B363]+[.C364])*[.D364])" office:value-type="float" office:value="63.3775513015307">
            <text:p>63,3775513015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4]-[.B363])-[.C364]" office:value-type="float" office:value="0.0342054067831654">
            <text:p>0,034205406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6">
            <text:p>16.11</text:p>
          </table:table-cell>
          <table:table-cell table:style-name="ce6" table:formula="of:=([.B364]+[.C365])+(([.B364]+[.C365])*[.D365])" office:value-type="float" office:value="63.4117751792335">
            <text:p>63,4117751792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5]-[.B364])-[.C365]" office:value-type="float" office:value="0.0342238777028285">
            <text:p>0,034223877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7">
            <text:p>17.11</text:p>
          </table:table-cell>
          <table:table-cell table:style-name="ce6" table:formula="of:=([.B365]+[.C366])+(([.B365]+[.C366])*[.D366])" office:value-type="float" office:value="63.4460175378303">
            <text:p>63,4460175378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6]-[.B365])-[.C366]" office:value-type="float" office:value="0.034242358596785">
            <text:p>0,034242358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8">
            <text:p>18.11</text:p>
          </table:table-cell>
          <table:table-cell table:style-name="ce6" table:formula="of:=([.B366]+[.C367])+(([.B366]+[.C367])*[.D367])" office:value-type="float" office:value="63.4802783873007">
            <text:p>63,4802783873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7]-[.B366])-[.C367]" office:value-type="float" office:value="0.034260849470428">
            <text:p>0,034260849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19">
            <text:p>19.11</text:p>
          </table:table-cell>
          <table:table-cell table:style-name="ce6" table:formula="of:=([.B367]+[.C368])+(([.B367]+[.C368])*[.D368])" office:value-type="float" office:value="63.5145577376298">
            <text:p>63,5145577376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8]-[.B367])-[.C368]" office:value-type="float" office:value="0.0342793503291432">
            <text:p>0,03427935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0">
            <text:p>20.11</text:p>
          </table:table-cell>
          <table:table-cell table:style-name="ce6" table:formula="of:=([.B368]+[.C369])+(([.B368]+[.C369])*[.D369])" office:value-type="float" office:value="63.5488555988082">
            <text:p>63,5488555988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69]-[.B368])-[.C369]" office:value-type="float" office:value="0.0342978611783167">
            <text:p>0,034297861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1">
            <text:p>21.11</text:p>
          </table:table-cell>
          <table:table-cell table:style-name="ce6" table:formula="of:=([.B369]+[.C370])+(([.B369]+[.C370])*[.D370])" office:value-type="float" office:value="63.5831719808315">
            <text:p>63,5831719808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370]-[.B369])-[.C370]" office:value-type="float" office:value="0.0343163820233556">
            <text:p>0,03431638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2">
            <text:p>22.11</text:p>
          </table:table-cell>
          <table:table-cell table:style-name="ce6" table:formula="of:=([.B370]+[.C371])+(([.B370]+[.C371])*[.D371])" office:value-type="float" office:value="63.6162352302615">
            <text:p>63,6162352303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71]-[.B370])-[.C371]" office:value-type="float" office:value="0.0330632494300289">
            <text:p>0,033063249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3">
            <text:p>23.11</text:p>
          </table:table-cell>
          <table:table-cell table:style-name="ce6" table:formula="of:=([.B371]+[.C372])+(([.B371]+[.C372])*[.D372])" office:value-type="float" office:value="63.6493156725813">
            <text:p>63,6493156726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72]-[.B371])-[.C372]" office:value-type="float" office:value="0.0330804423197364">
            <text:p>0,033080442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4">
            <text:p>24.11</text:p>
          </table:table-cell>
          <table:table-cell table:style-name="ce6" table:formula="of:=([.B372]+[.C373])+(([.B372]+[.C373])*[.D373])" office:value-type="float" office:value="63.6798673441041">
            <text:p>63,6798673441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373]-[.B372])-[.C373]" office:value-type="float" office:value="0.0305516715228364">
            <text:p>0,030551671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5">
            <text:p>25.11</text:p>
          </table:table-cell>
          <table:table-cell table:style-name="ce6" table:formula="of:=([.B373]+[.C374])+(([.B373]+[.C374])*[.D374])" office:value-type="float" office:value="63.7104336804293">
            <text:p>63,7104336804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374]-[.B373])-[.C374]" office:value-type="float" office:value="0.0305663363251725">
            <text:p>0,030566336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6">
            <text:p>26.11</text:p>
          </table:table-cell>
          <table:table-cell table:style-name="ce6" table:formula="of:=([.B374]+[.C375])+(([.B374]+[.C375])*[.D375])" office:value-type="float" office:value="63.7410146885959">
            <text:p>63,7410146886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375]-[.B374])-[.C375]" office:value-type="float" office:value="0.0305810081666067">
            <text:p>0,030581008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7">
            <text:p>27.11</text:p>
          </table:table-cell>
          <table:table-cell table:style-name="ce6" table:formula="of:=([.B375]+[.C376])+(([.B375]+[.C376])*[.D376])" office:value-type="float" office:value="63.7716103756464">
            <text:p>63,7716103756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376]-[.B375])-[.C376]" office:value-type="float" office:value="0.0305956870505284">
            <text:p>0,030595687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8">
            <text:p>28.11</text:p>
          </table:table-cell>
          <table:table-cell table:style-name="ce6" table:formula="of:=([.B376]+[.C377])+(([.B376]+[.C377])*[.D377])" office:value-type="float" office:value="63.8085979096643">
            <text:p>63,8085979097</text:p>
          </table:table-cell>
          <table:table-cell table:style-name="ce6" office:value-type="float" office:value="0">
            <text:p>0</text:p>
          </table:table-cell>
          <table:table-cell table:style-name="ce6" table:formula="of:=(5.8/10000)" office:value-type="float" office:value="0.00058">
            <text:p>0,00058</text:p>
          </table:table-cell>
          <table:table-cell table:style-name="ce34"/>
          <table:table-cell table:style-name="ce6" table:formula="of:=([.B377]-[.B376])-[.C377]" office:value-type="float" office:value="0.0369875340178751">
            <text:p>0,03698753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1-29">
            <text:p>29.11</text:p>
          </table:table-cell>
          <table:table-cell table:style-name="ce6" table:formula="of:=([.B377]+[.C378])+(([.B377]+[.C378])*[.D378])" office:value-type="float" office:value="63.8443307244937">
            <text:p>63,8443307245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378]-[.B377])-[.C378]" office:value-type="float" office:value="0.0357328148294087">
            <text:p>0,035732814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11-30">
            <text:p>30.11</text:p>
          </table:table-cell>
          <table:table-cell table:style-name="ce15" table:formula="of:=([.B378]+[.C379])+(([.B378]+[.C379])*[.D379])" office:value-type="float" office:value="63.8775297764705">
            <text:p>63,8775297765</text:p>
          </table:table-cell>
          <table:table-cell table:style-name="ce15" office:value-type="float" office:value="0">
            <text:p>0</text:p>
          </table:table-cell>
          <table:table-cell table:style-name="ce15" table:formula="of:=(5.2/10000)" office:value-type="float" office:value="0.00052">
            <text:p>0,00052</text:p>
          </table:table-cell>
          <table:table-cell table:style-name="ce35"/>
          <table:table-cell table:style-name="ce15" table:formula="of:=([.B379]-[.B378])-[.C379]" office:value-type="float" office:value="0.0331990519767373">
            <text:p>0,033199052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48]" office:value-type="string" office:string-value="carry over November">
            <text:p>carry over November</text:p>
          </table:table-cell>
          <table:table-cell table:style-name="ce50" table:formula="of:=[.B379]" office:value-type="float" office:value="63.8775297764705">
            <text:p>63,8775297765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Dec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84:.F414])" office:value-type="float" office:value="1.07201426276052">
            <text:p>1,0720142628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5" office:value-type="date" office:date-value="2024-12-01">
            <text:p>1.12</text:p>
          </table:table-cell>
          <table:table-cell table:style-name="ce16" table:formula="of:=([.B381]+[.C384])+(([.B381]+[.C384])*[.D384])" office:value-type="float" office:value="63.9133011931453">
            <text:p>63,9133011931</text:p>
          </table:table-cell>
          <table:table-cell table:style-name="ce16" office:value-type="float" office:value="0">
            <text:p>0</text:p>
          </table:table-cell>
          <table:table-cell table:style-name="ce16" table:formula="of:=(5.6/10000)" office:value-type="float" office:value="0.00056">
            <text:p>0,00056</text:p>
          </table:table-cell>
          <table:table-cell table:style-name="ce58"/>
          <table:table-cell table:style-name="ce16" table:formula="of:=([.B384]-[.B381])-[.C384]" office:value-type="float" office:value="0.0357714166748266">
            <text:p>0,0357714167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2">
            <text:p>2.12</text:p>
          </table:table-cell>
          <table:table-cell table:style-name="ce6" table:formula="of:=([.B384]+[.C385])+(([.B384]+[.C385])*[.D385])" office:value-type="float" office:value="63.9465361097657">
            <text:p>63,9465361098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85]-[.B384])-[.C385]" office:value-type="float" office:value="0.0332349166204366">
            <text:p>0,033234916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3">
            <text:p>3.12</text:p>
          </table:table-cell>
          <table:table-cell table:style-name="ce6" table:formula="of:=([.B385]+[.C386])+(([.B385]+[.C386])*[.D386])" office:value-type="float" office:value="63.9797883085428">
            <text:p>63,979788308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86]-[.B385])-[.C386]" office:value-type="float" office:value="0.0332521987770775">
            <text:p>0,033252198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4">
            <text:p>4.12</text:p>
          </table:table-cell>
          <table:table-cell table:style-name="ce6" table:formula="of:=([.B386]+[.C387])+(([.B386]+[.C387])*[.D387])" office:value-type="float" office:value="64.0130577984632">
            <text:p>64,013057798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87]-[.B386])-[.C387]" office:value-type="float" office:value="0.0332694899204355">
            <text:p>0,033269489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5">
            <text:p>5.12</text:p>
          </table:table-cell>
          <table:table-cell table:style-name="ce6" table:formula="of:=([.B387]+[.C388])+(([.B387]+[.C388])*[.D388])" office:value-type="float" office:value="64.0463445885184">
            <text:p>64,046344588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88]-[.B387])-[.C388]" office:value-type="float" office:value="0.0332867900552003">
            <text:p>0,033286790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6">
            <text:p>6.12</text:p>
          </table:table-cell>
          <table:table-cell table:style-name="ce6" table:formula="of:=([.B388]+[.C389])+(([.B388]+[.C389])*[.D389])" office:value-type="float" office:value="64.0796486877045">
            <text:p>64,079648687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89]-[.B388])-[.C389]" office:value-type="float" office:value="0.0333040991860258">
            <text:p>0,033304099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7">
            <text:p>7.12</text:p>
          </table:table-cell>
          <table:table-cell table:style-name="ce6" table:formula="of:=([.B389]+[.C390])+(([.B389]+[.C390])*[.D390])" office:value-type="float" office:value="64.1129701050221">
            <text:p>64,11297010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0]-[.B389])-[.C390]" office:value-type="float" office:value="0.0333214173176088">
            <text:p>0,033321417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8">
            <text:p>8.12</text:p>
          </table:table-cell>
          <table:table-cell table:style-name="ce6" table:formula="of:=([.B390]+[.C391])+(([.B390]+[.C391])*[.D391])" office:value-type="float" office:value="64.1463088494767">
            <text:p>64,146308849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1]-[.B390])-[.C391]" office:value-type="float" office:value="0.0333387444546105">
            <text:p>0,033338744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09">
            <text:p>9.12</text:p>
          </table:table-cell>
          <table:table-cell table:style-name="ce6" table:formula="of:=([.B391]+[.C392])+(([.B391]+[.C392])*[.D392])" office:value-type="float" office:value="64.1783820039014">
            <text:p>64,1783820039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392]-[.B391])-[.C392]" office:value-type="float" office:value="0.0320731544247366">
            <text:p>0,032073154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0">
            <text:p>10.12</text:p>
          </table:table-cell>
          <table:table-cell table:style-name="ce6" table:formula="of:=([.B392]+[.C393])+(([.B392]+[.C393])*[.D393])" office:value-type="float" office:value="64.2104711949034">
            <text:p>64,2104711949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393]-[.B392])-[.C393]" office:value-type="float" office:value="0.0320891910019441">
            <text:p>0,03208919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1">
            <text:p>11.12</text:p>
          </table:table-cell>
          <table:table-cell table:style-name="ce6" table:formula="of:=([.B393]+[.C394])+(([.B393]+[.C394])*[.D394])" office:value-type="float" office:value="64.2438606399247">
            <text:p>64,2438606399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4]-[.B393])-[.C394]" office:value-type="float" office:value="0.0333894450213563">
            <text:p>0,033389445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2">
            <text:p>12.12</text:p>
          </table:table-cell>
          <table:table-cell table:style-name="ce6" table:formula="of:=([.B394]+[.C395])+(([.B394]+[.C395])*[.D395])" office:value-type="float" office:value="64.2759825702447">
            <text:p>64,2759825702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395]-[.B394])-[.C395]" office:value-type="float" office:value="0.0321219303199598">
            <text:p>0,03212193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3">
            <text:p>13.12</text:p>
          </table:table-cell>
          <table:table-cell table:style-name="ce6" table:formula="of:=([.B395]+[.C396])+(([.B395]+[.C396])*[.D396])" office:value-type="float" office:value="64.3094060811812">
            <text:p>64,3094060812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6]-[.B395])-[.C396]" office:value-type="float" office:value="0.0334235109365295">
            <text:p>0,033423510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4">
            <text:p>14.12</text:p>
          </table:table-cell>
          <table:table-cell table:style-name="ce6" table:formula="of:=([.B396]+[.C397])+(([.B396]+[.C397])*[.D397])" office:value-type="float" office:value="64.3428469723434">
            <text:p>64,3428469723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7]-[.B396])-[.C397]" office:value-type="float" office:value="0.0334408911622148">
            <text:p>0,033440891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5">
            <text:p>15.12</text:p>
          </table:table-cell>
          <table:table-cell table:style-name="ce6" table:formula="of:=([.B397]+[.C398])+(([.B397]+[.C398])*[.D398])" office:value-type="float" office:value="64.376305252769">
            <text:p>64,3763052528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8]-[.B397])-[.C398]" office:value-type="float" office:value="0.03345828042562">
            <text:p>0,0334582804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6">
            <text:p>16.12</text:p>
          </table:table-cell>
          <table:table-cell table:style-name="ce6" table:formula="of:=([.B398]+[.C399])+(([.B398]+[.C399])*[.D399])" office:value-type="float" office:value="64.4097809315005">
            <text:p>64,409780931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99]-[.B398])-[.C399]" office:value-type="float" office:value="0.0334756787314348">
            <text:p>0,033475678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7">
            <text:p>17.12</text:p>
          </table:table-cell>
          <table:table-cell table:style-name="ce6" table:formula="of:=([.B399]+[.C400])+(([.B399]+[.C400])*[.D400])" office:value-type="float" office:value="66.5868174918612">
            <text:p>66,5868174919</text:p>
          </table:table-cell>
          <table:table-cell table:style-name="ce6" office:value-type="float" office:value="2.14375979">
            <text:p>2,14375979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400]-[.B399])-[.C400]" office:value-type="float" office:value="0.0332767703607617">
            <text:p>0,0332767704</text:p>
          </table:table-cell>
          <table:table-cell table:style-name="ce40" office:value-type="string">
            <text:p>buy &amp; add 2,14375979 TAO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8">
            <text:p>18.12</text:p>
          </table:table-cell>
          <table:table-cell table:style-name="ce6" table:formula="of:=([.B400]+[.C401])+(([.B400]+[.C401])*[.D401])" office:value-type="float" office:value="66.621442636957">
            <text:p>66,62144263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1]-[.B400])-[.C401]" office:value-type="float" office:value="0.0346251450957737">
            <text:p>0,034625145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19">
            <text:p>19.12</text:p>
          </table:table-cell>
          <table:table-cell table:style-name="ce6" table:formula="of:=([.B401]+[.C402])+(([.B401]+[.C402])*[.D402])" office:value-type="float" office:value="66.6554195727018">
            <text:p>66,6554195727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402]-[.B401])-[.C402]" office:value-type="float" office:value="0.0339769357448461">
            <text:p>0,0339769357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0">
            <text:p>20.12</text:p>
          </table:table-cell>
          <table:table-cell table:style-name="ce6" table:formula="of:=([.B402]+[.C403])+(([.B402]+[.C403])*[.D403])" office:value-type="float" office:value="66.6900803908797">
            <text:p>66,6900803909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3]-[.B402])-[.C403]" office:value-type="float" office:value="0.0346608181777981">
            <text:p>0,034660818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1">
            <text:p>21.12</text:p>
          </table:table-cell>
          <table:table-cell table:style-name="ce6" table:formula="of:=([.B403]+[.C404])+(([.B403]+[.C404])*[.D404])" office:value-type="float" office:value="66.7247592326829">
            <text:p>66,724759232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4]-[.B403])-[.C404]" office:value-type="float" office:value="0.034678841803256">
            <text:p>0,034678841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2">
            <text:p>22.12</text:p>
          </table:table-cell>
          <table:table-cell table:style-name="ce6" table:formula="of:=([.B404]+[.C405])+(([.B404]+[.C405])*[.D405])" office:value-type="float" office:value="66.7594561074839">
            <text:p>66,7594561075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5]-[.B404])-[.C405]" office:value-type="float" office:value="0.0346968748009999">
            <text:p>0,0346968748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3">
            <text:p>23.12</text:p>
          </table:table-cell>
          <table:table-cell table:style-name="ce6" table:formula="of:=([.B405]+[.C406])+(([.B405]+[.C406])*[.D406])" office:value-type="float" office:value="66.7941710246598">
            <text:p>66,794171024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6]-[.B405])-[.C406]" office:value-type="float" office:value="0.03471491717589">
            <text:p>0,0347149172</text:p>
          </table:table-cell>
          <table:table-cell table:style-name="ce7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4">
            <text:p>24.12</text:p>
          </table:table-cell>
          <table:table-cell table:style-name="ce6" table:formula="of:=([.B406]+[.C407])+(([.B406]+[.C407])*[.D407])" office:value-type="float" office:value="66.8282360518824">
            <text:p>66,8282360519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407]-[.B406])-[.C407]" office:value-type="float" office:value="0.0340650272225815">
            <text:p>0,0340650272</text:p>
          </table:table-cell>
          <table:table-cell table:style-name="ce40" office:value-type="string">
            <text:p>renaming Owl Ventures to tao5 (validatot name in Nova Wallet unchanged)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5">
            <text:p>25.12</text:p>
          </table:table-cell>
          <table:table-cell table:style-name="ce6" table:formula="of:=([.B407]+[.C408])+(([.B407]+[.C408])*[.D408])" office:value-type="float" office:value="66.8629867346293">
            <text:p>66,8629867346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8]-[.B407])-[.C408]" office:value-type="float" office:value="0.0347506827469743">
            <text:p>0,0347506827</text:p>
          </table:table-cell>
          <table:table-cell table:style-name="ce7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6">
            <text:p>26.12</text:p>
          </table:table-cell>
          <table:table-cell table:style-name="ce6" table:formula="of:=([.B408]+[.C409])+(([.B408]+[.C409])*[.D409])" office:value-type="float" office:value="66.8977554877314">
            <text:p>66,897755487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09]-[.B408])-[.C409]" office:value-type="float" office:value="0.0347687531020142">
            <text:p>0,0347687531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7">
            <text:p>27.12</text:p>
          </table:table-cell>
          <table:table-cell table:style-name="ce6" table:formula="of:=([.B409]+[.C410])+(([.B409]+[.C410])*[.D410])" office:value-type="float" office:value="66.932542320585">
            <text:p>66,9325423206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10]-[.B409])-[.C410]" office:value-type="float" office:value="0.0347868328536265">
            <text:p>0,0347868329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8">
            <text:p>28.12</text:p>
          </table:table-cell>
          <table:table-cell table:style-name="ce6" table:formula="of:=([.B410]+[.C411])+(([.B410]+[.C411])*[.D411])" office:value-type="float" office:value="66.9646699408989">
            <text:p>66,9646699409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411]-[.B410])-[.C411]" office:value-type="float" office:value="0.0321276203138865">
            <text:p>0,0321276203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29">
            <text:p>29.12</text:p>
          </table:table-cell>
          <table:table-cell table:style-name="ce6" table:formula="of:=([.B411]+[.C412])+(([.B411]+[.C412])*[.D412])" office:value-type="float" office:value="66.9968129824705">
            <text:p>66,9968129825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412]-[.B411])-[.C412]" office:value-type="float" office:value="0.0321430415716293">
            <text:p>0,0321430416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7" office:value-type="date" office:date-value="2024-12-30">
            <text:p>30.12</text:p>
          </table:table-cell>
          <table:table-cell table:style-name="ce6" table:formula="of:=([.B412]+[.C413])+(([.B412]+[.C413])*[.D413])" office:value-type="float" office:value="67.0289714527021">
            <text:p>67,0289714527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413]-[.B412])-[.C413]" office:value-type="float" office:value="0.0321584702315789">
            <text:p>0,0321584702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28" office:value-type="date" office:date-value="2024-12-31">
            <text:p>31.12</text:p>
          </table:table-cell>
          <table:table-cell table:style-name="ce15" table:formula="of:=([.B413]+[.C414])+(([.B413]+[.C414])*[.D414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4.8/10000)" office:value-type="float" office:value="0.00048">
            <text:p>0,00048</text:p>
          </table:table-cell>
          <table:table-cell table:style-name="ce35"/>
          <table:table-cell table:style-name="ce15" table:formula="of:=([.B414]-[.B412])-[.C414]" office:value-type="float" office:value="0.0643323765288812">
            <text:p>0,0643323765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 table:number-rows-repeated="587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4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default-cell-style-name="Excel_20_Built-in_20_Normal"/>
        <table:table-column table:style-name="co15" table:number-columns-repeated="3" table:default-cell-style-name="Excel_20_Built-in_20_Normal"/>
        <table:table-column table:style-name="co10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0" table:default-cell-style-name="Excel_20_Built-in_20_Normal"/>
        <table:table-column table:style-name="co16" table:default-cell-style-name="Excel_20_Built-in_20_Normal"/>
        <table:table-column table:style-name="co9" table:default-cell-style-name="Excel_20_Built-in_20_Normal"/>
        <table:table-column table:style-name="co18" table:default-cell-style-name="Excel_20_Built-in_20_Normal"/>
        <table:table-column table:style-name="co10" table:default-cell-style-name="Excel_20_Built-in_20_Normal"/>
        <table:table-column table:style-name="co16" table:number-columns-repeated="5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10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4" table:number-columns-repeated="6" table:default-cell-style-name="Excel_20_Built-in_20_Normal"/>
        <table:table-column table:style-name="co5" table:number-columns-repeated="986" table:default-cell-style-name="Excel_20_Built-in_20_Normal"/>
        <table:table-row table:style-name="ro2">
          <table:table-cell table:style-name="ce23" office:value-type="float" office:value="2025">
            <text:p>2025</text:p>
          </table:table-cell>
          <table:table-cell table:style-name="ce30" table:number-columns-repeated="3"/>
          <table:table-cell table:style-name="ce55"/>
          <table:table-cell table:style-name="ce30"/>
          <table:table-cell table:style-name="ce55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office:value-type="string">
            <text:p>sum 2024: </text:p>
          </table:table-cell>
          <table:table-cell table:style-name="ce50" table:formula="of:=[$'2024'.B414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3" office:value-type="string">
            <text:p>Januar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5:.F35])" office:value-type="float" office:value="0.950855795799643">
            <text:p>0,9508557958</text:p>
          </table:table-cell>
          <table:table-cell table:style-name="ce71" table:number-columns-repeated="31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5-01-01">
            <text:p>1.1</text:p>
          </table:table-cell>
          <table:table-cell table:style-name="ce6" table:formula="of:=([.B2]+[.C5])+(([.B2]+[.C5])*[.D5])" office:value-type="float" office:value="67.0933347087717">
            <text:p>67,0933347088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5]-[.B2])-[.C5]" office:value-type="float" office:value="0.0321893497723238">
            <text:p>0,032189349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2">
            <text:p>2.1</text:p>
          </table:table-cell>
          <table:table-cell table:style-name="ce6" table:formula="of:=([.B5]+[.C6])+(([.B5]+[.C6])*[.D6])" office:value-type="float" office:value="67.0933347087717">
            <text:p>67,0933347088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 office:value-type="string">
            <text:p>Datura</text:p>
          </table:table-cell>
          <table:table-cell table:style-name="ce6" table:formula="of:=([.B6]-[.B5])-[.C6]" office:value-type="float" office:value="0">
            <text:p>0</text:p>
          </table:table-cell>
          <table:table-cell table:style-name="ce40" office:value-type="string">
            <text:p>from Owl Ventures to Datura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3">
            <text:p>3.1</text:p>
          </table:table-cell>
          <table:table-cell table:style-name="ce6" table:formula="of:=([.B6]+[.C7])+(([.B6]+[.C7])*[.D7])" office:value-type="float" office:value="67.0933347087717">
            <text:p>67,0933347088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 office:value-type="string">
            <text:p>Owl Ventures</text:p>
          </table:table-cell>
          <table:table-cell table:style-name="ce6" table:formula="of:=([.B7]-[.B6])-[.C7]" office:value-type="float" office:value="0">
            <text:p>0</text:p>
          </table:table-cell>
          <table:table-cell table:style-name="ce40" office:value-type="string">
            <text:p>from Datura to Owl Ventures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4">
            <text:p>4.1</text:p>
          </table:table-cell>
          <table:table-cell table:style-name="ce6" table:formula="of:=([.B7]+[.C8])+(([.B7]+[.C8])*[.D8])" office:value-type="float" office:value="67.1268813761261">
            <text:p>67,1268813761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8]-[.B7])-[.C8]" office:value-type="float" office:value="0.0335466673543863">
            <text:p>0,0335466674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5">
            <text:p>5.1</text:p>
          </table:table-cell>
          <table:table-cell table:style-name="ce6" table:formula="of:=([.B8]+[.C9])+(([.B8]+[.C9])*[.D9])" office:value-type="float" office:value="67.1611160856279">
            <text:p>67,1611160856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9]-[.B8])-[.C9]" office:value-type="float" office:value="0.0342347095018312">
            <text:p>0,0342347095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6">
            <text:p>6.1</text:p>
          </table:table-cell>
          <table:table-cell table:style-name="ce6" table:formula="of:=([.B9]+[.C10])+(([.B9]+[.C10])*[.D10])" office:value-type="float" office:value="67.1953682548316">
            <text:p>67,1953682548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10]-[.B9])-[.C10]" office:value-type="float" office:value="0.0342521692036684">
            <text:p>0,0342521692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7">
            <text:p>7.1</text:p>
          </table:table-cell>
          <table:table-cell table:style-name="ce6" table:formula="of:=([.B10]+[.C11])+(([.B10]+[.C11])*[.D11])" office:value-type="float" office:value="67.2296378926416">
            <text:p>67,2296378926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11]-[.B10])-[.C11]" office:value-type="float" office:value="0.0342696378099703">
            <text:p>0,034269637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8">
            <text:p>8.1</text:p>
          </table:table-cell>
          <table:table-cell table:style-name="ce6" table:formula="of:=([.B11]+[.C12])+(([.B11]+[.C12])*[.D12])" office:value-type="float" office:value="67.2632527115879">
            <text:p>67,2632527116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12]-[.B11])-[.C12]" office:value-type="float" office:value="0.0336148189463188">
            <text:p>0,0336148189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09">
            <text:p>9.1</text:p>
          </table:table-cell>
          <table:table-cell table:style-name="ce6" table:formula="of:=([.B12]+[.C13])+(([.B12]+[.C13])*[.D13])" office:value-type="float" office:value="67.2962117054166">
            <text:p>67,2962117054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3]-[.B12])-[.C13]" office:value-type="float" office:value="0.0329589938286716">
            <text:p>0,032958993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0">
            <text:p>10.1</text:p>
          </table:table-cell>
          <table:table-cell table:style-name="ce6" table:formula="of:=([.B13]+[.C14])+(([.B13]+[.C14])*[.D14])" office:value-type="float" office:value="67.3278409249181">
            <text:p>67,3278409249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14]-[.B13])-[.C14]" office:value-type="float" office:value="0.0316292195015393">
            <text:p>0,0316292195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1">
            <text:p>11.1</text:p>
          </table:table-cell>
          <table:table-cell table:style-name="ce6" table:formula="of:=([.B14]+[.C15])+(([.B14]+[.C15])*[.D15])" office:value-type="float" office:value="67.3594850101528">
            <text:p>67,3594850102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15]-[.B14])-[.C15]" office:value-type="float" office:value="0.0316440852347171">
            <text:p>0,0316440852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2">
            <text:p>12.1</text:p>
          </table:table-cell>
          <table:table-cell table:style-name="ce6" table:formula="of:=([.B15]+[.C16])+(([.B15]+[.C16])*[.D16])" office:value-type="float" office:value="67.3924911578078">
            <text:p>67,3924911578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16]-[.B15])-[.C16]" office:value-type="float" office:value="0.033006147654973">
            <text:p>0,0330061477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3">
            <text:p>13.1</text:p>
          </table:table-cell>
          <table:table-cell table:style-name="ce6" table:formula="of:=([.B16]+[.C17])+(([.B16]+[.C17])*[.D17])" office:value-type="float" office:value="67.4261874033867">
            <text:p>67,4261874034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17]-[.B16])-[.C17]" office:value-type="float" office:value="0.0336962455789092">
            <text:p>0,0336962456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4">
            <text:p>14.1</text:p>
          </table:table-cell>
          <table:table-cell table:style-name="ce6" table:formula="of:=([.B17]+[.C18])+(([.B17]+[.C18])*[.D18])" office:value-type="float" office:value="67.4585519733403">
            <text:p>67,4585519733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18]-[.B17])-[.C18]" office:value-type="float" office:value="0.0323645699536286">
            <text:p>0,03236457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5">
            <text:p>15.1</text:p>
          </table:table-cell>
          <table:table-cell table:style-name="ce6" table:formula="of:=([.B18]+[.C19])+(([.B18]+[.C19])*[.D19])" office:value-type="float" office:value="67.492281249327">
            <text:p>67,4922812493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19]-[.B18])-[.C19]" office:value-type="float" office:value="0.0337292759866727">
            <text:p>0,033729276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6">
            <text:p>16.1</text:p>
          </table:table-cell>
          <table:table-cell table:style-name="ce6" table:formula="of:=([.B19]+[.C20])+(([.B19]+[.C20])*[.D20])" office:value-type="float" office:value="67.5240026215142">
            <text:p>67,5240026215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20]-[.B19])-[.C20]" office:value-type="float" office:value="0.0317213721871781">
            <text:p>0,0317213722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17">
            <text:p>17.1</text:p>
          </table:table-cell>
          <table:table-cell table:style-name="ce6" table:formula="of:=([.B20]+[.C21])+(([.B20]+[.C21])*[.D21])" office:value-type="float" office:value="67.5557389027463">
            <text:p>67,5557389027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21]-[.B20])-[.C21]" office:value-type="float" office:value="0.0317362812321136">
            <text:p>0,0317362812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72" office:value-type="date" office:date-value="2024-01-18">
            <text:p>18.1</text:p>
          </table:table-cell>
          <table:table-cell table:style-name="ce6" table:formula="of:=([.B21]+[.C22])+(([.B21]+[.C22])*[.D22])" office:value-type="float" office:value="67.5874901000306">
            <text:p>67,5874901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22]-[.B21])-[.C22]" office:value-type="float" office:value="0.0317511972842937">
            <text:p>0,0317511973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72" office:value-type="date" office:date-value="2024-01-19">
            <text:p>19.1</text:p>
          </table:table-cell>
          <table:table-cell table:style-name="ce6" table:formula="of:=([.B22]+[.C23])+(([.B22]+[.C23])*[.D23])" office:value-type="float" office:value="67.5874901000306">
            <text:p>67,5874901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 office:value-type="string">
            <text:p>Ary van der Touw</text:p>
          </table:table-cell>
          <table:table-cell table:style-name="ce6" table:formula="of:=([.B23]-[.B22])-[.C23]" office:value-type="float" office:value="0">
            <text:p>0</text:p>
          </table:table-cell>
          <table:table-cell table:style-name="ce40" office:value-type="string">
            <text:p>from Owl Ventures to Ary van der Touw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72" office:value-type="date" office:date-value="2024-01-20">
            <text:p>20.1</text:p>
          </table:table-cell>
          <table:table-cell table:style-name="ce6" table:formula="of:=([.B23]+[.C24])+(([.B23]+[.C24])*[.D24])" office:value-type="float" office:value="67.6253390944866">
            <text:p>67,6253390945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24]-[.B23])-[.C24]" office:value-type="float" office:value="0.037848994456013">
            <text:p>0,0378489945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72" office:value-type="date" office:date-value="2024-01-21">
            <text:p>21.1</text:p>
          </table:table-cell>
          <table:table-cell table:style-name="ce6" table:formula="of:=([.B24]+[.C25])+(([.B24]+[.C25])*[.D25])" office:value-type="float" office:value="68.9056647090338">
            <text:p>68,905664709</text:p>
          </table:table-cell>
          <table:table-cell table:style-name="ce6" office:value-type="float" office:value="1.24589">
            <text:p>1,24589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5]-[.B24])-[.C25]" office:value-type="float" office:value="0.0344356145472517">
            <text:p>0,0344356145</text:p>
          </table:table-cell>
          <table:table-cell table:style-name="ce40" office:value-type="string">
            <text:p>buy &amp; add 1,24589 TAO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2">
            <text:p>22.1</text:p>
          </table:table-cell>
          <table:table-cell table:style-name="ce6" table:formula="of:=([.B25]+[.C26])+(([.B25]+[.C26])*[.D26])" office:value-type="float" office:value="68.9414956546825">
            <text:p>68,941495654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26]-[.B25])-[.C26]" office:value-type="float" office:value="0.0358309456486978">
            <text:p>0,0358309456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3">
            <text:p>23.1</text:p>
          </table:table-cell>
          <table:table-cell table:style-name="ce6" table:formula="of:=([.B26]+[.C27])+(([.B26]+[.C27])*[.D27])" office:value-type="float" office:value="68.9759664025099">
            <text:p>68,9759664025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27]-[.B26])-[.C27]" office:value-type="float" office:value="0.0344707478273421">
            <text:p>0,034470747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4">
            <text:p>24.1</text:p>
          </table:table-cell>
          <table:table-cell table:style-name="ce6" table:formula="of:=([.B27]+[.C28])+(([.B27]+[.C28])*[.D28])" office:value-type="float" office:value="69.0111441453752">
            <text:p>69,0111441454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28]-[.B27])-[.C28]" office:value-type="float" office:value="0.0351777428652866">
            <text:p>0,0351777429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5">
            <text:p>25.1</text:p>
          </table:table-cell>
          <table:table-cell table:style-name="ce6" table:formula="of:=([.B28]+[.C29])+(([.B28]+[.C29])*[.D29])" office:value-type="float" office:value="69.0463398288893">
            <text:p>69,0463398289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29]-[.B28])-[.C29]" office:value-type="float" office:value="0.0351956835141465">
            <text:p>0,0351956835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6">
            <text:p>26.1</text:p>
          </table:table-cell>
          <table:table-cell table:style-name="ce6" table:formula="of:=([.B29]+[.C30])+(([.B29]+[.C30])*[.D30])" office:value-type="float" office:value="69.0815534622021">
            <text:p>69,0815534622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30]-[.B29])-[.C30]" office:value-type="float" office:value="0.0352136333127362">
            <text:p>0,0352136333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7">
            <text:p>27.1</text:p>
          </table:table-cell>
          <table:table-cell table:style-name="ce6" table:formula="of:=([.B30]+[.C31])+(([.B30]+[.C31])*[.D31])" office:value-type="float" office:value="69.1167850544678">
            <text:p>69,1167850545</text:p>
          </table:table-cell>
          <table:table-cell table:style-name="ce6" office:value-type="float" office:value="0">
            <text:p>0</text:p>
          </table:table-cell>
          <table:table-cell table:style-name="ce6" table:formula="of:=(5.1/10000)" office:value-type="float" office:value="0.00051">
            <text:p>0,00051</text:p>
          </table:table-cell>
          <table:table-cell table:style-name="ce34"/>
          <table:table-cell table:style-name="ce6" table:formula="of:=([.B31]-[.B30])-[.C31]" office:value-type="float" office:value="0.0352315922657169">
            <text:p>0,0352315923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8">
            <text:p>28.1</text:p>
          </table:table-cell>
          <table:table-cell table:style-name="ce6" table:formula="of:=([.B31]+[.C32])+(([.B31]+[.C32])*[.D32])" office:value-type="float" office:value="69.1527257826961">
            <text:p>69,1527257827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2]-[.B31])-[.C32]" office:value-type="float" office:value="0.0359407282283257">
            <text:p>0,0359407282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29">
            <text:p>29.1</text:p>
          </table:table-cell>
          <table:table-cell table:style-name="ce6" table:formula="of:=([.B32]+[.C33])+(([.B32]+[.C33])*[.D33])" office:value-type="float" office:value="69.1886852001031">
            <text:p>69,1886852001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3]-[.B32])-[.C33]" office:value-type="float" office:value="0.0359594174069997">
            <text:p>0,0359594174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1-30">
            <text:p>30.1</text:p>
          </table:table-cell>
          <table:table-cell table:style-name="ce6" table:formula="of:=([.B33]+[.C34])+(([.B33]+[.C34])*[.D34])" office:value-type="float" office:value="69.2246633164072">
            <text:p>69,2246633164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34]-[.B33])-[.C34]" office:value-type="float" office:value="0.0359781163040509">
            <text:p>0,0359781163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8" office:value-type="date" office:date-value="2024-01-31">
            <text:p>31.1</text:p>
          </table:table-cell>
          <table:table-cell table:style-name="ce15" table:formula="of:=([.B34]+[.C35])+(([.B34]+[.C35])*[.D35])" office:value-type="float" office:value="69.257891154799">
            <text:p>69,2578911548</text:p>
          </table:table-cell>
          <table:table-cell table:style-name="ce15" office:value-type="float" office:value="0">
            <text:p>0</text:p>
          </table:table-cell>
          <table:table-cell table:style-name="ce15" table:formula="of:=(4.8/10000)" office:value-type="float" office:value="0.00048">
            <text:p>0,00048</text:p>
          </table:table-cell>
          <table:table-cell table:style-name="ce35"/>
          <table:table-cell table:style-name="ce15" table:formula="of:=([.B35]-[.B34])-[.C35]" office:value-type="float" office:value="0.0332278383918805">
            <text:p>0,0332278384</text:p>
          </table:table-cell>
          <table:table-cell table:style-name="ce41"/>
          <table:table-cell table:style-name="ce30" table:number-columns-repeated="31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3]" office:value-type="string" office:string-value="carry over January">
            <text:p>carry over January</text:p>
          </table:table-cell>
          <table:table-cell table:style-name="ce50" table:formula="of:=[.B35]" office:value-type="float" office:value="69.257891154799">
            <text:p>69,2578911548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31"/>
          <table:table-cell table:number-columns-repeated="986"/>
        </table:table-row>
        <table:table-row table:style-name="ro3">
          <table:table-cell table:style-name="ce43" office:value-type="string">
            <text:p>Februar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40:.F68])" office:value-type="float" office:value="1.24807189188371">
            <text:p>1,2480718919</text:p>
          </table:table-cell>
          <table:table-cell table:style-name="ce71" table:number-columns-repeated="31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1">
            <text:p>1.2</text:p>
          </table:table-cell>
          <table:table-cell table:style-name="ce16" table:formula="of:=([.B37]+[.C40])+(([.B37]+[.C40])*[.D$40])" office:value-type="float" office:value="69.2883646269071">
            <text:p>69,2883646269</text:p>
          </table:table-cell>
          <table:table-cell table:style-name="ce16" office:value-type="float" office:value="0">
            <text:p>0</text:p>
          </table:table-cell>
          <table:table-cell table:style-name="ce16" table:formula="of:=(4.4/10000)" office:value-type="float" office:value="0.00044">
            <text:p>0,00044</text:p>
          </table:table-cell>
          <table:table-cell table:style-name="ce58"/>
          <table:table-cell table:style-name="ce16" table:formula="of:=([.B40]-[.B37])-[.C40]" office:value-type="float" office:value="0.0304734721081132">
            <text:p>0,0304734721</text:p>
          </table:table-cell>
          <table:table-cell table:style-name="ce65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2">
            <text:p>2.2</text:p>
          </table:table-cell>
          <table:table-cell table:style-name="ce6" table:formula="of:=([.B40]+[.C41])+(([.B40]+[.C41])*[.D$41])" office:value-type="float" office:value="69.3119226708803">
            <text:p>69,3119226709</text:p>
          </table:table-cell>
          <table:table-cell table:style-name="ce6" office:value-type="float" office:value="0">
            <text:p>0</text:p>
          </table:table-cell>
          <table:table-cell table:style-name="ce6" table:formula="of:=(3.4/10000)" office:value-type="float" office:value="0.00034">
            <text:p>0,00034</text:p>
          </table:table-cell>
          <table:table-cell table:style-name="ce34"/>
          <table:table-cell table:style-name="ce6" table:formula="of:=([.B41]-[.B40])-[.C41]" office:value-type="float" office:value="0.0235580439731535">
            <text:p>0,023558044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3">
            <text:p>3.2</text:p>
          </table:table-cell>
          <table:table-cell table:style-name="ce6" table:formula="of:=([.B41]+[.C42])+(([.B41]+[.C42])*[.D42])" office:value-type="float" office:value="73.3707370267611">
            <text:p>73,3707370268</text:p>
          </table:table-cell>
          <table:table-cell table:style-name="ce6" office:value-type="float" office:value="4.04561">
            <text:p>4,04561</text:p>
          </table:table-cell>
          <table:table-cell table:style-name="ce6" table:formula="of:=(1.8/10000)" office:value-type="float" office:value="0.00018">
            <text:p>0,00018</text:p>
          </table:table-cell>
          <table:table-cell table:style-name="ce34" office:value-type="string">
            <text:p>Tatsu</text:p>
          </table:table-cell>
          <table:table-cell table:style-name="ce6" table:formula="of:=([.B42]-[.B41])-[.C42]" office:value-type="float" office:value="0.013204355880756">
            <text:p>0,0132043559</text:p>
          </table:table-cell>
          <table:table-cell table:style-name="ce40" office:value-type="string">
            <text:p>from Ary van der Touw to Tatsu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4">
            <text:p>4.2</text:p>
          </table:table-cell>
          <table:table-cell table:style-name="ce6" table:formula="of:=([.B42]+[.C43])+(([.B42]+[.C43])*[.D43])" office:value-type="float" office:value="73.3707370267611">
            <text:p>73,3707370268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3]-[.B42])-[.C43]" office:value-type="float" office:value="0">
            <text:p>0</text:p>
          </table:table-cell>
          <table:table-cell table:style-name="ce40" office:value-type="string">
            <text:p>due to validator change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5">
            <text:p>5.2</text:p>
          </table:table-cell>
          <table:table-cell table:style-name="ce6" table:formula="of:=([.B43]+[.C44])+(([.B43]+[.C44])*[.D44])" office:value-type="float" office:value="73.4103572247555">
            <text:p>73,4103572248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44]-[.B43])-[.C44]" office:value-type="float" office:value="0.0396201979944522">
            <text:p>0,03962019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6">
            <text:p>6.2</text:p>
          </table:table-cell>
          <table:table-cell table:style-name="ce6" table:formula="of:=([.B44]+[.C45])+(([.B44]+[.C45])*[.D45])" office:value-type="float" office:value="73.4522011283736">
            <text:p>73,4522011284</text:p>
          </table:table-cell>
          <table:table-cell table:style-name="ce6" office:value-type="float" office:value="0">
            <text:p>0</text:p>
          </table:table-cell>
          <table:table-cell table:style-name="ce6" table:formula="of:=(5.7/10000)" office:value-type="float" office:value="0.00057">
            <text:p>0,00057</text:p>
          </table:table-cell>
          <table:table-cell table:style-name="ce34"/>
          <table:table-cell table:style-name="ce6" table:formula="of:=([.B45]-[.B44])-[.C45]" office:value-type="float" office:value="0.0418439036181155">
            <text:p>0,0418439036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7">
            <text:p>7.2</text:p>
          </table:table-cell>
          <table:table-cell table:style-name="ce6" table:formula="of:=([.B45]+[.C46])+(([.B45]+[.C46])*[.D46])" office:value-type="float" office:value="76.5255014242055">
            <text:p>76,5255014242</text:p>
          </table:table-cell>
          <table:table-cell table:style-name="ce6" office:value-type="float" office:value="3.03047">
            <text:p>3,03047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46]-[.B45])-[.C46]" office:value-type="float" office:value="0.0428302958318847">
            <text:p>0,042830295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8">
            <text:p>8.2</text:p>
          </table:table-cell>
          <table:table-cell table:style-name="ce6" table:formula="of:=([.B46]+[.C47])+(([.B46]+[.C47])*[.D47])" office:value-type="float" office:value="76.5622336648891">
            <text:p>76,5622336649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47]-[.B46])-[.C47]" office:value-type="float" office:value="0.0367322406836195">
            <text:p>0,0367322407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09">
            <text:p>9.2</text:p>
          </table:table-cell>
          <table:table-cell table:style-name="ce6" table:formula="of:=([.B47]+[.C48])+(([.B47]+[.C48])*[.D48])" office:value-type="float" office:value="76.6020460263949">
            <text:p>76,6020460264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48]-[.B47])-[.C48]" office:value-type="float" office:value="0.0398123615057386">
            <text:p>0,0398123615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0">
            <text:p>10.2</text:p>
          </table:table-cell>
          <table:table-cell table:style-name="ce6" table:formula="of:=([.B48]+[.C49])+(([.B48]+[.C49])*[.D49])" office:value-type="float" office:value="76.6441771517094">
            <text:p>76,6441771517</text:p>
          </table:table-cell>
          <table:table-cell table:style-name="ce6" office:value-type="float" office:value="0">
            <text:p>0</text:p>
          </table:table-cell>
          <table:table-cell table:style-name="ce6" table:formula="of:=(5.5/10000)" office:value-type="float" office:value="0.00055">
            <text:p>0,00055</text:p>
          </table:table-cell>
          <table:table-cell table:style-name="ce34"/>
          <table:table-cell table:style-name="ce6" table:formula="of:=([.B49]-[.B48])-[.C49]" office:value-type="float" office:value="0.042131125314512">
            <text:p>0,0421311253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1">
            <text:p>11.2</text:p>
          </table:table-cell>
          <table:table-cell table:style-name="ce6" table:formula="of:=([.B49]+[.C50])+(([.B49]+[.C50])*[.D50])" office:value-type="float" office:value="76.6863314491428">
            <text:p>76,6863314491</text:p>
          </table:table-cell>
          <table:table-cell table:style-name="ce6" office:value-type="float" office:value="0">
            <text:p>0</text:p>
          </table:table-cell>
          <table:table-cell table:style-name="ce6" table:formula="of:=(5.5/10000)" office:value-type="float" office:value="0.00055">
            <text:p>0,00055</text:p>
          </table:table-cell>
          <table:table-cell table:style-name="ce34"/>
          <table:table-cell table:style-name="ce6" table:formula="of:=([.B50]-[.B49])-[.C50]" office:value-type="float" office:value="0.0421542974334415">
            <text:p>0,0421542974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2">
            <text:p>12.2</text:p>
          </table:table-cell>
          <table:table-cell table:style-name="ce6" table:formula="of:=([.B50]+[.C51])+(([.B50]+[.C51])*[.D51])" office:value-type="float" office:value="76.7269752048109">
            <text:p>76,7269752048</text:p>
          </table:table-cell>
          <table:table-cell table:style-name="ce6" office:value-type="float" office:value="0">
            <text:p>0</text:p>
          </table:table-cell>
          <table:table-cell table:style-name="ce6" table:formula="of:=(5.3/10000)" office:value-type="float" office:value="0.00053">
            <text:p>0,00053</text:p>
          </table:table-cell>
          <table:table-cell table:style-name="ce34"/>
          <table:table-cell table:style-name="ce6" table:formula="of:=([.B51]-[.B50])-[.C51]" office:value-type="float" office:value="0.040643755668043">
            <text:p>0,0406437557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3">
            <text:p>13.2</text:p>
          </table:table-cell>
          <table:table-cell table:style-name="ce6" table:formula="of:=([.B51]+[.C52])+(([.B51]+[.C52])*[.D52])" office:value-type="float" office:value="76.7691750411735">
            <text:p>76,7691750412</text:p>
          </table:table-cell>
          <table:table-cell table:style-name="ce6" office:value-type="float" office:value="0">
            <text:p>0</text:p>
          </table:table-cell>
          <table:table-cell table:style-name="ce6" table:formula="of:=(5.5/10000)" office:value-type="float" office:value="0.00055">
            <text:p>0,00055</text:p>
          </table:table-cell>
          <table:table-cell table:style-name="ce34"/>
          <table:table-cell table:style-name="ce6" table:formula="of:=([.B52]-[.B51])-[.C52]" office:value-type="float" office:value="0.0421998363626415">
            <text:p>0,0421998364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4">
            <text:p>14.2</text:p>
          </table:table-cell>
          <table:table-cell table:style-name="ce6" table:formula="of:=([.B52]+[.C53])+(([.B52]+[.C53])*[.D53])" office:value-type="float" office:value="76.8920057212394">
            <text:p>76,8920057212</text:p>
          </table:table-cell>
          <table:table-cell table:style-name="ce6" office:value-type="float" office:value="0">
            <text:p>0</text:p>
          </table:table-cell>
          <table:table-cell table:style-name="ce6" table:formula="of:=(16/10000)" office:value-type="float" office:value="0.0016">
            <text:p>0,0016</text:p>
          </table:table-cell>
          <table:table-cell table:style-name="ce34"/>
          <table:table-cell table:style-name="ce6" table:formula="of:=([.B53]-[.B52])-[.C53]" office:value-type="float" office:value="0.122830680065874">
            <text:p>0,1228306801</text:p>
          </table:table-cell>
          <table:table-cell table:style-name="ce40" office:value-type="string">
            <text:p>Subnets: 4 (Targon.com), 19 (Nineteen.ai), 29 (Coldint), 64 (Chutes.ai) | 34 (BitMindAI)</text:p>
          </table:table-cell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5">
            <text:p>15.2</text:p>
          </table:table-cell>
          <table:table-cell table:style-name="ce6" table:formula="of:=([.B53]+[.C54])+(([.B53]+[.C54])*[.D54])" office:value-type="float" office:value="76.9473679653587">
            <text:p>76,9473679654</text:p>
          </table:table-cell>
          <table:table-cell table:style-name="ce6" office:value-type="float" office:value="0">
            <text:p>0</text:p>
          </table:table-cell>
          <table:table-cell table:style-name="ce6" table:formula="of:=(7.2/10000)" office:value-type="float" office:value="0.00072">
            <text:p>0,00072</text:p>
          </table:table-cell>
          <table:table-cell table:style-name="ce34"/>
          <table:table-cell table:style-name="ce6" table:formula="of:=([.B54]-[.B53])-[.C54]" office:value-type="float" office:value="0.0553622441192942">
            <text:p>0,0553622441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6">
            <text:p>16.2</text:p>
          </table:table-cell>
          <table:table-cell table:style-name="ce6" table:formula="of:=([.B54]+[.C55])+(([.B54]+[.C55])*[.D55])" office:value-type="float" office:value="77.0012311229344">
            <text:p>77,0012311229</text:p>
          </table:table-cell>
          <table:table-cell table:style-name="ce6" office:value-type="float" office:value="0">
            <text:p>0</text:p>
          </table:table-cell>
          <table:table-cell table:style-name="ce6" table:formula="of:=(7/10000)" office:value-type="float" office:value="0.0007">
            <text:p>0,0007</text:p>
          </table:table-cell>
          <table:table-cell table:style-name="ce34"/>
          <table:table-cell table:style-name="ce6" table:formula="of:=([.B55]-[.B54])-[.C55]" office:value-type="float" office:value="0.0538631575757478">
            <text:p>0,0538631576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7">
            <text:p>17.2</text:p>
          </table:table-cell>
          <table:table-cell table:style-name="ce6" table:formula="of:=([.B55]+[.C56])+(([.B55]+[.C56])*[.D56])" office:value-type="float" office:value="77.0574420216542">
            <text:p>77,0574420217</text:p>
          </table:table-cell>
          <table:table-cell table:style-name="ce6" office:value-type="float" office:value="0">
            <text:p>0</text:p>
          </table:table-cell>
          <table:table-cell table:style-name="ce6" table:formula="of:=(7.3/10000)" office:value-type="float" office:value="0.00073">
            <text:p>0,00073</text:p>
          </table:table-cell>
          <table:table-cell table:style-name="ce34"/>
          <table:table-cell table:style-name="ce6" table:formula="of:=([.B56]-[.B55])-[.C56]" office:value-type="float" office:value="0.0562108987197405">
            <text:p>0,0562108987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8">
            <text:p>18.2</text:p>
          </table:table-cell>
          <table:table-cell table:style-name="ce6" table:formula="of:=([.B56]+[.C57])+(([.B56]+[.C57])*[.D57])" office:value-type="float" office:value="77.1183174008513">
            <text:p>77,1183174009</text:p>
          </table:table-cell>
          <table:table-cell table:style-name="ce6" office:value-type="float" office:value="0">
            <text:p>0</text:p>
          </table:table-cell>
          <table:table-cell table:style-name="ce6" table:formula="of:=(7.9/10000)" office:value-type="float" office:value="0.00079">
            <text:p>0,00079</text:p>
          </table:table-cell>
          <table:table-cell table:style-name="ce34"/>
          <table:table-cell table:style-name="ce6" table:formula="of:=([.B57]-[.B56])-[.C57]" office:value-type="float" office:value="0.0608753791970997">
            <text:p>0,0608753792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19">
            <text:p>19.2</text:p>
          </table:table-cell>
          <table:table-cell table:style-name="ce6" table:formula="of:=([.B57]+[.C58])+(([.B57]+[.C58])*[.D58])" office:value-type="float" office:value="77.2262830452124">
            <text:p>77,2262830452</text:p>
          </table:table-cell>
          <table:table-cell table:style-name="ce6" office:value-type="float" office:value="0">
            <text:p>0</text:p>
          </table:table-cell>
          <table:table-cell table:style-name="ce6" table:formula="of:=(14/10000)" office:value-type="float" office:value="0.0014">
            <text:p>0,0014</text:p>
          </table:table-cell>
          <table:table-cell table:style-name="ce34"/>
          <table:table-cell table:style-name="ce6" table:formula="of:=([.B58]-[.B57])-[.C58]" office:value-type="float" office:value="0.107965644361187">
            <text:p>0,1079656444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20">
            <text:p>20.2</text:p>
          </table:table-cell>
          <table:table-cell table:style-name="ce6" table:formula="of:=([.B58]+[.C59])+(([.B58]+[.C59])*[.D59])" office:value-type="float" office:value="77.3266772131712">
            <text:p>77,3266772132</text:p>
          </table:table-cell>
          <table:table-cell table:style-name="ce6" office:value-type="float" office:value="0">
            <text:p>0</text:p>
          </table:table-cell>
          <table:table-cell table:style-name="ce6" table:formula="of:=(13/10000)" office:value-type="float" office:value="0.0013">
            <text:p>0,0013</text:p>
          </table:table-cell>
          <table:table-cell table:style-name="ce34"/>
          <table:table-cell table:style-name="ce6" table:formula="of:=([.B59]-[.B58])-[.C59]" office:value-type="float" office:value="0.100394167958783">
            <text:p>0,100394168</text:p>
          </table:table-cell>
          <table:table-cell table:style-name="ce40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27" office:value-type="date" office:date-value="2024-02-21">
            <text:p>21.2</text:p>
          </table:table-cell>
          <table:table-cell table:style-name="ce6" table:formula="of:=([.B59]+[.C60])+(([.B59]+[.C60])*[.D60])" office:value-type="float" office:value="77.4001375565237">
            <text:p>77,4001375565</text:p>
          </table:table-cell>
          <table:table-cell table:style-name="ce6" office:value-type="float" office:value="0">
            <text:p>0</text:p>
          </table:table-cell>
          <table:table-cell table:style-name="ce6" table:formula="of:=(9.5/10000)" office:value-type="float" office:value="0.00095">
            <text:p>0,00095</text:p>
          </table:table-cell>
          <table:table-cell table:style-name="ce34"/>
          <table:table-cell table:style-name="ce6" table:formula="of:=([.B60]-[.B59])-[.C60]" office:value-type="float" office:value="0.0734603433525081">
            <text:p>0,0734603434</text:p>
          </table:table-cell>
          <table:table-cell table:style-name="ce40"/>
          <table:table-cell table:style-name="ce30"/>
          <table:table-cell table:style-name="ce23" office:value-type="string">
            <text:p>Subnets</text:p>
          </table:table-cell>
          <table:table-cell table:style-name="ce30" table:number-columns-repeated="29"/>
          <table:table-cell table:number-columns-repeated="986"/>
        </table:table-row>
        <table:table-row table:style-name="ro2">
          <table:table-cell table:style-name="ce27" office:value-type="date" office:date-value="2024-02-22">
            <text:p>22.2</text:p>
          </table:table-cell>
          <table:table-cell table:style-name="ce6" table:formula="of:=([.B60]+[.C61])+(([.B60]+[.C61])*[.D61])" office:value-type="float" office:value="77.4628316679445">
            <text:p>77,4628316679</text:p>
          </table:table-cell>
          <table:table-cell table:style-name="ce6" office:value-type="float" office:value="0">
            <text:p>0</text:p>
          </table:table-cell>
          <table:table-cell table:style-name="ce6" table:formula="of:=(8.1/10000)" office:value-type="float" office:value="0.00081">
            <text:p>0,00081</text:p>
          </table:table-cell>
          <table:table-cell table:style-name="ce34"/>
          <table:table-cell table:style-name="ce6" table:formula="of:=([.B61]-[.B60])-[.C61]" office:value-type="float" office:value="0.0626941114207824">
            <text:p>0,0626941114</text:p>
          </table:table-cell>
          <table:table-cell table:style-name="ce40"/>
          <table:table-cell table:style-name="ce30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63:.L68])" office:value-type="float" office:value="0.524999999999995">
            <text:p>0,525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/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89" table:formula="of:=SUM([.T63:.T68])" office:value-type="float" office:value="1.13799999999998">
            <text:p>1,138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104"/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63:.AB68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63:.AF68])" office:value-type="float" office:value="0.639999999999993">
            <text:p>0,64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2-23">
            <text:p>23.2</text:p>
          </table:table-cell>
          <table:table-cell table:style-name="ce6" table:formula="of:=([.B61]+[.C62])+(([.B61]+[.C62])*[.D62])" office:value-type="float" office:value="77.5170556501121">
            <text:p>77,5170556501</text:p>
          </table:table-cell>
          <table:table-cell table:style-name="ce6" office:value-type="float" office:value="0">
            <text:p>0</text:p>
          </table:table-cell>
          <table:table-cell table:style-name="ce6" table:formula="of:=(7/10000)" office:value-type="float" office:value="0.0007">
            <text:p>0,0007</text:p>
          </table:table-cell>
          <table:table-cell table:style-name="ce34"/>
          <table:table-cell table:style-name="ce6" table:formula="of:=([.B62]-[.B61])-[.C62]" office:value-type="float" office:value="0.0542239821675565">
            <text:p>0,0542239822</text:p>
          </table:table-cell>
          <table:table-cell table:style-name="ce40"/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27" office:value-type="date" office:date-value="2024-02-24">
            <text:p>24.2</text:p>
          </table:table-cell>
          <table:table-cell table:style-name="ce6" table:formula="of:=([.B62]+[.C63])+(([.B62]+[.C63])*[.D63])-[.G63]" office:value-type="float" office:value="54.1851590612421">
            <text:p>54,1851590612</text:p>
          </table:table-cell>
          <table:table-cell table:style-name="ce6" office:value-type="float" office:value="0">
            <text:p>0</text:p>
          </table:table-cell>
          <table:table-cell table:style-name="ce6" table:formula="of:=(2/10000)" office:value-type="float" office:value="0.0002">
            <text:p>0,0002</text:p>
          </table:table-cell>
          <table:table-cell table:style-name="ce34"/>
          <table:table-cell table:style-name="ce6" table:formula="of:=([.B63]-[.B62])-[.C63]+([.I63]+[.Q63]+[.AC63])" office:value-type="float" office:value="0.0194034111300248">
            <text:p>0,0194034111</text:p>
          </table:table-cell>
          <table:table-cell table:style-name="ce40" table:formula="of:=8.6587+14.6887" office:value-type="float" office:value="23.3474">
            <text:p>23,3474</text:p>
          </table:table-cell>
          <table:table-cell table:style-name="ce30"/>
          <table:table-cell table:style-name="ce83" office:value-type="float" office:value="8.6609">
            <text:p>8,6609</text:p>
          </table:table-cell>
          <table:table-cell table:style-name="ce58" office:value-type="float" office:value="33.937">
            <text:p>33,937</text:p>
          </table:table-cell>
          <table:table-cell table:style-name="ce58" office:value-type="string">
            <text:p>Tatsu</text:p>
          </table:table-cell>
          <table:table-cell table:style-name="ce65" office:value-type="float" office:value="0">
            <text:p>0</text:p>
          </table:table-cell>
          <table:table-cell table:style-name="ce91"/>
          <table:table-cell table:style-name="ce94" table:number-columns-repeated="2"/>
          <table:table-cell table:style-name="ce99"/>
          <table:table-cell table:style-name="ce83" office:value-type="float" office:value="6.0317">
            <text:p>6,0317</text:p>
          </table:table-cell>
          <table:table-cell table:style-name="ce58" table:formula="of:=73.868+0" office:value-type="float" office:value="73.868">
            <text:p>73,868</text:p>
          </table:table-cell>
          <table:table-cell table:style-name="ce58" office:value-type="string">
            <text:p>Tatsu</text:p>
          </table:table-cell>
          <table:table-cell table:style-name="ce65" office:value-type="float" office:value="0">
            <text:p>0</text:p>
          </table:table-cell>
          <table:table-cell table:style-name="ce91"/>
          <table:table-cell table:style-name="ce94" table:number-columns-repeated="2"/>
          <table:table-cell table:style-name="ce99"/>
          <table:table-cell table:style-name="ce91"/>
          <table:table-cell table:style-name="ce94" table:number-columns-repeated="2"/>
          <table:table-cell table:style-name="ce99"/>
          <table:table-cell table:style-name="ce83" office:value-type="float" office:value="8.6587">
            <text:p>8,6587</text:p>
          </table:table-cell>
          <table:table-cell table:style-name="ce58" office:value-type="float" office:value="44.161">
            <text:p>44,161</text:p>
          </table:table-cell>
          <table:table-cell table:style-name="ce58" office:value-type="string">
            <text:p>Tatsu</text:p>
          </table:table-cell>
          <table:table-cell table:style-name="ce65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2-25">
            <text:p>25.2</text:p>
          </table:table-cell>
          <table:table-cell table:style-name="ce6" table:formula="of:=([.B63]+[.C64])+(([.B63]+[.C64])*[.D64])" office:value-type="float" office:value="54.1959960930543">
            <text:p>54,1959960931</text:p>
          </table:table-cell>
          <table:table-cell table:style-name="ce6" office:value-type="float" office:value="0">
            <text:p>0</text:p>
          </table:table-cell>
          <table:table-cell table:style-name="ce6" table:formula="of:=(2/10000)" office:value-type="float" office:value="0.0002">
            <text:p>0,0002</text:p>
          </table:table-cell>
          <table:table-cell table:style-name="ce34"/>
          <table:table-cell table:style-name="ce6" table:formula="of:=([.B64]-[.B63])-[.C64]" office:value-type="float" office:value="0.010837031812251">
            <text:p>0,0108370318</text:p>
          </table:table-cell>
          <table:table-cell table:style-name="ce40"/>
          <table:table-cell table:style-name="ce30"/>
          <table:table-cell table:style-name="ce84"/>
          <table:table-cell table:style-name="ce34" table:formula="of:=[.J63]+0.101" office:value-type="float" office:value="34.038">
            <text:p>34,038</text:p>
          </table:table-cell>
          <table:table-cell table:style-name="ce34"/>
          <table:table-cell table:style-name="ce40" table:formula="of:=[.J64]-[.J63]" office:value-type="float" office:value="0.100999999999999">
            <text:p>0,10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R63]+0.207" office:value-type="float" office:value="74.075">
            <text:p>74,075</text:p>
          </table:table-cell>
          <table:table-cell table:style-name="ce34"/>
          <table:table-cell table:style-name="ce40" table:formula="of:=[.R64]-[.R63]" office:value-type="float" office:value="0.206999999999994">
            <text:p>0,207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AD63]+0.11" office:value-type="float" office:value="44.271">
            <text:p>44,271</text:p>
          </table:table-cell>
          <table:table-cell table:style-name="ce34"/>
          <table:table-cell table:style-name="ce40" table:formula="of:=[.AD64]-[.AD63]" office:value-type="float" office:value="0.109999999999999">
            <text:p>0,1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2-26">
            <text:p>26.2</text:p>
          </table:table-cell>
          <table:table-cell table:style-name="ce6" table:formula="of:=([.B64]+[.C65])+(([.B64]+[.C65])*[.D65])" office:value-type="float" office:value="54.206835292273">
            <text:p>54,2068352923</text:p>
          </table:table-cell>
          <table:table-cell table:style-name="ce6" office:value-type="float" office:value="0">
            <text:p>0</text:p>
          </table:table-cell>
          <table:table-cell table:style-name="ce6" table:formula="of:=(2/10000)" office:value-type="float" office:value="0.0002">
            <text:p>0,0002</text:p>
          </table:table-cell>
          <table:table-cell table:style-name="ce34"/>
          <table:table-cell table:style-name="ce6" table:formula="of:=([.B65]-[.B64])-[.C65]" office:value-type="float" office:value="0.0108391992186085">
            <text:p>0,0108391992</text:p>
          </table:table-cell>
          <table:table-cell table:style-name="ce80"/>
          <table:table-cell table:style-name="ce30"/>
          <table:table-cell table:style-name="ce84"/>
          <table:table-cell table:style-name="ce34" table:formula="of:=[.J64]+0.101" office:value-type="float" office:value="34.139">
            <text:p>34,139</text:p>
          </table:table-cell>
          <table:table-cell table:style-name="ce34"/>
          <table:table-cell table:style-name="ce40" table:formula="of:=[.J65]-[.J64]" office:value-type="float" office:value="0.100999999999999">
            <text:p>0,10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R64]+0.207" office:value-type="float" office:value="74.282">
            <text:p>74,282</text:p>
          </table:table-cell>
          <table:table-cell table:style-name="ce34"/>
          <table:table-cell table:style-name="ce40" table:formula="of:=[.R65]-[.R64]" office:value-type="float" office:value="0.206999999999994">
            <text:p>0,207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AD64]+0.11" office:value-type="float" office:value="44.381">
            <text:p>44,381</text:p>
          </table:table-cell>
          <table:table-cell table:style-name="ce34"/>
          <table:table-cell table:style-name="ce40" table:formula="of:=[.AD65]-[.AD64]" office:value-type="float" office:value="0.109999999999999">
            <text:p>0,1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2-27">
            <text:p>27.2</text:p>
          </table:table-cell>
          <table:table-cell table:style-name="ce6" table:formula="of:=([.B65]+[.C66])+(([.B65]+[.C66])*[.D66])" office:value-type="float" office:value="54.2176766593314">
            <text:p>54,2176766593</text:p>
          </table:table-cell>
          <table:table-cell table:style-name="ce6" office:value-type="float" office:value="0">
            <text:p>0</text:p>
          </table:table-cell>
          <table:table-cell table:style-name="ce6" table:formula="of:=(2/10000)" office:value-type="float" office:value="0.0002">
            <text:p>0,0002</text:p>
          </table:table-cell>
          <table:table-cell table:style-name="ce34"/>
          <table:table-cell table:style-name="ce6" table:formula="of:=([.B66]-[.B65])-[.C66]" office:value-type="float" office:value="0.010841367058454">
            <text:p>0,0108413671</text:p>
          </table:table-cell>
          <table:table-cell table:style-name="ce40"/>
          <table:table-cell table:style-name="ce30"/>
          <table:table-cell table:style-name="ce84"/>
          <table:table-cell table:style-name="ce34" table:formula="of:=[.J65]+0.101" office:value-type="float" office:value="34.24">
            <text:p>34,24</text:p>
          </table:table-cell>
          <table:table-cell table:style-name="ce34"/>
          <table:table-cell table:style-name="ce40" table:formula="of:=[.J66]-[.J65]" office:value-type="float" office:value="0.100999999999999">
            <text:p>0,10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R65]+0.207" office:value-type="float" office:value="74.489">
            <text:p>74,489</text:p>
          </table:table-cell>
          <table:table-cell table:style-name="ce34"/>
          <table:table-cell table:style-name="ce40" table:formula="of:=[.R66]-[.R65]" office:value-type="float" office:value="0.206999999999994">
            <text:p>0,207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AD65]+0.11" office:value-type="float" office:value="44.491">
            <text:p>44,491</text:p>
          </table:table-cell>
          <table:table-cell table:style-name="ce34"/>
          <table:table-cell table:style-name="ce40" table:formula="of:=[.AD66]-[.AD65]" office:value-type="float" office:value="0.109999999999999">
            <text:p>0,1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2-28">
            <text:p>28.2</text:p>
          </table:table-cell>
          <table:table-cell table:style-name="ce6" table:formula="of:=([.B66]+[.C67])+(([.B66]+[.C67])*[.D67])" office:value-type="float" office:value="54.2285201946633">
            <text:p>54,2285201947</text:p>
          </table:table-cell>
          <table:table-cell table:style-name="ce6" office:value-type="float" office:value="0">
            <text:p>0</text:p>
          </table:table-cell>
          <table:table-cell table:style-name="ce6" table:formula="of:=(2/10000)" office:value-type="float" office:value="0.0002">
            <text:p>0,0002</text:p>
          </table:table-cell>
          <table:table-cell table:style-name="ce34"/>
          <table:table-cell table:style-name="ce6" table:formula="of:=([.B67]-[.B66])-[.C67]" office:value-type="float" office:value="0.0108435353318654">
            <text:p>0,0108435353</text:p>
          </table:table-cell>
          <table:table-cell table:style-name="ce40"/>
          <table:table-cell table:style-name="ce30"/>
          <table:table-cell table:style-name="ce84"/>
          <table:table-cell table:style-name="ce34" table:formula="of:=[.J66]+0.101" office:value-type="float" office:value="34.341">
            <text:p>34,341</text:p>
          </table:table-cell>
          <table:table-cell table:style-name="ce34"/>
          <table:table-cell table:style-name="ce40" table:formula="of:=[.J67]-[.J66]" office:value-type="float" office:value="0.100999999999999">
            <text:p>0,10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R66]+0.207" office:value-type="float" office:value="74.696">
            <text:p>74,696</text:p>
          </table:table-cell>
          <table:table-cell table:style-name="ce34"/>
          <table:table-cell table:style-name="ce40" table:formula="of:=[.R67]-[.R66]" office:value-type="float" office:value="0.206999999999994">
            <text:p>0,207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92"/>
          <table:table-cell table:style-name="ce95" table:number-columns-repeated="2"/>
          <table:table-cell table:style-name="ce100"/>
          <table:table-cell table:style-name="ce84"/>
          <table:table-cell table:style-name="ce34" table:formula="of:=[.AD66]+0.11" office:value-type="float" office:value="44.601">
            <text:p>44,601</text:p>
          </table:table-cell>
          <table:table-cell table:style-name="ce34"/>
          <table:table-cell table:style-name="ce40" table:formula="of:=[.AD67]-[.AD66]" office:value-type="float" office:value="0.109999999999999">
            <text:p>0,1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8" office:value-type="date" office:date-value="2024-02-29">
            <text:p>29.2</text:p>
          </table:table-cell>
          <table:table-cell table:style-name="ce15" table:formula="of:=([.B67]+[.C68])+(([.B67]+[.C68])*[.D68])-[.G68]" office:value-type="float" office:value="41.0629430466827">
            <text:p>41,0629430467</text:p>
          </table:table-cell>
          <table:table-cell table:style-name="ce15" office:value-type="float" office:value="0">
            <text:p>0</text:p>
          </table:table-cell>
          <table:table-cell table:style-name="ce15" table:formula="of:=(1/10000)" office:value-type="float" office:value="0.0001">
            <text:p>0,0001</text:p>
          </table:table-cell>
          <table:table-cell table:style-name="ce35"/>
          <table:table-cell table:style-name="ce15" table:formula="of:=([.B68]-[.B67])-[.C68]+([.I68]+[.Q68]+[.AC68])" office:value-type="float" office:value="0.00222285201946448">
            <text:p>0,002222852</text:p>
          </table:table-cell>
          <table:table-cell table:style-name="ce41" table:formula="of:=13.171" office:value-type="float" office:value="13.171">
            <text:p>13,171</text:p>
          </table:table-cell>
          <table:table-cell table:style-name="ce30"/>
          <table:table-cell table:style-name="ce85" office:value-type="float" office:value="4.3742">
            <text:p>4,3742</text:p>
          </table:table-cell>
          <table:table-cell table:style-name="ce35" table:formula="of:=26.365+[.J67]+0.121" office:value-type="float" office:value="60.827">
            <text:p>60,827</text:p>
          </table:table-cell>
          <table:table-cell table:style-name="ce35"/>
          <table:table-cell table:style-name="ce41" table:formula="of:=[.J68]-[.J67]-26.365" office:value-type="float" office:value="0.120999999999999">
            <text:p>0,121</text:p>
          </table:table-cell>
          <table:table-cell table:style-name="ce93"/>
          <table:table-cell table:style-name="ce98" table:number-columns-repeated="2"/>
          <table:table-cell table:style-name="ce101"/>
          <table:table-cell table:style-name="ce85" office:value-type="float" office:value="2.9361">
            <text:p>2,9361</text:p>
          </table:table-cell>
          <table:table-cell table:style-name="ce35" table:formula="of:=[.R67]+57.37+0.31" office:value-type="float" office:value="132.376">
            <text:p>132,376</text:p>
          </table:table-cell>
          <table:table-cell table:style-name="ce35"/>
          <table:table-cell table:style-name="ce41" table:formula="of:=[.R68]-[.R67]-57.37" office:value-type="float" office:value="0.310000000000009">
            <text:p>0,31</text:p>
          </table:table-cell>
          <table:table-cell table:style-name="ce93"/>
          <table:table-cell table:style-name="ce98"/>
          <table:table-cell table:style-name="ce98"/>
          <table:table-cell table:style-name="ce101"/>
          <table:table-cell table:style-name="ce93"/>
          <table:table-cell table:style-name="ce98"/>
          <table:table-cell table:style-name="ce98"/>
          <table:table-cell table:style-name="ce101"/>
          <table:table-cell table:style-name="ce85" office:value-type="float" office:value="5.8575">
            <text:p>5,8575</text:p>
          </table:table-cell>
          <table:table-cell table:style-name="ce35" table:formula="of:=[.AD67]+34.338+0.2" office:value-type="float" office:value="79.139">
            <text:p>79,139</text:p>
          </table:table-cell>
          <table:table-cell table:style-name="ce35"/>
          <table:table-cell table:style-name="ce41" table:formula="of:=[.AD68]-[.AD67]-34.338" office:value-type="float" office:value="0.199999999999996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38]" office:value-type="string" office:string-value="carry over February">
            <text:p>carry over February</text:p>
          </table:table-cell>
          <table:table-cell table:style-name="ce50" table:formula="of:=[.B68]" office:value-type="float" office:value="41.0629430466827">
            <text:p>41,0629430467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68]" office:value-type="float" office:value="60.827">
            <text:p>60,827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68]" office:value-type="float" office:value="132.376">
            <text:p>132,376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V68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Z68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68]" office:value-type="float" office:value="79.139">
            <text:p>79,139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3" office:value-type="string">
            <text:p>March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73:.F103])" office:value-type="float" office:value="0.392739138469061">
            <text:p>0,3927391385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73:.L103])" office:value-type="float" office:value="9.20300000000001">
            <text:p>9,203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77:.P103])" office:value-type="float" office:value="2.976">
            <text:p>2,976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73:.T103])" office:value-type="float" office:value="9.73400000000004">
            <text:p>9,734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73:.X103])" office:value-type="float" office:value="6.697">
            <text:p>6,697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73:.AB103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73:.AF103])" office:value-type="float" office:value="6.321">
            <text:p>6,321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27" office:value-type="date" office:date-value="2024-03-01">
            <text:p>1.3</text:p>
          </table:table-cell>
          <table:table-cell table:style-name="ce6" table:formula="of:=([.B70]+[.C73])+(([.B70]+[.C73])*[.D73])" office:value-type="float" office:value="41.0670493409874">
            <text:p>41,067049341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3]-[.B70])-[.C73]" office:value-type="float" office:value="0.00410629430466969">
            <text:p>0,0041062943</text:p>
          </table:table-cell>
          <table:table-cell table:style-name="ce40"/>
          <table:table-cell table:style-name="ce30"/>
          <table:table-cell table:style-name="ce83" office:value-type="float" office:value="0">
            <text:p>0</text:p>
          </table:table-cell>
          <table:table-cell table:style-name="ce58" office:value-type="float" office:value="60.928">
            <text:p>60,928</text:p>
          </table:table-cell>
          <table:table-cell table:style-name="ce58"/>
          <table:table-cell table:style-name="ce65" table:formula="of:=IF([.J73]-[.J68]&lt;0;0;[.J73]-[.J68])" office:value-type="float" office:value="0.101000000000006">
            <text:p>0,101</text:p>
          </table:table-cell>
          <table:table-cell table:style-name="ce94" table:number-columns-repeated="3"/>
          <table:table-cell table:style-name="ce99"/>
          <table:table-cell table:style-name="ce58" office:value-type="float" office:value="0">
            <text:p>0</text:p>
          </table:table-cell>
          <table:table-cell table:style-name="ce58" office:value-type="float" office:value="132.633">
            <text:p>132,633</text:p>
          </table:table-cell>
          <table:table-cell table:style-name="ce58"/>
          <table:table-cell table:style-name="ce65" table:formula="of:=IF([.R73]-[.R68]&lt;0;0;[.R73]-[.R68])" office:value-type="float" office:value="0.257000000000033">
            <text:p>0,257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58" office:value-type="float" office:value="0">
            <text:p>0</text:p>
          </table:table-cell>
          <table:table-cell table:style-name="ce58" office:value-type="float" office:value="79.35">
            <text:p>79,35</text:p>
          </table:table-cell>
          <table:table-cell table:style-name="ce58"/>
          <table:table-cell table:style-name="ce65" table:formula="of:=IF([.AD73]-[.AD68]&lt;0;0;[.AD73]-[.AD68])" office:value-type="float" office:value="0.210999999999999">
            <text:p>0,21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2">
            <text:p>2.3</text:p>
          </table:table-cell>
          <table:table-cell table:style-name="ce6" table:formula="of:=([.B73]+[.C74])+(([.B73]+[.C74])*[.D74])" office:value-type="float" office:value="41.0711560459215">
            <text:p>41,0711560459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4]-[.B73])-[.C74]" office:value-type="float" office:value="0.00410670493409526">
            <text:p>0,004106704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1.03">
            <text:p>61,03</text:p>
          </table:table-cell>
          <table:table-cell table:style-name="ce34" office:value-type="string">
            <text:p>Rizzo</text:p>
          </table:table-cell>
          <table:table-cell table:style-name="ce40" table:formula="of:=IF([.J74]-[.J73]&lt;0;0;[.J74]-[.J73])" office:value-type="float" office:value="0.102000000000004">
            <text:p>0,102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33.039">
            <text:p>133,039</text:p>
          </table:table-cell>
          <table:table-cell table:style-name="ce34" office:value-type="string">
            <text:p>Rizzo</text:p>
          </table:table-cell>
          <table:table-cell table:style-name="ce40" table:formula="of:=IF([.R74]-[.R73]&lt;0;0;[.R74]-[.R73])" office:value-type="float" office:value="0.405999999999978">
            <text:p>0,406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79.55">
            <text:p>79,55</text:p>
          </table:table-cell>
          <table:table-cell table:style-name="ce34"/>
          <table:table-cell table:style-name="ce40" table:formula="of:=IF([.AD74]-[.AD73]&lt;0;0;[.AD74]-[.AD73])" office:value-type="float" office:value="0.200000000000003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3">
            <text:p>3.3</text:p>
          </table:table-cell>
          <table:table-cell table:style-name="ce6" table:formula="of:=([.B74]+[.C75])+(([.B74]+[.C75])*[.D75])" office:value-type="float" office:value="41.0752631615261">
            <text:p>41,0752631615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5]-[.B74])-[.C75]" office:value-type="float" office:value="0.00410711560459021">
            <text:p>0,0041071156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1.38">
            <text:p>61,38</text:p>
          </table:table-cell>
          <table:table-cell table:style-name="ce34"/>
          <table:table-cell table:style-name="ce40" table:formula="of:=IF([.J75]-[.J74]&lt;0;0;[.J75]-[.J74])" office:value-type="float" office:value="0.350000000000001">
            <text:p>0,3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33.45">
            <text:p>133,45</text:p>
          </table:table-cell>
          <table:table-cell table:style-name="ce34"/>
          <table:table-cell table:style-name="ce40" table:formula="of:=IF([.R75]-[.R74]&lt;0;0;[.R75]-[.R74])" office:value-type="float" office:value="0.411000000000001">
            <text:p>0,411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79.82">
            <text:p>79,82</text:p>
          </table:table-cell>
          <table:table-cell table:style-name="ce34"/>
          <table:table-cell table:style-name="ce40" table:formula="of:=IF([.AD75]-[.AD74]&lt;0;0;[.AD75]-[.AD74])" office:value-type="float" office:value="0.269999999999996">
            <text:p>0,2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4">
            <text:p>4.3</text:p>
          </table:table-cell>
          <table:table-cell table:style-name="ce6" table:formula="of:=([.B75]+[.C76])+(([.B75]+[.C76])*[.D76])" office:value-type="float" office:value="41.0793706878423">
            <text:p>41,0793706878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6]-[.B75])-[.C76]" office:value-type="float" office:value="0.00410752631615452">
            <text:p>0,0041075263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1.63">
            <text:p>61,63</text:p>
          </table:table-cell>
          <table:table-cell table:style-name="ce34"/>
          <table:table-cell table:style-name="ce40" table:formula="of:=IF([.J76]-[.J75]&lt;0;0;[.J76]-[.J75])" office:value-type="float" office:value="0.25">
            <text:p>0,2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33.74">
            <text:p>133,74</text:p>
          </table:table-cell>
          <table:table-cell table:style-name="ce34"/>
          <table:table-cell table:style-name="ce40" table:formula="of:=IF([.R76]-[.R75]&lt;0;0;[.R76]-[.R75])" office:value-type="float" office:value="0.29000000000002">
            <text:p>0,29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0.01">
            <text:p>80,01</text:p>
          </table:table-cell>
          <table:table-cell table:style-name="ce34"/>
          <table:table-cell table:style-name="ce40" table:formula="of:=IF([.AD76]-[.AD75]&lt;0;0;[.AD76]-[.AD75])" office:value-type="float" office:value="0.190000000000012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5">
            <text:p>5.3</text:p>
          </table:table-cell>
          <table:table-cell table:style-name="ce6" table:formula="of:=([.B76]+[.C77])+(([.B76]+[.C77])*[.D77])-[.G77]" office:value-type="float" office:value="32.026278624911">
            <text:p>32,0262786249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7]-[.B76])-[.C77]+[.M77]" office:value-type="float" office:value="0.0227079370687786">
            <text:p>0,0227079371</text:p>
          </table:table-cell>
          <table:table-cell table:style-name="ce40" table:formula="of:=9.0572" office:value-type="float" office:value="9.0572">
            <text:p>9,0572</text:p>
          </table:table-cell>
          <table:table-cell table:style-name="ce30" office:value-type="string">
            <text:p><text:s/>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61.81">
            <text:p>61,81</text:p>
          </table:table-cell>
          <table:table-cell table:style-name="ce34"/>
          <table:table-cell table:style-name="ce40" table:formula="of:=IF([.J77]-[.J76]&lt;0;0;[.J77]-[.J76])" office:value-type="float" office:value="0.18">
            <text:p>0,18</text:p>
          </table:table-cell>
          <table:table-cell table:style-name="ce34" office:value-type="float" office:value="9.0758">
            <text:p>9,0758</text:p>
          </table:table-cell>
          <table:table-cell table:style-name="ce34" office:value-type="float" office:value="47.334">
            <text:p>47,334</text:p>
          </table:table-cell>
          <table:table-cell table:style-name="ce34" office:value-type="string">
            <text:p>Rizzo</text:p>
          </table:table-cell>
          <table:table-cell table:style-name="ce4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01">
            <text:p>134,01</text:p>
          </table:table-cell>
          <table:table-cell table:style-name="ce34"/>
          <table:table-cell table:style-name="ce40" table:formula="of:=IF([.R77]-[.R76]&lt;0;0;[.R77]-[.R76])" office:value-type="float" office:value="0.269999999999982">
            <text:p>0,27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0.18">
            <text:p>80,18</text:p>
          </table:table-cell>
          <table:table-cell table:style-name="ce34"/>
          <table:table-cell table:style-name="ce40" table:formula="of:=IF([.AD77]-[.AD76]&lt;0;0;[.AD77]-[.AD76])" office:value-type="float" office:value="0.170000000000002">
            <text:p>0,1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6">
            <text:p>6.3</text:p>
          </table:table-cell>
          <table:table-cell table:style-name="ce6" table:formula="of:=([.B77]+[.C78])+(([.B77]+[.C78])*[.D78])" office:value-type="float" office:value="32.0294812527735">
            <text:p>32,0294812528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8]-[.B77])-[.C78]" office:value-type="float" office:value="0.00320262786249259">
            <text:p>0,003202627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2.03">
            <text:p>62,03</text:p>
          </table:table-cell>
          <table:table-cell table:style-name="ce34"/>
          <table:table-cell table:style-name="ce40" table:formula="of:=IF([.J78]-[.J77]&lt;0;0;[.J78]-[.J77])" office:value-type="float" office:value="0.219999999999999">
            <text:p>0,2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7.54">
            <text:p>47,54</text:p>
          </table:table-cell>
          <table:table-cell table:style-name="ce6"/>
          <table:table-cell table:style-name="ce70" table:formula="of:=IF([.N78]-[.N77]&lt;0;0;[.N78]-[.N77])" office:value-type="float" office:value="0.205999999999996">
            <text:p>0,20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4">
            <text:p>134,4</text:p>
          </table:table-cell>
          <table:table-cell table:style-name="ce34"/>
          <table:table-cell table:style-name="ce40" table:formula="of:=IF([.R78]-[.R77]&lt;0;0;[.R78]-[.R77])" office:value-type="float" office:value="0.390000000000015">
            <text:p>0,39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0.42">
            <text:p>80,42</text:p>
          </table:table-cell>
          <table:table-cell table:style-name="ce34"/>
          <table:table-cell table:style-name="ce40" table:formula="of:=IF([.AD78]-[.AD77]&lt;0;0;[.AD78]-[.AD77])" office:value-type="float" office:value="0.239999999999995">
            <text:p>0,24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7">
            <text:p>7.3</text:p>
          </table:table-cell>
          <table:table-cell table:style-name="ce6" table:formula="of:=([.B78]+[.C79])+(([.B78]+[.C79])*[.D79])" office:value-type="float" office:value="32.0326842008988">
            <text:p>32,0326842009</text:p>
          </table:table-cell>
          <table:table-cell table:style-name="ce6" office:value-type="float" office:value="0">
            <text:p>0</text:p>
          </table:table-cell>
          <table:table-cell table:style-name="ce6" table:formula="of:=(1/10000)" office:value-type="float" office:value="0.0001">
            <text:p>0,0001</text:p>
          </table:table-cell>
          <table:table-cell table:style-name="ce34"/>
          <table:table-cell table:style-name="ce6" table:formula="of:=([.B79]-[.B78])-[.C79]" office:value-type="float" office:value="0.00320294812527777">
            <text:p>0,0032029481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2.13">
            <text:p>62,13</text:p>
          </table:table-cell>
          <table:table-cell table:style-name="ce34"/>
          <table:table-cell table:style-name="ce40" table:formula="of:=IF([.J79]-[.J78]&lt;0;0;[.J79]-[.J78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7.62">
            <text:p>47,62</text:p>
          </table:table-cell>
          <table:table-cell table:style-name="ce34"/>
          <table:table-cell table:style-name="ce70" table:formula="of:=IF([.N79]-[.N78]&lt;0;0;[.N79]-[.N78])" office:value-type="float" office:value="0.0799999999999983">
            <text:p>0,0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65">
            <text:p>134,65</text:p>
          </table:table-cell>
          <table:table-cell table:style-name="ce34"/>
          <table:table-cell table:style-name="ce40" table:formula="of:=IF([.R79]-[.R78]&lt;0;0;[.R79]-[.R78])" office:value-type="float" office:value="0.25">
            <text:p>0,25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0.57">
            <text:p>80,57</text:p>
          </table:table-cell>
          <table:table-cell table:style-name="ce34"/>
          <table:table-cell table:style-name="ce40" table:formula="of:=IF([.AD79]-[.AD78]&lt;0;0;[.AD79]-[.AD78])" office:value-type="float" office:value="0.149999999999991">
            <text:p>0,15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8">
            <text:p>8.3</text:p>
          </table:table-cell>
          <table:table-cell table:style-name="ce6" table:formula="of:=([.B79]+[.C80])+(([.B79]+[.C80])*[.D80])" office:value-type="float" office:value="32.040372045107">
            <text:p>32,0403720451</text:p>
          </table:table-cell>
          <table:table-cell table:style-name="ce6" office:value-type="float" office:value="0">
            <text:p>0</text:p>
          </table:table-cell>
          <table:table-cell table:style-name="ce6" table:formula="of:=(2.4/10000)" office:value-type="float" office:value="0.00024">
            <text:p>0,00024</text:p>
          </table:table-cell>
          <table:table-cell table:style-name="ce34"/>
          <table:table-cell table:style-name="ce6" table:formula="of:=([.B80]-[.B79])-[.C80]" office:value-type="float" office:value="0.00768784420821334">
            <text:p>0,0076878442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2.37">
            <text:p>62,37</text:p>
          </table:table-cell>
          <table:table-cell table:style-name="ce34" office:value-type="string">
            <text:p>tao5</text:p>
          </table:table-cell>
          <table:table-cell table:style-name="ce40" table:formula="of:=IF([.J80]-[.J79]&lt;0;0;[.J80]-[.J79])" office:value-type="float" office:value="0.239999999999995">
            <text:p>0,24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7.73">
            <text:p>47,73</text:p>
          </table:table-cell>
          <table:table-cell table:style-name="ce34"/>
          <table:table-cell table:style-name="ce70" table:formula="of:=IF([.N80]-[.N79]&lt;0;0;[.N80]-[.N79])" office:value-type="float" office:value="0.109999999999999">
            <text:p>0,1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95">
            <text:p>134,95</text:p>
          </table:table-cell>
          <table:table-cell table:style-name="ce34"/>
          <table:table-cell table:style-name="ce40" table:formula="of:=IF([.R80]-[.R79]&lt;0;0;[.R80]-[.R79])" office:value-type="float" office:value="0.299999999999983">
            <text:p>0,3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0.77">
            <text:p>80,77</text:p>
          </table:table-cell>
          <table:table-cell table:style-name="ce34"/>
          <table:table-cell table:style-name="ce40" table:formula="of:=IF([.AD80]-[.AD79]&lt;0;0;[.AD80]-[.AD79])" office:value-type="float" office:value="0.200000000000003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09">
            <text:p>9.3</text:p>
          </table:table-cell>
          <table:table-cell table:style-name="ce6" table:formula="of:=([.B80]+[.C81])+(([.B80]+[.C81])*[.D81])" office:value-type="float" office:value="32.0672859576249">
            <text:p>32,0672859576</text:p>
          </table:table-cell>
          <table:table-cell table:style-name="ce6" office:value-type="float" office:value="0">
            <text:p>0</text:p>
          </table:table-cell>
          <table:table-cell table:style-name="ce6" table:formula="of:=(8.4/10000)" office:value-type="float" office:value="0.00084">
            <text:p>0,00084</text:p>
          </table:table-cell>
          <table:table-cell table:style-name="ce34"/>
          <table:table-cell table:style-name="ce6" table:formula="of:=([.B81]-[.B80])-[.C81]" office:value-type="float" office:value="0.026913912517891">
            <text:p>0,0269139125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2.67">
            <text:p>62,67</text:p>
          </table:table-cell>
          <table:table-cell table:style-name="ce34"/>
          <table:table-cell table:style-name="ce40" table:formula="of:=IF([.J81]-[.J80]&lt;0;0;[.J81]-[.J80])" office:value-type="float" office:value="0.300000000000004">
            <text:p>0,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7.85">
            <text:p>47,85</text:p>
          </table:table-cell>
          <table:table-cell table:style-name="ce34"/>
          <table:table-cell table:style-name="ce70" table:formula="of:=IF([.N81]-[.N80]&lt;0;0;[.N81]-[.N80])" office:value-type="float" office:value="0.120000000000005">
            <text:p>0,1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5.29">
            <text:p>135,29</text:p>
          </table:table-cell>
          <table:table-cell table:style-name="ce34"/>
          <table:table-cell table:style-name="ce40" table:formula="of:=IF([.R81]-[.R80]&lt;0;0;[.R81]-[.R80])" office:value-type="float" office:value="0.340000000000003">
            <text:p>0,34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1.01">
            <text:p>81,01</text:p>
          </table:table-cell>
          <table:table-cell table:style-name="ce34"/>
          <table:table-cell table:style-name="ce40" table:formula="of:=IF([.AD81]-[.AD80]&lt;0;0;[.AD81]-[.AD80])" office:value-type="float" office:value="0.240000000000009">
            <text:p>0,24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0">
            <text:p>10.3</text:p>
          </table:table-cell>
          <table:table-cell table:style-name="ce6" table:formula="of:=([.B81]+[.C82])+(([.B81]+[.C82])*[.D82])" office:value-type="float" office:value="32.0878090206378">
            <text:p>32,0878090206</text:p>
          </table:table-cell>
          <table:table-cell table:style-name="ce6" office:value-type="float" office:value="0">
            <text:p>0</text:p>
          </table:table-cell>
          <table:table-cell table:style-name="ce6" table:formula="of:=(6.4/10000)" office:value-type="float" office:value="0.00064">
            <text:p>0,00064</text:p>
          </table:table-cell>
          <table:table-cell table:style-name="ce34"/>
          <table:table-cell table:style-name="ce6" table:formula="of:=([.B82]-[.B81])-[.C82]" office:value-type="float" office:value="0.020523063012881">
            <text:p>0,020523063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2.83">
            <text:p>62,83</text:p>
          </table:table-cell>
          <table:table-cell table:style-name="ce34"/>
          <table:table-cell table:style-name="ce40" table:formula="of:=IF([.J82]-[.J81]&lt;0;0;[.J82]-[.J81])" office:value-type="float" office:value="0.159999999999997">
            <text:p>0,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7.95">
            <text:p>47,95</text:p>
          </table:table-cell>
          <table:table-cell table:style-name="ce34"/>
          <table:table-cell table:style-name="ce70" table:formula="of:=IF([.N82]-[.N81]&lt;0;0;[.N82]-[.N81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5.6">
            <text:p>135,6</text:p>
          </table:table-cell>
          <table:table-cell table:style-name="ce34"/>
          <table:table-cell table:style-name="ce40" table:formula="of:=IF([.R82]-[.R81]&lt;0;0;[.R82]-[.R81])" office:value-type="float" office:value="0.310000000000002">
            <text:p>0,31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1.21">
            <text:p>81,21</text:p>
          </table:table-cell>
          <table:table-cell table:style-name="ce34"/>
          <table:table-cell table:style-name="ce40" table:formula="of:=IF([.AD82]-[.AD81]&lt;0;0;[.AD82]-[.AD81])" office:value-type="float" office:value="0.199999999999989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1">
            <text:p>11.3</text:p>
          </table:table-cell>
          <table:table-cell table:style-name="ce6" table:formula="of:=([.B82]+[.C83])+(([.B82]+[.C83])*[.D83])" office:value-type="float" office:value="32.1035320470579">
            <text:p>32,1035320471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83]-[.B82])-[.C83]" office:value-type="float" office:value="0.0157230264201118">
            <text:p>0,0157230264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2.99">
            <text:p>62,99</text:p>
          </table:table-cell>
          <table:table-cell table:style-name="ce34"/>
          <table:table-cell table:style-name="ce40" table:formula="of:=IF([.J83]-[.J82]&lt;0;0;[.J83]-[.J82])" office:value-type="float" office:value="0.160000000000004">
            <text:p>0,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04">
            <text:p>48,04</text:p>
          </table:table-cell>
          <table:table-cell table:style-name="ce34"/>
          <table:table-cell table:style-name="ce70" table:formula="of:=IF([.N83]-[.N82]&lt;0;0;[.N83]-[.N82])" office:value-type="float" office:value="0.0899999999999963">
            <text:p>0,0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5.89">
            <text:p>135,89</text:p>
          </table:table-cell>
          <table:table-cell table:style-name="ce34"/>
          <table:table-cell table:style-name="ce40" table:formula="of:=IF([.R83]-[.R82]&lt;0;0;[.R83]-[.R82])" office:value-type="float" office:value="0.289999999999992">
            <text:p>0,29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1.38">
            <text:p>81,38</text:p>
          </table:table-cell>
          <table:table-cell table:style-name="ce34"/>
          <table:table-cell table:style-name="ce40" table:formula="of:=IF([.AD83]-[.AD82]&lt;0;0;[.AD83]-[.AD82])" office:value-type="float" office:value="0.170000000000002">
            <text:p>0,1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2">
            <text:p>12.3</text:p>
          </table:table-cell>
          <table:table-cell table:style-name="ce6" table:formula="of:=([.B83]+[.C84])+(([.B83]+[.C84])*[.D84])" office:value-type="float" office:value="32.1192627777609">
            <text:p>32,1192627778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84]-[.B83])-[.C84]" office:value-type="float" office:value="0.015730730703055">
            <text:p>0,0157307307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3.45">
            <text:p>63,45</text:p>
          </table:table-cell>
          <table:table-cell table:style-name="ce34"/>
          <table:table-cell table:style-name="ce40" table:formula="of:=IF([.J84]-[.J83]&lt;0;0;[.J84]-[.J83])" office:value-type="float" office:value="0.460000000000001">
            <text:p>0,4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14">
            <text:p>48,14</text:p>
          </table:table-cell>
          <table:table-cell table:style-name="ce34"/>
          <table:table-cell table:style-name="ce70" table:formula="of:=IF([.N84]-[.N83]&lt;0;0;[.N84]-[.N83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6.19">
            <text:p>136,19</text:p>
          </table:table-cell>
          <table:table-cell table:style-name="ce34"/>
          <table:table-cell table:style-name="ce40" table:formula="of:=IF([.R84]-[.R83]&lt;0;0;[.R84]-[.R83])" office:value-type="float" office:value="0.300000000000011">
            <text:p>0,3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1.57">
            <text:p>81,57</text:p>
          </table:table-cell>
          <table:table-cell table:style-name="ce34"/>
          <table:table-cell table:style-name="ce40" table:formula="of:=IF([.AD84]-[.AD83]&lt;0;0;[.AD84]-[.AD83])" office:value-type="float" office:value="0.189999999999998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3">
            <text:p>13.3</text:p>
          </table:table-cell>
          <table:table-cell table:style-name="ce6" table:formula="of:=([.B84]+[.C85])+(([.B84]+[.C85])*[.D85])" office:value-type="float" office:value="32.1350012165221">
            <text:p>32,1350012165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85]-[.B84])-[.C85]" office:value-type="float" office:value="0.0157384387611046">
            <text:p>0,0157384388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3.9">
            <text:p>63,9</text:p>
          </table:table-cell>
          <table:table-cell table:style-name="ce34"/>
          <table:table-cell table:style-name="ce40" table:formula="of:=IF([.J85]-[.J84]&lt;0;0;[.J85]-[.J84])" office:value-type="float" office:value="0.449999999999996">
            <text:p>0,4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24">
            <text:p>48,24</text:p>
          </table:table-cell>
          <table:table-cell table:style-name="ce34"/>
          <table:table-cell table:style-name="ce70" table:formula="of:=IF([.N85]-[.N84]&lt;0;0;[.N85]-[.N84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6.49">
            <text:p>136,49</text:p>
          </table:table-cell>
          <table:table-cell table:style-name="ce34"/>
          <table:table-cell table:style-name="ce40" table:formula="of:=IF([.R85]-[.R84]&lt;0;0;[.R85]-[.R84])" office:value-type="float" office:value="0.300000000000011">
            <text:p>0,3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1.76">
            <text:p>81,76</text:p>
          </table:table-cell>
          <table:table-cell table:style-name="ce34"/>
          <table:table-cell table:style-name="ce40" table:formula="of:=IF([.AD85]-[.AD84]&lt;0;0;[.AD85]-[.AD84])" office:value-type="float" office:value="0.190000000000012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4">
            <text:p>14.3</text:p>
          </table:table-cell>
          <table:table-cell table:style-name="ce6" table:formula="of:=([.B85]+[.C86])+(([.B85]+[.C86])*[.D86])" office:value-type="float" office:value="32.1529968172033">
            <text:p>32,1529968172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86]-[.B85])-[.C86]" office:value-type="float" office:value="0.0179956006812532">
            <text:p>0,0179956007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4.43">
            <text:p>64,43</text:p>
          </table:table-cell>
          <table:table-cell table:style-name="ce34"/>
          <table:table-cell table:style-name="ce40" table:formula="of:=IF([.J86]-[.J85]&lt;0;0;[.J86]-[.J85])" office:value-type="float" office:value="0.530000000000008">
            <text:p>0,5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36">
            <text:p>48,36</text:p>
          </table:table-cell>
          <table:table-cell table:style-name="ce34"/>
          <table:table-cell table:style-name="ce70" table:formula="of:=IF([.N86]-[.N85]&lt;0;0;[.N86]-[.N85])" office:value-type="float" office:value="0.119999999999997">
            <text:p>0,1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6.83">
            <text:p>136,83</text:p>
          </table:table-cell>
          <table:table-cell table:style-name="ce34"/>
          <table:table-cell table:style-name="ce40" table:formula="of:=IF([.R86]-[.R85]&lt;0;0;[.R86]-[.R85])" office:value-type="float" office:value="0.340000000000003">
            <text:p>0,34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1.99">
            <text:p>81,99</text:p>
          </table:table-cell>
          <table:table-cell table:style-name="ce34"/>
          <table:table-cell table:style-name="ce40" table:formula="of:=IF([.AD86]-[.AD85]&lt;0;0;[.AD86]-[.AD85])" office:value-type="float" office:value="0.22999999999999">
            <text:p>0,23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5">
            <text:p>15.3</text:p>
          </table:table-cell>
          <table:table-cell table:style-name="ce6" table:formula="of:=([.B86]+[.C87])+(([.B86]+[.C87])*[.D87])" office:value-type="float" office:value="32.1710024954209">
            <text:p>32,1710024954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87]-[.B86])-[.C87]" office:value-type="float" office:value="0.0180056782176337">
            <text:p>0,0180056782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4.71">
            <text:p>64,71</text:p>
          </table:table-cell>
          <table:table-cell table:style-name="ce34"/>
          <table:table-cell table:style-name="ce40" table:formula="of:=IF([.J87]-[.J86]&lt;0;0;[.J87]-[.J86])" office:value-type="float" office:value="0.279999999999987">
            <text:p>0,2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47">
            <text:p>48,47</text:p>
          </table:table-cell>
          <table:table-cell table:style-name="ce34"/>
          <table:table-cell table:style-name="ce70" table:formula="of:=IF([.N87]-[.N86]&lt;0;0;[.N87]-[.N86])" office:value-type="float" office:value="0.109999999999999">
            <text:p>0,1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7.12">
            <text:p>137,12</text:p>
          </table:table-cell>
          <table:table-cell table:style-name="ce34"/>
          <table:table-cell table:style-name="ce40" table:formula="of:=IF([.R87]-[.R86]&lt;0;0;[.R87]-[.R86])" office:value-type="float" office:value="0.289999999999992">
            <text:p>0,29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2.18">
            <text:p>82,18</text:p>
          </table:table-cell>
          <table:table-cell table:style-name="ce34"/>
          <table:table-cell table:style-name="ce40" table:formula="of:=IF([.AD87]-[.AD86]&lt;0;0;[.AD87]-[.AD86])" office:value-type="float" office:value="0.190000000000012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6">
            <text:p>16.3</text:p>
          </table:table-cell>
          <table:table-cell table:style-name="ce6" table:formula="of:=([.B87]+[.C88])+(([.B87]+[.C88])*[.D88])" office:value-type="float" office:value="32.1864445766187">
            <text:p>32,1864445766</text:p>
          </table:table-cell>
          <table:table-cell table:style-name="ce6" office:value-type="float" office:value="0">
            <text:p>0</text:p>
          </table:table-cell>
          <table:table-cell table:style-name="ce6" table:formula="of:=(4.8/10000)" office:value-type="float" office:value="0.00048">
            <text:p>0,00048</text:p>
          </table:table-cell>
          <table:table-cell table:style-name="ce34"/>
          <table:table-cell table:style-name="ce6" table:formula="of:=([.B88]-[.B87])-[.C88]" office:value-type="float" office:value="0.0154420811978042">
            <text:p>0,0154420812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4.86">
            <text:p>64,86</text:p>
          </table:table-cell>
          <table:table-cell table:style-name="ce34"/>
          <table:table-cell table:style-name="ce40" table:formula="of:=IF([.J88]-[.J87]&lt;0;0;[.J88]-[.J87])" office:value-type="float" office:value="0.150000000000006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58">
            <text:p>48,58</text:p>
          </table:table-cell>
          <table:table-cell table:style-name="ce34"/>
          <table:table-cell table:style-name="ce70" table:formula="of:=IF([.N88]-[.N87]&lt;0;0;[.N88]-[.N87])" office:value-type="float" office:value="0.109999999999999">
            <text:p>0,1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7.44">
            <text:p>137,44</text:p>
          </table:table-cell>
          <table:table-cell table:style-name="ce34"/>
          <table:table-cell table:style-name="ce40" table:formula="of:=IF([.R88]-[.R87]&lt;0;0;[.R88]-[.R87])" office:value-type="float" office:value="0.319999999999993">
            <text:p>0,32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2.4">
            <text:p>82,4</text:p>
          </table:table-cell>
          <table:table-cell table:style-name="ce34"/>
          <table:table-cell table:style-name="ce40" table:formula="of:=IF([.AD88]-[.AD87]&lt;0;0;[.AD88]-[.AD87])" office:value-type="float" office:value="0.219999999999999">
            <text:p>0,2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7">
            <text:p>17.3</text:p>
          </table:table-cell>
          <table:table-cell table:style-name="ce6" table:formula="of:=([.B88]+[.C89])+(([.B88]+[.C89])*[.D89])" office:value-type="float" office:value="32.2002847477867">
            <text:p>32,2002847478</text:p>
          </table:table-cell>
          <table:table-cell table:style-name="ce6" office:value-type="float" office:value="0">
            <text:p>0</text:p>
          </table:table-cell>
          <table:table-cell table:style-name="ce6" table:formula="of:=(4.3/10000)" office:value-type="float" office:value="0.00043">
            <text:p>0,00043</text:p>
          </table:table-cell>
          <table:table-cell table:style-name="ce34"/>
          <table:table-cell table:style-name="ce6" table:formula="of:=([.B89]-[.B88])-[.C89]" office:value-type="float" office:value="0.0138401711679492">
            <text:p>0,0138401712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5.09">
            <text:p>65,09</text:p>
          </table:table-cell>
          <table:table-cell table:style-name="ce34"/>
          <table:table-cell table:style-name="ce40" table:formula="of:=IF([.J89]-[.J88]&lt;0;0;[.J89]-[.J88])" office:value-type="float" office:value="0.230000000000004">
            <text:p>0,2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68">
            <text:p>48,68</text:p>
          </table:table-cell>
          <table:table-cell table:style-name="ce34"/>
          <table:table-cell table:style-name="ce70" table:formula="of:=IF([.N89]-[.N88]&lt;0;0;[.N89]-[.N88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7.72">
            <text:p>137,72</text:p>
          </table:table-cell>
          <table:table-cell table:style-name="ce34"/>
          <table:table-cell table:style-name="ce40" table:formula="of:=IF([.R89]-[.R88]&lt;0;0;[.R89]-[.R88])" office:value-type="float" office:value="0.280000000000001">
            <text:p>0,28</text:p>
          </table:table-cell>
          <table:table-cell table:style-name="ce95" table:number-columns-repeated="3"/>
          <table:table-cell table:style-name="ce100"/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2.59">
            <text:p>82,59</text:p>
          </table:table-cell>
          <table:table-cell table:style-name="ce34"/>
          <table:table-cell table:style-name="ce40" table:formula="of:=IF([.AD89]-[.AD88]&lt;0;0;[.AD89]-[.AD88])" office:value-type="float" office:value="0.189999999999998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8">
            <text:p>18.3</text:p>
          </table:table-cell>
          <table:table-cell table:style-name="ce6" table:formula="of:=([.B89]+[.C90])+(([.B89]+[.C90])*[.D90])-[.G90]" office:value-type="float" office:value="26.9297188816182">
            <text:p>26,9297188816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90]-[.B89])-[.C90]+[.U90]" office:value-type="float" office:value="0.0151341338314612">
            <text:p>0,0151341338</text:p>
          </table:table-cell>
          <table:table-cell table:style-name="ce40" office:value-type="float" office:value="5.2857">
            <text:p>5,2857</text:p>
          </table:table-cell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5.44">
            <text:p>65,44</text:p>
          </table:table-cell>
          <table:table-cell table:style-name="ce34"/>
          <table:table-cell table:style-name="ce40" table:formula="of:=IF([.J90]-[.J89]&lt;0;0;[.J90]-[.J89])" office:value-type="float" office:value="0.349999999999994">
            <text:p>0,3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78">
            <text:p>48,78</text:p>
          </table:table-cell>
          <table:table-cell table:style-name="ce34"/>
          <table:table-cell table:style-name="ce70" table:formula="of:=IF([.N90]-[.N89]&lt;0;0;[.N90]-[.N89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7.99">
            <text:p>137,99</text:p>
          </table:table-cell>
          <table:table-cell table:style-name="ce34"/>
          <table:table-cell table:style-name="ce40" table:formula="of:=IF([.R90]-[.R89]&lt;0;0;[.R90]-[.R89])" office:value-type="float" office:value="0.27000000000001">
            <text:p>0,27</text:p>
          </table:table-cell>
          <table:table-cell table:style-name="ce34" office:value-type="float" office:value="5.2857">
            <text:p>5,2857</text:p>
          </table:table-cell>
          <table:table-cell table:style-name="ce34" office:value-type="float" office:value="221.013">
            <text:p>221,013</text:p>
          </table:table-cell>
          <table:table-cell table:style-name="ce34" office:value-type="string">
            <text:p>Rizzo</text:p>
          </table:table-cell>
          <table:table-cell table:style-name="ce40" office:value-type="float" office:value="0">
            <text:p>0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2.78">
            <text:p>82,78</text:p>
          </table:table-cell>
          <table:table-cell table:style-name="ce34"/>
          <table:table-cell table:style-name="ce40" table:formula="of:=IF([.AD90]-[.AD89]&lt;0;0;[.AD90]-[.AD89])" office:value-type="float" office:value="0.189999999999998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19">
            <text:p>19.3</text:p>
          </table:table-cell>
          <table:table-cell table:style-name="ce6" table:formula="of:=([.B90]+[.C91])+(([.B90]+[.C91])*[.D91])" office:value-type="float" office:value="26.9423758494925">
            <text:p>26,9423758495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91]-[.B90])-[.C91]" office:value-type="float" office:value="0.01265696787436">
            <text:p>0,012656967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6.12">
            <text:p>66,12</text:p>
          </table:table-cell>
          <table:table-cell table:style-name="ce34"/>
          <table:table-cell table:style-name="ce40" table:formula="of:=IF([.J91]-[.J90]&lt;0;0;[.J91]-[.J90])" office:value-type="float" office:value="0.680000000000007">
            <text:p>0,6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88">
            <text:p>48,88</text:p>
          </table:table-cell>
          <table:table-cell table:style-name="ce34"/>
          <table:table-cell table:style-name="ce70" table:formula="of:=IF([.N91]-[.N90]&lt;0;0;[.N91]-[.N90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8.25">
            <text:p>138,25</text:p>
          </table:table-cell>
          <table:table-cell table:style-name="ce34"/>
          <table:table-cell table:style-name="ce40" table:formula="of:=IF([.R91]-[.R90]&lt;0;0;[.R91]-[.R90])" office:value-type="float" office:value="0.259999999999991">
            <text:p>0,2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1.44">
            <text:p>221,44</text:p>
          </table:table-cell>
          <table:table-cell table:style-name="ce34"/>
          <table:table-cell table:style-name="ce40" table:formula="of:=IF([.V91]-[.V90]&lt;0;0;[.V91]-[.V90])" office:value-type="float" office:value="0.426999999999993">
            <text:p>0,427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2.97">
            <text:p>82,97</text:p>
          </table:table-cell>
          <table:table-cell table:style-name="ce34"/>
          <table:table-cell table:style-name="ce40" table:formula="of:=IF([.AD91]-[.AD90]&lt;0;0;[.AD91]-[.AD90])" office:value-type="float" office:value="0.189999999999998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0">
            <text:p>20.3</text:p>
          </table:table-cell>
          <table:table-cell table:style-name="ce6" table:formula="of:=([.B91]+[.C92])+(([.B91]+[.C92])*[.D92])" office:value-type="float" office:value="26.9550387661418">
            <text:p>26,9550387661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92]-[.B91])-[.C92]" office:value-type="float" office:value="0.012662916649262">
            <text:p>0,0126629166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6.79">
            <text:p>66,79</text:p>
          </table:table-cell>
          <table:table-cell table:style-name="ce34"/>
          <table:table-cell table:style-name="ce40" table:formula="of:=IF([.J92]-[.J91]&lt;0;0;[.J92]-[.J91])" office:value-type="float" office:value="0.670000000000002">
            <text:p>0,6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8.97">
            <text:p>48,97</text:p>
          </table:table-cell>
          <table:table-cell table:style-name="ce34"/>
          <table:table-cell table:style-name="ce70" table:formula="of:=IF([.N92]-[.N91]&lt;0;0;[.N92]-[.N91])" office:value-type="float" office:value="0.0899999999999963">
            <text:p>0,0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8.53">
            <text:p>138,53</text:p>
          </table:table-cell>
          <table:table-cell table:style-name="ce34"/>
          <table:table-cell table:style-name="ce40" table:formula="of:=IF([.R92]-[.R91]&lt;0;0;[.R92]-[.R91])" office:value-type="float" office:value="0.280000000000001">
            <text:p>0,2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1.87">
            <text:p>221,87</text:p>
          </table:table-cell>
          <table:table-cell table:style-name="ce34"/>
          <table:table-cell table:style-name="ce40" table:formula="of:=IF([.V92]-[.V91]&lt;0;0;[.V92]-[.V91])" office:value-type="float" office:value="0.430000000000007">
            <text:p>0,43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3.15">
            <text:p>83,15</text:p>
          </table:table-cell>
          <table:table-cell table:style-name="ce34"/>
          <table:table-cell table:style-name="ce40" table:formula="of:=IF([.AD92]-[.AD91]&lt;0;0;[.AD92]-[.AD91])" office:value-type="float" office:value="0.180000000000007">
            <text:p>0,1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1">
            <text:p>21.3</text:p>
          </table:table-cell>
          <table:table-cell table:style-name="ce6" table:formula="of:=([.B92]+[.C93])+(([.B92]+[.C93])*[.D93])" office:value-type="float" office:value="26.9677076343619">
            <text:p>26,9677076344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93]-[.B92])-[.C93]" office:value-type="float" office:value="0.0126688682200857">
            <text:p>0,0126688682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7.34">
            <text:p>67,34</text:p>
          </table:table-cell>
          <table:table-cell table:style-name="ce34"/>
          <table:table-cell table:style-name="ce40" table:formula="of:=IF([.J93]-[.J92]&lt;0;0;[.J93]-[.J92])" office:value-type="float" office:value="0.549999999999997">
            <text:p>0,5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07">
            <text:p>49,07</text:p>
          </table:table-cell>
          <table:table-cell table:style-name="ce34"/>
          <table:table-cell table:style-name="ce70" table:formula="of:=IF([.N93]-[.N92]&lt;0;0;[.N93]-[.N92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8.83">
            <text:p>138,83</text:p>
          </table:table-cell>
          <table:table-cell table:style-name="ce34"/>
          <table:table-cell table:style-name="ce40" table:formula="of:=IF([.R93]-[.R92]&lt;0;0;[.R93]-[.R92])" office:value-type="float" office:value="0.300000000000011">
            <text:p>0,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2.3">
            <text:p>222,3</text:p>
          </table:table-cell>
          <table:table-cell table:style-name="ce34"/>
          <table:table-cell table:style-name="ce40" table:formula="of:=IF([.V93]-[.V92]&lt;0;0;[.V93]-[.V92])" office:value-type="float" office:value="0.430000000000007">
            <text:p>0,43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3.3">
            <text:p>83,3</text:p>
          </table:table-cell>
          <table:table-cell table:style-name="ce34"/>
          <table:table-cell table:style-name="ce40" table:formula="of:=IF([.AD93]-[.AD92]&lt;0;0;[.AD93]-[.AD92])" office:value-type="float" office:value="0.149999999999991">
            <text:p>0,15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2">
            <text:p>22.3</text:p>
          </table:table-cell>
          <table:table-cell table:style-name="ce6" table:formula="of:=([.B93]+[.C94])+(([.B93]+[.C94])*[.D94])" office:value-type="float" office:value="26.98038245695">
            <text:p>26,980382457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94]-[.B93])-[.C94]" office:value-type="float" office:value="0.0126748225881492">
            <text:p>0,0126748226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7.89">
            <text:p>67,89</text:p>
          </table:table-cell>
          <table:table-cell table:style-name="ce34"/>
          <table:table-cell table:style-name="ce40" table:formula="of:=IF([.J94]-[.J93]&lt;0;0;[.J94]-[.J93])" office:value-type="float" office:value="0.549999999999997">
            <text:p>0,5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17">
            <text:p>49,17</text:p>
          </table:table-cell>
          <table:table-cell table:style-name="ce34"/>
          <table:table-cell table:style-name="ce70" table:formula="of:=IF([.N94]-[.N93]&lt;0;0;[.N94]-[.N93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9.11">
            <text:p>139,11</text:p>
          </table:table-cell>
          <table:table-cell table:style-name="ce34"/>
          <table:table-cell table:style-name="ce40" table:formula="of:=IF([.R94]-[.R93]&lt;0;0;[.R94]-[.R93])" office:value-type="float" office:value="0.280000000000001">
            <text:p>0,2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2.75">
            <text:p>222,75</text:p>
          </table:table-cell>
          <table:table-cell table:style-name="ce34"/>
          <table:table-cell table:style-name="ce40" table:formula="of:=IF([.V94]-[.V93]&lt;0;0;[.V94]-[.V93])" office:value-type="float" office:value="0.449999999999989">
            <text:p>0,4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3.45">
            <text:p>83,45</text:p>
          </table:table-cell>
          <table:table-cell table:style-name="ce34"/>
          <table:table-cell table:style-name="ce40" table:formula="of:=IF([.AD94]-[.AD93]&lt;0;0;[.AD94]-[.AD93])" office:value-type="float" office:value="0.150000000000006">
            <text:p>0,15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3">
            <text:p>23.3</text:p>
          </table:table-cell>
          <table:table-cell table:style-name="ce6" table:formula="of:=([.B94]+[.C95])+(([.B94]+[.C95])*[.D95])" office:value-type="float" office:value="26.996031078775">
            <text:p>26,9960310788</text:p>
          </table:table-cell>
          <table:table-cell table:style-name="ce6" office:value-type="float" office:value="0">
            <text:p>0</text:p>
          </table:table-cell>
          <table:table-cell table:style-name="ce6" table:formula="of:=(5.8/10000)" office:value-type="float" office:value="0.00058">
            <text:p>0,00058</text:p>
          </table:table-cell>
          <table:table-cell table:style-name="ce34"/>
          <table:table-cell table:style-name="ce6" table:formula="of:=([.B95]-[.B94])-[.C95]" office:value-type="float" office:value="0.0156486218250294">
            <text:p>0,0156486218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8.36">
            <text:p>68,36</text:p>
          </table:table-cell>
          <table:table-cell table:style-name="ce34"/>
          <table:table-cell table:style-name="ce40" table:formula="of:=IF([.J95]-[.J94]&lt;0;0;[.J95]-[.J94])" office:value-type="float" office:value="0.469999999999999">
            <text:p>0,4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32">
            <text:p>49,32</text:p>
          </table:table-cell>
          <table:table-cell table:style-name="ce34"/>
          <table:table-cell table:style-name="ce70" table:formula="of:=IF([.N95]-[.N94]&lt;0;0;[.N95]-[.N94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9.44">
            <text:p>139,44</text:p>
          </table:table-cell>
          <table:table-cell table:style-name="ce34"/>
          <table:table-cell table:style-name="ce40" table:formula="of:=IF([.R95]-[.R94]&lt;0;0;[.R95]-[.R94])" office:value-type="float" office:value="0.329999999999984">
            <text:p>0,3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3.29">
            <text:p>223,29</text:p>
          </table:table-cell>
          <table:table-cell table:style-name="ce34"/>
          <table:table-cell table:style-name="ce40" table:formula="of:=IF([.V95]-[.V94]&lt;0;0;[.V95]-[.V94])" office:value-type="float" office:value="0.539999999999992">
            <text:p>0,54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3.75">
            <text:p>83,75</text:p>
          </table:table-cell>
          <table:table-cell table:style-name="ce34"/>
          <table:table-cell table:style-name="ce40" table:formula="of:=IF([.AD95]-[.AD94]&lt;0;0;[.AD95]-[.AD94])" office:value-type="float" office:value="0.299999999999997">
            <text:p>0,3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4">
            <text:p>24.3</text:p>
          </table:table-cell>
          <table:table-cell table:style-name="ce6" table:formula="of:=([.B95]+[.C96])+(([.B95]+[.C96])*[.D96])" office:value-type="float" office:value="27.0092591340036">
            <text:p>27,009259134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96]-[.B95])-[.C96]" office:value-type="float" office:value="0.0132280552285984">
            <text:p>0,0132280552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8.53">
            <text:p>68,53</text:p>
          </table:table-cell>
          <table:table-cell table:style-name="ce34"/>
          <table:table-cell table:style-name="ce40" table:formula="of:=IF([.J96]-[.J95]&lt;0;0;[.J96]-[.J95])" office:value-type="float" office:value="0.170000000000002">
            <text:p>0,1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42">
            <text:p>49,42</text:p>
          </table:table-cell>
          <table:table-cell table:style-name="ce34"/>
          <table:table-cell table:style-name="ce70" table:formula="of:=IF([.N96]-[.N95]&lt;0;0;[.N96]-[.N95])" office:value-type="float" office:value="0.100000000000001">
            <text:p>0,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9.73">
            <text:p>139,73</text:p>
          </table:table-cell>
          <table:table-cell table:style-name="ce34"/>
          <table:table-cell table:style-name="ce40" table:formula="of:=IF([.R96]-[.R95]&lt;0;0;[.R96]-[.R95])" office:value-type="float" office:value="0.289999999999992">
            <text:p>0,2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3.77">
            <text:p>223,77</text:p>
          </table:table-cell>
          <table:table-cell table:style-name="ce34"/>
          <table:table-cell table:style-name="ce40" table:formula="of:=IF([.V96]-[.V95]&lt;0;0;[.V96]-[.V95])" office:value-type="float" office:value="0.480000000000018">
            <text:p>0,48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3.93">
            <text:p>83,93</text:p>
          </table:table-cell>
          <table:table-cell table:style-name="ce34"/>
          <table:table-cell table:style-name="ce40" table:formula="of:=IF([.AD96]-[.AD95]&lt;0;0;[.AD96]-[.AD95])" office:value-type="float" office:value="0.180000000000007">
            <text:p>0,1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5">
            <text:p>25.3</text:p>
          </table:table-cell>
          <table:table-cell table:style-name="ce6" table:formula="of:=([.B96]+[.C97])+(([.B96]+[.C97])*[.D97])" office:value-type="float" office:value="27.0184422821092">
            <text:p>27,0184422821</text:p>
          </table:table-cell>
          <table:table-cell table:style-name="ce6" office:value-type="float" office:value="0">
            <text:p>0</text:p>
          </table:table-cell>
          <table:table-cell table:style-name="ce6" table:formula="of:=(3.4/10000)" office:value-type="float" office:value="0.00034">
            <text:p>0,00034</text:p>
          </table:table-cell>
          <table:table-cell table:style-name="ce34"/>
          <table:table-cell table:style-name="ce6" table:formula="of:=([.B97]-[.B96])-[.C97]" office:value-type="float" office:value="0.00918314810555998">
            <text:p>0,0091831481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8.78">
            <text:p>68,78</text:p>
          </table:table-cell>
          <table:table-cell table:style-name="ce34"/>
          <table:table-cell table:style-name="ce40" table:formula="of:=IF([.J97]-[.J96]&lt;0;0;[.J97]-[.J96])" office:value-type="float" office:value="0.25">
            <text:p>0,2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51">
            <text:p>49,51</text:p>
          </table:table-cell>
          <table:table-cell table:style-name="ce34"/>
          <table:table-cell table:style-name="ce70" table:formula="of:=IF([.N97]-[.N96]&lt;0;0;[.N97]-[.N96])" office:value-type="float" office:value="0.0899999999999963">
            <text:p>0,0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9.99">
            <text:p>139,99</text:p>
          </table:table-cell>
          <table:table-cell table:style-name="ce34"/>
          <table:table-cell table:style-name="ce40" table:formula="of:=IF([.R97]-[.R96]&lt;0;0;[.R97]-[.R96])" office:value-type="float" office:value="0.260000000000019">
            <text:p>0,2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4.2">
            <text:p>224,2</text:p>
          </table:table-cell>
          <table:table-cell table:style-name="ce34"/>
          <table:table-cell table:style-name="ce40" table:formula="of:=IF([.V97]-[.V96]&lt;0;0;[.V97]-[.V96])" office:value-type="float" office:value="0.429999999999978">
            <text:p>0,43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4.1">
            <text:p>84,1</text:p>
          </table:table-cell>
          <table:table-cell table:style-name="ce34"/>
          <table:table-cell table:style-name="ce40" table:formula="of:=IF([.AD97]-[.AD96]&lt;0;0;[.AD97]-[.AD96])" office:value-type="float" office:value="0.169999999999988">
            <text:p>0,1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6">
            <text:p>26.3</text:p>
          </table:table-cell>
          <table:table-cell table:style-name="ce6" table:formula="of:=([.B97]+[.C98])+(([.B97]+[.C98])*[.D98])" office:value-type="float" office:value="27.0311409499818">
            <text:p>27,03114095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98]-[.B97])-[.C98]" office:value-type="float" office:value="0.0126986678725913">
            <text:p>0,012698667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8.97">
            <text:p>68,97</text:p>
          </table:table-cell>
          <table:table-cell table:style-name="ce34"/>
          <table:table-cell table:style-name="ce40" table:formula="of:=IF([.J98]-[.J97]&lt;0;0;[.J98]-[.J97])" office:value-type="float" office:value="0.189999999999998">
            <text:p>0,1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63">
            <text:p>49,63</text:p>
          </table:table-cell>
          <table:table-cell table:style-name="ce34"/>
          <table:table-cell table:style-name="ce70" table:formula="of:=IF([.N98]-[.N97]&lt;0;0;[.N98]-[.N97])" office:value-type="float" office:value="0.120000000000005">
            <text:p>0,1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0.32">
            <text:p>140,32</text:p>
          </table:table-cell>
          <table:table-cell table:style-name="ce34"/>
          <table:table-cell table:style-name="ce40" table:formula="of:=IF([.R98]-[.R97]&lt;0;0;[.R98]-[.R97])" office:value-type="float" office:value="0.329999999999984">
            <text:p>0,33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4.75">
            <text:p>224,75</text:p>
          </table:table-cell>
          <table:table-cell table:style-name="ce34"/>
          <table:table-cell table:style-name="ce40" table:formula="of:=IF([.V98]-[.V97]&lt;0;0;[.V98]-[.V97])" office:value-type="float" office:value="0.550000000000011">
            <text:p>0,5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4.31">
            <text:p>84,31</text:p>
          </table:table-cell>
          <table:table-cell table:style-name="ce34"/>
          <table:table-cell table:style-name="ce40" table:formula="of:=IF([.AD98]-[.AD97]&lt;0;0;[.AD98]-[.AD97])" office:value-type="float" office:value="0.210000000000008">
            <text:p>0,2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7">
            <text:p>27.3</text:p>
          </table:table-cell>
          <table:table-cell table:style-name="ce6" table:formula="of:=([.B98]+[.C99])+(([.B98]+[.C99])*[.D99])" office:value-type="float" office:value="27.0443862090473">
            <text:p>27,044386209</text:p>
          </table:table-cell>
          <table:table-cell table:style-name="ce6" office:value-type="float" office:value="0">
            <text:p>0</text:p>
          </table:table-cell>
          <table:table-cell table:style-name="ce6" table:formula="of:=(4.9/10000)" office:value-type="float" office:value="0.00049">
            <text:p>0,00049</text:p>
          </table:table-cell>
          <table:table-cell table:style-name="ce34"/>
          <table:table-cell table:style-name="ce6" table:formula="of:=([.B99]-[.B98])-[.C99]" office:value-type="float" office:value="0.0132452590654921">
            <text:p>0,0132452591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9.16">
            <text:p>69,16</text:p>
          </table:table-cell>
          <table:table-cell table:style-name="ce34"/>
          <table:table-cell table:style-name="ce40" table:formula="of:=IF([.J99]-[.J98]&lt;0;0;[.J99]-[.J98])" office:value-type="float" office:value="0.189999999999998">
            <text:p>0,1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74">
            <text:p>49,74</text:p>
          </table:table-cell>
          <table:table-cell table:style-name="ce34"/>
          <table:table-cell table:style-name="ce70" table:formula="of:=IF([.N99]-[.N98]&lt;0;0;[.N99]-[.N98])" office:value-type="float" office:value="0.109999999999999">
            <text:p>0,1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0.64">
            <text:p>140,64</text:p>
          </table:table-cell>
          <table:table-cell table:style-name="ce34"/>
          <table:table-cell table:style-name="ce40" table:formula="of:=IF([.R99]-[.R98]&lt;0;0;[.R99]-[.R98])" office:value-type="float" office:value="0.319999999999993">
            <text:p>0,3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5.31">
            <text:p>225,31</text:p>
          </table:table-cell>
          <table:table-cell table:style-name="ce34"/>
          <table:table-cell table:style-name="ce40" table:formula="of:=IF([.V99]-[.V98]&lt;0;0;[.V99]-[.V98])" office:value-type="float" office:value="0.560000000000002">
            <text:p>0,56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4.53">
            <text:p>84,53</text:p>
          </table:table-cell>
          <table:table-cell table:style-name="ce34"/>
          <table:table-cell table:style-name="ce40" table:formula="of:=IF([.AD99]-[.AD98]&lt;0;0;[.AD99]-[.AD98])" office:value-type="float" office:value="0.219999999999999">
            <text:p>0,2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8">
            <text:p>28.3</text:p>
          </table:table-cell>
          <table:table-cell table:style-name="ce6" table:formula="of:=([.B99]+[.C100])+(([.B99]+[.C100])*[.D100])" office:value-type="float" office:value="27.0562857389793">
            <text:p>27,056285739</text:p>
          </table:table-cell>
          <table:table-cell table:style-name="ce6" office:value-type="float" office:value="0">
            <text:p>0</text:p>
          </table:table-cell>
          <table:table-cell table:style-name="ce6" table:formula="of:=(4.4/10000)" office:value-type="float" office:value="0.00044">
            <text:p>0,00044</text:p>
          </table:table-cell>
          <table:table-cell table:style-name="ce34"/>
          <table:table-cell table:style-name="ce6" table:formula="of:=([.B100]-[.B99])-[.C100]" office:value-type="float" office:value="0.0118995299319806">
            <text:p>0,011899529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9.34">
            <text:p>69,34</text:p>
          </table:table-cell>
          <table:table-cell table:style-name="ce34"/>
          <table:table-cell table:style-name="ce40" table:formula="of:=IF([.J100]-[.J99]&lt;0;0;[.J100]-[.J99])" office:value-type="float" office:value="0.180000000000007">
            <text:p>0,1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49.85">
            <text:p>49,85</text:p>
          </table:table-cell>
          <table:table-cell table:style-name="ce34"/>
          <table:table-cell table:style-name="ce70" table:formula="of:=IF([.N100]-[.N99]&lt;0;0;[.N100]-[.N99])" office:value-type="float" office:value="0.109999999999999">
            <text:p>0,1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0.95">
            <text:p>140,95</text:p>
          </table:table-cell>
          <table:table-cell table:style-name="ce34"/>
          <table:table-cell table:style-name="ce40" table:formula="of:=IF([.R100]-[.R99]&lt;0;0;[.R100]-[.R99])" office:value-type="float" office:value="0.310000000000002">
            <text:p>0,3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5.81">
            <text:p>225,81</text:p>
          </table:table-cell>
          <table:table-cell table:style-name="ce34"/>
          <table:table-cell table:style-name="ce40" table:formula="of:=IF([.V100]-[.V99]&lt;0;0;[.V100]-[.V99])" office:value-type="float" office:value="0.5">
            <text:p>0,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4.75">
            <text:p>84,75</text:p>
          </table:table-cell>
          <table:table-cell table:style-name="ce34"/>
          <table:table-cell table:style-name="ce40" table:formula="of:=IF([.AD100]-[.AD99]&lt;0;0;[.AD100]-[.AD99])" office:value-type="float" office:value="0.219999999999999">
            <text:p>0,2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29">
            <text:p>29.3</text:p>
          </table:table-cell>
          <table:table-cell table:style-name="ce6" table:formula="of:=([.B100]+[.C101])+(([.B100]+[.C101])*[.D101])" office:value-type="float" office:value="27.0690021932766">
            <text:p>27,0690021933</text:p>
          </table:table-cell>
          <table:table-cell table:style-name="ce6" office:value-type="float" office:value="0">
            <text:p>0</text:p>
          </table:table-cell>
          <table:table-cell table:style-name="ce6" table:formula="of:=(4.7/10000)" office:value-type="float" office:value="0.00047">
            <text:p>0,00047</text:p>
          </table:table-cell>
          <table:table-cell table:style-name="ce34"/>
          <table:table-cell table:style-name="ce6" table:formula="of:=([.B101]-[.B100])-[.C101]" office:value-type="float" office:value="0.012716454297319">
            <text:p>0,0127164543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9.58">
            <text:p>69,58</text:p>
          </table:table-cell>
          <table:table-cell table:style-name="ce34"/>
          <table:table-cell table:style-name="ce40" table:formula="of:=IF([.J101]-[.J100]&lt;0;0;[.J101]-[.J100])" office:value-type="float" office:value="0.239999999999995">
            <text:p>0,24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34"/>
          <table:table-cell table:style-name="ce70" table:formula="of:=IF([.N101]-[.N100]&lt;0;0;[.N101]-[.N100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1.33">
            <text:p>141,33</text:p>
          </table:table-cell>
          <table:table-cell table:style-name="ce34"/>
          <table:table-cell table:style-name="ce40" table:formula="of:=IF([.R101]-[.R100]&lt;0;0;[.R101]-[.R100])" office:value-type="float" office:value="0.380000000000024">
            <text:p>0,3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6.45">
            <text:p>226,45</text:p>
          </table:table-cell>
          <table:table-cell table:style-name="ce34"/>
          <table:table-cell table:style-name="ce40" table:formula="of:=IF([.V101]-[.V100]&lt;0;0;[.V101]-[.V100])" office:value-type="float" office:value="0.639999999999986">
            <text:p>0,64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5">
            <text:p>85</text:p>
          </table:table-cell>
          <table:table-cell table:style-name="ce34"/>
          <table:table-cell table:style-name="ce40" table:formula="of:=IF([.AD101]-[.AD100]&lt;0;0;[.AD101]-[.AD100])" office:value-type="float" office:value="0.25">
            <text:p>0,25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3-30">
            <text:p>30.3</text:p>
          </table:table-cell>
          <table:table-cell table:style-name="ce6" table:formula="of:=([.B101]+[.C102])+(([.B101]+[.C102])*[.D102])" office:value-type="float" office:value="27.0806418642197">
            <text:p>27,0806418642</text:p>
          </table:table-cell>
          <table:table-cell table:style-name="ce6" office:value-type="float" office:value="0">
            <text:p>0</text:p>
          </table:table-cell>
          <table:table-cell table:style-name="ce6" table:formula="of:=(4.3/10000)" office:value-type="float" office:value="0.00043">
            <text:p>0,00043</text:p>
          </table:table-cell>
          <table:table-cell table:style-name="ce34"/>
          <table:table-cell table:style-name="ce6" table:formula="of:=([.B102]-[.B101])-[.C102]" office:value-type="float" office:value="0.0116396709431079">
            <text:p>0,011639670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69.8">
            <text:p>69,8</text:p>
          </table:table-cell>
          <table:table-cell table:style-name="ce34"/>
          <table:table-cell table:style-name="ce40" table:formula="of:=IF([.J102]-[.J101]&lt;0;0;[.J102]-[.J101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50.15">
            <text:p>50,15</text:p>
          </table:table-cell>
          <table:table-cell table:style-name="ce34"/>
          <table:table-cell table:style-name="ce70" table:formula="of:=IF([.N102]-[.N101]&lt;0;0;[.N102]-[.N101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1.7">
            <text:p>141,7</text:p>
          </table:table-cell>
          <table:table-cell table:style-name="ce34"/>
          <table:table-cell table:style-name="ce40" table:formula="of:=IF([.R102]-[.R101]&lt;0;0;[.R102]-[.R101])" office:value-type="float" office:value="0.369999999999976">
            <text:p>0,3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7.03">
            <text:p>227,03</text:p>
          </table:table-cell>
          <table:table-cell table:style-name="ce34"/>
          <table:table-cell table:style-name="ce40" table:formula="of:=IF([.V102]-[.V101]&lt;0;0;[.V102]-[.V101])" office:value-type="float" office:value="0.580000000000013">
            <text:p>0,58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5.21">
            <text:p>85,21</text:p>
          </table:table-cell>
          <table:table-cell table:style-name="ce34"/>
          <table:table-cell table:style-name="ce40" table:formula="of:=IF([.AD102]-[.AD101]&lt;0;0;[.AD102]-[.AD101])" office:value-type="float" office:value="0.209999999999994">
            <text:p>0,2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8" office:value-type="date" office:date-value="2024-03-31">
            <text:p>31.3</text:p>
          </table:table-cell>
          <table:table-cell table:style-name="ce15" table:formula="of:=([.B102]+[.C103])+(([.B102]+[.C103])*[.D103])" office:value-type="float" office:value="27.0941821851518">
            <text:p>27,0941821852</text:p>
          </table:table-cell>
          <table:table-cell table:style-name="ce15" office:value-type="float" office:value="0">
            <text:p>0</text:p>
          </table:table-cell>
          <table:table-cell table:style-name="ce15" table:formula="of:=(5/10000)" office:value-type="float" office:value="0.0005">
            <text:p>0,0005</text:p>
          </table:table-cell>
          <table:table-cell table:style-name="ce35"/>
          <table:table-cell table:style-name="ce15" table:formula="of:=([.B103]-[.B102])-[.C103]" office:value-type="float" office:value="0.0135403209321083">
            <text:p>0,0135403209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 office:value-type="float" office:value="70.03">
            <text:p>70,03</text:p>
          </table:table-cell>
          <table:table-cell table:style-name="ce35"/>
          <table:table-cell table:style-name="ce41" table:formula="of:=IF([.J103]-[.J102]&lt;0;0;[.J103]-[.J102])" office:value-type="float" office:value="0.230000000000004">
            <text:p>0,23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50.31">
            <text:p>50,31</text:p>
          </table:table-cell>
          <table:table-cell table:style-name="ce35"/>
          <table:table-cell table:style-name="ce102" table:formula="of:=IF([.N103]-[.N102]&lt;0;0;[.N103]-[.N102])" office:value-type="float" office:value="0.160000000000004">
            <text:p>0,16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42.11">
            <text:p>142,11</text:p>
          </table:table-cell>
          <table:table-cell table:style-name="ce35"/>
          <table:table-cell table:style-name="ce41" table:formula="of:=IF([.R103]-[.R102]&lt;0;0;[.R103]-[.R102])" office:value-type="float" office:value="0.410000000000025">
            <text:p>0,4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227.71">
            <text:p>227,71</text:p>
          </table:table-cell>
          <table:table-cell table:style-name="ce35"/>
          <table:table-cell table:style-name="ce41" table:formula="of:=IF([.V103]-[.V102]&lt;0;0;[.V103]-[.V102])" office:value-type="float" office:value="0.680000000000007">
            <text:p>0,68</text:p>
          </table:table-cell>
          <table:table-cell table:style-name="ce93"/>
          <table:table-cell table:style-name="ce98"/>
          <table:table-cell table:style-name="ce98"/>
          <table:table-cell table:style-name="ce101"/>
          <table:table-cell table:style-name="ce35" office:value-type="float" office:value="0">
            <text:p>0</text:p>
          </table:table-cell>
          <table:table-cell table:style-name="ce35" office:value-type="float" office:value="85.46">
            <text:p>85,46</text:p>
          </table:table-cell>
          <table:table-cell table:style-name="ce35"/>
          <table:table-cell table:style-name="ce41" table:formula="of:=IF([.AD103]-[.AD102]&lt;0;0;[.AD103]-[.AD102])" office:value-type="float" office:value="0.25">
            <text:p>0,25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71]" office:value-type="string" office:string-value="carry over March">
            <text:p>carry over March</text:p>
          </table:table-cell>
          <table:table-cell table:style-name="ce50" table:formula="of:=[.B103]" office:value-type="float" office:value="27.0941821851518">
            <text:p>27,0941821852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103]" office:value-type="float" office:value="70.03">
            <text:p>70,03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103]" office:value-type="float" office:value="142.11">
            <text:p>142,11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103]" office:value-type="float" office:value="227.71">
            <text:p>227,71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103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103]" office:value-type="float" office:value="85.46">
            <text:p>85,46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3" office:value-type="string">
            <text:p>April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08:.F137])" office:value-type="float" office:value="0.192795407606647">
            <text:p>0,1927954076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108:.L138])" office:value-type="float" office:value="8.229">
            <text:p>8,229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108:.P137])" office:value-type="float" office:value="2.24469999999999">
            <text:p>2,2447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108:.T138])" office:value-type="float" office:value="13.562">
            <text:p>13,562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108:.X138])" office:value-type="float" office:value="5.0445">
            <text:p>5,0445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108:.AB138])" office:value-type="float" office:value="4.319">
            <text:p>4,319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108:.AF138])" office:value-type="float" office:value="7.46200000000002">
            <text:p>7,462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27" office:value-type="date" office:date-value="2024-04-01">
            <text:p>1.4</text:p>
          </table:table-cell>
          <table:table-cell table:style-name="ce16" table:formula="of:=([.B105]+[.C108])+(([.B105]+[.C108])*[.D108])" office:value-type="float" office:value="27.1098968108192">
            <text:p>27,1098968108</text:p>
          </table:table-cell>
          <table:table-cell table:style-name="ce16" office:value-type="float" office:value="0">
            <text:p>0</text:p>
          </table:table-cell>
          <table:table-cell table:style-name="ce16" table:formula="of:=(5.8/10000)" office:value-type="float" office:value="0.00058">
            <text:p>0,00058</text:p>
          </table:table-cell>
          <table:table-cell table:style-name="ce58"/>
          <table:table-cell table:style-name="ce16" table:formula="of:=([.B108]-[.B105])-[.C108]" office:value-type="float" office:value="0.015714625667389">
            <text:p>0,0157146257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 office:value-type="float" office:value="70.25">
            <text:p>70,25</text:p>
          </table:table-cell>
          <table:table-cell table:style-name="ce58"/>
          <table:table-cell table:style-name="ce58" table:formula="of:=IF([.J108]-[.J103]&lt;0;0;[.J108]-[.J103])" office:value-type="float" office:value="0.219999999999999">
            <text:p>0,22</text:p>
          </table:table-cell>
          <table:table-cell table:style-name="ce96" office:value-type="float" office:value="0">
            <text:p>0</text:p>
          </table:table-cell>
          <table:table-cell table:style-name="ce16" office:value-type="float" office:value="50.46">
            <text:p>50,46</text:p>
          </table:table-cell>
          <table:table-cell table:style-name="ce16"/>
          <table:table-cell table:style-name="ce65" table:formula="of:=IF([.N108]-[.N103]&lt;0;0;[.N108]-[.N103])" office:value-type="float" office:value="0.149999999999999">
            <text:p>0,1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42.51">
            <text:p>142,51</text:p>
          </table:table-cell>
          <table:table-cell table:style-name="ce58"/>
          <table:table-cell table:style-name="ce65" table:formula="of:=IF([.R108]-[.R103]&lt;0;0;[.R108]-[.R103])" office:value-type="float" office:value="0.399999999999977">
            <text:p>0,4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228.58">
            <text:p>228,58</text:p>
          </table:table-cell>
          <table:table-cell table:style-name="ce58"/>
          <table:table-cell table:style-name="ce65" table:formula="of:=IF([.V108]-[.V103]&lt;0;0;[.V108]-[.V103])" office:value-type="float" office:value="0.870000000000005">
            <text:p>0,87</text:p>
          </table:table-cell>
          <table:table-cell table:style-name="ce95" table:number-columns-repeated="3"/>
          <table:table-cell table:style-name="ce100"/>
          <table:table-cell table:style-name="ce58" office:value-type="float" office:value="0">
            <text:p>0</text:p>
          </table:table-cell>
          <table:table-cell table:style-name="ce58" office:value-type="float" office:value="85.7">
            <text:p>85,7</text:p>
          </table:table-cell>
          <table:table-cell table:style-name="ce58"/>
          <table:table-cell table:style-name="ce65" table:formula="of:=IF([.AD108]-[.AD103]&lt;0;0;[.AD108]-[.AD103])" office:value-type="float" office:value="0.240000000000009">
            <text:p>0,24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2">
            <text:p>2.4</text:p>
          </table:table-cell>
          <table:table-cell table:style-name="ce6" table:formula="of:=([.B108]+[.C109])+(([.B108]+[.C109])*[.D109])" office:value-type="float" office:value="27.124536155097">
            <text:p>27,1245361551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109]-[.B108])-[.C109]" office:value-type="float" office:value="0.0146393442778425">
            <text:p>0,0146393443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0.45">
            <text:p>70,45</text:p>
          </table:table-cell>
          <table:table-cell table:style-name="ce34"/>
          <table:table-cell table:style-name="ce34" table:formula="of:=IF([.J109]-[.J108]&lt;0;0;[.J109]-[.J108])" office:value-type="float" office:value="0.200000000000003">
            <text:p>0,2</text:p>
          </table:table-cell>
          <table:table-cell table:style-name="ce97" office:value-type="float" office:value="0">
            <text:p>0</text:p>
          </table:table-cell>
          <table:table-cell table:style-name="ce6" office:value-type="float" office:value="50.61">
            <text:p>50,61</text:p>
          </table:table-cell>
          <table:table-cell table:style-name="ce6"/>
          <table:table-cell table:style-name="ce70" table:formula="of:=IF([.N109]-[.N108]&lt;0;0;[.N109]-[.N108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2.9">
            <text:p>142,9</text:p>
          </table:table-cell>
          <table:table-cell table:style-name="ce34"/>
          <table:table-cell table:style-name="ce40" table:formula="of:=IF([.R109]-[.R108]&lt;0;0;[.R109]-[.R108])" office:value-type="float" office:value="0.390000000000015">
            <text:p>0,3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9.31">
            <text:p>229,31</text:p>
          </table:table-cell>
          <table:table-cell table:style-name="ce34"/>
          <table:table-cell table:style-name="ce40" table:formula="of:=IF([.V109]-[.V108]&lt;0;0;[.V109]-[.V108])" office:value-type="float" office:value="0.72999999999999">
            <text:p>0,73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5.9">
            <text:p>85,9</text:p>
          </table:table-cell>
          <table:table-cell table:style-name="ce34"/>
          <table:table-cell table:style-name="ce40" table:formula="of:=IF([.AD109]-[.AD108]&lt;0;0;[.AD109]-[.AD108])" office:value-type="float" office:value="0.200000000000003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3">
            <text:p>3.4</text:p>
          </table:table-cell>
          <table:table-cell table:style-name="ce6" table:formula="of:=([.B109]+[.C110])+(([.B109]+[.C110])*[.D110])" office:value-type="float" office:value="27.1386409138977">
            <text:p>27,1386409139</text:p>
          </table:table-cell>
          <table:table-cell table:style-name="ce6" office:value-type="float" office:value="0">
            <text:p>0</text:p>
          </table:table-cell>
          <table:table-cell table:style-name="ce6" table:formula="of:=(5.2/10000)" office:value-type="float" office:value="0.00052">
            <text:p>0,00052</text:p>
          </table:table-cell>
          <table:table-cell table:style-name="ce34"/>
          <table:table-cell table:style-name="ce6" table:formula="of:=([.B110]-[.B109])-[.C110]" office:value-type="float" office:value="0.0141047588006522">
            <text:p>0,0141047588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0.65">
            <text:p>70,65</text:p>
          </table:table-cell>
          <table:table-cell table:style-name="ce34"/>
          <table:table-cell table:style-name="ce34" table:formula="of:=IF([.J110]-[.J109]&lt;0;0;[.J110]-[.J109])" office:value-type="float" office:value="0.200000000000003">
            <text:p>0,2</text:p>
          </table:table-cell>
          <table:table-cell table:style-name="ce97" office:value-type="float" office:value="0">
            <text:p>0</text:p>
          </table:table-cell>
          <table:table-cell table:style-name="ce6" office:value-type="float" office:value="50.76">
            <text:p>50,76</text:p>
          </table:table-cell>
          <table:table-cell table:style-name="ce6"/>
          <table:table-cell table:style-name="ce70" table:formula="of:=IF([.N110]-[.N109]&lt;0;0;[.N110]-[.N109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3.31">
            <text:p>143,31</text:p>
          </table:table-cell>
          <table:table-cell table:style-name="ce34"/>
          <table:table-cell table:style-name="ce40" table:formula="of:=IF([.R110]-[.R109]&lt;0;0;[.R110]-[.R109])" office:value-type="float" office:value="0.409999999999997">
            <text:p>0,4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30">
            <text:p>230</text:p>
          </table:table-cell>
          <table:table-cell table:style-name="ce34"/>
          <table:table-cell table:style-name="ce40" table:formula="of:=IF([.V110]-[.V109]&lt;0;0;[.V110]-[.V109])" office:value-type="float" office:value="0.689999999999998">
            <text:p>0,69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6.12">
            <text:p>86,12</text:p>
          </table:table-cell>
          <table:table-cell table:style-name="ce34"/>
          <table:table-cell table:style-name="ce40" table:formula="of:=IF([.AD110]-[.AD109]&lt;0;0;[.AD110]-[.AD109])" office:value-type="float" office:value="0.219999999999999">
            <text:p>0,2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4">
            <text:p>4.4</text:p>
          </table:table-cell>
          <table:table-cell table:style-name="ce6" table:formula="of:=([.B110]+[.C111])+(([.B110]+[.C111])*[.D111])" office:value-type="float" office:value="27.1522102343546">
            <text:p>27,1522102344</text:p>
          </table:table-cell>
          <table:table-cell table:style-name="ce6" office:value-type="float" office:value="0">
            <text:p>0</text:p>
          </table:table-cell>
          <table:table-cell table:style-name="ce6" table:formula="of:=(5/10000)" office:value-type="float" office:value="0.0005">
            <text:p>0,0005</text:p>
          </table:table-cell>
          <table:table-cell table:style-name="ce34"/>
          <table:table-cell table:style-name="ce6" table:formula="of:=([.B111]-[.B110])-[.C111]" office:value-type="float" office:value="0.0135693204569485">
            <text:p>0,0135693205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0.86">
            <text:p>70,86</text:p>
          </table:table-cell>
          <table:table-cell table:style-name="ce34"/>
          <table:table-cell table:style-name="ce34" table:formula="of:=IF([.J111]-[.J110]&lt;0;0;[.J111]-[.J110])" office:value-type="float" office:value="0.209999999999994">
            <text:p>0,21</text:p>
          </table:table-cell>
          <table:table-cell table:style-name="ce97" office:value-type="float" office:value="0">
            <text:p>0</text:p>
          </table:table-cell>
          <table:table-cell table:style-name="ce6" office:value-type="float" office:value="50.91">
            <text:p>50,91</text:p>
          </table:table-cell>
          <table:table-cell table:style-name="ce6"/>
          <table:table-cell table:style-name="ce70" table:formula="of:=IF([.N111]-[.N110]&lt;0;0;[.N111]-[.N110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3.7">
            <text:p>143,7</text:p>
          </table:table-cell>
          <table:table-cell table:style-name="ce34"/>
          <table:table-cell table:style-name="ce40" table:formula="of:=IF([.R111]-[.R110]&lt;0;0;[.R111]-[.R110])" office:value-type="float" office:value="0.389999999999986">
            <text:p>0,3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30.54">
            <text:p>230,54</text:p>
          </table:table-cell>
          <table:table-cell table:style-name="ce34"/>
          <table:table-cell table:style-name="ce40" table:formula="of:=IF([.V111]-[.V110]&lt;0;0;[.V111]-[.V110])" office:value-type="float" office:value="0.539999999999992">
            <text:p>0,54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6.32">
            <text:p>86,32</text:p>
          </table:table-cell>
          <table:table-cell table:style-name="ce34"/>
          <table:table-cell table:style-name="ce40" table:formula="of:=IF([.AD111]-[.AD110]&lt;0;0;[.AD111]-[.AD110])" office:value-type="float" office:value="0.199999999999989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5">
            <text:p>5.4</text:p>
          </table:table-cell>
          <table:table-cell table:style-name="ce6" table:formula="of:=([.B111]+[.C112])+(([.B111]+[.C112])*[.D112])" office:value-type="float" office:value="31.7336009790624">
            <text:p>31,7336009791</text:p>
          </table:table-cell>
          <table:table-cell table:style-name="ce6" office:value-type="float" office:value="4.5668">
            <text:p>4,5668</text:p>
          </table:table-cell>
          <table:table-cell table:style-name="ce6" table:formula="of:=(4.6/10000)" office:value-type="float" office:value="0.00046">
            <text:p>0,00046</text:p>
          </table:table-cell>
          <table:table-cell table:style-name="ce34"/>
          <table:table-cell table:style-name="ce6" table:formula="of:=([.B112]-[.B111])-[.C112]" office:value-type="float" office:value="0.014590744707804">
            <text:p>0,0145907447</text:p>
          </table:table-cell>
          <table:table-cell table:style-name="ce40" office:value-type="string">
            <text:p>buy &amp; add 4,5668 TAO</text:p>
          </table:table-cell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0.9">
            <text:p>70,9</text:p>
          </table:table-cell>
          <table:table-cell table:style-name="ce34"/>
          <table:table-cell table:style-name="ce34" table:formula="of:=IF([.J112]-[.J111]&lt;0;0;[.J112]-[.J111])" office:value-type="float" office:value="0.0400000000000063">
            <text:p>0,04</text:p>
          </table:table-cell>
          <table:table-cell table:style-name="ce97" office:value-type="float" office:value="0">
            <text:p>0</text:p>
          </table:table-cell>
          <table:table-cell table:style-name="ce34" office:value-type="float" office:value="51.06">
            <text:p>51,06</text:p>
          </table:table-cell>
          <table:table-cell table:style-name="ce34"/>
          <table:table-cell table:style-name="ce70" table:formula="of:=IF([.N112]-[.N111]&lt;0;0;[.N112]-[.N111])" office:value-type="float" office:value="0.150000000000006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4.09">
            <text:p>144,09</text:p>
          </table:table-cell>
          <table:table-cell table:style-name="ce34"/>
          <table:table-cell table:style-name="ce40" table:formula="of:=IF([.R112]-[.R111]&lt;0;0;[.R112]-[.R111])" office:value-type="float" office:value="0.390000000000015">
            <text:p>0,39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31.11">
            <text:p>231,11</text:p>
          </table:table-cell>
          <table:table-cell table:style-name="ce34"/>
          <table:table-cell table:style-name="ce40" table:formula="of:=IF([.V112]-[.V111]&lt;0;0;[.V112]-[.V111])" office:value-type="float" office:value="0.570000000000022">
            <text:p>0,57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6.53">
            <text:p>86,53</text:p>
          </table:table-cell>
          <table:table-cell table:style-name="ce34"/>
          <table:table-cell table:style-name="ce40" table:formula="of:=IF([.AD112]-[.AD111]&lt;0;0;[.AD112]-[.AD111])" office:value-type="float" office:value="0.210000000000008">
            <text:p>0,2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6">
            <text:p>6.4</text:p>
          </table:table-cell>
          <table:table-cell table:style-name="ce6" table:formula="of:=([.B112]+[.C113])+(([.B112]+[.C113])*[.D113])" office:value-type="float" office:value="31.7507371235911">
            <text:p>31,7507371236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113]-[.B112])-[.C113]" office:value-type="float" office:value="0.0171361445286919">
            <text:p>0,0171361445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1.2">
            <text:p>71,2</text:p>
          </table:table-cell>
          <table:table-cell table:style-name="ce34"/>
          <table:table-cell table:style-name="ce34" table:formula="of:=IF([.J113]-[.J112]&lt;0;0;[.J113]-[.J112])" office:value-type="float" office:value="0.299999999999997">
            <text:p>0,3</text:p>
          </table:table-cell>
          <table:table-cell table:style-name="ce97" office:value-type="float" office:value="0">
            <text:p>0</text:p>
          </table:table-cell>
          <table:table-cell table:style-name="ce6" office:value-type="float" office:value="51.21">
            <text:p>51,21</text:p>
          </table:table-cell>
          <table:table-cell table:style-name="ce6"/>
          <table:table-cell table:style-name="ce70" table:formula="of:=IF([.N113]-[.N112]&lt;0;0;[.N113]-[.N112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4.49">
            <text:p>144,49</text:p>
          </table:table-cell>
          <table:table-cell table:style-name="ce34"/>
          <table:table-cell table:style-name="ce40" table:formula="of:=IF([.R113]-[.R112]&lt;0;0;[.R113]-[.R112])" office:value-type="float" office:value="0.400000000000006">
            <text:p>0,4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31.61">
            <text:p>231,61</text:p>
          </table:table-cell>
          <table:table-cell table:style-name="ce34"/>
          <table:table-cell table:style-name="ce40" table:formula="of:=IF([.V113]-[.V112]&lt;0;0;[.V113]-[.V112])" office:value-type="float" office:value="0.5">
            <text:p>0,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6.74">
            <text:p>86,74</text:p>
          </table:table-cell>
          <table:table-cell table:style-name="ce34"/>
          <table:table-cell table:style-name="ce40" table:formula="of:=IF([.AD113]-[.AD112]&lt;0;0;[.AD113]-[.AD112])" office:value-type="float" office:value="0.209999999999994">
            <text:p>0,2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7">
            <text:p>7.4</text:p>
          </table:table-cell>
          <table:table-cell table:style-name="ce6" table:formula="of:=([.B113]+[.C114])+(([.B113]+[.C114])*[.D114])" office:value-type="float" office:value="31.7678825216379">
            <text:p>31,7678825216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114]-[.B113])-[.C114]" office:value-type="float" office:value="0.0171453980467398">
            <text:p>0,017145398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1.41">
            <text:p>71,41</text:p>
          </table:table-cell>
          <table:table-cell table:style-name="ce34"/>
          <table:table-cell table:style-name="ce34" table:formula="of:=IF([.J114]-[.J113]&lt;0;0;[.J114]-[.J113])" office:value-type="float" office:value="0.209999999999994">
            <text:p>0,21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51.36">
            <text:p>51,36</text:p>
          </table:table-cell>
          <table:table-cell table:style-name="ce34"/>
          <table:table-cell table:style-name="ce70" table:formula="of:=IF([.N114]-[.N113]&lt;0;0;[.N114]-[.N113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4.87">
            <text:p>144,87</text:p>
          </table:table-cell>
          <table:table-cell table:style-name="ce34"/>
          <table:table-cell table:style-name="ce40" table:formula="of:=IF([.R114]-[.R113]&lt;0;0;[.R114]-[.R113])" office:value-type="float" office:value="0.379999999999995">
            <text:p>0,38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32.16">
            <text:p>232,16</text:p>
          </table:table-cell>
          <table:table-cell table:style-name="ce34"/>
          <table:table-cell table:style-name="ce40" table:formula="of:=IF([.V114]-[.V113]&lt;0;0;[.V114]-[.V113])" office:value-type="float" office:value="0.549999999999983">
            <text:p>0,5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6.95">
            <text:p>86,95</text:p>
          </table:table-cell>
          <table:table-cell table:style-name="ce34"/>
          <table:table-cell table:style-name="ce40" table:formula="of:=IF([.AD114]-[.AD113]&lt;0;0;[.AD114]-[.AD113])" office:value-type="float" office:value="0.210000000000008">
            <text:p>0,2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8">
            <text:p>8.4</text:p>
          </table:table-cell>
          <table:table-cell table:style-name="ce6" table:formula="of:=([.B114]+[.C115])+(([.B114]+[.C115])*[.D115])+[.G115]" office:value-type="float" office:value="37.0118371781995">
            <text:p>37,0118371782</text:p>
          </table:table-cell>
          <table:table-cell table:style-name="ce6" office:value-type="float" office:value="0">
            <text:p>0</text:p>
          </table:table-cell>
          <table:table-cell table:style-name="ce6" table:formula="of:=(5.4/10000)" office:value-type="float" office:value="0.00054">
            <text:p>0,00054</text:p>
          </table:table-cell>
          <table:table-cell table:style-name="ce34"/>
          <table:table-cell table:style-name="ce6" table:formula="of:=([.B115]-[.B114])-[.C115]-[.G115]" office:value-type="float" office:value="0.0171546565616802">
            <text:p>0,0171546566</text:p>
          </table:table-cell>
          <table:table-cell table:style-name="ce40" office:value-type="float" office:value="5.2268">
            <text:p>5,2268</text:p>
          </table:table-cell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1.71">
            <text:p>71,71</text:p>
          </table:table-cell>
          <table:table-cell table:style-name="ce34"/>
          <table:table-cell table:style-name="ce34" table:formula="of:=IF([.J115]-[.J114]&lt;0;0;[.J115]-[.J114])" office:value-type="float" office:value="0.299999999999997">
            <text:p>0,3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51.52">
            <text:p>51,52</text:p>
          </table:table-cell>
          <table:table-cell table:style-name="ce34"/>
          <table:table-cell table:style-name="ce70" table:formula="of:=IF([.N115]-[.N114]&lt;0;0;[.N115]-[.N114])" office:value-type="float" office:value="0.160000000000004">
            <text:p>0,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5.34">
            <text:p>145,34</text:p>
          </table:table-cell>
          <table:table-cell table:style-name="ce34"/>
          <table:table-cell table:style-name="ce40" table:formula="of:=IF([.R115]-[.R114]&lt;0;0;[.R115]-[.R114])" office:value-type="float" office:value="0.469999999999999">
            <text:p>0,47</text:p>
          </table:table-cell>
          <table:table-cell table:style-name="ce34" office:value-type="float" office:value="0">
            <text:p>0</text:p>
          </table:table-cell>
          <table:table-cell table:style-name="ce60" office:value-type="float" office:value="232.7545">
            <text:p>232,7545</text:p>
          </table:table-cell>
          <table:table-cell table:style-name="ce34"/>
          <table:table-cell table:style-name="ce40" table:formula="of:=IF([.V115]-[.V114]&lt;0;0;[.V115]-[.V114])" office:value-type="float" office:value="0.594500000000011">
            <text:p>0,594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87.17">
            <text:p>87,17</text:p>
          </table:table-cell>
          <table:table-cell table:style-name="ce34"/>
          <table:table-cell table:style-name="ce40" table:formula="of:=IF([.AD115]-[.AD114]&lt;0;0;[.AD115]-[.AD114])" office:value-type="float" office:value="0.219999999999999">
            <text:p>0,2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09">
            <text:p>9.4</text:p>
          </table:table-cell>
          <table:table-cell table:style-name="ce6" table:formula="of:=([.B115]+[.C116])+(([.B115]+[.C116])*[.D116])-[.G116]" office:value-type="float" office:value="27.2645638070193">
            <text:p>27,264563807</text:p>
          </table:table-cell>
          <table:table-cell table:style-name="ce6" office:value-type="float" office:value="0">
            <text:p>0</text:p>
          </table:table-cell>
          <table:table-cell table:style-name="ce6" table:formula="of:=(5.6/10000)" office:value-type="float" office:value="0.00056">
            <text:p>0,00056</text:p>
          </table:table-cell>
          <table:table-cell table:style-name="ce34"/>
          <table:table-cell table:style-name="ce6" table:formula="of:=([.B116]-[.B115])-[.C116]+[.G116]" office:value-type="float" office:value="0.0207266288197943">
            <text:p>0,0207266288</text:p>
          </table:table-cell>
          <table:table-cell table:style-name="ce40" office:value-type="float" office:value="9.768">
            <text:p>9,768</text:p>
          </table:table-cell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1.92">
            <text:p>71,92</text:p>
          </table:table-cell>
          <table:table-cell table:style-name="ce34"/>
          <table:table-cell table:style-name="ce34" table:formula="of:=IF([.J116]-[.J115]&lt;0;0;[.J116]-[.J115])" office:value-type="float" office:value="0.210000000000008">
            <text:p>0,21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51.68">
            <text:p>51,68</text:p>
          </table:table-cell>
          <table:table-cell table:style-name="ce34"/>
          <table:table-cell table:style-name="ce70" table:formula="of:=IF([.N116]-[.N115]&lt;0;0;[.N116]-[.N115])" office:value-type="float" office:value="0.159999999999997">
            <text:p>0,16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5.74">
            <text:p>145,74</text:p>
          </table:table-cell>
          <table:table-cell table:style-name="ce34"/>
          <table:table-cell table:style-name="ce40" table:formula="of:=IF([.R116]-[.R115]&lt;0;0;[.R116]-[.R115])" office:value-type="float" office:value="0.400000000000006">
            <text:p>0,4</text:p>
          </table:table-cell>
          <table:table-cell table:number-columns-repeated="2" table:style-name="ce34" office:value-type="float" office:value="0">
            <text:p>0</text:p>
          </table:table-cell>
          <table:table-cell table:style-name="ce34"/>
          <table:table-cell table:style-name="ce40" table:formula="of:=IF([.V116]-[.V115]&lt;0;0;[.V116]-[.V115])" office:value-type="float" office:value="0">
            <text:p>0</text:p>
          </table:table-cell>
          <table:table-cell table:style-name="ce34" office:value-type="float" office:value="9.7675">
            <text:p>9,7675</text:p>
          </table:table-cell>
          <table:table-cell table:style-name="ce34" office:value-type="float" office:value="74.289">
            <text:p>74,289</text:p>
          </table:table-cell>
          <table:table-cell table:style-name="ce34"/>
          <table:table-cell table:style-name="ce40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7.38">
            <text:p>87,38</text:p>
          </table:table-cell>
          <table:table-cell table:style-name="ce34"/>
          <table:table-cell table:style-name="ce40" table:formula="of:=IF([.AD116]-[.AD115]&lt;0;0;[.AD116]-[.AD115])" office:value-type="float" office:value="0.209999999999994">
            <text:p>0,21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0">
            <text:p>10.4</text:p>
          </table:table-cell>
          <table:table-cell table:style-name="ce6" table:formula="of:=([.B116]+[.C117])+(([.B116]+[.C117])*[.D117])" office:value-type="float" office:value="27.2803772540274">
            <text:p>27,280377254</text:p>
          </table:table-cell>
          <table:table-cell table:style-name="ce6" office:value-type="float" office:value="0">
            <text:p>0</text:p>
          </table:table-cell>
          <table:table-cell table:style-name="ce6" table:formula="of:=(5.8/10000)" office:value-type="float" office:value="0.00058">
            <text:p>0,00058</text:p>
          </table:table-cell>
          <table:table-cell table:style-name="ce34"/>
          <table:table-cell table:style-name="ce6" table:formula="of:=([.B117]-[.B116])-[.C117]" office:value-type="float" office:value="0.0158134470080711">
            <text:p>0,015813447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2.15">
            <text:p>72,15</text:p>
          </table:table-cell>
          <table:table-cell table:style-name="ce34"/>
          <table:table-cell table:style-name="ce34" table:formula="of:=IF([.J117]-[.J116]&lt;0;0;[.J117]-[.J116])" office:value-type="float" office:value="0.230000000000004">
            <text:p>0,23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51.82">
            <text:p>51,82</text:p>
          </table:table-cell>
          <table:table-cell table:style-name="ce34"/>
          <table:table-cell table:style-name="ce70" table:formula="of:=IF([.N117]-[.N116]&lt;0;0;[.N117]-[.N116])" office:value-type="float" office:value="0.140000000000001">
            <text:p>0,14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6.12">
            <text:p>146,12</text:p>
          </table:table-cell>
          <table:table-cell table:style-name="ce34"/>
          <table:table-cell table:style-name="ce40" table:formula="of:=IF([.R117]-[.R116]&lt;0;0;[.R117]-[.R116])" office:value-type="float" office:value="0.379999999999995">
            <text:p>0,38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74.48">
            <text:p>74,48</text:p>
          </table:table-cell>
          <table:table-cell table:style-name="ce34"/>
          <table:table-cell table:style-name="ce40" table:formula="of:=IF([.Z117]-[.Z116]&lt;0;0;[.Z117]-[.Z116])" office:value-type="float" office:value="0.191000000000003">
            <text:p>0,19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7.58">
            <text:p>87,58</text:p>
          </table:table-cell>
          <table:table-cell table:style-name="ce34"/>
          <table:table-cell table:style-name="ce40" table:formula="of:=IF([.AD117]-[.AD116]&lt;0;0;[.AD117]-[.AD116])" office:value-type="float" office:value="0.200000000000003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1">
            <text:p>11.4</text:p>
          </table:table-cell>
          <table:table-cell table:style-name="ce6" table:formula="of:=([.B117]+[.C118])+(([.B117]+[.C118])*[.D118])" office:value-type="float" office:value="27.2961998728347">
            <text:p>27,2961998728</text:p>
          </table:table-cell>
          <table:table-cell table:style-name="ce6" office:value-type="float" office:value="0">
            <text:p>0</text:p>
          </table:table-cell>
          <table:table-cell table:style-name="ce6" table:formula="of:=(5.8/10000)" office:value-type="float" office:value="0.00058">
            <text:p>0,00058</text:p>
          </table:table-cell>
          <table:table-cell table:style-name="ce34"/>
          <table:table-cell table:style-name="ce6" table:formula="of:=([.B118]-[.B117])-[.C118]" office:value-type="float" office:value="0.0158226188073343">
            <text:p>0,0158226188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2.37">
            <text:p>72,37</text:p>
          </table:table-cell>
          <table:table-cell table:style-name="ce34"/>
          <table:table-cell table:style-name="ce34" table:formula="of:=IF([.J118]-[.J117]&lt;0;0;[.J118]-[.J117])" office:value-type="float" office:value="0.219999999999999">
            <text:p>0,22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51.97">
            <text:p>51,97</text:p>
          </table:table-cell>
          <table:table-cell table:style-name="ce34"/>
          <table:table-cell table:style-name="ce70" table:formula="of:=IF([.N118]-[.N117]&lt;0;0;[.N118]-[.N117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6.47">
            <text:p>146,47</text:p>
          </table:table-cell>
          <table:table-cell table:style-name="ce34"/>
          <table:table-cell table:style-name="ce40" table:formula="of:=IF([.R118]-[.R117]&lt;0;0;[.R118]-[.R117])" office:value-type="float" office:value="0.349999999999994">
            <text:p>0,3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74.63">
            <text:p>74,63</text:p>
          </table:table-cell>
          <table:table-cell table:style-name="ce34"/>
          <table:table-cell table:style-name="ce40" table:formula="of:=IF([.Z118]-[.Z117]&lt;0;0;[.Z118]-[.Z117])" office:value-type="float" office:value="0.149999999999991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7.77">
            <text:p>87,77</text:p>
          </table:table-cell>
          <table:table-cell table:style-name="ce34"/>
          <table:table-cell table:style-name="ce40" table:formula="of:=IF([.AD118]-[.AD117]&lt;0;0;[.AD118]-[.AD117])" office:value-type="float" office:value="0.189999999999998">
            <text:p>0,1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2">
            <text:p>12.4</text:p>
          </table:table-cell>
          <table:table-cell table:style-name="ce6" table:formula="of:=([.B118]+[.C119])+(([.B118]+[.C119])*[.D119])" office:value-type="float" office:value="27.3125775927584">
            <text:p>27,3125775928</text:p>
          </table:table-cell>
          <table:table-cell table:style-name="ce6" office:value-type="float" office:value="0">
            <text:p>0</text:p>
          </table:table-cell>
          <table:table-cell table:style-name="ce6" table:formula="of:=(6/10000)" office:value-type="float" office:value="0.0006">
            <text:p>0,0006</text:p>
          </table:table-cell>
          <table:table-cell table:style-name="ce34"/>
          <table:table-cell table:style-name="ce6" table:formula="of:=([.B119]-[.B118])-[.C119]" office:value-type="float" office:value="0.0163777199236996">
            <text:p>0,0163777199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72.62">
            <text:p>72,62</text:p>
          </table:table-cell>
          <table:table-cell table:style-name="ce34"/>
          <table:table-cell table:style-name="ce34" table:formula="of:=IF([.J119]-[.J118]&lt;0;0;[.J119]-[.J118])" office:value-type="float" office:value="0.25">
            <text:p>0,25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52.12">
            <text:p>52,12</text:p>
          </table:table-cell>
          <table:table-cell table:style-name="ce34"/>
          <table:table-cell table:style-name="ce70" table:formula="of:=IF([.N119]-[.N118]&lt;0;0;[.N119]-[.N118])" office:value-type="float" office:value="0.149999999999999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46.82">
            <text:p>146,82</text:p>
          </table:table-cell>
          <table:table-cell table:style-name="ce34"/>
          <table:table-cell table:style-name="ce40" table:formula="of:=IF([.R119]-[.R118]&lt;0;0;[.R119]-[.R118])" office:value-type="float" office:value="0.349999999999994">
            <text:p>0,3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74.78">
            <text:p>74,78</text:p>
          </table:table-cell>
          <table:table-cell table:style-name="ce34"/>
          <table:table-cell table:style-name="ce40" table:formula="of:=IF([.Z119]-[.Z118]&lt;0;0;[.Z119]-[.Z118])" office:value-type="float" office:value="0.150000000000006">
            <text:p>0,1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87.97">
            <text:p>87,97</text:p>
          </table:table-cell>
          <table:table-cell table:style-name="ce34"/>
          <table:table-cell table:style-name="ce40" table:formula="of:=IF([.AD119]-[.AD118]&lt;0;0;[.AD119]-[.AD118])" office:value-type="float" office:value="0.200000000000003">
            <text:p>0,2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3">
            <text:p>13.4</text:p>
          </table:table-cell>
          <table:table-cell table:style-name="ce6" table:formula="of:=([.B119]+[.C120])+(([.B119]+[.C120])*[.D120])-[.G120]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0]-[.B119])-[.C120]+[.G120]" office:value-type="float" office:value="0">
            <text:p>0</text:p>
          </table:table-cell>
          <table:table-cell table:style-name="ce40" office:value-type="float" office:value="27.31257759">
            <text:p>27,31257759</text:p>
          </table:table-cell>
          <table:table-cell table:style-name="ce30"/>
          <table:table-cell table:style-name="ce84" office:value-type="float" office:value="4.6336">
            <text:p>4,6336</text:p>
          </table:table-cell>
          <table:table-cell table:style-name="ce34" office:value-type="float" office:value="95.92">
            <text:p>95,92</text:p>
          </table:table-cell>
          <table:table-cell table:style-name="ce34"/>
          <table:table-cell table:style-name="ce34" table:formula="of:=IF([.J120]-[.J119]&lt;0;0;[.J120]-[.J119])-23.067" office:value-type="float" office:value="0.232999999999997">
            <text:p>0,233</text:p>
          </table:table-cell>
          <table:table-cell table:style-name="ce84" office:value-type="float" office:value="2.2867">
            <text:p>2,2867</text:p>
          </table:table-cell>
          <table:table-cell table:style-name="ce34" office:value-type="float" office:value="68.85">
            <text:p>68,85</text:p>
          </table:table-cell>
          <table:table-cell table:style-name="ce34"/>
          <table:table-cell table:style-name="ce70" table:formula="of:=IF([.N120]-[.N119]&lt;0;0;[.N120]-[.N119])-16.556" office:value-type="float" office:value="0.173999999999996">
            <text:p>0,174</text:p>
          </table:table-cell>
          <table:table-cell table:style-name="ce34" office:value-type="float" office:value="5.0601">
            <text:p>5,0601</text:p>
          </table:table-cell>
          <table:table-cell table:style-name="ce34" office:value-type="float" office:value="193.89">
            <text:p>193,89</text:p>
          </table:table-cell>
          <table:table-cell table:style-name="ce34"/>
          <table:table-cell table:style-name="ce40" table:formula="of:=IF([.R120]-[.R119]&lt;0;0;[.R120]-[.R119])-46.632" office:value-type="float" office:value="0.437999999999995">
            <text:p>0,438</text:p>
          </table:table-cell>
          <table:table-cell table:style-name="ce95" table:number-columns-repeated="3"/>
          <table:table-cell table:style-name="ce100"/>
          <table:table-cell table:style-name="ce34" office:value-type="float" office:value="4.7195">
            <text:p>4,7195</text:p>
          </table:table-cell>
          <table:table-cell table:style-name="ce34" office:value-type="float" office:value="98.73">
            <text:p>98,73</text:p>
          </table:table-cell>
          <table:table-cell table:style-name="ce34"/>
          <table:table-cell table:style-name="ce40" table:formula="of:=IF([.Z120]-[.Z119]&lt;0;0;[.Z120]-[.Z119])-23.741" office:value-type="float" office:value="0.209000000000003">
            <text:p>0,209</text:p>
          </table:table-cell>
          <table:table-cell table:style-name="ce34" office:value-type="float" office:value="10.6175">
            <text:p>10,6175</text:p>
          </table:table-cell>
          <table:table-cell table:style-name="ce34" office:value-type="float" office:value="116.17">
            <text:p>116,17</text:p>
          </table:table-cell>
          <table:table-cell table:style-name="ce34"/>
          <table:table-cell table:style-name="ce40" table:formula="of:=IF([.AD120]-[.AD119]&lt;0;0;[.AD120]-[.AD119])-27.943" office:value-type="float" office:value="0.257000000000001">
            <text:p>0,25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4">
            <text:p>14.4</text:p>
          </table:table-cell>
          <table:table-cell table:style-name="ce6" table:formula="of:=([.B120]+[.C121])+(([.B120]+[.C121])*[.D12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1]-[.B120])-[.C12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96.17">
            <text:p>96,17</text:p>
          </table:table-cell>
          <table:table-cell table:style-name="ce34"/>
          <table:table-cell table:style-name="ce34" table:formula="of:=IF([.J121]-[.J120]&lt;0;0;[.J121]-[.J120])" office:value-type="float" office:value="0.25">
            <text:p>0,25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69.1107">
            <text:p>69,1107</text:p>
          </table:table-cell>
          <table:table-cell table:style-name="ce34"/>
          <table:table-cell table:style-name="ce70" table:formula="of:=IF([.N121]-[.N120]&lt;0;0;[.N121]-[.N120])" office:value-type="float" office:value="0.2607">
            <text:p>0,2607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94.34">
            <text:p>194,34</text:p>
          </table:table-cell>
          <table:table-cell table:style-name="ce34"/>
          <table:table-cell table:style-name="ce40" table:formula="of:=IF([.R121]-[.R120]&lt;0;0;[.R121]-[.R120])" office:value-type="float" office:value="0.450000000000017">
            <text:p>0,4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98.93">
            <text:p>98,93</text:p>
          </table:table-cell>
          <table:table-cell table:style-name="ce34"/>
          <table:table-cell table:style-name="ce40" table:formula="of:=IF([.Z121]-[.Z120]&lt;0;0;[.Z121]-[.Z120])" office:value-type="float" office:value="0.200000000000003">
            <text:p>0,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6.41">
            <text:p>116,41</text:p>
          </table:table-cell>
          <table:table-cell table:style-name="ce34"/>
          <table:table-cell table:style-name="ce40" table:formula="of:=IF([.AD121]-[.AD120]&lt;0;0;[.AD121]-[.AD120])" office:value-type="float" office:value="0.239999999999995">
            <text:p>0,24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5">
            <text:p>15.4</text:p>
          </table:table-cell>
          <table:table-cell table:style-name="ce6" table:formula="of:=([.B121]+[.C122])+(([.B121]+[.C122])*[.D12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2]-[.B121])-[.C12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1.8792">
            <text:p>1,8792</text:p>
          </table:table-cell>
          <table:table-cell table:style-name="ce34" office:value-type="float" office:value="105.9">
            <text:p>105,9</text:p>
          </table:table-cell>
          <table:table-cell table:style-name="ce34"/>
          <table:table-cell table:style-name="ce34" table:formula="of:=IF([.J122]-[.J121]&lt;0;0;[.J122]-[.J121])-9.424" office:value-type="float" office:value="0.306000000000004">
            <text:p>0,306</text:p>
          </table:table-cell>
          <table:table-cell table:style-name="ce84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70" table:formula="of:=IF([.N122]-[.N121]&lt;0;0;[.N122]-[.N121])" office:value-type="float" office:value="0">
            <text:p>0</text:p>
          </table:table-cell>
          <table:table-cell table:style-name="ce34" office:value-type="float" office:value="2.2233">
            <text:p>2,2233</text:p>
          </table:table-cell>
          <table:table-cell table:style-name="ce34" office:value-type="float" office:value="213.86">
            <text:p>213,86</text:p>
          </table:table-cell>
          <table:table-cell table:style-name="ce34"/>
          <table:table-cell table:style-name="ce40" table:formula="of:=IF([.R122]-[.R121]&lt;0;0;[.R122]-[.R121])-19.036" office:value-type="float" office:value="0.484000000000009">
            <text:p>0,484</text:p>
          </table:table-cell>
          <table:table-cell table:style-name="ce95" table:number-columns-repeated="3"/>
          <table:table-cell table:style-name="ce100"/>
          <table:table-cell table:style-name="ce34" office:value-type="float" office:value="2.2005">
            <text:p>2,2005</text:p>
          </table:table-cell>
          <table:table-cell table:style-name="ce34" office:value-type="float" office:value="108.85">
            <text:p>108,85</text:p>
          </table:table-cell>
          <table:table-cell table:style-name="ce34"/>
          <table:table-cell table:style-name="ce40" table:formula="of:=IF([.Z122]-[.Z121]&lt;0;0;[.Z122]-[.Z121])-9.691" office:value-type="float" office:value="0.228999999999987">
            <text:p>0,229</text:p>
          </table:table-cell>
          <table:table-cell table:style-name="ce34" office:value-type="float" office:value="4.611">
            <text:p>4,611</text:p>
          </table:table-cell>
          <table:table-cell table:style-name="ce34" office:value-type="float" office:value="128.1">
            <text:p>128,1</text:p>
          </table:table-cell>
          <table:table-cell table:style-name="ce34"/>
          <table:table-cell table:style-name="ce40" table:formula="of:=IF([.AD122]-[.AD121]&lt;0;0;[.AD122]-[.AD121])-11.405" office:value-type="float" office:value="0.284999999999998">
            <text:p>0,285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6">
            <text:p>16.4</text:p>
          </table:table-cell>
          <table:table-cell table:style-name="ce6" table:formula="of:=([.B122]+[.C123])+(([.B122]+[.C123])*[.D12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3]-[.B122])-[.C12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6.19">
            <text:p>106,19</text:p>
          </table:table-cell>
          <table:table-cell table:style-name="ce34"/>
          <table:table-cell table:style-name="ce34" table:formula="of:=IF([.J123]-[.J122]&lt;0;0;[.J123]-[.J122])" office:value-type="float" office:value="0.289999999999992">
            <text:p>0,29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4.35">
            <text:p>214,35</text:p>
          </table:table-cell>
          <table:table-cell table:style-name="ce34"/>
          <table:table-cell table:style-name="ce40" table:formula="of:=IF([.R123]-[.R122]&lt;0;0;[.R123]-[.R122])" office:value-type="float" office:value="0.489999999999981">
            <text:p>0,49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09.06">
            <text:p>109,06</text:p>
          </table:table-cell>
          <table:table-cell table:style-name="ce34"/>
          <table:table-cell table:style-name="ce40" table:formula="of:=IF([.Z123]-[.Z122]&lt;0;0;[.Z123]-[.Z122])" office:value-type="float" office:value="0.210000000000008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8.37">
            <text:p>128,37</text:p>
          </table:table-cell>
          <table:table-cell table:style-name="ce34"/>
          <table:table-cell table:style-name="ce40" table:formula="of:=IF([.AD123]-[.AD122]&lt;0;0;[.AD123]-[.AD122])" office:value-type="float" office:value="0.27000000000001">
            <text:p>0,2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7">
            <text:p>17.4</text:p>
          </table:table-cell>
          <table:table-cell table:style-name="ce6" table:formula="of:=([.B123]+[.C124])+(([.B123]+[.C124])*[.D12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4]-[.B123])-[.C12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6.5">
            <text:p>106,5</text:p>
          </table:table-cell>
          <table:table-cell table:style-name="ce34"/>
          <table:table-cell table:style-name="ce34" table:formula="of:=IF([.J124]-[.J123]&lt;0;0;[.J124]-[.J123])" office:value-type="float" office:value="0.310000000000002">
            <text:p>0,3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4.85">
            <text:p>214,85</text:p>
          </table:table-cell>
          <table:table-cell table:style-name="ce34"/>
          <table:table-cell table:style-name="ce40" table:formula="of:=IF([.R124]-[.R123]&lt;0;0;[.R124]-[.R123])" office:value-type="float" office:value="0.5">
            <text:p>0,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09.27">
            <text:p>109,27</text:p>
          </table:table-cell>
          <table:table-cell table:style-name="ce34"/>
          <table:table-cell table:style-name="ce40" table:formula="of:=IF([.Z124]-[.Z123]&lt;0;0;[.Z124]-[.Z123])" office:value-type="float" office:value="0.209999999999994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8.66">
            <text:p>128,66</text:p>
          </table:table-cell>
          <table:table-cell table:style-name="ce34"/>
          <table:table-cell table:style-name="ce40" table:formula="of:=IF([.AD124]-[.AD123]&lt;0;0;[.AD124]-[.AD123])" office:value-type="float" office:value="0.28999999999999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8">
            <text:p>18.4</text:p>
          </table:table-cell>
          <table:table-cell table:style-name="ce6" table:formula="of:=([.B124]+[.C125])+(([.B124]+[.C125])*[.D12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5]-[.B124])-[.C12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6.81">
            <text:p>106,81</text:p>
          </table:table-cell>
          <table:table-cell table:style-name="ce34"/>
          <table:table-cell table:style-name="ce34" table:formula="of:=IF([.J125]-[.J124]&lt;0;0;[.J125]-[.J124])" office:value-type="float" office:value="0.310000000000002">
            <text:p>0,3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5.35">
            <text:p>215,35</text:p>
          </table:table-cell>
          <table:table-cell table:style-name="ce34"/>
          <table:table-cell table:style-name="ce40" table:formula="of:=IF([.R125]-[.R124]&lt;0;0;[.R125]-[.R124])" office:value-type="float" office:value="0.5">
            <text:p>0,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09.49">
            <text:p>109,49</text:p>
          </table:table-cell>
          <table:table-cell table:style-name="ce34"/>
          <table:table-cell table:style-name="ce40" table:formula="of:=IF([.Z125]-[.Z124]&lt;0;0;[.Z125]-[.Z124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8.95">
            <text:p>128,95</text:p>
          </table:table-cell>
          <table:table-cell table:style-name="ce34"/>
          <table:table-cell table:style-name="ce40" table:formula="of:=IF([.AD125]-[.AD124]&lt;0;0;[.AD125]-[.AD124])" office:value-type="float" office:value="0.28999999999999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19">
            <text:p>19.4</text:p>
          </table:table-cell>
          <table:table-cell table:style-name="ce6" table:formula="of:=([.B125]+[.C126])+(([.B125]+[.C126])*[.D12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6]-[.B125])-[.C12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7.12">
            <text:p>107,12</text:p>
          </table:table-cell>
          <table:table-cell table:style-name="ce34"/>
          <table:table-cell table:style-name="ce34" table:formula="of:=IF([.J126]-[.J125]&lt;0;0;[.J126]-[.J125])" office:value-type="float" office:value="0.310000000000002">
            <text:p>0,3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5.87">
            <text:p>215,87</text:p>
          </table:table-cell>
          <table:table-cell table:style-name="ce34"/>
          <table:table-cell table:style-name="ce40" table:formula="of:=IF([.R126]-[.R125]&lt;0;0;[.R126]-[.R125])" office:value-type="float" office:value="0.52000000000001">
            <text:p>0,52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09.71">
            <text:p>109,71</text:p>
          </table:table-cell>
          <table:table-cell table:style-name="ce34"/>
          <table:table-cell table:style-name="ce40" table:formula="of:=IF([.Z126]-[.Z125]&lt;0;0;[.Z126]-[.Z125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9.24">
            <text:p>129,24</text:p>
          </table:table-cell>
          <table:table-cell table:style-name="ce34"/>
          <table:table-cell table:style-name="ce40" table:formula="of:=IF([.AD126]-[.AD125]&lt;0;0;[.AD126]-[.AD125])" office:value-type="float" office:value="0.2900000000000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20">
            <text:p>20.4</text:p>
          </table:table-cell>
          <table:table-cell table:style-name="ce6" table:formula="of:=([.B126]+[.C127])+(([.B126]+[.C127])*[.D12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7]-[.B126])-[.C12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7.41">
            <text:p>107,41</text:p>
          </table:table-cell>
          <table:table-cell table:style-name="ce34"/>
          <table:table-cell table:style-name="ce34" table:formula="of:=IF([.J127]-[.J126]&lt;0;0;[.J127]-[.J126])" office:value-type="float" office:value="0.289999999999992">
            <text:p>0,29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6.34">
            <text:p>216,34</text:p>
          </table:table-cell>
          <table:table-cell table:style-name="ce34"/>
          <table:table-cell table:style-name="ce40" table:formula="of:=IF([.R127]-[.R126]&lt;0;0;[.R127]-[.R126])" office:value-type="float" office:value="0.469999999999999">
            <text:p>0,47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09.92">
            <text:p>109,92</text:p>
          </table:table-cell>
          <table:table-cell table:style-name="ce34"/>
          <table:table-cell table:style-name="ce40" table:formula="of:=IF([.Z127]-[.Z126]&lt;0;0;[.Z127]-[.Z126])" office:value-type="float" office:value="0.210000000000008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9.5">
            <text:p>129,5</text:p>
          </table:table-cell>
          <table:table-cell table:style-name="ce34"/>
          <table:table-cell table:style-name="ce40" table:formula="of:=IF([.AD127]-[.AD126]&lt;0;0;[.AD127]-[.AD126])" office:value-type="float" office:value="0.259999999999991">
            <text:p>0,26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21">
            <text:p>21.4</text:p>
          </table:table-cell>
          <table:table-cell table:style-name="ce6" table:formula="of:=([.B127]+[.C128])+(([.B127]+[.C128])*[.D12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8]-[.B127])-[.C12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7.74">
            <text:p>107,74</text:p>
          </table:table-cell>
          <table:table-cell table:style-name="ce34"/>
          <table:table-cell table:style-name="ce34" table:formula="of:=IF([.J128]-[.J127]&lt;0;0;[.J128]-[.J127])" office:value-type="float" office:value="0.329999999999998">
            <text:p>0,33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6.79">
            <text:p>216,79</text:p>
          </table:table-cell>
          <table:table-cell table:style-name="ce34"/>
          <table:table-cell table:style-name="ce40" table:formula="of:=IF([.R128]-[.R127]&lt;0;0;[.R128]-[.R127])" office:value-type="float" office:value="0.449999999999989">
            <text:p>0,4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0.12">
            <text:p>110,12</text:p>
          </table:table-cell>
          <table:table-cell table:style-name="ce34"/>
          <table:table-cell table:style-name="ce40" table:formula="of:=IF([.Z128]-[.Z127]&lt;0;0;[.Z128]-[.Z127])" office:value-type="float" office:value="0.200000000000003">
            <text:p>0,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29.76">
            <text:p>129,76</text:p>
          </table:table-cell>
          <table:table-cell table:style-name="ce34"/>
          <table:table-cell table:style-name="ce40" table:formula="of:=IF([.AD128]-[.AD127]&lt;0;0;[.AD128]-[.AD127])" office:value-type="float" office:value="0.259999999999991">
            <text:p>0,26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22">
            <text:p>22.4</text:p>
          </table:table-cell>
          <table:table-cell table:style-name="ce6" table:formula="of:=([.B128]+[.C129])+(([.B128]+[.C129])*[.D12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9]-[.B128])-[.C12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8.07">
            <text:p>108,07</text:p>
          </table:table-cell>
          <table:table-cell table:style-name="ce34"/>
          <table:table-cell table:style-name="ce34" table:formula="of:=IF([.J129]-[.J128]&lt;0;0;[.J129]-[.J128])" office:value-type="float" office:value="0.329999999999998">
            <text:p>0,33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7.28">
            <text:p>217,28</text:p>
          </table:table-cell>
          <table:table-cell table:style-name="ce34"/>
          <table:table-cell table:style-name="ce40" table:formula="of:=IF([.R129]-[.R128]&lt;0;0;[.R129]-[.R128])" office:value-type="float" office:value="0.490000000000009">
            <text:p>0,49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0.33">
            <text:p>110,33</text:p>
          </table:table-cell>
          <table:table-cell table:style-name="ce34"/>
          <table:table-cell table:style-name="ce40" table:formula="of:=IF([.Z129]-[.Z128]&lt;0;0;[.Z129]-[.Z128])" office:value-type="float" office:value="0.209999999999994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0.04">
            <text:p>130,04</text:p>
          </table:table-cell>
          <table:table-cell table:style-name="ce34"/>
          <table:table-cell table:style-name="ce40" table:formula="of:=IF([.AD129]-[.AD128]&lt;0;0;[.AD129]-[.AD128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23">
            <text:p>23.4</text:p>
          </table:table-cell>
          <table:table-cell table:style-name="ce6" table:formula="of:=([.B129]+[.C130])+(([.B129]+[.C130])*[.D13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0]-[.B129])-[.C13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8.38">
            <text:p>108,38</text:p>
          </table:table-cell>
          <table:table-cell table:style-name="ce34"/>
          <table:table-cell table:style-name="ce34" table:formula="of:=IF([.J130]-[.J129]&lt;0;0;[.J130]-[.J129])" office:value-type="float" office:value="0.310000000000002">
            <text:p>0,3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7.75">
            <text:p>217,75</text:p>
          </table:table-cell>
          <table:table-cell table:style-name="ce34"/>
          <table:table-cell table:style-name="ce40" table:formula="of:=IF([.R130]-[.R129]&lt;0;0;[.R130]-[.R129])" office:value-type="float" office:value="0.469999999999999">
            <text:p>0,47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0.53">
            <text:p>110,53</text:p>
          </table:table-cell>
          <table:table-cell table:style-name="ce34"/>
          <table:table-cell table:style-name="ce40" table:formula="of:=IF([.Z130]-[.Z129]&lt;0;0;[.Z130]-[.Z129])" office:value-type="float" office:value="0.200000000000003">
            <text:p>0,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0.31">
            <text:p>130,31</text:p>
          </table:table-cell>
          <table:table-cell table:style-name="ce34"/>
          <table:table-cell table:style-name="ce40" table:formula="of:=IF([.AD130]-[.AD129]&lt;0;0;[.AD130]-[.AD129])" office:value-type="float" office:value="0.27000000000001">
            <text:p>0,2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24">
            <text:p>24.4</text:p>
          </table:table-cell>
          <table:table-cell table:style-name="ce6" table:formula="of:=([.B130]+[.C131])+(([.B130]+[.C131])*[.D13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1]-[.B130])-[.C13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8.71">
            <text:p>108,71</text:p>
          </table:table-cell>
          <table:table-cell table:style-name="ce34"/>
          <table:table-cell table:style-name="ce34" table:formula="of:=IF([.J131]-[.J130]&lt;0;0;[.J131]-[.J130])" office:value-type="float" office:value="0.329999999999998">
            <text:p>0,33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8.27">
            <text:p>218,27</text:p>
          </table:table-cell>
          <table:table-cell table:style-name="ce34"/>
          <table:table-cell table:style-name="ce40" table:formula="of:=IF([.R131]-[.R130]&lt;0;0;[.R131]-[.R130])" office:value-type="float" office:value="0.52000000000001">
            <text:p>0,52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0.75">
            <text:p>110,75</text:p>
          </table:table-cell>
          <table:table-cell table:style-name="ce34"/>
          <table:table-cell table:style-name="ce40" table:formula="of:=IF([.Z131]-[.Z130]&lt;0;0;[.Z131]-[.Z130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0.6">
            <text:p>130,6</text:p>
          </table:table-cell>
          <table:table-cell table:style-name="ce34"/>
          <table:table-cell table:style-name="ce40" table:formula="of:=IF([.AD131]-[.AD130]&lt;0;0;[.AD131]-[.AD130])" office:value-type="float" office:value="0.28999999999999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4-25">
            <text:p>25.4</text:p>
          </table:table-cell>
          <table:table-cell table:style-name="ce6" table:formula="of:=([.B131]+[.C132])+(([.B131]+[.C132])*[.D13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2]-[.B131])-[.C13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9.02">
            <text:p>109,02</text:p>
          </table:table-cell>
          <table:table-cell table:style-name="ce34"/>
          <table:table-cell table:style-name="ce34" table:formula="of:=IF([.J132]-[.J131]&lt;0;0;[.J132]-[.J131])" office:value-type="float" office:value="0.310000000000002">
            <text:p>0,31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8.75">
            <text:p>218,75</text:p>
          </table:table-cell>
          <table:table-cell table:style-name="ce34"/>
          <table:table-cell table:style-name="ce40" table:formula="of:=IF([.R132]-[.R131]&lt;0;0;[.R132]-[.R131])" office:value-type="float" office:value="0.47999999999999">
            <text:p>0,48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0.97">
            <text:p>110,97</text:p>
          </table:table-cell>
          <table:table-cell table:style-name="ce34"/>
          <table:table-cell table:style-name="ce40" table:formula="of:=IF([.Z132]-[.Z131]&lt;0;0;[.Z132]-[.Z131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0.9">
            <text:p>130,9</text:p>
          </table:table-cell>
          <table:table-cell table:style-name="ce34"/>
          <table:table-cell table:style-name="ce40" table:formula="of:=IF([.AD132]-[.AD131]&lt;0;0;[.AD132]-[.AD131])" office:value-type="float" office:value="0.300000000000011">
            <text:p>0,3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4-26">
            <text:p>26.4</text:p>
          </table:table-cell>
          <table:table-cell table:style-name="ce6" table:formula="of:=([.B132]+[.C133])+(([.B132]+[.C133])*[.D13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3]-[.B132])-[.C13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9.31">
            <text:p>109,31</text:p>
          </table:table-cell>
          <table:table-cell table:style-name="ce34"/>
          <table:table-cell table:style-name="ce34" table:formula="of:=IF([.J133]-[.J132]&lt;0;0;[.J133]-[.J132])" office:value-type="float" office:value="0.290000000000006">
            <text:p>0,29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9.25">
            <text:p>219,25</text:p>
          </table:table-cell>
          <table:table-cell table:style-name="ce34"/>
          <table:table-cell table:style-name="ce40" table:formula="of:=IF([.R133]-[.R132]&lt;0;0;[.R133]-[.R132])" office:value-type="float" office:value="0.5">
            <text:p>0,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1.18">
            <text:p>111,18</text:p>
          </table:table-cell>
          <table:table-cell table:style-name="ce34"/>
          <table:table-cell table:style-name="ce40" table:formula="of:=IF([.Z133]-[.Z132]&lt;0;0;[.Z133]-[.Z132])" office:value-type="float" office:value="0.210000000000008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1.16">
            <text:p>131,16</text:p>
          </table:table-cell>
          <table:table-cell table:style-name="ce34"/>
          <table:table-cell table:style-name="ce40" table:formula="of:=IF([.AD133]-[.AD132]&lt;0;0;[.AD133]-[.AD132])" office:value-type="float" office:value="0.259999999999991">
            <text:p>0,26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4-27">
            <text:p>27.4</text:p>
          </table:table-cell>
          <table:table-cell table:style-name="ce6" table:formula="of:=([.B133]+[.C134])+(([.B133]+[.C134])*[.D13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4]-[.B133])-[.C13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9.56">
            <text:p>109,56</text:p>
          </table:table-cell>
          <table:table-cell table:style-name="ce34"/>
          <table:table-cell table:style-name="ce34" table:formula="of:=IF([.J134]-[.J133]&lt;0;0;[.J134]-[.J133])" office:value-type="float" office:value="0.25">
            <text:p>0,25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19.75">
            <text:p>219,75</text:p>
          </table:table-cell>
          <table:table-cell table:style-name="ce34"/>
          <table:table-cell table:style-name="ce40" table:formula="of:=IF([.R134]-[.R133]&lt;0;0;[.R134]-[.R133])" office:value-type="float" office:value="0.5">
            <text:p>0,5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1.39">
            <text:p>111,39</text:p>
          </table:table-cell>
          <table:table-cell table:style-name="ce34"/>
          <table:table-cell table:style-name="ce40" table:formula="of:=IF([.Z134]-[.Z133]&lt;0;0;[.Z134]-[.Z133])" office:value-type="float" office:value="0.209999999999994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1.44">
            <text:p>131,44</text:p>
          </table:table-cell>
          <table:table-cell table:style-name="ce34"/>
          <table:table-cell table:style-name="ce40" table:formula="of:=IF([.AD134]-[.AD133]&lt;0;0;[.AD134]-[.AD133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4-28">
            <text:p>28.4</text:p>
          </table:table-cell>
          <table:table-cell table:style-name="ce6" table:formula="of:=([.B134]+[.C135])+(([.B134]+[.C135])*[.D13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5]-[.B134])-[.C13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09.82">
            <text:p>109,82</text:p>
          </table:table-cell>
          <table:table-cell table:style-name="ce34"/>
          <table:table-cell table:style-name="ce34" table:formula="of:=IF([.J135]-[.J134]&lt;0;0;[.J135]-[.J134])" office:value-type="float" office:value="0.259999999999991">
            <text:p>0,26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20.26">
            <text:p>220,26</text:p>
          </table:table-cell>
          <table:table-cell table:style-name="ce34"/>
          <table:table-cell table:style-name="ce40" table:formula="of:=IF([.R135]-[.R134]&lt;0;0;[.R135]-[.R134])" office:value-type="float" office:value="0.509999999999991">
            <text:p>0,51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1.61">
            <text:p>111,61</text:p>
          </table:table-cell>
          <table:table-cell table:style-name="ce34"/>
          <table:table-cell table:style-name="ce40" table:formula="of:=IF([.Z135]-[.Z134]&lt;0;0;[.Z135]-[.Z134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1.72">
            <text:p>131,72</text:p>
          </table:table-cell>
          <table:table-cell table:style-name="ce34"/>
          <table:table-cell table:style-name="ce40" table:formula="of:=IF([.AD135]-[.AD134]&lt;0;0;[.AD135]-[.AD134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4-29">
            <text:p>29.4</text:p>
          </table:table-cell>
          <table:table-cell table:style-name="ce6" table:formula="of:=([.B135]+[.C136])+(([.B135]+[.C136])*[.D13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6]-[.B135])-[.C13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0.07">
            <text:p>110,07</text:p>
          </table:table-cell>
          <table:table-cell table:style-name="ce34"/>
          <table:table-cell table:style-name="ce34" table:formula="of:=IF([.J136]-[.J135]&lt;0;0;[.J136]-[.J135])" office:value-type="float" office:value="0.25">
            <text:p>0,25</text:p>
          </table:table-cell>
          <table:table-cell table:style-name="ce92"/>
          <table:table-cell table:style-name="ce95" table:number-columns-repeated="2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220.79">
            <text:p>220,79</text:p>
          </table:table-cell>
          <table:table-cell table:style-name="ce34"/>
          <table:table-cell table:style-name="ce40" table:formula="of:=IF([.R136]-[.R135]&lt;0;0;[.R136]-[.R135])" office:value-type="float" office:value="0.530000000000001">
            <text:p>0,53</text:p>
          </table:table-cell>
          <table:table-cell table:style-name="ce95" table:number-columns-repeated="3"/>
          <table:table-cell table:style-name="ce100"/>
          <table:table-cell table:style-name="ce34" office:value-type="float" office:value="0">
            <text:p>0</text:p>
          </table:table-cell>
          <table:table-cell table:style-name="ce34" office:value-type="float" office:value="111.83">
            <text:p>111,83</text:p>
          </table:table-cell>
          <table:table-cell table:style-name="ce34"/>
          <table:table-cell table:style-name="ce40" table:formula="of:=IF([.Z136]-[.Z135]&lt;0;0;[.Z136]-[.Z135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1.99">
            <text:p>131,99</text:p>
          </table:table-cell>
          <table:table-cell table:style-name="ce34"/>
          <table:table-cell table:style-name="ce40" table:formula="of:=IF([.AD136]-[.AD135]&lt;0;0;[.AD136]-[.AD135])" office:value-type="float" office:value="0.27000000000001">
            <text:p>0,2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4" office:value-type="date" office:date-value="2024-04-30">
            <text:p>30.4</text:p>
          </table:table-cell>
          <table:table-cell table:style-name="ce15" table:formula="of:=([.B136]+[.C137])+(([.B136]+[.C137])*[.D137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137]-[.B136])-[.C137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 office:value-type="float" office:value="110.75">
            <text:p>110,75</text:p>
          </table:table-cell>
          <table:table-cell table:style-name="ce35"/>
          <table:table-cell table:style-name="ce35" table:formula="of:=IF([.J137]-[.J136]&lt;0;0;[.J137]-[.J136])" office:value-type="float" office:value="0.680000000000007">
            <text:p>0,68</text:p>
          </table:table-cell>
          <table:table-cell table:style-name="ce93"/>
          <table:table-cell table:style-name="ce98"/>
          <table:table-cell table:style-name="ce98"/>
          <table:table-cell table:style-name="ce101"/>
          <table:table-cell table:style-name="ce35" office:value-type="float" office:value="0">
            <text:p>0</text:p>
          </table:table-cell>
          <table:table-cell table:style-name="ce35" office:value-type="float" office:value="221.34">
            <text:p>221,34</text:p>
          </table:table-cell>
          <table:table-cell table:style-name="ce35"/>
          <table:table-cell table:style-name="ce41" table:formula="of:=IF([.R137]-[.R136]&lt;0;0;[.R137]-[.R136])" office:value-type="float" office:value="0.550000000000011">
            <text:p>0,55</text:p>
          </table:table-cell>
          <table:table-cell table:style-name="ce93"/>
          <table:table-cell table:style-name="ce98"/>
          <table:table-cell table:style-name="ce98"/>
          <table:table-cell table:style-name="ce101"/>
          <table:table-cell table:style-name="ce35" office:value-type="float" office:value="0">
            <text:p>0</text:p>
          </table:table-cell>
          <table:table-cell table:style-name="ce35" office:value-type="float" office:value="112.04">
            <text:p>112,04</text:p>
          </table:table-cell>
          <table:table-cell table:style-name="ce35"/>
          <table:table-cell table:style-name="ce41" table:formula="of:=IF([.Z137]-[.Z136]&lt;0;0;[.Z137]-[.Z136])" office:value-type="float" office:value="0.210000000000008">
            <text:p>0,21</text:p>
          </table:table-cell>
          <table:table-cell table:style-name="ce35" office:value-type="float" office:value="0">
            <text:p>0</text:p>
          </table:table-cell>
          <table:table-cell table:style-name="ce35" office:value-type="float" office:value="132.27">
            <text:p>132,27</text:p>
          </table:table-cell>
          <table:table-cell table:style-name="ce35"/>
          <table:table-cell table:style-name="ce41" table:formula="of:=IF([.AD137]-[.AD136]&lt;0;0;[.AD137]-[.AD136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/>
          <table:table-cell table:style-name="ce71" table:number-columns-repeated="24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2" table:formula="of:=&quot;carry over &quot;&amp;[.A106]" office:value-type="string" office:string-value="carry over April">
            <text:p>carry over April</text:p>
          </table:table-cell>
          <table:table-cell table:style-name="ce50" table:formula="of:=[.B137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137]" office:value-type="float" office:value="110.75">
            <text:p>110,75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137]" office:value-type="float" office:value="221.34">
            <text:p>221,34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137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137]" office:value-type="float" office:value="112.04">
            <text:p>112,04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137]" office:value-type="float" office:value="132.27">
            <text:p>132,27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3" office:value-type="string">
            <text:p>Ma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42:.F172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142:.L172])" office:value-type="float" office:value="3.11">
            <text:p>3,11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142:.P172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142:.T172])" office:value-type="float" office:value="6">
            <text:p>6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142:.X172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142:.AB172])" office:value-type="float" office:value="2.41999999999999">
            <text:p>2,42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142:.AF172])" office:value-type="float" office:value="3.10999999999999">
            <text:p>3,11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44" office:value-type="string">
            <text:p>date</text:p>
          </table:table-cell>
          <table:table-cell table:style-name="ce44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5" office:value-type="date" office:date-value="2024-05-01">
            <text:p>1.5</text:p>
          </table:table-cell>
          <table:table-cell table:style-name="ce16" table:formula="of:=([.B139]+[.C142])+(([.B139]+[.C142])*[.D142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142]-[.B139])-[.C142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 office:value-type="float" office:value="111">
            <text:p>111</text:p>
          </table:table-cell>
          <table:table-cell table:style-name="ce58"/>
          <table:table-cell table:style-name="ce65" table:formula="of:=IF([.J142]-[.J137]&lt;0;0;[.J142]-[.J137])" office:value-type="float" office:value="0.25">
            <text:p>0,25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65" table:formula="of:=IF([.N142]-[.N137]&lt;0;0;[.N142]-[.N137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221.9">
            <text:p>221,9</text:p>
          </table:table-cell>
          <table:table-cell table:style-name="ce58"/>
          <table:table-cell table:style-name="ce65" table:formula="of:=IF([.R142]-[.R137]&lt;0;0;[.R142]-[.R137])" office:value-type="float" office:value="0.560000000000002">
            <text:p>0,56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142]-[.V137]&lt;0;0;[.V142]-[.V137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12.27">
            <text:p>112,27</text:p>
          </table:table-cell>
          <table:table-cell table:style-name="ce58"/>
          <table:table-cell table:style-name="ce65" table:formula="of:=IF([.Z142]-[.Z137]&lt;0;0;[.Z142]-[.Z137])" office:value-type="float" office:value="0.22999999999999">
            <text:p>0,23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132.56">
            <text:p>132,56</text:p>
          </table:table-cell>
          <table:table-cell table:style-name="ce58"/>
          <table:table-cell table:style-name="ce65" table:formula="of:=IF([.AD142]-[.AD137]&lt;0;0;[.AD142]-[.AD137])" office:value-type="float" office:value="0.28999999999999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5-02">
            <text:p>2.5</text:p>
          </table:table-cell>
          <table:table-cell table:style-name="ce6" table:formula="of:=([.B142]+[.C143])+(([.B142]+[.C143])*[.D14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3]-[.B142])-[.C14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1.24">
            <text:p>111,24</text:p>
          </table:table-cell>
          <table:table-cell table:style-name="ce34"/>
          <table:table-cell table:style-name="ce40" table:formula="of:=IF([.J143]-[.J142]&lt;0;0;[.J143]-[.J142])" office:value-type="float" office:value="0.239999999999995">
            <text:p>0,24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43]-[.N142]&lt;0;0;[.N143]-[.N14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2.49">
            <text:p>222,49</text:p>
          </table:table-cell>
          <table:table-cell table:style-name="ce34"/>
          <table:table-cell table:style-name="ce40" table:formula="of:=IF([.R143]-[.R142]&lt;0;0;[.R143]-[.R142])" office:value-type="float" office:value="0.590000000000003">
            <text:p>0,59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3]-[.V142]&lt;0;0;[.V143]-[.V14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2.52">
            <text:p>112,52</text:p>
          </table:table-cell>
          <table:table-cell table:style-name="ce34"/>
          <table:table-cell table:style-name="ce40" table:formula="of:=IF([.Z143]-[.Z142]&lt;0;0;[.Z143]-[.Z142])" office:value-type="float" office:value="0.25">
            <text:p>0,25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2.84">
            <text:p>132,84</text:p>
          </table:table-cell>
          <table:table-cell table:style-name="ce34"/>
          <table:table-cell table:style-name="ce40" table:formula="of:=IF([.AD143]-[.AD142]&lt;0;0;[.AD143]-[.AD142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5-03">
            <text:p>3.5</text:p>
          </table:table-cell>
          <table:table-cell table:style-name="ce6" table:formula="of:=([.B143]+[.C144])+(([.B143]+[.C144])*[.D14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4]-[.B143])-[.C14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1.49">
            <text:p>111,49</text:p>
          </table:table-cell>
          <table:table-cell table:style-name="ce34"/>
          <table:table-cell table:style-name="ce40" table:formula="of:=IF([.J144]-[.J143]&lt;0;0;[.J144]-[.J143])" office:value-type="float" office:value="0.25">
            <text:p>0,25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44]-[.N143]&lt;0;0;[.N144]-[.N14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3">
            <text:p>223</text:p>
          </table:table-cell>
          <table:table-cell table:style-name="ce34"/>
          <table:table-cell table:style-name="ce40" table:formula="of:=IF([.R144]-[.R143]&lt;0;0;[.R144]-[.R143])" office:value-type="float" office:value="0.509999999999991">
            <text:p>0,51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4]-[.V143]&lt;0;0;[.V144]-[.V14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2.74">
            <text:p>112,74</text:p>
          </table:table-cell>
          <table:table-cell table:style-name="ce34"/>
          <table:table-cell table:style-name="ce40" table:formula="of:=IF([.Z144]-[.Z143]&lt;0;0;[.Z144]-[.Z143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3.11">
            <text:p>133,11</text:p>
          </table:table-cell>
          <table:table-cell table:style-name="ce34"/>
          <table:table-cell table:style-name="ce40" table:formula="of:=IF([.AD144]-[.AD143]&lt;0;0;[.AD144]-[.AD143])" office:value-type="float" office:value="0.27000000000001">
            <text:p>0,2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5-04">
            <text:p>4.5</text:p>
          </table:table-cell>
          <table:table-cell table:style-name="ce6" table:formula="of:=([.B144]+[.C145])+(([.B144]+[.C145])*[.D14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5]-[.B144])-[.C14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1.73">
            <text:p>111,73</text:p>
          </table:table-cell>
          <table:table-cell table:style-name="ce34"/>
          <table:table-cell table:style-name="ce40" table:formula="of:=IF([.J145]-[.J144]&lt;0;0;[.J145]-[.J144])" office:value-type="float" office:value="0.240000000000009">
            <text:p>0,24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45]-[.N144]&lt;0;0;[.N145]-[.N14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3.53">
            <text:p>223,53</text:p>
          </table:table-cell>
          <table:table-cell table:style-name="ce34"/>
          <table:table-cell table:style-name="ce40" table:formula="of:=IF([.R145]-[.R144]&lt;0;0;[.R145]-[.R144])" office:value-type="float" office:value="0.530000000000001">
            <text:p>0,53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5]-[.V144]&lt;0;0;[.V145]-[.V14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2.95">
            <text:p>112,95</text:p>
          </table:table-cell>
          <table:table-cell table:style-name="ce34"/>
          <table:table-cell table:style-name="ce40" table:formula="of:=IF([.Z145]-[.Z144]&lt;0;0;[.Z145]-[.Z144])" office:value-type="float" office:value="0.210000000000008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3.39">
            <text:p>133,39</text:p>
          </table:table-cell>
          <table:table-cell table:style-name="ce34"/>
          <table:table-cell table:style-name="ce40" table:formula="of:=IF([.AD145]-[.AD144]&lt;0;0;[.AD145]-[.AD144])" office:value-type="float" office:value="0.279999999999973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5-05">
            <text:p>5.5</text:p>
          </table:table-cell>
          <table:table-cell table:style-name="ce6" table:formula="of:=([.B145]+[.C146])+(([.B145]+[.C146])*[.D14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6]-[.B145])-[.C14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2.04">
            <text:p>112,04</text:p>
          </table:table-cell>
          <table:table-cell table:style-name="ce34"/>
          <table:table-cell table:style-name="ce40" table:formula="of:=IF([.J146]-[.J145]&lt;0;0;[.J146]-[.J145])" office:value-type="float" office:value="0.310000000000002">
            <text:p>0,31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46]-[.N145]&lt;0;0;[.N146]-[.N14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4.07">
            <text:p>224,07</text:p>
          </table:table-cell>
          <table:table-cell table:style-name="ce34"/>
          <table:table-cell table:style-name="ce40" table:formula="of:=IF([.R146]-[.R145]&lt;0;0;[.R146]-[.R145])" office:value-type="float" office:value="0.539999999999992">
            <text:p>0,54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6]-[.V145]&lt;0;0;[.V146]-[.V14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3.17">
            <text:p>113,17</text:p>
          </table:table-cell>
          <table:table-cell table:style-name="ce34"/>
          <table:table-cell table:style-name="ce40" table:formula="of:=IF([.Z146]-[.Z145]&lt;0;0;[.Z146]-[.Z145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3.66">
            <text:p>133,66</text:p>
          </table:table-cell>
          <table:table-cell table:style-name="ce34"/>
          <table:table-cell table:style-name="ce40" table:formula="of:=IF([.AD146]-[.AD145]&lt;0;0;[.AD146]-[.AD145])" office:value-type="float" office:value="0.27000000000001">
            <text:p>0,27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5-06">
            <text:p>6.5</text:p>
          </table:table-cell>
          <table:table-cell table:style-name="ce6" table:formula="of:=([.B146]+[.C147])+(([.B146]+[.C147])*[.D14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7]-[.B146])-[.C14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2.34">
            <text:p>112,34</text:p>
          </table:table-cell>
          <table:table-cell table:style-name="ce34"/>
          <table:table-cell table:style-name="ce40" table:formula="of:=IF([.J147]-[.J146]&lt;0;0;[.J147]-[.J146])" office:value-type="float" office:value="0.299999999999997">
            <text:p>0,3</text:p>
          </table:table-cell>
          <table:table-cell table:style-name="ce34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147]-[.N146]&lt;0;0;[.N147]-[.N14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4.59">
            <text:p>224,59</text:p>
          </table:table-cell>
          <table:table-cell table:style-name="ce34"/>
          <table:table-cell table:style-name="ce40" table:formula="of:=IF([.R147]-[.R146]&lt;0;0;[.R147]-[.R146])" office:value-type="float" office:value="0.52000000000001">
            <text:p>0,52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7]-[.V146]&lt;0;0;[.V147]-[.V14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3.38">
            <text:p>113,38</text:p>
          </table:table-cell>
          <table:table-cell table:style-name="ce34"/>
          <table:table-cell table:style-name="ce40" table:formula="of:=IF([.Z147]-[.Z146]&lt;0;0;[.Z147]-[.Z146])" office:value-type="float" office:value="0.209999999999994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3.94">
            <text:p>133,94</text:p>
          </table:table-cell>
          <table:table-cell table:style-name="ce34"/>
          <table:table-cell table:style-name="ce40" table:formula="of:=IF([.AD147]-[.AD146]&lt;0;0;[.AD147]-[.AD146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3" office:value-type="date" office:date-value="2024-05-07">
            <text:p>7.5</text:p>
          </table:table-cell>
          <table:table-cell table:style-name="ce6" table:formula="of:=([.B147]+[.C148])+(([.B147]+[.C148])*[.D14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8]-[.B147])-[.C14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2.64">
            <text:p>112,64</text:p>
          </table:table-cell>
          <table:table-cell table:style-name="ce34"/>
          <table:table-cell table:style-name="ce40" table:formula="of:=IF([.J148]-[.J147]&lt;0;0;[.J148]-[.J147])" office:value-type="float" office:value="0.299999999999997">
            <text:p>0,3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48]-[.N147]&lt;0;0;[.N148]-[.N14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5.13">
            <text:p>225,13</text:p>
          </table:table-cell>
          <table:table-cell table:style-name="ce34"/>
          <table:table-cell table:style-name="ce40" table:formula="of:=IF([.R148]-[.R147]&lt;0;0;[.R148]-[.R147])" office:value-type="float" office:value="0.539999999999992">
            <text:p>0,54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8]-[.V147]&lt;0;0;[.V148]-[.V14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3.6">
            <text:p>113,6</text:p>
          </table:table-cell>
          <table:table-cell table:style-name="ce34"/>
          <table:table-cell table:style-name="ce40" table:formula="of:=IF([.Z148]-[.Z147]&lt;0;0;[.Z148]-[.Z147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22">
            <text:p>134,22</text:p>
          </table:table-cell>
          <table:table-cell table:style-name="ce34"/>
          <table:table-cell table:style-name="ce40" table:formula="of:=IF([.AD148]-[.AD147]&lt;0;0;[.AD148]-[.AD147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5-08">
            <text:p>8.5</text:p>
          </table:table-cell>
          <table:table-cell table:style-name="ce6" table:formula="of:=([.B148]+[.C149])+(([.B148]+[.C149])*[.D14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9]-[.B148])-[.C14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2.94">
            <text:p>112,94</text:p>
          </table:table-cell>
          <table:table-cell table:style-name="ce34"/>
          <table:table-cell table:style-name="ce40" table:formula="of:=IF([.J149]-[.J148]&lt;0;0;[.J149]-[.J148])" office:value-type="float" office:value="0.299999999999997">
            <text:p>0,3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49]-[.N148]&lt;0;0;[.N149]-[.N14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5.68">
            <text:p>225,68</text:p>
          </table:table-cell>
          <table:table-cell table:style-name="ce34"/>
          <table:table-cell table:style-name="ce40" table:formula="of:=IF([.R149]-[.R148]&lt;0;0;[.R149]-[.R148])" office:value-type="float" office:value="0.550000000000011">
            <text:p>0,55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49]-[.V148]&lt;0;0;[.V149]-[.V14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3.81">
            <text:p>113,81</text:p>
          </table:table-cell>
          <table:table-cell table:style-name="ce34"/>
          <table:table-cell table:style-name="ce40" table:formula="of:=IF([.Z149]-[.Z148]&lt;0;0;[.Z149]-[.Z148])" office:value-type="float" office:value="0.210000000000008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5">
            <text:p>134,5</text:p>
          </table:table-cell>
          <table:table-cell table:style-name="ce34"/>
          <table:table-cell table:style-name="ce40" table:formula="of:=IF([.AD149]-[.AD148]&lt;0;0;[.AD149]-[.AD148])" office:value-type="float" office:value="0.280000000000001">
            <text:p>0,28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5-09">
            <text:p>9.5</text:p>
          </table:table-cell>
          <table:table-cell table:style-name="ce6" table:formula="of:=([.B149]+[.C150])+(([.B149]+[.C150])*[.D15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0]-[.B149])-[.C15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3.24">
            <text:p>113,24</text:p>
          </table:table-cell>
          <table:table-cell table:style-name="ce34"/>
          <table:table-cell table:style-name="ce40" table:formula="of:=IF([.J150]-[.J149]&lt;0;0;[.J150]-[.J149])" office:value-type="float" office:value="0.299999999999997">
            <text:p>0,3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0]-[.N149]&lt;0;0;[.N150]-[.N14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6.22">
            <text:p>226,22</text:p>
          </table:table-cell>
          <table:table-cell table:style-name="ce34"/>
          <table:table-cell table:style-name="ce40" table:formula="of:=IF([.R150]-[.R149]&lt;0;0;[.R150]-[.R149])" office:value-type="float" office:value="0.539999999999992">
            <text:p>0,54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0]-[.V149]&lt;0;0;[.V150]-[.V14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4.02">
            <text:p>114,02</text:p>
          </table:table-cell>
          <table:table-cell table:style-name="ce34"/>
          <table:table-cell table:style-name="ce40" table:formula="of:=IF([.Z150]-[.Z149]&lt;0;0;[.Z150]-[.Z149])" office:value-type="float" office:value="0.209999999999994">
            <text:p>0,21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4.79">
            <text:p>134,79</text:p>
          </table:table-cell>
          <table:table-cell table:style-name="ce34"/>
          <table:table-cell table:style-name="ce40" table:formula="of:=IF([.AD150]-[.AD149]&lt;0;0;[.AD150]-[.AD149])" office:value-type="float" office:value="0.28999999999999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5-10">
            <text:p>10.5</text:p>
          </table:table-cell>
          <table:table-cell table:style-name="ce6" table:formula="of:=([.B150]+[.C151])+(([.B150]+[.C151])*[.D15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1]-[.B150])-[.C15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3.54">
            <text:p>113,54</text:p>
          </table:table-cell>
          <table:table-cell table:style-name="ce34"/>
          <table:table-cell table:style-name="ce40" table:formula="of:=IF([.J151]-[.J150]&lt;0;0;[.J151]-[.J150])" office:value-type="float" office:value="0.300000000000011">
            <text:p>0,3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1]-[.N150]&lt;0;0;[.N151]-[.N1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6.78">
            <text:p>226,78</text:p>
          </table:table-cell>
          <table:table-cell table:style-name="ce34"/>
          <table:table-cell table:style-name="ce40" table:formula="of:=IF([.R151]-[.R150]&lt;0;0;[.R151]-[.R150])" office:value-type="float" office:value="0.560000000000002">
            <text:p>0,56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1]-[.V150]&lt;0;0;[.V151]-[.V1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4.24">
            <text:p>114,24</text:p>
          </table:table-cell>
          <table:table-cell table:style-name="ce34"/>
          <table:table-cell table:style-name="ce40" table:formula="of:=IF([.Z151]-[.Z150]&lt;0;0;[.Z151]-[.Z150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5.08">
            <text:p>135,08</text:p>
          </table:table-cell>
          <table:table-cell table:style-name="ce34"/>
          <table:table-cell table:style-name="ce40" table:formula="of:=IF([.AD151]-[.AD150]&lt;0;0;[.AD151]-[.AD150])" office:value-type="float" office:value="0.29000000000002">
            <text:p>0,29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27" office:value-type="date" office:date-value="2024-05-11">
            <text:p>11.5</text:p>
          </table:table-cell>
          <table:table-cell table:style-name="ce6" table:formula="of:=([.B151]+[.C152])+(([.B151]+[.C152])*[.D15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2]-[.B151])-[.C15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 office:value-type="float" office:value="113.86">
            <text:p>113,86</text:p>
          </table:table-cell>
          <table:table-cell table:style-name="ce34"/>
          <table:table-cell table:style-name="ce40" table:formula="of:=IF([.J152]-[.J151]&lt;0;0;[.J152]-[.J151])" office:value-type="float" office:value="0.319999999999993">
            <text:p>0,32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2]-[.N151]&lt;0;0;[.N152]-[.N1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227.34">
            <text:p>227,34</text:p>
          </table:table-cell>
          <table:table-cell table:style-name="ce34"/>
          <table:table-cell table:style-name="ce40" table:formula="of:=IF([.R152]-[.R151]&lt;0;0;[.R152]-[.R151])" office:value-type="float" office:value="0.560000000000002">
            <text:p>0,56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2]-[.V151]&lt;0;0;[.V152]-[.V1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14.46">
            <text:p>114,46</text:p>
          </table:table-cell>
          <table:table-cell table:style-name="ce34"/>
          <table:table-cell table:style-name="ce40" table:formula="of:=IF([.Z152]-[.Z151]&lt;0;0;[.Z152]-[.Z151])" office:value-type="float" office:value="0.219999999999999">
            <text:p>0,22</text:p>
          </table:table-cell>
          <table:table-cell table:style-name="ce34" office:value-type="float" office:value="0">
            <text:p>0</text:p>
          </table:table-cell>
          <table:table-cell table:style-name="ce34" office:value-type="float" office:value="135.38">
            <text:p>135,38</text:p>
          </table:table-cell>
          <table:table-cell table:style-name="ce34"/>
          <table:table-cell table:style-name="ce40" table:formula="of:=IF([.AD152]-[.AD151]&lt;0;0;[.AD152]-[.AD151])" office:value-type="float" office:value="0.299999999999983">
            <text:p>0,3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2">
            <text:p>12.5</text:p>
          </table:table-cell>
          <table:table-cell table:style-name="ce6" table:formula="of:=([.B152]+[.C153])+(([.B152]+[.C153])*[.D15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3]-[.B152])-[.C15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3]-[.J152]&lt;0;0;[.J153]-[.J1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3]-[.N152]&lt;0;0;[.N153]-[.N1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3]-[.R152]&lt;0;0;[.R153]-[.R1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3]-[.V152]&lt;0;0;[.V153]-[.V1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3]-[.Z152]&lt;0;0;[.Z153]-[.Z1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3]-[.AD152]&lt;0;0;[.AD153]-[.AD15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3">
            <text:p>13.5</text:p>
          </table:table-cell>
          <table:table-cell table:style-name="ce6" table:formula="of:=([.B153]+[.C154])+(([.B153]+[.C154])*[.D15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4]-[.B153])-[.C15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4]-[.J153]&lt;0;0;[.J154]-[.J1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4]-[.N153]&lt;0;0;[.N154]-[.N1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4]-[.R153]&lt;0;0;[.R154]-[.R1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4]-[.V153]&lt;0;0;[.V154]-[.V1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4]-[.Z153]&lt;0;0;[.Z154]-[.Z1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4]-[.AD153]&lt;0;0;[.AD154]-[.AD15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4">
            <text:p>14.5</text:p>
          </table:table-cell>
          <table:table-cell table:style-name="ce6" table:formula="of:=([.B154]+[.C155])+(([.B154]+[.C155])*[.D15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5]-[.B154])-[.C15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5]-[.J154]&lt;0;0;[.J155]-[.J1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5]-[.N154]&lt;0;0;[.N155]-[.N1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5]-[.R154]&lt;0;0;[.R155]-[.R1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5]-[.V154]&lt;0;0;[.V155]-[.V1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5]-[.Z154]&lt;0;0;[.Z155]-[.Z1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5]-[.AD154]&lt;0;0;[.AD155]-[.AD15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5">
            <text:p>15.5</text:p>
          </table:table-cell>
          <table:table-cell table:style-name="ce6" table:formula="of:=([.B155]+[.C156])+(([.B155]+[.C156])*[.D15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6]-[.B155])-[.C15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6]-[.J155]&lt;0;0;[.J156]-[.J1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6]-[.N155]&lt;0;0;[.N156]-[.N1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6]-[.R155]&lt;0;0;[.R156]-[.R1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6]-[.V155]&lt;0;0;[.V156]-[.V1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6]-[.Z155]&lt;0;0;[.Z156]-[.Z1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6]-[.AD155]&lt;0;0;[.AD156]-[.AD15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6">
            <text:p>16.5</text:p>
          </table:table-cell>
          <table:table-cell table:style-name="ce6" table:formula="of:=([.B156]+[.C157])+(([.B156]+[.C157])*[.D15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7]-[.B156])-[.C15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7]-[.J156]&lt;0;0;[.J157]-[.J1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7]-[.N156]&lt;0;0;[.N157]-[.N1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7]-[.R156]&lt;0;0;[.R157]-[.R1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7]-[.V156]&lt;0;0;[.V157]-[.V1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7]-[.Z156]&lt;0;0;[.Z157]-[.Z1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7]-[.AD156]&lt;0;0;[.AD157]-[.AD15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7">
            <text:p>17.5</text:p>
          </table:table-cell>
          <table:table-cell table:style-name="ce6" table:formula="of:=([.B157]+[.C158])+(([.B157]+[.C158])*[.D15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8]-[.B157])-[.C15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8]-[.J157]&lt;0;0;[.J158]-[.J1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8]-[.N157]&lt;0;0;[.N158]-[.N1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8]-[.R157]&lt;0;0;[.R158]-[.R1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8]-[.V157]&lt;0;0;[.V158]-[.V1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8]-[.Z157]&lt;0;0;[.Z158]-[.Z1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8]-[.AD157]&lt;0;0;[.AD158]-[.AD15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8">
            <text:p>18.5</text:p>
          </table:table-cell>
          <table:table-cell table:style-name="ce6" table:formula="of:=([.B158]+[.C159])+(([.B158]+[.C159])*[.D15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9]-[.B158])-[.C15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59]-[.J158]&lt;0;0;[.J159]-[.J1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59]-[.N158]&lt;0;0;[.N159]-[.N1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59]-[.R158]&lt;0;0;[.R159]-[.R1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59]-[.V158]&lt;0;0;[.V159]-[.V1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59]-[.Z158]&lt;0;0;[.Z159]-[.Z1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59]-[.AD158]&lt;0;0;[.AD159]-[.AD15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19">
            <text:p>19.5</text:p>
          </table:table-cell>
          <table:table-cell table:style-name="ce6" table:formula="of:=([.B159]+[.C160])+(([.B159]+[.C160])*[.D16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0]-[.B159])-[.C16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0]-[.J159]&lt;0;0;[.J160]-[.J1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0]-[.N159]&lt;0;0;[.N160]-[.N1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0]-[.R159]&lt;0;0;[.R160]-[.R1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0]-[.V159]&lt;0;0;[.V160]-[.V1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0]-[.Z159]&lt;0;0;[.Z160]-[.Z1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0]-[.AD159]&lt;0;0;[.AD160]-[.AD15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0">
            <text:p>20.5</text:p>
          </table:table-cell>
          <table:table-cell table:style-name="ce6" table:formula="of:=([.B160]+[.C161])+(([.B160]+[.C161])*[.D16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1]-[.B160])-[.C16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1]-[.J160]&lt;0;0;[.J161]-[.J1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1]-[.N160]&lt;0;0;[.N161]-[.N1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1]-[.R160]&lt;0;0;[.R161]-[.R1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1]-[.V160]&lt;0;0;[.V161]-[.V1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1]-[.Z160]&lt;0;0;[.Z161]-[.Z1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1]-[.AD160]&lt;0;0;[.AD161]-[.AD16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1">
            <text:p>21.5</text:p>
          </table:table-cell>
          <table:table-cell table:style-name="ce6" table:formula="of:=([.B161]+[.C162])+(([.B161]+[.C162])*[.D16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2]-[.B161])-[.C16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2]-[.J161]&lt;0;0;[.J162]-[.J1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2]-[.N161]&lt;0;0;[.N162]-[.N1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2]-[.R161]&lt;0;0;[.R162]-[.R1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2]-[.V161]&lt;0;0;[.V162]-[.V1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2]-[.Z161]&lt;0;0;[.Z162]-[.Z1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2]-[.AD161]&lt;0;0;[.AD162]-[.AD16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2">
            <text:p>22.5</text:p>
          </table:table-cell>
          <table:table-cell table:style-name="ce6" table:formula="of:=([.B162]+[.C163])+(([.B162]+[.C163])*[.D16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3]-[.B162])-[.C16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3]-[.J162]&lt;0;0;[.J163]-[.J1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3]-[.N162]&lt;0;0;[.N163]-[.N1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3]-[.R162]&lt;0;0;[.R163]-[.R1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3]-[.V162]&lt;0;0;[.V163]-[.V1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3]-[.Z162]&lt;0;0;[.Z163]-[.Z1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3]-[.AD162]&lt;0;0;[.AD163]-[.AD16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3">
            <text:p>23.5</text:p>
          </table:table-cell>
          <table:table-cell table:style-name="ce6" table:formula="of:=([.B163]+[.C164])+(([.B163]+[.C164])*[.D16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4]-[.B163])-[.C16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4]-[.J163]&lt;0;0;[.J164]-[.J1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4]-[.N163]&lt;0;0;[.N164]-[.N1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4]-[.R163]&lt;0;0;[.R164]-[.R1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4]-[.V163]&lt;0;0;[.V164]-[.V1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4]-[.Z163]&lt;0;0;[.Z164]-[.Z1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4]-[.AD163]&lt;0;0;[.AD164]-[.AD16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4">
            <text:p>24.5</text:p>
          </table:table-cell>
          <table:table-cell table:style-name="ce6" table:formula="of:=([.B164]+[.C165])+(([.B164]+[.C165])*[.D16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5]-[.B164])-[.C16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5]-[.J164]&lt;0;0;[.J165]-[.J1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5]-[.N164]&lt;0;0;[.N165]-[.N1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5]-[.R164]&lt;0;0;[.R165]-[.R1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5]-[.V164]&lt;0;0;[.V165]-[.V1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5]-[.Z164]&lt;0;0;[.Z165]-[.Z1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5]-[.AD164]&lt;0;0;[.AD165]-[.AD16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5">
            <text:p>25.5</text:p>
          </table:table-cell>
          <table:table-cell table:style-name="ce6" table:formula="of:=([.B165]+[.C166])+(([.B165]+[.C166])*[.D16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6]-[.B165])-[.C16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6]-[.J165]&lt;0;0;[.J166]-[.J1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6]-[.N165]&lt;0;0;[.N166]-[.N1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6]-[.R165]&lt;0;0;[.R166]-[.R1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6]-[.V165]&lt;0;0;[.V166]-[.V1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6]-[.Z165]&lt;0;0;[.Z166]-[.Z1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6]-[.AD165]&lt;0;0;[.AD166]-[.AD16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6">
            <text:p>26.5</text:p>
          </table:table-cell>
          <table:table-cell table:style-name="ce6" table:formula="of:=([.B166]+[.C167])+(([.B166]+[.C167])*[.D16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7]-[.B166])-[.C16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7]-[.J166]&lt;0;0;[.J167]-[.J1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7]-[.N166]&lt;0;0;[.N167]-[.N1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7]-[.R166]&lt;0;0;[.R167]-[.R1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7]-[.V166]&lt;0;0;[.V167]-[.V1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7]-[.Z166]&lt;0;0;[.Z167]-[.Z1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7]-[.AD166]&lt;0;0;[.AD167]-[.AD16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7">
            <text:p>27.5</text:p>
          </table:table-cell>
          <table:table-cell table:style-name="ce6" table:formula="of:=([.B167]+[.C168])+(([.B167]+[.C168])*[.D16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8]-[.B167])-[.C16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8]-[.J167]&lt;0;0;[.J168]-[.J1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8]-[.N167]&lt;0;0;[.N168]-[.N1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8]-[.R167]&lt;0;0;[.R168]-[.R1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8]-[.V167]&lt;0;0;[.V168]-[.V1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8]-[.Z167]&lt;0;0;[.Z168]-[.Z1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8]-[.AD167]&lt;0;0;[.AD168]-[.AD16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8">
            <text:p>28.5</text:p>
          </table:table-cell>
          <table:table-cell table:style-name="ce6" table:formula="of:=([.B168]+[.C169])+(([.B168]+[.C169])*[.D16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9]-[.B168])-[.C16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69]-[.J168]&lt;0;0;[.J169]-[.J1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69]-[.N168]&lt;0;0;[.N169]-[.N1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69]-[.R168]&lt;0;0;[.R169]-[.R1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69]-[.V168]&lt;0;0;[.V169]-[.V1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69]-[.Z168]&lt;0;0;[.Z169]-[.Z1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69]-[.AD168]&lt;0;0;[.AD169]-[.AD16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29">
            <text:p>29.5</text:p>
          </table:table-cell>
          <table:table-cell table:style-name="ce6" table:formula="of:=([.B169]+[.C170])+(([.B169]+[.C170])*[.D17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0]-[.B169])-[.C17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70]-[.J169]&lt;0;0;[.J170]-[.J1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70]-[.N169]&lt;0;0;[.N170]-[.N1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70]-[.R169]&lt;0;0;[.R170]-[.R1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70]-[.V169]&lt;0;0;[.V170]-[.V1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70]-[.Z169]&lt;0;0;[.Z170]-[.Z1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70]-[.AD169]&lt;0;0;[.AD170]-[.AD16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5-30">
            <text:p>30.5</text:p>
          </table:table-cell>
          <table:table-cell table:style-name="ce6" table:formula="of:=([.B170]+[.C171])+(([.B170]+[.C171])*[.D17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1]-[.B170])-[.C17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171]-[.J170]&lt;0;0;[.J171]-[.J1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71]-[.N170]&lt;0;0;[.N171]-[.N1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71]-[.R170]&lt;0;0;[.R171]-[.R1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71]-[.V170]&lt;0;0;[.V171]-[.V1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71]-[.Z170]&lt;0;0;[.Z171]-[.Z1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71]-[.AD170]&lt;0;0;[.AD171]-[.AD17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05-31">
            <text:p>31.5</text:p>
          </table:table-cell>
          <table:table-cell table:style-name="ce15" table:formula="of:=([.B171]+[.C172])+(([.B171]+[.C172])*[.D172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172]-[.B171])-[.C172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J172]-[.J171]&lt;0;0;[.J172]-[.J171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102" table:formula="of:=IF([.N172]-[.N171]&lt;0;0;[.N172]-[.N171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R172]-[.R171]&lt;0;0;[.R172]-[.R171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V172]-[.V171]&lt;0;0;[.V172]-[.V171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Z172]-[.Z171]&lt;0;0;[.Z172]-[.Z171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AD172]-[.AD171]&lt;0;0;[.AD172]-[.AD17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140]" office:value-type="string" office:string-value="carry over May">
            <text:p>carry over May</text:p>
          </table:table-cell>
          <table:table-cell table:style-name="ce50" table:formula="of:=[.B172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172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172]" office:value-type="float" office:value="0">
            <text:p>0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172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172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172]" office:value-type="float" office:value="0">
            <text:p>0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3" office:value-type="string">
            <text:p>June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77:.F206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177:.L207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177:.P206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177:.T207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177:.X207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177:.AB207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177:.AF207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44" office:value-type="string">
            <text:p>date</text:p>
          </table:table-cell>
          <table:table-cell table:style-name="ce44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8" office:value-type="date" office:date-value="2024-06-01">
            <text:p>1.6</text:p>
          </table:table-cell>
          <table:table-cell table:style-name="ce16" table:formula="of:=([.B174]+[.C177])+(([.B174]+[.C177])*[.D177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177]-[.B174])-[.C177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58" table:formula="of:=IF([.J177]-[.J172]&lt;0;0;[.J177]-[.J172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6"/>
          <table:table-cell table:style-name="ce16"/>
          <table:table-cell table:style-name="ce65" table:formula="of:=IF([.N177]-[.N172]&lt;0;0;[.N177]-[.N172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177]-[.R172]&lt;0;0;[.R177]-[.R172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177]-[.V172]&lt;0;0;[.V177]-[.V172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177]-[.Z172]&lt;0;0;[.Z177]-[.Z172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177]-[.AD172]&lt;0;0;[.AD177]-[.AD17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2">
            <text:p>2.6</text:p>
          </table:table-cell>
          <table:table-cell table:style-name="ce6" table:formula="of:=([.B177]+[.C178])+(([.B177]+[.C178])*[.D17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8]-[.B177])-[.C17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78]-[.J177]&lt;0;0;[.J178]-[.J177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178]-[.N177]&lt;0;0;[.N178]-[.N1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78]-[.R177]&lt;0;0;[.R178]-[.R1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78]-[.V177]&lt;0;0;[.V178]-[.V1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78]-[.Z177]&lt;0;0;[.Z178]-[.Z1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78]-[.AD177]&lt;0;0;[.AD178]-[.AD17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3">
            <text:p>3.6</text:p>
          </table:table-cell>
          <table:table-cell table:style-name="ce6" table:formula="of:=([.B178]+[.C179])+(([.B178]+[.C179])*[.D17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9]-[.B178])-[.C17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79]-[.J178]&lt;0;0;[.J179]-[.J178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179]-[.N178]&lt;0;0;[.N179]-[.N17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79]-[.R178]&lt;0;0;[.R179]-[.R17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79]-[.V178]&lt;0;0;[.V179]-[.V17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79]-[.Z178]&lt;0;0;[.Z179]-[.Z17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79]-[.AD178]&lt;0;0;[.AD179]-[.AD17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4">
            <text:p>4.6</text:p>
          </table:table-cell>
          <table:table-cell table:style-name="ce6" table:formula="of:=([.B179]+[.C180])+(([.B179]+[.C180])*[.D18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0]-[.B179])-[.C18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0]-[.J179]&lt;0;0;[.J180]-[.J179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180]-[.N179]&lt;0;0;[.N180]-[.N17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0]-[.R179]&lt;0;0;[.R180]-[.R17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0]-[.V179]&lt;0;0;[.V180]-[.V17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0]-[.Z179]&lt;0;0;[.Z180]-[.Z17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0]-[.AD179]&lt;0;0;[.AD180]-[.AD17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5">
            <text:p>5.6</text:p>
          </table:table-cell>
          <table:table-cell table:style-name="ce6" table:formula="of:=([.B180]+[.C181])+(([.B180]+[.C181])*[.D18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1]-[.B180])-[.C18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1]-[.J180]&lt;0;0;[.J181]-[.J180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1]-[.N180]&lt;0;0;[.N181]-[.N18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1]-[.R180]&lt;0;0;[.R181]-[.R18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1]-[.V180]&lt;0;0;[.V181]-[.V18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1]-[.Z180]&lt;0;0;[.Z181]-[.Z18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1]-[.AD180]&lt;0;0;[.AD181]-[.AD18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6">
            <text:p>6.6</text:p>
          </table:table-cell>
          <table:table-cell table:style-name="ce6" table:formula="of:=([.B181]+[.C182])+(([.B181]+[.C182])*[.D18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2]-[.B181])-[.C18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2]-[.J181]&lt;0;0;[.J182]-[.J181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182]-[.N181]&lt;0;0;[.N182]-[.N1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2]-[.R181]&lt;0;0;[.R182]-[.R1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2]-[.V181]&lt;0;0;[.V182]-[.V1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2]-[.Z181]&lt;0;0;[.Z182]-[.Z1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2]-[.AD181]&lt;0;0;[.AD182]-[.AD18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7">
            <text:p>7.6</text:p>
          </table:table-cell>
          <table:table-cell table:style-name="ce6" table:formula="of:=([.B182]+[.C183])+(([.B182]+[.C183])*[.D18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3]-[.B182])-[.C18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3]-[.J182]&lt;0;0;[.J183]-[.J18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3]-[.N182]&lt;0;0;[.N183]-[.N1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3]-[.R182]&lt;0;0;[.R183]-[.R1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3]-[.V182]&lt;0;0;[.V183]-[.V1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3]-[.Z182]&lt;0;0;[.Z183]-[.Z1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3]-[.AD182]&lt;0;0;[.AD183]-[.AD18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8">
            <text:p>8.6</text:p>
          </table:table-cell>
          <table:table-cell table:style-name="ce6" table:formula="of:=([.B183]+[.C184])+(([.B183]+[.C184])*[.D18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4]-[.B183])-[.C18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4]-[.J183]&lt;0;0;[.J184]-[.J18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4]-[.N183]&lt;0;0;[.N184]-[.N1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4]-[.R183]&lt;0;0;[.R184]-[.R1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4]-[.V183]&lt;0;0;[.V184]-[.V1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4]-[.Z183]&lt;0;0;[.Z184]-[.Z1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4]-[.AD183]&lt;0;0;[.AD184]-[.AD18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09">
            <text:p>9.6</text:p>
          </table:table-cell>
          <table:table-cell table:style-name="ce6" table:formula="of:=([.B184]+[.C185])+(([.B184]+[.C185])*[.D18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5]-[.B184])-[.C18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5]-[.J184]&lt;0;0;[.J185]-[.J18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5]-[.N184]&lt;0;0;[.N185]-[.N1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5]-[.R184]&lt;0;0;[.R185]-[.R1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5]-[.V184]&lt;0;0;[.V185]-[.V1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5]-[.Z184]&lt;0;0;[.Z185]-[.Z1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5]-[.AD184]&lt;0;0;[.AD185]-[.AD18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0">
            <text:p>10.6</text:p>
          </table:table-cell>
          <table:table-cell table:style-name="ce6" table:formula="of:=([.B185]+[.C186])+(([.B185]+[.C186])*[.D18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6]-[.B185])-[.C18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6]-[.J185]&lt;0;0;[.J186]-[.J18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6]-[.N185]&lt;0;0;[.N186]-[.N1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6]-[.R185]&lt;0;0;[.R186]-[.R1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6]-[.V185]&lt;0;0;[.V186]-[.V1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6]-[.Z185]&lt;0;0;[.Z186]-[.Z1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6]-[.AD185]&lt;0;0;[.AD186]-[.AD18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1">
            <text:p>11.6</text:p>
          </table:table-cell>
          <table:table-cell table:style-name="ce6" table:formula="of:=([.B186]+[.C187])+(([.B186]+[.C187])*[.D18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7]-[.B186])-[.C18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7]-[.J186]&lt;0;0;[.J187]-[.J18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7]-[.N186]&lt;0;0;[.N187]-[.N1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7]-[.R186]&lt;0;0;[.R187]-[.R1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7]-[.V186]&lt;0;0;[.V187]-[.V1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7]-[.Z186]&lt;0;0;[.Z187]-[.Z1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7]-[.AD186]&lt;0;0;[.AD187]-[.AD18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2">
            <text:p>12.6</text:p>
          </table:table-cell>
          <table:table-cell table:style-name="ce6" table:formula="of:=([.B187]+[.C188])+(([.B187]+[.C188])*[.D18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8]-[.B187])-[.C18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8]-[.J187]&lt;0;0;[.J188]-[.J18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8]-[.N187]&lt;0;0;[.N188]-[.N1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8]-[.R187]&lt;0;0;[.R188]-[.R1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8]-[.V187]&lt;0;0;[.V188]-[.V1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8]-[.Z187]&lt;0;0;[.Z188]-[.Z1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8]-[.AD187]&lt;0;0;[.AD188]-[.AD18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3">
            <text:p>13.6</text:p>
          </table:table-cell>
          <table:table-cell table:style-name="ce6" table:formula="of:=([.B188]+[.C189])+(([.B188]+[.C189])*[.D18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9]-[.B188])-[.C18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89]-[.J188]&lt;0;0;[.J189]-[.J18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89]-[.N188]&lt;0;0;[.N189]-[.N1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89]-[.R188]&lt;0;0;[.R189]-[.R1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89]-[.V188]&lt;0;0;[.V189]-[.V1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89]-[.Z188]&lt;0;0;[.Z189]-[.Z1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89]-[.AD188]&lt;0;0;[.AD189]-[.AD18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4">
            <text:p>14.6</text:p>
          </table:table-cell>
          <table:table-cell table:style-name="ce6" table:formula="of:=([.B189]+[.C190])+(([.B189]+[.C190])*[.D19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0]-[.B189])-[.C19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0]-[.J189]&lt;0;0;[.J190]-[.J18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0]-[.N189]&lt;0;0;[.N190]-[.N1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0]-[.R189]&lt;0;0;[.R190]-[.R1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0]-[.V189]&lt;0;0;[.V190]-[.V1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0]-[.Z189]&lt;0;0;[.Z190]-[.Z1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0]-[.AD189]&lt;0;0;[.AD190]-[.AD18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5">
            <text:p>15.6</text:p>
          </table:table-cell>
          <table:table-cell table:style-name="ce6" table:formula="of:=([.B190]+[.C191])+(([.B190]+[.C191])*[.D19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1]-[.B190])-[.C19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1]-[.J190]&lt;0;0;[.J191]-[.J19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1]-[.N190]&lt;0;0;[.N191]-[.N1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1]-[.R190]&lt;0;0;[.R191]-[.R1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1]-[.V190]&lt;0;0;[.V191]-[.V1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1]-[.Z190]&lt;0;0;[.Z191]-[.Z1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1]-[.AD190]&lt;0;0;[.AD191]-[.AD19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6">
            <text:p>16.6</text:p>
          </table:table-cell>
          <table:table-cell table:style-name="ce6" table:formula="of:=([.B191]+[.C192])+(([.B191]+[.C192])*[.D19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2]-[.B191])-[.C19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2]-[.J191]&lt;0;0;[.J192]-[.J19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2]-[.N191]&lt;0;0;[.N192]-[.N1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2]-[.R191]&lt;0;0;[.R192]-[.R1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2]-[.V191]&lt;0;0;[.V192]-[.V1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2]-[.Z191]&lt;0;0;[.Z192]-[.Z1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2]-[.AD191]&lt;0;0;[.AD192]-[.AD19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7">
            <text:p>17.6</text:p>
          </table:table-cell>
          <table:table-cell table:style-name="ce6" table:formula="of:=([.B192]+[.C193])+(([.B192]+[.C193])*[.D19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3]-[.B192])-[.C19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3]-[.J192]&lt;0;0;[.J193]-[.J19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3]-[.N192]&lt;0;0;[.N193]-[.N1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3]-[.R192]&lt;0;0;[.R193]-[.R1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3]-[.V192]&lt;0;0;[.V193]-[.V1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3]-[.Z192]&lt;0;0;[.Z193]-[.Z1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3]-[.AD192]&lt;0;0;[.AD193]-[.AD19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8">
            <text:p>18.6</text:p>
          </table:table-cell>
          <table:table-cell table:style-name="ce6" table:formula="of:=([.B193]+[.C194])+(([.B193]+[.C194])*[.D19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4]-[.B193])-[.C19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4]-[.J193]&lt;0;0;[.J194]-[.J19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4]-[.N193]&lt;0;0;[.N194]-[.N1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4]-[.R193]&lt;0;0;[.R194]-[.R1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4]-[.V193]&lt;0;0;[.V194]-[.V1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4]-[.Z193]&lt;0;0;[.Z194]-[.Z1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4]-[.AD193]&lt;0;0;[.AD194]-[.AD19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19">
            <text:p>19.6</text:p>
          </table:table-cell>
          <table:table-cell table:style-name="ce6" table:formula="of:=([.B194]+[.C195])+(([.B194]+[.C195])*[.D19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5]-[.B194])-[.C19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5]-[.J194]&lt;0;0;[.J195]-[.J19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5]-[.N194]&lt;0;0;[.N195]-[.N1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5]-[.R194]&lt;0;0;[.R195]-[.R1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5]-[.V194]&lt;0;0;[.V195]-[.V1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5]-[.Z194]&lt;0;0;[.Z195]-[.Z1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5]-[.AD194]&lt;0;0;[.AD195]-[.AD19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0">
            <text:p>20.6</text:p>
          </table:table-cell>
          <table:table-cell table:style-name="ce6" table:formula="of:=([.B195]+[.C196])+(([.B195]+[.C196])*[.D19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6]-[.B195])-[.C19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6]-[.J195]&lt;0;0;[.J196]-[.J19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6]-[.N195]&lt;0;0;[.N196]-[.N1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6]-[.R195]&lt;0;0;[.R196]-[.R1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6]-[.V195]&lt;0;0;[.V196]-[.V1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6]-[.Z195]&lt;0;0;[.Z196]-[.Z1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6]-[.AD195]&lt;0;0;[.AD196]-[.AD19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1">
            <text:p>21.6</text:p>
          </table:table-cell>
          <table:table-cell table:style-name="ce6" table:formula="of:=([.B196]+[.C197])+(([.B196]+[.C197])*[.D19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7]-[.B196])-[.C19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7]-[.J196]&lt;0;0;[.J197]-[.J19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7]-[.N196]&lt;0;0;[.N197]-[.N1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7]-[.R196]&lt;0;0;[.R197]-[.R1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7]-[.V196]&lt;0;0;[.V197]-[.V1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7]-[.Z196]&lt;0;0;[.Z197]-[.Z1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7]-[.AD196]&lt;0;0;[.AD197]-[.AD19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2">
            <text:p>22.6</text:p>
          </table:table-cell>
          <table:table-cell table:style-name="ce6" table:formula="of:=([.B197]+[.C198])+(([.B197]+[.C198])*[.D19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8]-[.B197])-[.C19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8]-[.J197]&lt;0;0;[.J198]-[.J19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8]-[.N197]&lt;0;0;[.N198]-[.N1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8]-[.R197]&lt;0;0;[.R198]-[.R1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8]-[.V197]&lt;0;0;[.V198]-[.V1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8]-[.Z197]&lt;0;0;[.Z198]-[.Z1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8]-[.AD197]&lt;0;0;[.AD198]-[.AD19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3">
            <text:p>23.6</text:p>
          </table:table-cell>
          <table:table-cell table:style-name="ce6" table:formula="of:=([.B198]+[.C199])+(([.B198]+[.C199])*[.D19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9]-[.B198])-[.C19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199]-[.J198]&lt;0;0;[.J199]-[.J19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199]-[.N198]&lt;0;0;[.N199]-[.N1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199]-[.R198]&lt;0;0;[.R199]-[.R1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199]-[.V198]&lt;0;0;[.V199]-[.V1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199]-[.Z198]&lt;0;0;[.Z199]-[.Z1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199]-[.AD198]&lt;0;0;[.AD199]-[.AD19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4">
            <text:p>24.6</text:p>
          </table:table-cell>
          <table:table-cell table:style-name="ce6" table:formula="of:=([.B199]+[.C200])+(([.B199]+[.C200])*[.D20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0]-[.B199])-[.C20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00]-[.J199]&lt;0;0;[.J200]-[.J19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00]-[.N199]&lt;0;0;[.N200]-[.N1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00]-[.R199]&lt;0;0;[.R200]-[.R1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00]-[.V199]&lt;0;0;[.V200]-[.V1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00]-[.Z199]&lt;0;0;[.Z200]-[.Z1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00]-[.AD199]&lt;0;0;[.AD200]-[.AD19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5">
            <text:p>25.6</text:p>
          </table:table-cell>
          <table:table-cell table:style-name="ce6" table:formula="of:=([.B200]+[.C201])+(([.B200]+[.C201])*[.D20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1]-[.B200])-[.C20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01]-[.J200]&lt;0;0;[.J201]-[.J20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01]-[.N200]&lt;0;0;[.N201]-[.N2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01]-[.R200]&lt;0;0;[.R201]-[.R2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01]-[.V200]&lt;0;0;[.V201]-[.V2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01]-[.Z200]&lt;0;0;[.Z201]-[.Z2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01]-[.AD200]&lt;0;0;[.AD201]-[.AD20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6">
            <text:p>26.6</text:p>
          </table:table-cell>
          <table:table-cell table:style-name="ce6" table:formula="of:=([.B201]+[.C202])+(([.B201]+[.C202])*[.D20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2]-[.B201])-[.C20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02]-[.J201]&lt;0;0;[.J202]-[.J20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02]-[.N201]&lt;0;0;[.N202]-[.N2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02]-[.R201]&lt;0;0;[.R202]-[.R2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02]-[.V201]&lt;0;0;[.V202]-[.V2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02]-[.Z201]&lt;0;0;[.Z202]-[.Z2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02]-[.AD201]&lt;0;0;[.AD202]-[.AD20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7">
            <text:p>27.6</text:p>
          </table:table-cell>
          <table:table-cell table:style-name="ce6" table:formula="of:=([.B202]+[.C203])+(([.B202]+[.C203])*[.D20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3]-[.B202])-[.C20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03]-[.J202]&lt;0;0;[.J203]-[.J20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03]-[.N202]&lt;0;0;[.N203]-[.N2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03]-[.R202]&lt;0;0;[.R203]-[.R2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03]-[.V202]&lt;0;0;[.V203]-[.V2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03]-[.Z202]&lt;0;0;[.Z203]-[.Z2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03]-[.AD202]&lt;0;0;[.AD203]-[.AD20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8">
            <text:p>28.6</text:p>
          </table:table-cell>
          <table:table-cell table:style-name="ce6" table:formula="of:=([.B203]+[.C204])+(([.B203]+[.C204])*[.D20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4]-[.B203])-[.C20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04]-[.J203]&lt;0;0;[.J204]-[.J20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04]-[.N203]&lt;0;0;[.N204]-[.N2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04]-[.R203]&lt;0;0;[.R204]-[.R2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04]-[.V203]&lt;0;0;[.V204]-[.V2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04]-[.Z203]&lt;0;0;[.Z204]-[.Z2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04]-[.AD203]&lt;0;0;[.AD204]-[.AD20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6-29">
            <text:p>29.6</text:p>
          </table:table-cell>
          <table:table-cell table:style-name="ce6" table:formula="of:=([.B204]+[.C205])+(([.B204]+[.C205])*[.D20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5]-[.B204])-[.C20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05]-[.J204]&lt;0;0;[.J205]-[.J20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05]-[.N204]&lt;0;0;[.N205]-[.N2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05]-[.R204]&lt;0;0;[.R205]-[.R2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05]-[.V204]&lt;0;0;[.V205]-[.V2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05]-[.Z204]&lt;0;0;[.Z205]-[.Z2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05]-[.AD204]&lt;0;0;[.AD205]-[.AD20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06-30">
            <text:p>30.6</text:p>
          </table:table-cell>
          <table:table-cell table:style-name="ce15" table:formula="of:=([.B205]+[.C206])+(([.B205]+[.C206])*[.D206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206]-[.B205])-[.C206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35" table:formula="of:=IF([.J206]-[.J205]&lt;0;0;[.J206]-[.J205])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102" table:formula="of:=IF([.N206]-[.N205]&lt;0;0;[.N206]-[.N20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R206]-[.R205]&lt;0;0;[.R206]-[.R20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V206]-[.V205]&lt;0;0;[.V206]-[.V20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Z206]-[.Z205]&lt;0;0;[.Z206]-[.Z20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AD206]-[.AD205]&lt;0;0;[.AD206]-[.AD20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175]" office:value-type="string" office:string-value="carry over June">
            <text:p>carry over June</text:p>
          </table:table-cell>
          <table:table-cell table:style-name="ce50" table:formula="of:=[.B206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206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206]" office:value-type="float" office:value="0">
            <text:p>0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206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206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206]" office:value-type="float" office:value="0">
            <text:p>0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6" office:value-type="string">
            <text:p>July</text:p>
          </table:table-cell>
          <table:table-cell table:style-name="ce52" table:number-columns-repeated="3"/>
          <table:table-cell table:style-name="ce61"/>
          <table:table-cell table:style-name="ce52" office:value-type="string">
            <text:p>total monthly reward</text:p>
          </table:table-cell>
          <table:table-cell table:style-name="ce66" table:formula="of:=SUM([.F211:.F241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211:.L241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211:.P241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211:.T241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211:.X241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211:.AB241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211:.AF241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6" office:value-type="date" office:date-value="2024-07-01">
            <text:p>1.7</text:p>
          </table:table-cell>
          <table:table-cell table:style-name="ce16" table:formula="of:=([.B208]+[.C211])+(([.B208]+[.C211])*[.D211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211]-[.B208])-[.C211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J211]-[.J206]&lt;0;0;[.J211]-[.J20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65" table:formula="of:=IF([.N211]-[.N206]&lt;0;0;[.N211]-[.N20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211]-[.R206]&lt;0;0;[.R211]-[.R20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211]-[.V206]&lt;0;0;[.V211]-[.V20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211]-[.Z206]&lt;0;0;[.Z211]-[.Z20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211]-[.AD206]&lt;0;0;[.AD211]-[.AD20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2">
            <text:p>2.7</text:p>
          </table:table-cell>
          <table:table-cell table:style-name="ce6" table:formula="of:=([.B211]+[.C212])+(([.B211]+[.C212])*[.D21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2]-[.B211])-[.C21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2]-[.J211]&lt;0;0;[.J212]-[.J21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2]-[.N211]&lt;0;0;[.N212]-[.N21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2]-[.R211]&lt;0;0;[.R212]-[.R21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2]-[.V211]&lt;0;0;[.V212]-[.V21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2]-[.Z211]&lt;0;0;[.Z212]-[.Z21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2]-[.AD211]&lt;0;0;[.AD212]-[.AD21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3">
            <text:p>3.7</text:p>
          </table:table-cell>
          <table:table-cell table:style-name="ce6" table:formula="of:=([.B212]+[.C213])+(([.B212]+[.C213])*[.D21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3]-[.B212])-[.C21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3]-[.J212]&lt;0;0;[.J213]-[.J21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3]-[.N212]&lt;0;0;[.N213]-[.N21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3]-[.R212]&lt;0;0;[.R213]-[.R21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3]-[.V212]&lt;0;0;[.V213]-[.V21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3]-[.Z212]&lt;0;0;[.Z213]-[.Z21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3]-[.AD212]&lt;0;0;[.AD213]-[.AD21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4">
            <text:p>4.7</text:p>
          </table:table-cell>
          <table:table-cell table:style-name="ce6" table:formula="of:=([.B213]+[.C214])+(([.B213]+[.C214])*[.D21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4]-[.B213])-[.C21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4]-[.J213]&lt;0;0;[.J214]-[.J21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4]-[.N213]&lt;0;0;[.N214]-[.N21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4]-[.R213]&lt;0;0;[.R214]-[.R21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4]-[.V213]&lt;0;0;[.V214]-[.V21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4]-[.Z213]&lt;0;0;[.Z214]-[.Z21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4]-[.AD213]&lt;0;0;[.AD214]-[.AD21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5">
            <text:p>5.7</text:p>
          </table:table-cell>
          <table:table-cell table:style-name="ce6" table:formula="of:=([.B214]+[.C215])+(([.B214]+[.C215])*[.D21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5]-[.B214])-[.C21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5]-[.J214]&lt;0;0;[.J215]-[.J21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5]-[.N214]&lt;0;0;[.N215]-[.N21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5]-[.R214]&lt;0;0;[.R215]-[.R21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5]-[.V214]&lt;0;0;[.V215]-[.V21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5]-[.Z214]&lt;0;0;[.Z215]-[.Z21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5]-[.AD214]&lt;0;0;[.AD215]-[.AD21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6">
            <text:p>6.7</text:p>
          </table:table-cell>
          <table:table-cell table:style-name="ce6" table:formula="of:=([.B215]+[.C216])+(([.B215]+[.C216])*[.D21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6]-[.B215])-[.C21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6]-[.J215]&lt;0;0;[.J216]-[.J21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216]-[.N215]&lt;0;0;[.N216]-[.N21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6]-[.R215]&lt;0;0;[.R216]-[.R21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6]-[.V215]&lt;0;0;[.V216]-[.V21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6]-[.Z215]&lt;0;0;[.Z216]-[.Z21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6]-[.AD215]&lt;0;0;[.AD216]-[.AD21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7">
            <text:p>7.7</text:p>
          </table:table-cell>
          <table:table-cell table:style-name="ce6" table:formula="of:=([.B216]+[.C217])+(([.B216]+[.C217])*[.D21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7]-[.B216])-[.C21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7]-[.J216]&lt;0;0;[.J217]-[.J21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7]-[.N216]&lt;0;0;[.N217]-[.N21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7]-[.R216]&lt;0;0;[.R217]-[.R21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7]-[.V216]&lt;0;0;[.V217]-[.V21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7]-[.Z216]&lt;0;0;[.Z217]-[.Z21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7]-[.AD216]&lt;0;0;[.AD217]-[.AD21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8">
            <text:p>8.7</text:p>
          </table:table-cell>
          <table:table-cell table:style-name="ce6" table:formula="of:=([.B217]+[.C218])+(([.B217]+[.C218])*[.D21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8]-[.B217])-[.C21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8]-[.J217]&lt;0;0;[.J218]-[.J21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8]-[.N217]&lt;0;0;[.N218]-[.N21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8]-[.R217]&lt;0;0;[.R218]-[.R21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8]-[.V217]&lt;0;0;[.V218]-[.V21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8]-[.Z217]&lt;0;0;[.Z218]-[.Z21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8]-[.AD217]&lt;0;0;[.AD218]-[.AD21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09">
            <text:p>9.7</text:p>
          </table:table-cell>
          <table:table-cell table:style-name="ce6" table:formula="of:=([.B218]+[.C219])+(([.B218]+[.C219])*[.D21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9]-[.B218])-[.C21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19]-[.J218]&lt;0;0;[.J219]-[.J21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19]-[.N218]&lt;0;0;[.N219]-[.N21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19]-[.R218]&lt;0;0;[.R219]-[.R21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19]-[.V218]&lt;0;0;[.V219]-[.V21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19]-[.Z218]&lt;0;0;[.Z219]-[.Z21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19]-[.AD218]&lt;0;0;[.AD219]-[.AD21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0">
            <text:p>10.7</text:p>
          </table:table-cell>
          <table:table-cell table:style-name="ce6" table:formula="of:=([.B219]+[.C220])+(([.B219]+[.C220])*[.D22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0]-[.B219])-[.C22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0]-[.J219]&lt;0;0;[.J220]-[.J21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0]-[.N219]&lt;0;0;[.N220]-[.N21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0]-[.R219]&lt;0;0;[.R220]-[.R21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0]-[.V219]&lt;0;0;[.V220]-[.V21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0]-[.Z219]&lt;0;0;[.Z220]-[.Z21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0]-[.AD219]&lt;0;0;[.AD220]-[.AD21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1">
            <text:p>11.7</text:p>
          </table:table-cell>
          <table:table-cell table:style-name="ce6" table:formula="of:=([.B220]+[.C221])+(([.B220]+[.C221])*[.D22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1]-[.B220])-[.C22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1]-[.J220]&lt;0;0;[.J221]-[.J22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1]-[.N220]&lt;0;0;[.N221]-[.N22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1]-[.R220]&lt;0;0;[.R221]-[.R22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1]-[.V220]&lt;0;0;[.V221]-[.V22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1]-[.Z220]&lt;0;0;[.Z221]-[.Z22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1]-[.AD220]&lt;0;0;[.AD221]-[.AD22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2">
            <text:p>12.7</text:p>
          </table:table-cell>
          <table:table-cell table:style-name="ce6" table:formula="of:=([.B221]+[.C222])+(([.B221]+[.C222])*[.D22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2]-[.B221])-[.C22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2]-[.J221]&lt;0;0;[.J222]-[.J22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2]-[.N221]&lt;0;0;[.N222]-[.N22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2]-[.R221]&lt;0;0;[.R222]-[.R22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2]-[.V221]&lt;0;0;[.V222]-[.V22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2]-[.Z221]&lt;0;0;[.Z222]-[.Z22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2]-[.AD221]&lt;0;0;[.AD222]-[.AD22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3">
            <text:p>13.7</text:p>
          </table:table-cell>
          <table:table-cell table:style-name="ce6" table:formula="of:=([.B222]+[.C223])+(([.B222]+[.C223])*[.D22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3]-[.B222])-[.C22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3]-[.J222]&lt;0;0;[.J223]-[.J22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3]-[.N222]&lt;0;0;[.N223]-[.N22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3]-[.R222]&lt;0;0;[.R223]-[.R22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3]-[.V222]&lt;0;0;[.V223]-[.V22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3]-[.Z222]&lt;0;0;[.Z223]-[.Z22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3]-[.AD222]&lt;0;0;[.AD223]-[.AD22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4">
            <text:p>14.7</text:p>
          </table:table-cell>
          <table:table-cell table:style-name="ce6" table:formula="of:=([.B223]+[.C224])+(([.B223]+[.C224])*[.D22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4]-[.B223])-[.C22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4]-[.J223]&lt;0;0;[.J224]-[.J22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4]-[.N223]&lt;0;0;[.N224]-[.N22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4]-[.R223]&lt;0;0;[.R224]-[.R22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4]-[.V223]&lt;0;0;[.V224]-[.V22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4]-[.Z223]&lt;0;0;[.Z224]-[.Z22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4]-[.AD223]&lt;0;0;[.AD224]-[.AD22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5">
            <text:p>15.7</text:p>
          </table:table-cell>
          <table:table-cell table:style-name="ce6" table:formula="of:=([.B224]+[.C225])+(([.B224]+[.C225])*[.D22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5]-[.B224])-[.C22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5]-[.J224]&lt;0;0;[.J225]-[.J22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5]-[.N224]&lt;0;0;[.N225]-[.N22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5]-[.R224]&lt;0;0;[.R225]-[.R22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5]-[.V224]&lt;0;0;[.V225]-[.V22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5]-[.Z224]&lt;0;0;[.Z225]-[.Z22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5]-[.AD224]&lt;0;0;[.AD225]-[.AD22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6">
            <text:p>16.7</text:p>
          </table:table-cell>
          <table:table-cell table:style-name="ce6" table:formula="of:=([.B225]+[.C226])+(([.B225]+[.C226])*[.D22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6]-[.B225])-[.C22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6]-[.J225]&lt;0;0;[.J226]-[.J22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6]-[.N225]&lt;0;0;[.N226]-[.N22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6]-[.R225]&lt;0;0;[.R226]-[.R22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6]-[.V225]&lt;0;0;[.V226]-[.V22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6]-[.Z225]&lt;0;0;[.Z226]-[.Z22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6]-[.AD225]&lt;0;0;[.AD226]-[.AD22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7">
            <text:p>17.7</text:p>
          </table:table-cell>
          <table:table-cell table:style-name="ce6" table:formula="of:=([.B226]+[.C227])+(([.B226]+[.C227])*[.D22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7]-[.B226])-[.C22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7]-[.J226]&lt;0;0;[.J227]-[.J22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7]-[.N226]&lt;0;0;[.N227]-[.N22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7]-[.R226]&lt;0;0;[.R227]-[.R22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7]-[.V226]&lt;0;0;[.V227]-[.V22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7]-[.Z226]&lt;0;0;[.Z227]-[.Z22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7]-[.AD226]&lt;0;0;[.AD227]-[.AD22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8">
            <text:p>18.7</text:p>
          </table:table-cell>
          <table:table-cell table:style-name="ce6" table:formula="of:=([.B227]+[.C228])+(([.B227]+[.C228])*[.D22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8]-[.B227])-[.C22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8]-[.J227]&lt;0;0;[.J228]-[.J22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8]-[.N227]&lt;0;0;[.N228]-[.N22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8]-[.R227]&lt;0;0;[.R228]-[.R22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8]-[.V227]&lt;0;0;[.V228]-[.V22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8]-[.Z227]&lt;0;0;[.Z228]-[.Z22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8]-[.AD227]&lt;0;0;[.AD228]-[.AD22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19">
            <text:p>19.7</text:p>
          </table:table-cell>
          <table:table-cell table:style-name="ce6" table:formula="of:=([.B228]+[.C229])+(([.B228]+[.C229])*[.D22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9]-[.B228])-[.C22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29]-[.J228]&lt;0;0;[.J229]-[.J22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29]-[.N228]&lt;0;0;[.N229]-[.N22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29]-[.R228]&lt;0;0;[.R229]-[.R22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29]-[.V228]&lt;0;0;[.V229]-[.V22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29]-[.Z228]&lt;0;0;[.Z229]-[.Z22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29]-[.AD228]&lt;0;0;[.AD229]-[.AD22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0">
            <text:p>20.7</text:p>
          </table:table-cell>
          <table:table-cell table:style-name="ce6" table:formula="of:=([.B229]+[.C230])+(([.B229]+[.C230])*[.D23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0]-[.B229])-[.C23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0]-[.J229]&lt;0;0;[.J230]-[.J22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0]-[.N229]&lt;0;0;[.N230]-[.N22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0]-[.R229]&lt;0;0;[.R230]-[.R22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0]-[.V229]&lt;0;0;[.V230]-[.V22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0]-[.Z229]&lt;0;0;[.Z230]-[.Z22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0]-[.AD229]&lt;0;0;[.AD230]-[.AD22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1">
            <text:p>21.7</text:p>
          </table:table-cell>
          <table:table-cell table:style-name="ce6" table:formula="of:=([.B230]+[.C231])+(([.B230]+[.C231])*[.D23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1]-[.B230])-[.C23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1]-[.J230]&lt;0;0;[.J231]-[.J23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1]-[.N230]&lt;0;0;[.N231]-[.N23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1]-[.R230]&lt;0;0;[.R231]-[.R23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1]-[.V230]&lt;0;0;[.V231]-[.V23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1]-[.Z230]&lt;0;0;[.Z231]-[.Z23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1]-[.AD230]&lt;0;0;[.AD231]-[.AD23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2">
            <text:p>22.7</text:p>
          </table:table-cell>
          <table:table-cell table:style-name="ce6" table:formula="of:=([.B231]+[.C232])+(([.B231]+[.C232])*[.D23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2]-[.B231])-[.C23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2]-[.J231]&lt;0;0;[.J232]-[.J23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2]-[.N231]&lt;0;0;[.N232]-[.N23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2]-[.R231]&lt;0;0;[.R232]-[.R23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2]-[.V231]&lt;0;0;[.V232]-[.V23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2]-[.Z231]&lt;0;0;[.Z232]-[.Z23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2]-[.AD231]&lt;0;0;[.AD232]-[.AD23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3">
            <text:p>23.7</text:p>
          </table:table-cell>
          <table:table-cell table:style-name="ce6" table:formula="of:=([.B232]+[.C233])+(([.B232]+[.C233])*[.D23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3]-[.B232])-[.C23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3]-[.J232]&lt;0;0;[.J233]-[.J23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3]-[.N232]&lt;0;0;[.N233]-[.N23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3]-[.R232]&lt;0;0;[.R233]-[.R23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3]-[.V232]&lt;0;0;[.V233]-[.V23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3]-[.Z232]&lt;0;0;[.Z233]-[.Z23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3]-[.AD232]&lt;0;0;[.AD233]-[.AD23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4">
            <text:p>24.7</text:p>
          </table:table-cell>
          <table:table-cell table:style-name="ce6" table:formula="of:=([.B233]+[.C234])+(([.B233]+[.C234])*[.D23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4]-[.B233])-[.C23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4]-[.J233]&lt;0;0;[.J234]-[.J23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4]-[.N233]&lt;0;0;[.N234]-[.N23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4]-[.R233]&lt;0;0;[.R234]-[.R23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4]-[.V233]&lt;0;0;[.V234]-[.V23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4]-[.Z233]&lt;0;0;[.Z234]-[.Z23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4]-[.AD233]&lt;0;0;[.AD234]-[.AD23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5">
            <text:p>25.7</text:p>
          </table:table-cell>
          <table:table-cell table:style-name="ce6" table:formula="of:=([.B234]+[.C235])+(([.B234]+[.C235])*[.D23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5]-[.B234])-[.C23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5]-[.J234]&lt;0;0;[.J235]-[.J23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5]-[.N234]&lt;0;0;[.N235]-[.N23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5]-[.R234]&lt;0;0;[.R235]-[.R23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5]-[.V234]&lt;0;0;[.V235]-[.V23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5]-[.Z234]&lt;0;0;[.Z235]-[.Z23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5]-[.AD234]&lt;0;0;[.AD235]-[.AD23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6">
            <text:p>26.7</text:p>
          </table:table-cell>
          <table:table-cell table:style-name="ce6" table:formula="of:=([.B235]+[.C236])+(([.B235]+[.C236])*[.D23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6]-[.B235])-[.C23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6]-[.J235]&lt;0;0;[.J236]-[.J23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6]-[.N235]&lt;0;0;[.N236]-[.N23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6]-[.R235]&lt;0;0;[.R236]-[.R23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6]-[.V235]&lt;0;0;[.V236]-[.V23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6]-[.Z235]&lt;0;0;[.Z236]-[.Z23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6]-[.AD235]&lt;0;0;[.AD236]-[.AD23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7">
            <text:p>27.7</text:p>
          </table:table-cell>
          <table:table-cell table:style-name="ce6" table:formula="of:=([.B236]+[.C237])+(([.B236]+[.C237])*[.D23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7]-[.B236])-[.C23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7]-[.J236]&lt;0;0;[.J237]-[.J23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7]-[.N236]&lt;0;0;[.N237]-[.N23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7]-[.R236]&lt;0;0;[.R237]-[.R23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7]-[.V236]&lt;0;0;[.V237]-[.V23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7]-[.Z236]&lt;0;0;[.Z237]-[.Z23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7]-[.AD236]&lt;0;0;[.AD237]-[.AD23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8">
            <text:p>28.7</text:p>
          </table:table-cell>
          <table:table-cell table:style-name="ce6" table:formula="of:=([.B237]+[.C238])+(([.B237]+[.C238])*[.D23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8]-[.B237])-[.C23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8]-[.J237]&lt;0;0;[.J238]-[.J23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8]-[.N237]&lt;0;0;[.N238]-[.N23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8]-[.R237]&lt;0;0;[.R238]-[.R23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8]-[.V237]&lt;0;0;[.V238]-[.V23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8]-[.Z237]&lt;0;0;[.Z238]-[.Z23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8]-[.AD237]&lt;0;0;[.AD238]-[.AD23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29">
            <text:p>29.7</text:p>
          </table:table-cell>
          <table:table-cell table:style-name="ce6" table:formula="of:=([.B238]+[.C239])+(([.B238]+[.C239])*[.D23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9]-[.B238])-[.C23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39]-[.J238]&lt;0;0;[.J239]-[.J23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39]-[.N238]&lt;0;0;[.N239]-[.N23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39]-[.R238]&lt;0;0;[.R239]-[.R23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39]-[.V238]&lt;0;0;[.V239]-[.V23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39]-[.Z238]&lt;0;0;[.Z239]-[.Z23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39]-[.AD238]&lt;0;0;[.AD239]-[.AD23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7-30">
            <text:p>30.7</text:p>
          </table:table-cell>
          <table:table-cell table:style-name="ce6" table:formula="of:=([.B239]+[.C240])+(([.B239]+[.C240])*[.D24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0]-[.B239])-[.C24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40]-[.J239]&lt;0;0;[.J240]-[.J23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40]-[.N239]&lt;0;0;[.N240]-[.N23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40]-[.R239]&lt;0;0;[.R240]-[.R23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40]-[.V239]&lt;0;0;[.V240]-[.V23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40]-[.Z239]&lt;0;0;[.Z240]-[.Z23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40]-[.AD239]&lt;0;0;[.AD240]-[.AD23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07-31">
            <text:p>31.7</text:p>
          </table:table-cell>
          <table:table-cell table:style-name="ce15" table:formula="of:=([.B240]+[.C241])+(([.B240]+[.C241])*[.D241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241]-[.B240])-[.C241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J241]-[.J240]&lt;0;0;[.J241]-[.J240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102" table:formula="of:=IF([.N241]-[.N240]&lt;0;0;[.N241]-[.N240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R241]-[.R240]&lt;0;0;[.R241]-[.R240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V241]-[.V240]&lt;0;0;[.V241]-[.V240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Z241]-[.Z240]&lt;0;0;[.Z241]-[.Z240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AD241]-[.AD240]&lt;0;0;[.AD241]-[.AD24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209]" office:value-type="string" office:string-value="carry over July">
            <text:p>carry over July</text:p>
          </table:table-cell>
          <table:table-cell table:style-name="ce50" table:formula="of:=[.B241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241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241]" office:value-type="float" office:value="0">
            <text:p>0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241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241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241]" office:value-type="float" office:value="0">
            <text:p>0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6" office:value-type="string">
            <text:p>August</text:p>
          </table:table-cell>
          <table:table-cell table:style-name="ce52" table:number-columns-repeated="3"/>
          <table:table-cell table:style-name="ce61"/>
          <table:table-cell table:style-name="ce52" office:value-type="string">
            <text:p>total monthly reward</text:p>
          </table:table-cell>
          <table:table-cell table:style-name="ce66" table:formula="of:=SUM([.F246:.F276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246:.L276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246:.P276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246:.T276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246:.X276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246:.AB276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246:.AF276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6" office:value-type="date" office:date-value="2024-08-01">
            <text:p>1.8</text:p>
          </table:table-cell>
          <table:table-cell table:style-name="ce16" table:formula="of:=([.B243]+[.C246])+(([.B243]+[.C246])*[.D246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246]-[.B243])-[.C246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58" table:formula="of:=IF([.J246]-[.J241]&lt;0;0;[.J246]-[.J241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6"/>
          <table:table-cell table:style-name="ce16"/>
          <table:table-cell table:style-name="ce65" table:formula="of:=IF([.N246]-[.N241]&lt;0;0;[.N246]-[.N241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246]-[.R241]&lt;0;0;[.R246]-[.R241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246]-[.V241]&lt;0;0;[.V246]-[.V241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246]-[.Z241]&lt;0;0;[.Z246]-[.Z241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246]-[.AD241]&lt;0;0;[.AD246]-[.AD24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2">
            <text:p>2.8</text:p>
          </table:table-cell>
          <table:table-cell table:style-name="ce6" table:formula="of:=([.B246]+[.C247])+(([.B246]+[.C247])*[.D24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7]-[.B246])-[.C24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47]-[.J246]&lt;0;0;[.J247]-[.J246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247]-[.N246]&lt;0;0;[.N247]-[.N24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47]-[.R246]&lt;0;0;[.R247]-[.R24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47]-[.V246]&lt;0;0;[.V247]-[.V24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47]-[.Z246]&lt;0;0;[.Z247]-[.Z24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47]-[.AD246]&lt;0;0;[.AD247]-[.AD24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3">
            <text:p>3.8</text:p>
          </table:table-cell>
          <table:table-cell table:style-name="ce6" table:formula="of:=([.B247]+[.C248])+(([.B247]+[.C248])*[.D24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8]-[.B247])-[.C24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48]-[.J247]&lt;0;0;[.J248]-[.J247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248]-[.N247]&lt;0;0;[.N248]-[.N24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48]-[.R247]&lt;0;0;[.R248]-[.R24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48]-[.V247]&lt;0;0;[.V248]-[.V24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48]-[.Z247]&lt;0;0;[.Z248]-[.Z24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48]-[.AD247]&lt;0;0;[.AD248]-[.AD24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4">
            <text:p>4.8</text:p>
          </table:table-cell>
          <table:table-cell table:style-name="ce6" table:formula="of:=([.B248]+[.C249])+(([.B248]+[.C249])*[.D24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9]-[.B248])-[.C24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49]-[.J248]&lt;0;0;[.J249]-[.J248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249]-[.N248]&lt;0;0;[.N249]-[.N24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49]-[.R248]&lt;0;0;[.R249]-[.R24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49]-[.V248]&lt;0;0;[.V249]-[.V24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49]-[.Z248]&lt;0;0;[.Z249]-[.Z24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49]-[.AD248]&lt;0;0;[.AD249]-[.AD24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5">
            <text:p>5.8</text:p>
          </table:table-cell>
          <table:table-cell table:style-name="ce6" table:formula="of:=([.B249]+[.C250])+(([.B249]+[.C250])*[.D25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0]-[.B249])-[.C25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0]-[.J249]&lt;0;0;[.J250]-[.J249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0]-[.N249]&lt;0;0;[.N250]-[.N24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0]-[.R249]&lt;0;0;[.R250]-[.R24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0]-[.V249]&lt;0;0;[.V250]-[.V24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0]-[.Z249]&lt;0;0;[.Z250]-[.Z24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0]-[.AD249]&lt;0;0;[.AD250]-[.AD24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6">
            <text:p>6.8</text:p>
          </table:table-cell>
          <table:table-cell table:style-name="ce6" table:formula="of:=([.B250]+[.C251])+(([.B250]+[.C251])*[.D25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1]-[.B250])-[.C25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1]-[.J250]&lt;0;0;[.J251]-[.J250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251]-[.N250]&lt;0;0;[.N251]-[.N2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1]-[.R250]&lt;0;0;[.R251]-[.R2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1]-[.V250]&lt;0;0;[.V251]-[.V2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1]-[.Z250]&lt;0;0;[.Z251]-[.Z2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1]-[.AD250]&lt;0;0;[.AD251]-[.AD25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7">
            <text:p>7.8</text:p>
          </table:table-cell>
          <table:table-cell table:style-name="ce6" table:formula="of:=([.B251]+[.C252])+(([.B251]+[.C252])*[.D25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2]-[.B251])-[.C25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2]-[.J251]&lt;0;0;[.J252]-[.J25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2]-[.N251]&lt;0;0;[.N252]-[.N2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2]-[.R251]&lt;0;0;[.R252]-[.R2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2]-[.V251]&lt;0;0;[.V252]-[.V2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2]-[.Z251]&lt;0;0;[.Z252]-[.Z2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2]-[.AD251]&lt;0;0;[.AD252]-[.AD25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8">
            <text:p>8.8</text:p>
          </table:table-cell>
          <table:table-cell table:style-name="ce6" table:formula="of:=([.B252]+[.C253])+(([.B252]+[.C253])*[.D25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3]-[.B252])-[.C25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3]-[.J252]&lt;0;0;[.J253]-[.J25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3]-[.N252]&lt;0;0;[.N253]-[.N2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3]-[.R252]&lt;0;0;[.R253]-[.R2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3]-[.V252]&lt;0;0;[.V253]-[.V2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3]-[.Z252]&lt;0;0;[.Z253]-[.Z2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3]-[.AD252]&lt;0;0;[.AD253]-[.AD25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09">
            <text:p>9.8</text:p>
          </table:table-cell>
          <table:table-cell table:style-name="ce6" table:formula="of:=([.B253]+[.C254])+(([.B253]+[.C254])*[.D25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4]-[.B253])-[.C25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4]-[.J253]&lt;0;0;[.J254]-[.J25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4]-[.N253]&lt;0;0;[.N254]-[.N2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4]-[.R253]&lt;0;0;[.R254]-[.R2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4]-[.V253]&lt;0;0;[.V254]-[.V2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4]-[.Z253]&lt;0;0;[.Z254]-[.Z2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4]-[.AD253]&lt;0;0;[.AD254]-[.AD25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0">
            <text:p>10.8</text:p>
          </table:table-cell>
          <table:table-cell table:style-name="ce6" table:formula="of:=([.B254]+[.C255])+(([.B254]+[.C255])*[.D25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5]-[.B254])-[.C25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5]-[.J254]&lt;0;0;[.J255]-[.J25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5]-[.N254]&lt;0;0;[.N255]-[.N2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5]-[.R254]&lt;0;0;[.R255]-[.R2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5]-[.V254]&lt;0;0;[.V255]-[.V2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5]-[.Z254]&lt;0;0;[.Z255]-[.Z2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5]-[.AD254]&lt;0;0;[.AD255]-[.AD25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1">
            <text:p>11.8</text:p>
          </table:table-cell>
          <table:table-cell table:style-name="ce6" table:formula="of:=([.B255]+[.C256])+(([.B255]+[.C256])*[.D25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6]-[.B255])-[.C25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6]-[.J255]&lt;0;0;[.J256]-[.J25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6]-[.N255]&lt;0;0;[.N256]-[.N2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6]-[.R255]&lt;0;0;[.R256]-[.R2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6]-[.V255]&lt;0;0;[.V256]-[.V2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6]-[.Z255]&lt;0;0;[.Z256]-[.Z2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6]-[.AD255]&lt;0;0;[.AD256]-[.AD25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2">
            <text:p>12.8</text:p>
          </table:table-cell>
          <table:table-cell table:style-name="ce6" table:formula="of:=([.B256]+[.C257])+(([.B256]+[.C257])*[.D25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7]-[.B256])-[.C25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7]-[.J256]&lt;0;0;[.J257]-[.J25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7]-[.N256]&lt;0;0;[.N257]-[.N2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7]-[.R256]&lt;0;0;[.R257]-[.R2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7]-[.V256]&lt;0;0;[.V257]-[.V2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7]-[.Z256]&lt;0;0;[.Z257]-[.Z2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7]-[.AD256]&lt;0;0;[.AD257]-[.AD25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3">
            <text:p>13.8</text:p>
          </table:table-cell>
          <table:table-cell table:style-name="ce6" table:formula="of:=([.B257]+[.C258])+(([.B257]+[.C258])*[.D25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8]-[.B257])-[.C25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8]-[.J257]&lt;0;0;[.J258]-[.J25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8]-[.N257]&lt;0;0;[.N258]-[.N2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8]-[.R257]&lt;0;0;[.R258]-[.R2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8]-[.V257]&lt;0;0;[.V258]-[.V2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8]-[.Z257]&lt;0;0;[.Z258]-[.Z2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8]-[.AD257]&lt;0;0;[.AD258]-[.AD25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4">
            <text:p>14.8</text:p>
          </table:table-cell>
          <table:table-cell table:style-name="ce6" table:formula="of:=([.B258]+[.C259])+(([.B258]+[.C259])*[.D25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9]-[.B258])-[.C25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59]-[.J258]&lt;0;0;[.J259]-[.J25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59]-[.N258]&lt;0;0;[.N259]-[.N2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59]-[.R258]&lt;0;0;[.R259]-[.R2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59]-[.V258]&lt;0;0;[.V259]-[.V2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59]-[.Z258]&lt;0;0;[.Z259]-[.Z2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59]-[.AD258]&lt;0;0;[.AD259]-[.AD25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5">
            <text:p>15.8</text:p>
          </table:table-cell>
          <table:table-cell table:style-name="ce6" table:formula="of:=([.B259]+[.C260])+(([.B259]+[.C260])*[.D26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0]-[.B259])-[.C26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0]-[.J259]&lt;0;0;[.J260]-[.J25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0]-[.N259]&lt;0;0;[.N260]-[.N2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0]-[.R259]&lt;0;0;[.R260]-[.R2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0]-[.V259]&lt;0;0;[.V260]-[.V2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0]-[.Z259]&lt;0;0;[.Z260]-[.Z2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0]-[.AD259]&lt;0;0;[.AD260]-[.AD25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6">
            <text:p>16.8</text:p>
          </table:table-cell>
          <table:table-cell table:style-name="ce6" table:formula="of:=([.B260]+[.C261])+(([.B260]+[.C261])*[.D26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1]-[.B260])-[.C26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1]-[.J260]&lt;0;0;[.J261]-[.J26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1]-[.N260]&lt;0;0;[.N261]-[.N2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1]-[.R260]&lt;0;0;[.R261]-[.R2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1]-[.V260]&lt;0;0;[.V261]-[.V2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1]-[.Z260]&lt;0;0;[.Z261]-[.Z2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1]-[.AD260]&lt;0;0;[.AD261]-[.AD26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7">
            <text:p>17.8</text:p>
          </table:table-cell>
          <table:table-cell table:style-name="ce6" table:formula="of:=([.B261]+[.C262])+(([.B261]+[.C262])*[.D26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2]-[.B261])-[.C26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2]-[.J261]&lt;0;0;[.J262]-[.J26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2]-[.N261]&lt;0;0;[.N262]-[.N2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2]-[.R261]&lt;0;0;[.R262]-[.R2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2]-[.V261]&lt;0;0;[.V262]-[.V2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2]-[.Z261]&lt;0;0;[.Z262]-[.Z2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2]-[.AD261]&lt;0;0;[.AD262]-[.AD26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8">
            <text:p>18.8</text:p>
          </table:table-cell>
          <table:table-cell table:style-name="ce6" table:formula="of:=([.B262]+[.C263])+(([.B262]+[.C263])*[.D26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3]-[.B262])-[.C26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3]-[.J262]&lt;0;0;[.J263]-[.J26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3]-[.N262]&lt;0;0;[.N263]-[.N2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3]-[.R262]&lt;0;0;[.R263]-[.R2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3]-[.V262]&lt;0;0;[.V263]-[.V2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3]-[.Z262]&lt;0;0;[.Z263]-[.Z2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3]-[.AD262]&lt;0;0;[.AD263]-[.AD26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19">
            <text:p>19.8</text:p>
          </table:table-cell>
          <table:table-cell table:style-name="ce6" table:formula="of:=([.B263]+[.C264])+(([.B263]+[.C264])*[.D26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4]-[.B263])-[.C26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4]-[.J263]&lt;0;0;[.J264]-[.J26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4]-[.N263]&lt;0;0;[.N264]-[.N2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4]-[.R263]&lt;0;0;[.R264]-[.R2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4]-[.V263]&lt;0;0;[.V264]-[.V2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4]-[.Z263]&lt;0;0;[.Z264]-[.Z2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4]-[.AD263]&lt;0;0;[.AD264]-[.AD26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0">
            <text:p>20.8</text:p>
          </table:table-cell>
          <table:table-cell table:style-name="ce6" table:formula="of:=([.B264]+[.C265])+(([.B264]+[.C265])*[.D26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5]-[.B264])-[.C26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5]-[.J264]&lt;0;0;[.J265]-[.J26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5]-[.N264]&lt;0;0;[.N265]-[.N2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5]-[.R264]&lt;0;0;[.R265]-[.R2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5]-[.V264]&lt;0;0;[.V265]-[.V2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5]-[.Z264]&lt;0;0;[.Z265]-[.Z2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5]-[.AD264]&lt;0;0;[.AD265]-[.AD26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1">
            <text:p>21.8</text:p>
          </table:table-cell>
          <table:table-cell table:style-name="ce6" table:formula="of:=([.B265]+[.C266])+(([.B265]+[.C266])*[.D26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6]-[.B265])-[.C26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6]-[.J265]&lt;0;0;[.J266]-[.J26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6]-[.N265]&lt;0;0;[.N266]-[.N2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6]-[.R265]&lt;0;0;[.R266]-[.R2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6]-[.V265]&lt;0;0;[.V266]-[.V2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6]-[.Z265]&lt;0;0;[.Z266]-[.Z2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6]-[.AD265]&lt;0;0;[.AD266]-[.AD26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2">
            <text:p>22.8</text:p>
          </table:table-cell>
          <table:table-cell table:style-name="ce6" table:formula="of:=([.B266]+[.C267])+(([.B266]+[.C267])*[.D26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7]-[.B266])-[.C26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7]-[.J266]&lt;0;0;[.J267]-[.J26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7]-[.N266]&lt;0;0;[.N267]-[.N2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7]-[.R266]&lt;0;0;[.R267]-[.R2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7]-[.V266]&lt;0;0;[.V267]-[.V2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7]-[.Z266]&lt;0;0;[.Z267]-[.Z2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7]-[.AD266]&lt;0;0;[.AD267]-[.AD26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3">
            <text:p>23.8</text:p>
          </table:table-cell>
          <table:table-cell table:style-name="ce6" table:formula="of:=([.B267]+[.C268])+(([.B267]+[.C268])*[.D26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8]-[.B267])-[.C26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8]-[.J267]&lt;0;0;[.J268]-[.J26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8]-[.N267]&lt;0;0;[.N268]-[.N2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8]-[.R267]&lt;0;0;[.R268]-[.R2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8]-[.V267]&lt;0;0;[.V268]-[.V2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8]-[.Z267]&lt;0;0;[.Z268]-[.Z2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8]-[.AD267]&lt;0;0;[.AD268]-[.AD26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4">
            <text:p>24.8</text:p>
          </table:table-cell>
          <table:table-cell table:style-name="ce6" table:formula="of:=([.B268]+[.C269])+(([.B268]+[.C269])*[.D26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9]-[.B268])-[.C26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69]-[.J268]&lt;0;0;[.J269]-[.J26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69]-[.N268]&lt;0;0;[.N269]-[.N2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69]-[.R268]&lt;0;0;[.R269]-[.R2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69]-[.V268]&lt;0;0;[.V269]-[.V2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69]-[.Z268]&lt;0;0;[.Z269]-[.Z2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69]-[.AD268]&lt;0;0;[.AD269]-[.AD26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5">
            <text:p>25.8</text:p>
          </table:table-cell>
          <table:table-cell table:style-name="ce6" table:formula="of:=([.B269]+[.C270])+(([.B269]+[.C270])*[.D27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0]-[.B269])-[.C27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70]-[.J269]&lt;0;0;[.J270]-[.J26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70]-[.N269]&lt;0;0;[.N270]-[.N2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70]-[.R269]&lt;0;0;[.R270]-[.R2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70]-[.V269]&lt;0;0;[.V270]-[.V2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70]-[.Z269]&lt;0;0;[.Z270]-[.Z2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70]-[.AD269]&lt;0;0;[.AD270]-[.AD26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6">
            <text:p>26.8</text:p>
          </table:table-cell>
          <table:table-cell table:style-name="ce6" table:formula="of:=([.B270]+[.C271])+(([.B270]+[.C271])*[.D27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1]-[.B270])-[.C27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71]-[.J270]&lt;0;0;[.J271]-[.J27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71]-[.N270]&lt;0;0;[.N271]-[.N2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71]-[.R270]&lt;0;0;[.R271]-[.R2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71]-[.V270]&lt;0;0;[.V271]-[.V2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71]-[.Z270]&lt;0;0;[.Z271]-[.Z2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71]-[.AD270]&lt;0;0;[.AD271]-[.AD27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7">
            <text:p>27.8</text:p>
          </table:table-cell>
          <table:table-cell table:style-name="ce6" table:formula="of:=([.B271]+[.C272])+(([.B271]+[.C272])*[.D27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2]-[.B271])-[.C27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72]-[.J271]&lt;0;0;[.J272]-[.J27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72]-[.N271]&lt;0;0;[.N272]-[.N2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72]-[.R271]&lt;0;0;[.R272]-[.R2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72]-[.V271]&lt;0;0;[.V272]-[.V2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72]-[.Z271]&lt;0;0;[.Z272]-[.Z2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72]-[.AD271]&lt;0;0;[.AD272]-[.AD27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8">
            <text:p>28.8</text:p>
          </table:table-cell>
          <table:table-cell table:style-name="ce6" table:formula="of:=([.B272]+[.C273])+(([.B272]+[.C273])*[.D27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3]-[.B272])-[.C27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73]-[.J272]&lt;0;0;[.J273]-[.J27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73]-[.N272]&lt;0;0;[.N273]-[.N2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73]-[.R272]&lt;0;0;[.R273]-[.R2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73]-[.V272]&lt;0;0;[.V273]-[.V2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73]-[.Z272]&lt;0;0;[.Z273]-[.Z2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73]-[.AD272]&lt;0;0;[.AD273]-[.AD27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29">
            <text:p>29.8</text:p>
          </table:table-cell>
          <table:table-cell table:style-name="ce6" table:formula="of:=([.B273]+[.C274])+(([.B273]+[.C274])*[.D27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4]-[.B273])-[.C27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74]-[.J273]&lt;0;0;[.J274]-[.J27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74]-[.N273]&lt;0;0;[.N274]-[.N2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74]-[.R273]&lt;0;0;[.R274]-[.R2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74]-[.V273]&lt;0;0;[.V274]-[.V2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74]-[.Z273]&lt;0;0;[.Z274]-[.Z2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74]-[.AD273]&lt;0;0;[.AD274]-[.AD27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8-30">
            <text:p>30.8</text:p>
          </table:table-cell>
          <table:table-cell table:style-name="ce6" table:formula="of:=([.B274]+[.C275])+(([.B274]+[.C275])*[.D27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5]-[.B274])-[.C27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34" table:formula="of:=IF([.J275]-[.J274]&lt;0;0;[.J275]-[.J27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75]-[.N274]&lt;0;0;[.N275]-[.N2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75]-[.R274]&lt;0;0;[.R275]-[.R2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75]-[.V274]&lt;0;0;[.V275]-[.V2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75]-[.Z274]&lt;0;0;[.Z275]-[.Z2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75]-[.AD274]&lt;0;0;[.AD275]-[.AD27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08-31">
            <text:p>31.8</text:p>
          </table:table-cell>
          <table:table-cell table:style-name="ce15" table:formula="of:=([.B275]+[.C276])+(([.B275]+[.C276])*[.D276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276]-[.B275])-[.C276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35" table:formula="of:=IF([.J276]-[.J275]&lt;0;0;[.J276]-[.J275])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102" table:formula="of:=IF([.N276]-[.N275]&lt;0;0;[.N276]-[.N27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R276]-[.R275]&lt;0;0;[.R276]-[.R27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V276]-[.V275]&lt;0;0;[.V276]-[.V27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Z276]-[.Z275]&lt;0;0;[.Z276]-[.Z275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AD276]-[.AD275]&lt;0;0;[.AD276]-[.AD27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244]" office:value-type="string" office:string-value="carry over August">
            <text:p>carry over August</text:p>
          </table:table-cell>
          <table:table-cell table:style-name="ce50" table:formula="of:=[.B276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276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276]" office:value-type="float" office:value="0">
            <text:p>0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276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276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276]" office:value-type="float" office:value="0">
            <text:p>0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6" office:value-type="string">
            <text:p>Sept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281:.F310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281:.L311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281:.P310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281:.T311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281:.X311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281:.AB311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281:.AF311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79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6" office:value-type="date" office:date-value="2024-09-01">
            <text:p>1.9</text:p>
          </table:table-cell>
          <table:table-cell table:style-name="ce6" table:formula="of:=([.B278]+[.C281])+(([.B278]+[.C281])*[.D28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1]-[.B278])-[.C281]" office:value-type="float" office:value="0">
            <text:p>0</text:p>
          </table:table-cell>
          <table:table-cell table:style-name="ce40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J281]-[.J276]&lt;0;0;[.J281]-[.J27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65" table:formula="of:=IF([.N281]-[.N276]&lt;0;0;[.N281]-[.N27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281]-[.R276]&lt;0;0;[.R281]-[.R27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281]-[.V276]&lt;0;0;[.V281]-[.V27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281]-[.Z276]&lt;0;0;[.Z281]-[.Z276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281]-[.AD276]&lt;0;0;[.AD281]-[.AD27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2">
            <text:p>2.9</text:p>
          </table:table-cell>
          <table:table-cell table:style-name="ce6" table:formula="of:=([.B281]+[.C282])+(([.B281]+[.C282])*[.D28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2]-[.B281])-[.C28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2]-[.J281]&lt;0;0;[.J282]-[.J2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2]-[.N281]&lt;0;0;[.N282]-[.N2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2]-[.R281]&lt;0;0;[.R282]-[.R2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2]-[.V281]&lt;0;0;[.V282]-[.V2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2]-[.Z281]&lt;0;0;[.Z282]-[.Z28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2]-[.AD281]&lt;0;0;[.AD282]-[.AD28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3">
            <text:p>3.9</text:p>
          </table:table-cell>
          <table:table-cell table:style-name="ce6" table:formula="of:=([.B282]+[.C283])+(([.B282]+[.C283])*[.D28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3]-[.B282])-[.C28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3]-[.J282]&lt;0;0;[.J283]-[.J2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3]-[.N282]&lt;0;0;[.N283]-[.N2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3]-[.R282]&lt;0;0;[.R283]-[.R2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3]-[.V282]&lt;0;0;[.V283]-[.V2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3]-[.Z282]&lt;0;0;[.Z283]-[.Z28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3]-[.AD282]&lt;0;0;[.AD283]-[.AD28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4">
            <text:p>4.9</text:p>
          </table:table-cell>
          <table:table-cell table:style-name="ce6" table:formula="of:=([.B283]+[.C284])+(([.B283]+[.C284])*[.D28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4]-[.B283])-[.C28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4]-[.J283]&lt;0;0;[.J284]-[.J2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4]-[.N283]&lt;0;0;[.N284]-[.N2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4]-[.R283]&lt;0;0;[.R284]-[.R2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4]-[.V283]&lt;0;0;[.V284]-[.V2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4]-[.Z283]&lt;0;0;[.Z284]-[.Z28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4]-[.AD283]&lt;0;0;[.AD284]-[.AD28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5">
            <text:p>5.9</text:p>
          </table:table-cell>
          <table:table-cell table:style-name="ce6" table:formula="of:=([.B284]+[.C285])+(([.B284]+[.C285])*[.D28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5]-[.B284])-[.C28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5]-[.J284]&lt;0;0;[.J285]-[.J2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5]-[.N284]&lt;0;0;[.N285]-[.N2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5]-[.R284]&lt;0;0;[.R285]-[.R2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5]-[.V284]&lt;0;0;[.V285]-[.V2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5]-[.Z284]&lt;0;0;[.Z285]-[.Z28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5]-[.AD284]&lt;0;0;[.AD285]-[.AD28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6">
            <text:p>6.9</text:p>
          </table:table-cell>
          <table:table-cell table:style-name="ce6" table:formula="of:=([.B285]+[.C286])+(([.B285]+[.C286])*[.D28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6]-[.B285])-[.C28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6]-[.J285]&lt;0;0;[.J286]-[.J2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286]-[.N285]&lt;0;0;[.N286]-[.N2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6]-[.R285]&lt;0;0;[.R286]-[.R2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6]-[.V285]&lt;0;0;[.V286]-[.V2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6]-[.Z285]&lt;0;0;[.Z286]-[.Z28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6]-[.AD285]&lt;0;0;[.AD286]-[.AD28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7">
            <text:p>7.9</text:p>
          </table:table-cell>
          <table:table-cell table:style-name="ce6" table:formula="of:=([.B286]+[.C287])+(([.B286]+[.C287])*[.D28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7]-[.B286])-[.C28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7]-[.J286]&lt;0;0;[.J287]-[.J2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7]-[.N286]&lt;0;0;[.N287]-[.N2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7]-[.R286]&lt;0;0;[.R287]-[.R2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7]-[.V286]&lt;0;0;[.V287]-[.V2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7]-[.Z286]&lt;0;0;[.Z287]-[.Z28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7]-[.AD286]&lt;0;0;[.AD287]-[.AD28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8">
            <text:p>8.9</text:p>
          </table:table-cell>
          <table:table-cell table:style-name="ce6" table:formula="of:=([.B287]+[.C288])+(([.B287]+[.C288])*[.D28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8]-[.B287])-[.C28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8]-[.J287]&lt;0;0;[.J288]-[.J2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8]-[.N287]&lt;0;0;[.N288]-[.N2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8]-[.R287]&lt;0;0;[.R288]-[.R2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8]-[.V287]&lt;0;0;[.V288]-[.V2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8]-[.Z287]&lt;0;0;[.Z288]-[.Z28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8]-[.AD287]&lt;0;0;[.AD288]-[.AD28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09">
            <text:p>9.9</text:p>
          </table:table-cell>
          <table:table-cell table:style-name="ce6" table:formula="of:=([.B288]+[.C289])+(([.B288]+[.C289])*[.D28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9]-[.B288])-[.C28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89]-[.J288]&lt;0;0;[.J289]-[.J2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89]-[.N288]&lt;0;0;[.N289]-[.N2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89]-[.R288]&lt;0;0;[.R289]-[.R2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89]-[.V288]&lt;0;0;[.V289]-[.V2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89]-[.Z288]&lt;0;0;[.Z289]-[.Z28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89]-[.AD288]&lt;0;0;[.AD289]-[.AD28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0">
            <text:p>10.9</text:p>
          </table:table-cell>
          <table:table-cell table:style-name="ce6" table:formula="of:=([.B289]+[.C290])+(([.B289]+[.C290])*[.D29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0]-[.B289])-[.C29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0]-[.J289]&lt;0;0;[.J290]-[.J2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0]-[.N289]&lt;0;0;[.N290]-[.N2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0]-[.R289]&lt;0;0;[.R290]-[.R2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0]-[.V289]&lt;0;0;[.V290]-[.V2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0]-[.Z289]&lt;0;0;[.Z290]-[.Z28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0]-[.AD289]&lt;0;0;[.AD290]-[.AD28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1">
            <text:p>11.9</text:p>
          </table:table-cell>
          <table:table-cell table:style-name="ce6" table:formula="of:=([.B290]+[.C291])+(([.B290]+[.C291])*[.D29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1]-[.B290])-[.C29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1]-[.J290]&lt;0;0;[.J291]-[.J2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1]-[.N290]&lt;0;0;[.N291]-[.N2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1]-[.R290]&lt;0;0;[.R291]-[.R2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1]-[.V290]&lt;0;0;[.V291]-[.V2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1]-[.Z290]&lt;0;0;[.Z291]-[.Z29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1]-[.AD290]&lt;0;0;[.AD291]-[.AD29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2">
            <text:p>12.9</text:p>
          </table:table-cell>
          <table:table-cell table:style-name="ce6" table:formula="of:=([.B291]+[.C292])+(([.B291]+[.C292])*[.D29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2]-[.B291])-[.C29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2]-[.J291]&lt;0;0;[.J292]-[.J2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2]-[.N291]&lt;0;0;[.N292]-[.N2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2]-[.R291]&lt;0;0;[.R292]-[.R2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2]-[.V291]&lt;0;0;[.V292]-[.V2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2]-[.Z291]&lt;0;0;[.Z292]-[.Z29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2]-[.AD291]&lt;0;0;[.AD292]-[.AD29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3">
            <text:p>13.9</text:p>
          </table:table-cell>
          <table:table-cell table:style-name="ce6" table:formula="of:=([.B292]+[.C293])+(([.B292]+[.C293])*[.D29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3]-[.B292])-[.C29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3]-[.J292]&lt;0;0;[.J293]-[.J2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3]-[.N292]&lt;0;0;[.N293]-[.N2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3]-[.R292]&lt;0;0;[.R293]-[.R2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3]-[.V292]&lt;0;0;[.V293]-[.V2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3]-[.Z292]&lt;0;0;[.Z293]-[.Z29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3]-[.AD292]&lt;0;0;[.AD293]-[.AD29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4">
            <text:p>14.9</text:p>
          </table:table-cell>
          <table:table-cell table:style-name="ce6" table:formula="of:=([.B293]+[.C294])+(([.B293]+[.C294])*[.D29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4]-[.B293])-[.C29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4]-[.J293]&lt;0;0;[.J294]-[.J2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4]-[.N293]&lt;0;0;[.N294]-[.N2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4]-[.R293]&lt;0;0;[.R294]-[.R2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4]-[.V293]&lt;0;0;[.V294]-[.V2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4]-[.Z293]&lt;0;0;[.Z294]-[.Z29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4]-[.AD293]&lt;0;0;[.AD294]-[.AD29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5">
            <text:p>15.9</text:p>
          </table:table-cell>
          <table:table-cell table:style-name="ce6" table:formula="of:=([.B294]+[.C295])+(([.B294]+[.C295])*[.D29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5]-[.B294])-[.C29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5]-[.J294]&lt;0;0;[.J295]-[.J2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5]-[.N294]&lt;0;0;[.N295]-[.N2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5]-[.R294]&lt;0;0;[.R295]-[.R2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5]-[.V294]&lt;0;0;[.V295]-[.V2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5]-[.Z294]&lt;0;0;[.Z295]-[.Z29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5]-[.AD294]&lt;0;0;[.AD295]-[.AD29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6">
            <text:p>16.9</text:p>
          </table:table-cell>
          <table:table-cell table:style-name="ce6" table:formula="of:=([.B295]+[.C296])+(([.B295]+[.C296])*[.D29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6]-[.B295])-[.C29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6]-[.J295]&lt;0;0;[.J296]-[.J2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6]-[.N295]&lt;0;0;[.N296]-[.N2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6]-[.R295]&lt;0;0;[.R296]-[.R2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6]-[.V295]&lt;0;0;[.V296]-[.V2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6]-[.Z295]&lt;0;0;[.Z296]-[.Z29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6]-[.AD295]&lt;0;0;[.AD296]-[.AD29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7">
            <text:p>17.9</text:p>
          </table:table-cell>
          <table:table-cell table:style-name="ce6" table:formula="of:=([.B296]+[.C297])+(([.B296]+[.C297])*[.D29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7]-[.B296])-[.C29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7]-[.J296]&lt;0;0;[.J297]-[.J2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7]-[.N296]&lt;0;0;[.N297]-[.N2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7]-[.R296]&lt;0;0;[.R297]-[.R2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7]-[.V296]&lt;0;0;[.V297]-[.V2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7]-[.Z296]&lt;0;0;[.Z297]-[.Z29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7]-[.AD296]&lt;0;0;[.AD297]-[.AD29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8">
            <text:p>18.9</text:p>
          </table:table-cell>
          <table:table-cell table:style-name="ce6" table:formula="of:=([.B297]+[.C298])+(([.B297]+[.C298])*[.D29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8]-[.B297])-[.C29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8]-[.J297]&lt;0;0;[.J298]-[.J2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8]-[.N297]&lt;0;0;[.N298]-[.N2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8]-[.R297]&lt;0;0;[.R298]-[.R2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8]-[.V297]&lt;0;0;[.V298]-[.V2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8]-[.Z297]&lt;0;0;[.Z298]-[.Z29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8]-[.AD297]&lt;0;0;[.AD298]-[.AD29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19">
            <text:p>19.9</text:p>
          </table:table-cell>
          <table:table-cell table:style-name="ce6" table:formula="of:=([.B298]+[.C299])+(([.B298]+[.C299])*[.D29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9]-[.B298])-[.C29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299]-[.J298]&lt;0;0;[.J299]-[.J2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299]-[.N298]&lt;0;0;[.N299]-[.N2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299]-[.R298]&lt;0;0;[.R299]-[.R2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299]-[.V298]&lt;0;0;[.V299]-[.V2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299]-[.Z298]&lt;0;0;[.Z299]-[.Z29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299]-[.AD298]&lt;0;0;[.AD299]-[.AD29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0">
            <text:p>20.9</text:p>
          </table:table-cell>
          <table:table-cell table:style-name="ce6" table:formula="of:=([.B299]+[.C300])+(([.B299]+[.C300])*[.D30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0]-[.B299])-[.C30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0]-[.J299]&lt;0;0;[.J300]-[.J2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0]-[.N299]&lt;0;0;[.N300]-[.N2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0]-[.R299]&lt;0;0;[.R300]-[.R2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0]-[.V299]&lt;0;0;[.V300]-[.V2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0]-[.Z299]&lt;0;0;[.Z300]-[.Z29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0]-[.AD299]&lt;0;0;[.AD300]-[.AD29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1">
            <text:p>21.9</text:p>
          </table:table-cell>
          <table:table-cell table:style-name="ce6" table:formula="of:=([.B300]+[.C301])+(([.B300]+[.C301])*[.D30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1]-[.B300])-[.C30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1]-[.J300]&lt;0;0;[.J301]-[.J3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1]-[.N300]&lt;0;0;[.N301]-[.N3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1]-[.R300]&lt;0;0;[.R301]-[.R3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1]-[.V300]&lt;0;0;[.V301]-[.V3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1]-[.Z300]&lt;0;0;[.Z301]-[.Z30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1]-[.AD300]&lt;0;0;[.AD301]-[.AD30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2">
            <text:p>22.9</text:p>
          </table:table-cell>
          <table:table-cell table:style-name="ce6" table:formula="of:=([.B301]+[.C302])+(([.B301]+[.C302])*[.D30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2]-[.B301])-[.C30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2]-[.J301]&lt;0;0;[.J302]-[.J3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2]-[.N301]&lt;0;0;[.N302]-[.N3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2]-[.R301]&lt;0;0;[.R302]-[.R3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2]-[.V301]&lt;0;0;[.V302]-[.V3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2]-[.Z301]&lt;0;0;[.Z302]-[.Z30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2]-[.AD301]&lt;0;0;[.AD302]-[.AD30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3">
            <text:p>23.9</text:p>
          </table:table-cell>
          <table:table-cell table:style-name="ce6" table:formula="of:=([.B302]+[.C303])+(([.B302]+[.C303])*[.D30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3]-[.B302])-[.C30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3]-[.J302]&lt;0;0;[.J303]-[.J3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3]-[.N302]&lt;0;0;[.N303]-[.N3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3]-[.R302]&lt;0;0;[.R303]-[.R3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3]-[.V302]&lt;0;0;[.V303]-[.V3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3]-[.Z302]&lt;0;0;[.Z303]-[.Z30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3]-[.AD302]&lt;0;0;[.AD303]-[.AD30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4">
            <text:p>24.9</text:p>
          </table:table-cell>
          <table:table-cell table:style-name="ce6" table:formula="of:=([.B303]+[.C304])+(([.B303]+[.C304])*[.D30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4]-[.B303])-[.C30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4]-[.J303]&lt;0;0;[.J304]-[.J3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4]-[.N303]&lt;0;0;[.N304]-[.N3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4]-[.R303]&lt;0;0;[.R304]-[.R3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4]-[.V303]&lt;0;0;[.V304]-[.V3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4]-[.Z303]&lt;0;0;[.Z304]-[.Z30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4]-[.AD303]&lt;0;0;[.AD304]-[.AD30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5">
            <text:p>25.9</text:p>
          </table:table-cell>
          <table:table-cell table:style-name="ce6" table:formula="of:=([.B304]+[.C305])+(([.B304]+[.C305])*[.D30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5]-[.B304])-[.C30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5]-[.J304]&lt;0;0;[.J305]-[.J3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5]-[.N304]&lt;0;0;[.N305]-[.N3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5]-[.R304]&lt;0;0;[.R305]-[.R3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5]-[.V304]&lt;0;0;[.V305]-[.V3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5]-[.Z304]&lt;0;0;[.Z305]-[.Z30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5]-[.AD304]&lt;0;0;[.AD305]-[.AD30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6">
            <text:p>26.9</text:p>
          </table:table-cell>
          <table:table-cell table:style-name="ce6" table:formula="of:=([.B305]+[.C306])+(([.B305]+[.C306])*[.D30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6]-[.B305])-[.C30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6]-[.J305]&lt;0;0;[.J306]-[.J30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6]-[.N305]&lt;0;0;[.N306]-[.N30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6]-[.R305]&lt;0;0;[.R306]-[.R30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6]-[.V305]&lt;0;0;[.V306]-[.V30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6]-[.Z305]&lt;0;0;[.Z306]-[.Z30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6]-[.AD305]&lt;0;0;[.AD306]-[.AD30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7">
            <text:p>27.9</text:p>
          </table:table-cell>
          <table:table-cell table:style-name="ce6" table:formula="of:=([.B306]+[.C307])+(([.B306]+[.C307])*[.D30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7]-[.B306])-[.C30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7]-[.J306]&lt;0;0;[.J307]-[.J30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7]-[.N306]&lt;0;0;[.N307]-[.N30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7]-[.R306]&lt;0;0;[.R307]-[.R30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7]-[.V306]&lt;0;0;[.V307]-[.V30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7]-[.Z306]&lt;0;0;[.Z307]-[.Z30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7]-[.AD306]&lt;0;0;[.AD307]-[.AD30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8">
            <text:p>28.9</text:p>
          </table:table-cell>
          <table:table-cell table:style-name="ce6" table:formula="of:=([.B307]+[.C308])+(([.B307]+[.C308])*[.D30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8]-[.B307])-[.C30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8]-[.J307]&lt;0;0;[.J308]-[.J30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8]-[.N307]&lt;0;0;[.N308]-[.N30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8]-[.R307]&lt;0;0;[.R308]-[.R30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8]-[.V307]&lt;0;0;[.V308]-[.V30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8]-[.Z307]&lt;0;0;[.Z308]-[.Z30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8]-[.AD307]&lt;0;0;[.AD308]-[.AD30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09-29">
            <text:p>29.9</text:p>
          </table:table-cell>
          <table:table-cell table:style-name="ce6" table:formula="of:=([.B308]+[.C309])+(([.B308]+[.C309])*[.D30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9]-[.B308])-[.C30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09]-[.J308]&lt;0;0;[.J309]-[.J30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09]-[.N308]&lt;0;0;[.N309]-[.N30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09]-[.R308]&lt;0;0;[.R309]-[.R30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09]-[.V308]&lt;0;0;[.V309]-[.V30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09]-[.Z308]&lt;0;0;[.Z309]-[.Z30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09]-[.AD308]&lt;0;0;[.AD309]-[.AD30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09-30">
            <text:p>30.9</text:p>
          </table:table-cell>
          <table:table-cell table:style-name="ce15" table:formula="of:=([.B309]+[.C310])+(([.B309]+[.C310])*[.D310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10]-[.B309])-[.C310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J310]-[.J309]&lt;0;0;[.J310]-[.J309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102" table:formula="of:=IF([.N310]-[.N309]&lt;0;0;[.N310]-[.N309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R310]-[.R309]&lt;0;0;[.R310]-[.R309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V310]-[.V309]&lt;0;0;[.V310]-[.V309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Z310]-[.Z309]&lt;0;0;[.Z310]-[.Z309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AD310]-[.AD309]&lt;0;0;[.AD310]-[.AD30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2"/>
          <table:table-cell table:style-name="ce30"/>
          <table:table-cell table:style-name="ce30" table:number-columns-repeated="7"/>
          <table:table-cell table:style-name="ce30"/>
          <table:table-cell table:style-name="ce30" table:number-columns-repeated="3"/>
          <table:table-cell table:style-name="ce30"/>
          <table:table-cell table:style-name="ce30" table:number-columns-repeated="3"/>
          <table:table-cell table:style-name="ce30"/>
          <table:table-cell table:style-name="ce30" table:number-columns-repeated="3"/>
          <table:table-cell table:style-name="ce30"/>
          <table:table-cell table:style-name="ce30" table:number-columns-repeated="8"/>
          <table:table-cell table:number-columns-repeated="986"/>
        </table:table-row>
        <table:table-row table:style-name="ro2">
          <table:table-cell table:style-name="ce42" table:formula="of:=&quot;carry over &quot;&amp;[.A279]" office:value-type="string" office:string-value="carry over September">
            <text:p>carry over September</text:p>
          </table:table-cell>
          <table:table-cell table:style-name="ce50" table:formula="of:=[.B310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24" office:value-type="string">
            <text:p>carry over</text:p>
          </table:table-cell>
          <table:table-cell table:style-name="ce32" table:formula="of:=[.J311]" office:value-type="float" office:value="0">
            <text:p>0</text:p>
          </table:table-cell>
          <table:table-cell table:style-name="ce32"/>
          <table:table-cell table:style-name="ce38"/>
          <table:table-cell table:style-name="ce24" office:value-type="string">
            <text:p>carry over</text:p>
          </table:table-cell>
          <table:table-cell table:style-name="ce32" table:number-columns-repeated="2"/>
          <table:table-cell table:style-name="ce38"/>
          <table:table-cell table:style-name="ce24" office:value-type="string">
            <text:p>carry over</text:p>
          </table:table-cell>
          <table:table-cell table:style-name="ce32" table:formula="of:=[.R311]" office:value-type="float" office:value="0">
            <text:p>0</text:p>
          </table:table-cell>
          <table:table-cell table:style-name="ce32"/>
          <table:table-cell table:style-name="ce38"/>
          <table:table-cell table:style-name="ce24" office:value-type="string">
            <text:p>carry over</text:p>
          </table:table-cell>
          <table:table-cell table:style-name="ce32" table:formula="of:=[.V311]" office:value-type="float" office:value="0">
            <text:p>0</text:p>
          </table:table-cell>
          <table:table-cell table:style-name="ce32"/>
          <table:table-cell table:style-name="ce38"/>
          <table:table-cell table:style-name="ce24" office:value-type="string">
            <text:p>carry over</text:p>
          </table:table-cell>
          <table:table-cell table:style-name="ce32" table:formula="of:=[.Z311]" office:value-type="float" office:value="0">
            <text:p>0</text:p>
          </table:table-cell>
          <table:table-cell table:style-name="ce32"/>
          <table:table-cell table:style-name="ce38"/>
          <table:table-cell table:style-name="ce24" office:value-type="string">
            <text:p>carry over</text:p>
          </table:table-cell>
          <table:table-cell table:style-name="ce32" table:formula="of:=[.AD311]" office:value-type="float" office:value="0">
            <text:p>0</text:p>
          </table:table-cell>
          <table:table-cell table:style-name="ce32"/>
          <table:table-cell table:style-name="ce38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6" office:value-type="string">
            <text:p>Octo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15:.F345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315:.L345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315:.P345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315:.T345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315:.X345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315:.AB345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315:.AF345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8" office:value-type="date" office:date-value="2024-10-01">
            <text:p>1.10</text:p>
          </table:table-cell>
          <table:table-cell table:style-name="ce16" table:formula="of:=([.B312]+[.C315])+(([.B312]+[.C315])*[.D315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315]-[.B312])-[.C315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J315]-[.J310]&lt;0;0;[.J315]-[.J310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6"/>
          <table:table-cell table:style-name="ce16"/>
          <table:table-cell table:style-name="ce65" table:formula="of:=IF([.N315]-[.N310]&lt;0;0;[.N315]-[.N310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315]-[.R310]&lt;0;0;[.R315]-[.R310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315]-[.V310]&lt;0;0;[.V315]-[.V310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315]-[.Z310]&lt;0;0;[.Z315]-[.Z310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315]-[.AD310]&lt;0;0;[.AD315]-[.AD31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2">
            <text:p>2.10</text:p>
          </table:table-cell>
          <table:table-cell table:style-name="ce6" table:formula="of:=([.B315]+[.C316])+(([.B315]+[.C316])*[.D31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6]-[.B315])-[.C31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16]-[.J315]&lt;0;0;[.J316]-[.J315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16]-[.N315]&lt;0;0;[.N316]-[.N31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16]-[.R315]&lt;0;0;[.R316]-[.R31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16]-[.V315]&lt;0;0;[.V316]-[.V31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16]-[.Z315]&lt;0;0;[.Z316]-[.Z31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16]-[.AD315]&lt;0;0;[.AD316]-[.AD31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3">
            <text:p>3.10</text:p>
          </table:table-cell>
          <table:table-cell table:style-name="ce6" table:formula="of:=([.B316]+[.C317])+(([.B316]+[.C317])*[.D31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7]-[.B316])-[.C31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17]-[.J316]&lt;0;0;[.J317]-[.J316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17]-[.N316]&lt;0;0;[.N317]-[.N31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17]-[.R316]&lt;0;0;[.R317]-[.R31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17]-[.V316]&lt;0;0;[.V317]-[.V31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17]-[.Z316]&lt;0;0;[.Z317]-[.Z31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17]-[.AD316]&lt;0;0;[.AD317]-[.AD31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4">
            <text:p>4.10</text:p>
          </table:table-cell>
          <table:table-cell table:style-name="ce6" table:formula="of:=([.B317]+[.C318])+(([.B317]+[.C318])*[.D31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8]-[.B317])-[.C31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18]-[.J317]&lt;0;0;[.J318]-[.J317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18]-[.N317]&lt;0;0;[.N318]-[.N31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18]-[.R317]&lt;0;0;[.R318]-[.R31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18]-[.V317]&lt;0;0;[.V318]-[.V31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18]-[.Z317]&lt;0;0;[.Z318]-[.Z31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18]-[.AD317]&lt;0;0;[.AD318]-[.AD31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5">
            <text:p>5.10</text:p>
          </table:table-cell>
          <table:table-cell table:style-name="ce6" table:formula="of:=([.B318]+[.C319])+(([.B318]+[.C319])*[.D31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9]-[.B318])-[.C31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19]-[.J318]&lt;0;0;[.J319]-[.J318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19]-[.N318]&lt;0;0;[.N319]-[.N31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19]-[.R318]&lt;0;0;[.R319]-[.R31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19]-[.V318]&lt;0;0;[.V319]-[.V31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19]-[.Z318]&lt;0;0;[.Z319]-[.Z31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19]-[.AD318]&lt;0;0;[.AD319]-[.AD31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6">
            <text:p>6.10</text:p>
          </table:table-cell>
          <table:table-cell table:style-name="ce6" table:formula="of:=([.B319]+[.C320])+(([.B319]+[.C320])*[.D32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0]-[.B319])-[.C32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0]-[.J319]&lt;0;0;[.J320]-[.J319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20]-[.N319]&lt;0;0;[.N320]-[.N31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0]-[.R319]&lt;0;0;[.R320]-[.R31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0]-[.V319]&lt;0;0;[.V320]-[.V31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0]-[.Z319]&lt;0;0;[.Z320]-[.Z31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0]-[.AD319]&lt;0;0;[.AD320]-[.AD31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7">
            <text:p>7.10</text:p>
          </table:table-cell>
          <table:table-cell table:style-name="ce6" table:formula="of:=([.B320]+[.C321])+(([.B320]+[.C321])*[.D32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1]-[.B320])-[.C32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1]-[.J320]&lt;0;0;[.J321]-[.J32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1]-[.N320]&lt;0;0;[.N321]-[.N32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1]-[.R320]&lt;0;0;[.R321]-[.R32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1]-[.V320]&lt;0;0;[.V321]-[.V32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1]-[.Z320]&lt;0;0;[.Z321]-[.Z32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1]-[.AD320]&lt;0;0;[.AD321]-[.AD32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8">
            <text:p>8.10</text:p>
          </table:table-cell>
          <table:table-cell table:style-name="ce6" table:formula="of:=([.B321]+[.C322])+(([.B321]+[.C322])*[.D32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2]-[.B321])-[.C32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2]-[.J321]&lt;0;0;[.J322]-[.J32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2]-[.N321]&lt;0;0;[.N322]-[.N32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2]-[.R321]&lt;0;0;[.R322]-[.R32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2]-[.V321]&lt;0;0;[.V322]-[.V32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2]-[.Z321]&lt;0;0;[.Z322]-[.Z32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2]-[.AD321]&lt;0;0;[.AD322]-[.AD32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09">
            <text:p>9.10</text:p>
          </table:table-cell>
          <table:table-cell table:style-name="ce6" table:formula="of:=([.B322]+[.C323])+(([.B322]+[.C323])*[.D32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3]-[.B322])-[.C32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3]-[.J322]&lt;0;0;[.J323]-[.J32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3]-[.N322]&lt;0;0;[.N323]-[.N32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3]-[.R322]&lt;0;0;[.R323]-[.R32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3]-[.V322]&lt;0;0;[.V323]-[.V32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3]-[.Z322]&lt;0;0;[.Z323]-[.Z32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3]-[.AD322]&lt;0;0;[.AD323]-[.AD32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0">
            <text:p>10.10</text:p>
          </table:table-cell>
          <table:table-cell table:style-name="ce6" table:formula="of:=([.B323]+[.C324])+(([.B323]+[.C324])*[.D32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4]-[.B323])-[.C32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4]-[.J323]&lt;0;0;[.J324]-[.J32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4]-[.N323]&lt;0;0;[.N324]-[.N32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4]-[.R323]&lt;0;0;[.R324]-[.R32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4]-[.V323]&lt;0;0;[.V324]-[.V32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4]-[.Z323]&lt;0;0;[.Z324]-[.Z32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4]-[.AD323]&lt;0;0;[.AD324]-[.AD32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1">
            <text:p>11.10</text:p>
          </table:table-cell>
          <table:table-cell table:style-name="ce6" table:formula="of:=([.B324]+[.C325])+(([.B324]+[.C325])*[.D32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5]-[.B324])-[.C32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5]-[.J324]&lt;0;0;[.J325]-[.J32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5]-[.N324]&lt;0;0;[.N325]-[.N32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5]-[.R324]&lt;0;0;[.R325]-[.R32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5]-[.V324]&lt;0;0;[.V325]-[.V32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5]-[.Z324]&lt;0;0;[.Z325]-[.Z32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5]-[.AD324]&lt;0;0;[.AD325]-[.AD32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2">
            <text:p>12.10</text:p>
          </table:table-cell>
          <table:table-cell table:style-name="ce6" table:formula="of:=([.B325]+[.C326])+(([.B325]+[.C326])*[.D32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6]-[.B325])-[.C32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6]-[.J325]&lt;0;0;[.J326]-[.J32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6]-[.N325]&lt;0;0;[.N326]-[.N32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6]-[.R325]&lt;0;0;[.R326]-[.R32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6]-[.V325]&lt;0;0;[.V326]-[.V32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6]-[.Z325]&lt;0;0;[.Z326]-[.Z32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6]-[.AD325]&lt;0;0;[.AD326]-[.AD32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3">
            <text:p>13.10</text:p>
          </table:table-cell>
          <table:table-cell table:style-name="ce6" table:formula="of:=([.B326]+[.C327])+(([.B326]+[.C327])*[.D32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7]-[.B326])-[.C32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7]-[.J326]&lt;0;0;[.J327]-[.J32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7]-[.N326]&lt;0;0;[.N327]-[.N32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7]-[.R326]&lt;0;0;[.R327]-[.R32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7]-[.V326]&lt;0;0;[.V327]-[.V32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7]-[.Z326]&lt;0;0;[.Z327]-[.Z32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7]-[.AD326]&lt;0;0;[.AD327]-[.AD32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4">
            <text:p>14.10</text:p>
          </table:table-cell>
          <table:table-cell table:style-name="ce6" table:formula="of:=([.B327]+[.C328])+(([.B327]+[.C328])*[.D32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8]-[.B327])-[.C32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8]-[.J327]&lt;0;0;[.J328]-[.J32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8]-[.N327]&lt;0;0;[.N328]-[.N32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8]-[.R327]&lt;0;0;[.R328]-[.R32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8]-[.V327]&lt;0;0;[.V328]-[.V32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8]-[.Z327]&lt;0;0;[.Z328]-[.Z32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8]-[.AD327]&lt;0;0;[.AD328]-[.AD32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5">
            <text:p>15.10</text:p>
          </table:table-cell>
          <table:table-cell table:style-name="ce6" table:formula="of:=([.B328]+[.C329])+(([.B328]+[.C329])*[.D32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9]-[.B328])-[.C32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29]-[.J328]&lt;0;0;[.J329]-[.J32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29]-[.N328]&lt;0;0;[.N329]-[.N32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29]-[.R328]&lt;0;0;[.R329]-[.R32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29]-[.V328]&lt;0;0;[.V329]-[.V32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29]-[.Z328]&lt;0;0;[.Z329]-[.Z32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29]-[.AD328]&lt;0;0;[.AD329]-[.AD32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6">
            <text:p>16.10</text:p>
          </table:table-cell>
          <table:table-cell table:style-name="ce6" table:formula="of:=([.B329]+[.C330])+(([.B329]+[.C330])*[.D33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0]-[.B329])-[.C33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0]-[.J329]&lt;0;0;[.J330]-[.J32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0]-[.N329]&lt;0;0;[.N330]-[.N32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0]-[.R329]&lt;0;0;[.R330]-[.R32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0]-[.V329]&lt;0;0;[.V330]-[.V32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0]-[.Z329]&lt;0;0;[.Z330]-[.Z32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0]-[.AD329]&lt;0;0;[.AD330]-[.AD32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7">
            <text:p>17.10</text:p>
          </table:table-cell>
          <table:table-cell table:style-name="ce6" table:formula="of:=([.B330]+[.C331])+(([.B330]+[.C331])*[.D33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1]-[.B330])-[.C33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1]-[.J330]&lt;0;0;[.J331]-[.J33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1]-[.N330]&lt;0;0;[.N331]-[.N33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1]-[.R330]&lt;0;0;[.R331]-[.R33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1]-[.V330]&lt;0;0;[.V331]-[.V33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1]-[.Z330]&lt;0;0;[.Z331]-[.Z33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1]-[.AD330]&lt;0;0;[.AD331]-[.AD33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8">
            <text:p>18.10</text:p>
          </table:table-cell>
          <table:table-cell table:style-name="ce6" table:formula="of:=([.B331]+[.C332])+(([.B331]+[.C332])*[.D33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2]-[.B331])-[.C33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2]-[.J331]&lt;0;0;[.J332]-[.J33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2]-[.N331]&lt;0;0;[.N332]-[.N33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2]-[.R331]&lt;0;0;[.R332]-[.R33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2]-[.V331]&lt;0;0;[.V332]-[.V33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2]-[.Z331]&lt;0;0;[.Z332]-[.Z33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2]-[.AD331]&lt;0;0;[.AD332]-[.AD33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19">
            <text:p>19.10</text:p>
          </table:table-cell>
          <table:table-cell table:style-name="ce6" table:formula="of:=([.B332]+[.C333])+(([.B332]+[.C333])*[.D33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3]-[.B332])-[.C33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3]-[.J332]&lt;0;0;[.J333]-[.J33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3]-[.N332]&lt;0;0;[.N333]-[.N33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3]-[.R332]&lt;0;0;[.R333]-[.R33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3]-[.V332]&lt;0;0;[.V333]-[.V33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3]-[.Z332]&lt;0;0;[.Z333]-[.Z33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3]-[.AD332]&lt;0;0;[.AD333]-[.AD33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0">
            <text:p>20.10</text:p>
          </table:table-cell>
          <table:table-cell table:style-name="ce6" table:formula="of:=([.B333]+[.C334])+(([.B333]+[.C334])*[.D33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4]-[.B333])-[.C33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4]-[.J333]&lt;0;0;[.J334]-[.J33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4]-[.N333]&lt;0;0;[.N334]-[.N33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4]-[.R333]&lt;0;0;[.R334]-[.R33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4]-[.V333]&lt;0;0;[.V334]-[.V33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4]-[.Z333]&lt;0;0;[.Z334]-[.Z33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4]-[.AD333]&lt;0;0;[.AD334]-[.AD33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1">
            <text:p>21.10</text:p>
          </table:table-cell>
          <table:table-cell table:style-name="ce6" table:formula="of:=([.B334]+[.C335])+(([.B334]+[.C335])*[.D33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5]-[.B334])-[.C33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5]-[.J334]&lt;0;0;[.J335]-[.J33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5]-[.N334]&lt;0;0;[.N335]-[.N33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5]-[.R334]&lt;0;0;[.R335]-[.R33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5]-[.V334]&lt;0;0;[.V335]-[.V33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5]-[.Z334]&lt;0;0;[.Z335]-[.Z33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5]-[.AD334]&lt;0;0;[.AD335]-[.AD33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2">
            <text:p>22.10</text:p>
          </table:table-cell>
          <table:table-cell table:style-name="ce6" table:formula="of:=([.B335]+[.C336])+(([.B335]+[.C336])*[.D33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6]-[.B335])-[.C33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6]-[.J335]&lt;0;0;[.J336]-[.J33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6]-[.N335]&lt;0;0;[.N336]-[.N33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6]-[.R335]&lt;0;0;[.R336]-[.R33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6]-[.V335]&lt;0;0;[.V336]-[.V33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6]-[.Z335]&lt;0;0;[.Z336]-[.Z33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6]-[.AD335]&lt;0;0;[.AD336]-[.AD33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3">
            <text:p>23.10</text:p>
          </table:table-cell>
          <table:table-cell table:style-name="ce6" table:formula="of:=([.B336]+[.C337])+(([.B336]+[.C337])*[.D33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7]-[.B336])-[.C33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7]-[.J336]&lt;0;0;[.J337]-[.J33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7]-[.N336]&lt;0;0;[.N337]-[.N33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7]-[.R336]&lt;0;0;[.R337]-[.R33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7]-[.V336]&lt;0;0;[.V337]-[.V33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7]-[.Z336]&lt;0;0;[.Z337]-[.Z33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7]-[.AD336]&lt;0;0;[.AD337]-[.AD33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4">
            <text:p>24.10</text:p>
          </table:table-cell>
          <table:table-cell table:style-name="ce6" table:formula="of:=([.B337]+[.C338])+(([.B337]+[.C338])*[.D33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8]-[.B337])-[.C33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8]-[.J337]&lt;0;0;[.J338]-[.J33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8]-[.N337]&lt;0;0;[.N338]-[.N33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8]-[.R337]&lt;0;0;[.R338]-[.R33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8]-[.V337]&lt;0;0;[.V338]-[.V33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8]-[.Z337]&lt;0;0;[.Z338]-[.Z33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8]-[.AD337]&lt;0;0;[.AD338]-[.AD33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5">
            <text:p>25.10</text:p>
          </table:table-cell>
          <table:table-cell table:style-name="ce6" table:formula="of:=([.B338]+[.C339])+(([.B338]+[.C339])*[.D33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9]-[.B338])-[.C33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39]-[.J338]&lt;0;0;[.J339]-[.J33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39]-[.N338]&lt;0;0;[.N339]-[.N33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39]-[.R338]&lt;0;0;[.R339]-[.R33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39]-[.V338]&lt;0;0;[.V339]-[.V33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39]-[.Z338]&lt;0;0;[.Z339]-[.Z33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39]-[.AD338]&lt;0;0;[.AD339]-[.AD33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6">
            <text:p>26.10</text:p>
          </table:table-cell>
          <table:table-cell table:style-name="ce6" table:formula="of:=([.B339]+[.C340])+(([.B339]+[.C340])*[.D34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0]-[.B339])-[.C34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40]-[.J339]&lt;0;0;[.J340]-[.J33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40]-[.N339]&lt;0;0;[.N340]-[.N33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40]-[.R339]&lt;0;0;[.R340]-[.R33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40]-[.V339]&lt;0;0;[.V340]-[.V33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40]-[.Z339]&lt;0;0;[.Z340]-[.Z33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40]-[.AD339]&lt;0;0;[.AD340]-[.AD33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7">
            <text:p>27.10</text:p>
          </table:table-cell>
          <table:table-cell table:style-name="ce6" table:formula="of:=([.B340]+[.C341])+(([.B340]+[.C341])*[.D34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1]-[.B340])-[.C34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41]-[.J340]&lt;0;0;[.J341]-[.J34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41]-[.N340]&lt;0;0;[.N341]-[.N34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41]-[.R340]&lt;0;0;[.R341]-[.R34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41]-[.V340]&lt;0;0;[.V341]-[.V34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41]-[.Z340]&lt;0;0;[.Z341]-[.Z34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41]-[.AD340]&lt;0;0;[.AD341]-[.AD34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8">
            <text:p>28.10</text:p>
          </table:table-cell>
          <table:table-cell table:style-name="ce6" table:formula="of:=([.B341]+[.C342])+(([.B341]+[.C342])*[.D34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2]-[.B341])-[.C34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42]-[.J341]&lt;0;0;[.J342]-[.J34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42]-[.N341]&lt;0;0;[.N342]-[.N34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42]-[.R341]&lt;0;0;[.R342]-[.R34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42]-[.V341]&lt;0;0;[.V342]-[.V34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42]-[.Z341]&lt;0;0;[.Z342]-[.Z34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42]-[.AD341]&lt;0;0;[.AD342]-[.AD34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9">
            <text:p>29.10</text:p>
          </table:table-cell>
          <table:table-cell table:style-name="ce6" table:formula="of:=([.B342]+[.C343])+(([.B342]+[.C343])*[.D34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3]-[.B342])-[.C34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43]-[.J342]&lt;0;0;[.J343]-[.J34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43]-[.N342]&lt;0;0;[.N343]-[.N34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43]-[.R342]&lt;0;0;[.R343]-[.R34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43]-[.V342]&lt;0;0;[.V343]-[.V34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43]-[.Z342]&lt;0;0;[.Z343]-[.Z34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43]-[.AD342]&lt;0;0;[.AD343]-[.AD34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0-29">
            <text:p>29.10</text:p>
          </table:table-cell>
          <table:table-cell table:style-name="ce6" table:formula="of:=([.B343]+[.C344])+(([.B343]+[.C344])*[.D34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4]-[.B343])-[.C34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44]-[.J343]&lt;0;0;[.J344]-[.J34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44]-[.N343]&lt;0;0;[.N344]-[.N34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44]-[.R343]&lt;0;0;[.R344]-[.R34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44]-[.V343]&lt;0;0;[.V344]-[.V34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44]-[.Z343]&lt;0;0;[.Z344]-[.Z34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44]-[.AD343]&lt;0;0;[.AD344]-[.AD34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10-31">
            <text:p>31.10</text:p>
          </table:table-cell>
          <table:table-cell table:style-name="ce15" table:formula="of:=([.B344]+[.C345])+(([.B344]+[.C345])*[.D345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45]-[.B344])-[.C345]" office:value-type="float" office:value="0">
            <text:p>0</text:p>
          </table:table-cell>
          <table:table-cell table:style-name="ce41"/>
          <table:table-cell table:style-name="ce30"/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J345]-[.J344]&lt;0;0;[.J345]-[.J34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102" table:formula="of:=IF([.N345]-[.N344]&lt;0;0;[.N345]-[.N34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R345]-[.R344]&lt;0;0;[.R345]-[.R34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V345]-[.V344]&lt;0;0;[.V345]-[.V34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Z345]-[.Z344]&lt;0;0;[.Z345]-[.Z344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AD345]-[.AD344]&lt;0;0;[.AD345]-[.AD34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2">
          <table:table-cell table:style-name="ce42" table:formula="of:=&quot;carry over &quot;&amp;[.A313]" office:value-type="string" office:string-value="carry over October">
            <text:p>carry over October</text:p>
          </table:table-cell>
          <table:table-cell table:style-name="ce50" table:formula="of:=[.B345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42" office:value-type="string">
            <text:p>carry over</text:p>
          </table:table-cell>
          <table:table-cell table:style-name="ce50" table:formula="of:=[.J345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number-columns-repeated="2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R345]" office:value-type="float" office:value="0">
            <text:p>0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V345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Z345]" office:value-type="float" office:value="0">
            <text:p>0</text:p>
          </table:table-cell>
          <table:table-cell table:style-name="ce50"/>
          <table:table-cell table:style-name="ce90"/>
          <table:table-cell table:style-name="ce42" office:value-type="string">
            <text:p>carry over</text:p>
          </table:table-cell>
          <table:table-cell table:style-name="ce50" table:formula="of:=[.AD345]" office:value-type="float" office:value="0">
            <text:p>0</text:p>
          </table:table-cell>
          <table:table-cell table:style-name="ce50"/>
          <table:table-cell table:style-name="ce90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6" office:value-type="string">
            <text:p>Nov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50:.F379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350:.L380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350:.P379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350:.T380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350:.X380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350:.AB380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350:.AF380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8" office:value-type="date" office:date-value="2024-11-01">
            <text:p>1.11</text:p>
          </table:table-cell>
          <table:table-cell table:style-name="ce16" table:formula="of:=([.B347]+[.C350])+(([.B347]+[.C350])*[.D350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350]-[.B347])-[.C350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J350]-[.J345]&lt;0;0;[.J350]-[.J34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65" table:formula="of:=IF([.N350]-[.N345]&lt;0;0;[.N350]-[.N345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350]-[.R345]&lt;0;0;[.R350]-[.R345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350]-[.V345]&lt;0;0;[.V350]-[.V345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350]-[.Z345]&lt;0;0;[.Z350]-[.Z345])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350]-[.AD345]&lt;0;0;[.AD350]-[.AD34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2">
            <text:p>2.11</text:p>
          </table:table-cell>
          <table:table-cell table:style-name="ce6" table:formula="of:=([.B350]+[.C351])+(([.B350]+[.C351])*[.D35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1]-[.B350])-[.C35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1]-[.J350]&lt;0;0;[.J351]-[.J3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1]-[.N350]&lt;0;0;[.N351]-[.N3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1]-[.R350]&lt;0;0;[.R351]-[.R3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1]-[.V350]&lt;0;0;[.V351]-[.V3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1]-[.Z350]&lt;0;0;[.Z351]-[.Z35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1]-[.AD350]&lt;0;0;[.AD351]-[.AD35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3">
            <text:p>3.11</text:p>
          </table:table-cell>
          <table:table-cell table:style-name="ce6" table:formula="of:=([.B351]+[.C352])+(([.B351]+[.C352])*[.D35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2]-[.B351])-[.C35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2]-[.J351]&lt;0;0;[.J352]-[.J3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2]-[.N351]&lt;0;0;[.N352]-[.N3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2]-[.R351]&lt;0;0;[.R352]-[.R3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2]-[.V351]&lt;0;0;[.V352]-[.V3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2]-[.Z351]&lt;0;0;[.Z352]-[.Z35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2]-[.AD351]&lt;0;0;[.AD352]-[.AD35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4">
            <text:p>4.11</text:p>
          </table:table-cell>
          <table:table-cell table:style-name="ce6" table:formula="of:=([.B352]+[.C353])+(([.B352]+[.C353])*[.D35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3]-[.B352])-[.C35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3]-[.J352]&lt;0;0;[.J353]-[.J3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3]-[.N352]&lt;0;0;[.N353]-[.N3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3]-[.R352]&lt;0;0;[.R353]-[.R3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3]-[.V352]&lt;0;0;[.V353]-[.V3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3]-[.Z352]&lt;0;0;[.Z353]-[.Z35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3]-[.AD352]&lt;0;0;[.AD353]-[.AD35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5">
            <text:p>5.11</text:p>
          </table:table-cell>
          <table:table-cell table:style-name="ce6" table:formula="of:=([.B353]+[.C354])+(([.B353]+[.C354])*[.D35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4]-[.B353])-[.C35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4]-[.J353]&lt;0;0;[.J354]-[.J3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4]-[.N353]&lt;0;0;[.N354]-[.N3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4]-[.R353]&lt;0;0;[.R354]-[.R3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4]-[.V353]&lt;0;0;[.V354]-[.V3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4]-[.Z353]&lt;0;0;[.Z354]-[.Z35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4]-[.AD353]&lt;0;0;[.AD354]-[.AD35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6">
            <text:p>6.11</text:p>
          </table:table-cell>
          <table:table-cell table:style-name="ce6" table:formula="of:=([.B354]+[.C355])+(([.B354]+[.C355])*[.D35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5]-[.B354])-[.C35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5]-[.J354]&lt;0;0;[.J355]-[.J3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55]-[.N354]&lt;0;0;[.N355]-[.N3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5]-[.R354]&lt;0;0;[.R355]-[.R3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5]-[.V354]&lt;0;0;[.V355]-[.V3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5]-[.Z354]&lt;0;0;[.Z355]-[.Z35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5]-[.AD354]&lt;0;0;[.AD355]-[.AD35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7">
            <text:p>7.11</text:p>
          </table:table-cell>
          <table:table-cell table:style-name="ce6" table:formula="of:=([.B355]+[.C356])+(([.B355]+[.C356])*[.D35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6]-[.B355])-[.C35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6]-[.J355]&lt;0;0;[.J356]-[.J3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6]-[.N355]&lt;0;0;[.N356]-[.N3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6]-[.R355]&lt;0;0;[.R356]-[.R3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6]-[.V355]&lt;0;0;[.V356]-[.V3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6]-[.Z355]&lt;0;0;[.Z356]-[.Z35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6]-[.AD355]&lt;0;0;[.AD356]-[.AD35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8">
            <text:p>8.11</text:p>
          </table:table-cell>
          <table:table-cell table:style-name="ce6" table:formula="of:=([.B356]+[.C357])+(([.B356]+[.C357])*[.D35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7]-[.B356])-[.C35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7]-[.J356]&lt;0;0;[.J357]-[.J3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7]-[.N356]&lt;0;0;[.N357]-[.N3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7]-[.R356]&lt;0;0;[.R357]-[.R3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7]-[.V356]&lt;0;0;[.V357]-[.V3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7]-[.Z356]&lt;0;0;[.Z357]-[.Z35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7]-[.AD356]&lt;0;0;[.AD357]-[.AD35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09">
            <text:p>9.11</text:p>
          </table:table-cell>
          <table:table-cell table:style-name="ce6" table:formula="of:=([.B357]+[.C358])+(([.B357]+[.C358])*[.D35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8]-[.B357])-[.C35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8]-[.J357]&lt;0;0;[.J358]-[.J3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8]-[.N357]&lt;0;0;[.N358]-[.N3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8]-[.R357]&lt;0;0;[.R358]-[.R3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8]-[.V357]&lt;0;0;[.V358]-[.V3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8]-[.Z357]&lt;0;0;[.Z358]-[.Z35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8]-[.AD357]&lt;0;0;[.AD358]-[.AD35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0">
            <text:p>10.11</text:p>
          </table:table-cell>
          <table:table-cell table:style-name="ce6" table:formula="of:=([.B358]+[.C359])+(([.B358]+[.C359])*[.D35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9]-[.B358])-[.C35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59]-[.J358]&lt;0;0;[.J359]-[.J3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59]-[.N358]&lt;0;0;[.N359]-[.N3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59]-[.R358]&lt;0;0;[.R359]-[.R3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59]-[.V358]&lt;0;0;[.V359]-[.V3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59]-[.Z358]&lt;0;0;[.Z359]-[.Z35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59]-[.AD358]&lt;0;0;[.AD359]-[.AD35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1">
            <text:p>11.11</text:p>
          </table:table-cell>
          <table:table-cell table:style-name="ce6" table:formula="of:=([.B359]+[.C360])+(([.B359]+[.C360])*[.D36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0]-[.B359])-[.C36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0]-[.J359]&lt;0;0;[.J360]-[.J3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0]-[.N359]&lt;0;0;[.N360]-[.N3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0]-[.R359]&lt;0;0;[.R360]-[.R3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0]-[.V359]&lt;0;0;[.V360]-[.V3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0]-[.Z359]&lt;0;0;[.Z360]-[.Z35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0]-[.AD359]&lt;0;0;[.AD360]-[.AD35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2">
            <text:p>12.11</text:p>
          </table:table-cell>
          <table:table-cell table:style-name="ce6" table:formula="of:=([.B360]+[.C361])+(([.B360]+[.C361])*[.D36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1]-[.B360])-[.C36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1]-[.J360]&lt;0;0;[.J361]-[.J3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1]-[.N360]&lt;0;0;[.N361]-[.N3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1]-[.R360]&lt;0;0;[.R361]-[.R3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1]-[.V360]&lt;0;0;[.V361]-[.V3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1]-[.Z360]&lt;0;0;[.Z361]-[.Z36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1]-[.AD360]&lt;0;0;[.AD361]-[.AD36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3">
            <text:p>13.11</text:p>
          </table:table-cell>
          <table:table-cell table:style-name="ce6" table:formula="of:=([.B361]+[.C362])+(([.B361]+[.C362])*[.D36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2]-[.B361])-[.C36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2]-[.J361]&lt;0;0;[.J362]-[.J3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2]-[.N361]&lt;0;0;[.N362]-[.N3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2]-[.R361]&lt;0;0;[.R362]-[.R3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2]-[.V361]&lt;0;0;[.V362]-[.V3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2]-[.Z361]&lt;0;0;[.Z362]-[.Z36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2]-[.AD361]&lt;0;0;[.AD362]-[.AD36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4">
            <text:p>14.11</text:p>
          </table:table-cell>
          <table:table-cell table:style-name="ce6" table:formula="of:=([.B362]+[.C363])+(([.B362]+[.C363])*[.D36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3]-[.B362])-[.C36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3]-[.J362]&lt;0;0;[.J363]-[.J3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3]-[.N362]&lt;0;0;[.N363]-[.N3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3]-[.R362]&lt;0;0;[.R363]-[.R3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3]-[.V362]&lt;0;0;[.V363]-[.V3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3]-[.Z362]&lt;0;0;[.Z363]-[.Z36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3]-[.AD362]&lt;0;0;[.AD363]-[.AD36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5">
            <text:p>15.11</text:p>
          </table:table-cell>
          <table:table-cell table:style-name="ce6" table:formula="of:=([.B363]+[.C364])+(([.B363]+[.C364])*[.D36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4]-[.B363])-[.C36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4]-[.J363]&lt;0;0;[.J364]-[.J3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4]-[.N363]&lt;0;0;[.N364]-[.N3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4]-[.R363]&lt;0;0;[.R364]-[.R3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4]-[.V363]&lt;0;0;[.V364]-[.V3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4]-[.Z363]&lt;0;0;[.Z364]-[.Z36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4]-[.AD363]&lt;0;0;[.AD364]-[.AD36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6">
            <text:p>16.11</text:p>
          </table:table-cell>
          <table:table-cell table:style-name="ce6" table:formula="of:=([.B364]+[.C365])+(([.B364]+[.C365])*[.D36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5]-[.B364])-[.C36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5]-[.J364]&lt;0;0;[.J365]-[.J3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5]-[.N364]&lt;0;0;[.N365]-[.N3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5]-[.R364]&lt;0;0;[.R365]-[.R3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5]-[.V364]&lt;0;0;[.V365]-[.V3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5]-[.Z364]&lt;0;0;[.Z365]-[.Z36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5]-[.AD364]&lt;0;0;[.AD365]-[.AD36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7">
            <text:p>17.11</text:p>
          </table:table-cell>
          <table:table-cell table:style-name="ce6" table:formula="of:=([.B365]+[.C366])+(([.B365]+[.C366])*[.D36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6]-[.B365])-[.C36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6]-[.J365]&lt;0;0;[.J366]-[.J3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6]-[.N365]&lt;0;0;[.N366]-[.N3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6]-[.R365]&lt;0;0;[.R366]-[.R3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6]-[.V365]&lt;0;0;[.V366]-[.V3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6]-[.Z365]&lt;0;0;[.Z366]-[.Z36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6]-[.AD365]&lt;0;0;[.AD366]-[.AD36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8">
            <text:p>18.11</text:p>
          </table:table-cell>
          <table:table-cell table:style-name="ce6" table:formula="of:=([.B366]+[.C367])+(([.B366]+[.C367])*[.D36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7]-[.B366])-[.C36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7]-[.J366]&lt;0;0;[.J367]-[.J3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7]-[.N366]&lt;0;0;[.N367]-[.N3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7]-[.R366]&lt;0;0;[.R367]-[.R3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7]-[.V366]&lt;0;0;[.V367]-[.V3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7]-[.Z366]&lt;0;0;[.Z367]-[.Z36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7]-[.AD366]&lt;0;0;[.AD367]-[.AD36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19">
            <text:p>19.11</text:p>
          </table:table-cell>
          <table:table-cell table:style-name="ce6" table:formula="of:=([.B367]+[.C368])+(([.B367]+[.C368])*[.D36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8]-[.B367])-[.C36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8]-[.J367]&lt;0;0;[.J368]-[.J3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8]-[.N367]&lt;0;0;[.N368]-[.N3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8]-[.R367]&lt;0;0;[.R368]-[.R3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8]-[.V367]&lt;0;0;[.V368]-[.V3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8]-[.Z367]&lt;0;0;[.Z368]-[.Z36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8]-[.AD367]&lt;0;0;[.AD368]-[.AD36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0">
            <text:p>20.11</text:p>
          </table:table-cell>
          <table:table-cell table:style-name="ce6" table:formula="of:=([.B368]+[.C369])+(([.B368]+[.C369])*[.D36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9]-[.B368])-[.C36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69]-[.J368]&lt;0;0;[.J369]-[.J3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69]-[.N368]&lt;0;0;[.N369]-[.N3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69]-[.R368]&lt;0;0;[.R369]-[.R3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69]-[.V368]&lt;0;0;[.V369]-[.V3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69]-[.Z368]&lt;0;0;[.Z369]-[.Z368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69]-[.AD368]&lt;0;0;[.AD369]-[.AD36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1">
            <text:p>21.11</text:p>
          </table:table-cell>
          <table:table-cell table:style-name="ce6" table:formula="of:=([.B369]+[.C370])+(([.B369]+[.C370])*[.D37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0]-[.B369])-[.C37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0]-[.J369]&lt;0;0;[.J370]-[.J3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0]-[.N369]&lt;0;0;[.N370]-[.N3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0]-[.R369]&lt;0;0;[.R370]-[.R3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0]-[.V369]&lt;0;0;[.V370]-[.V3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0]-[.Z369]&lt;0;0;[.Z370]-[.Z369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0]-[.AD369]&lt;0;0;[.AD370]-[.AD36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2">
            <text:p>22.11</text:p>
          </table:table-cell>
          <table:table-cell table:style-name="ce6" table:formula="of:=([.B370]+[.C371])+(([.B370]+[.C371])*[.D37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1]-[.B370])-[.C37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1]-[.J370]&lt;0;0;[.J371]-[.J3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1]-[.N370]&lt;0;0;[.N371]-[.N3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1]-[.R370]&lt;0;0;[.R371]-[.R3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1]-[.V370]&lt;0;0;[.V371]-[.V3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1]-[.Z370]&lt;0;0;[.Z371]-[.Z370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1]-[.AD370]&lt;0;0;[.AD371]-[.AD37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3">
            <text:p>23.11</text:p>
          </table:table-cell>
          <table:table-cell table:style-name="ce6" table:formula="of:=([.B371]+[.C372])+(([.B371]+[.C372])*[.D37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2]-[.B371])-[.C37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2]-[.J371]&lt;0;0;[.J372]-[.J3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2]-[.N371]&lt;0;0;[.N372]-[.N3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2]-[.R371]&lt;0;0;[.R372]-[.R3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2]-[.V371]&lt;0;0;[.V372]-[.V3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2]-[.Z371]&lt;0;0;[.Z372]-[.Z371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2]-[.AD371]&lt;0;0;[.AD372]-[.AD37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4">
            <text:p>24.11</text:p>
          </table:table-cell>
          <table:table-cell table:style-name="ce6" table:formula="of:=([.B372]+[.C373])+(([.B372]+[.C373])*[.D37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3]-[.B372])-[.C37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3]-[.J372]&lt;0;0;[.J373]-[.J3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3]-[.N372]&lt;0;0;[.N373]-[.N3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3]-[.R372]&lt;0;0;[.R373]-[.R3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3]-[.V372]&lt;0;0;[.V373]-[.V3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3]-[.Z372]&lt;0;0;[.Z373]-[.Z372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3]-[.AD372]&lt;0;0;[.AD373]-[.AD37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5">
            <text:p>25.11</text:p>
          </table:table-cell>
          <table:table-cell table:style-name="ce6" table:formula="of:=([.B373]+[.C374])+(([.B373]+[.C374])*[.D37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4]-[.B373])-[.C37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4]-[.J373]&lt;0;0;[.J374]-[.J3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4]-[.N373]&lt;0;0;[.N374]-[.N3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4]-[.R373]&lt;0;0;[.R374]-[.R3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4]-[.V373]&lt;0;0;[.V374]-[.V3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4]-[.Z373]&lt;0;0;[.Z374]-[.Z373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4]-[.AD373]&lt;0;0;[.AD374]-[.AD37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6">
            <text:p>26.11</text:p>
          </table:table-cell>
          <table:table-cell table:style-name="ce6" table:formula="of:=([.B374]+[.C375])+(([.B374]+[.C375])*[.D37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5]-[.B374])-[.C37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5]-[.J374]&lt;0;0;[.J375]-[.J3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5]-[.N374]&lt;0;0;[.N375]-[.N3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5]-[.R374]&lt;0;0;[.R375]-[.R3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5]-[.V374]&lt;0;0;[.V375]-[.V3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5]-[.Z374]&lt;0;0;[.Z375]-[.Z374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5]-[.AD374]&lt;0;0;[.AD375]-[.AD37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7">
            <text:p>27.11</text:p>
          </table:table-cell>
          <table:table-cell table:style-name="ce6" table:formula="of:=([.B375]+[.C376])+(([.B375]+[.C376])*[.D37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6]-[.B375])-[.C37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6]-[.J375]&lt;0;0;[.J376]-[.J37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6]-[.N375]&lt;0;0;[.N376]-[.N37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6]-[.R375]&lt;0;0;[.R376]-[.R37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6]-[.V375]&lt;0;0;[.V376]-[.V37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6]-[.Z375]&lt;0;0;[.Z376]-[.Z375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6]-[.AD375]&lt;0;0;[.AD376]-[.AD37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8">
            <text:p>28.11</text:p>
          </table:table-cell>
          <table:table-cell table:style-name="ce6" table:formula="of:=([.B376]+[.C377])+(([.B376]+[.C377])*[.D37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7]-[.B376])-[.C37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7]-[.J376]&lt;0;0;[.J377]-[.J37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7]-[.N376]&lt;0;0;[.N377]-[.N37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7]-[.R376]&lt;0;0;[.R377]-[.R37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7]-[.V376]&lt;0;0;[.V377]-[.V37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7]-[.Z376]&lt;0;0;[.Z377]-[.Z376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7]-[.AD376]&lt;0;0;[.AD377]-[.AD37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1-29">
            <text:p>29.11</text:p>
          </table:table-cell>
          <table:table-cell table:style-name="ce6" table:formula="of:=([.B377]+[.C378])+(([.B377]+[.C378])*[.D37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8]-[.B377])-[.C37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78]-[.J377]&lt;0;0;[.J378]-[.J3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78]-[.N377]&lt;0;0;[.N378]-[.N3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78]-[.R377]&lt;0;0;[.R378]-[.R3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78]-[.V377]&lt;0;0;[.V378]-[.V3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78]-[.Z377]&lt;0;0;[.Z378]-[.Z377])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78]-[.AD377]&lt;0;0;[.AD378]-[.AD37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11-30">
            <text:p>30.11</text:p>
          </table:table-cell>
          <table:table-cell table:style-name="ce15" table:formula="of:=([.B378]+[.C379])+(([.B378]+[.C379])*[.D379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79]-[.B378])-[.C379]" office:value-type="float" office:value="0">
            <text:p>0</text:p>
          </table:table-cell>
          <table:table-cell table:style-name="ce41"/>
          <table:table-cell table:style-name="ce30"/>
          <table:table-cell table:style-name="ce8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J379]-[.J378]&lt;0;0;[.J379]-[.J378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102" table:formula="of:=IF([.N379]-[.N378]&lt;0;0;[.N379]-[.N378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R379]-[.R378]&lt;0;0;[.R379]-[.R378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V379]-[.V378]&lt;0;0;[.V379]-[.V378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Z379]-[.Z378]&lt;0;0;[.Z379]-[.Z378])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41" table:formula="of:=IF([.AD379]-[.AD378]&lt;0;0;[.AD379]-[.AD37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2"/>
          <table:table-cell table:style-name="ce30"/>
          <table:table-cell table:style-name="ce30" table:number-columns-repeated="7"/>
          <table:table-cell table:style-name="ce30"/>
          <table:table-cell table:style-name="ce30" table:number-columns-repeated="3"/>
          <table:table-cell table:style-name="ce30"/>
          <table:table-cell table:style-name="ce30" table:number-columns-repeated="3"/>
          <table:table-cell table:style-name="ce30"/>
          <table:table-cell table:style-name="ce30" table:number-columns-repeated="3"/>
          <table:table-cell table:style-name="ce30"/>
          <table:table-cell table:style-name="ce30" table:number-columns-repeated="8"/>
          <table:table-cell table:number-columns-repeated="986"/>
        </table:table-row>
        <table:table-row table:style-name="ro2">
          <table:table-cell table:style-name="ce42" table:formula="of:=&quot;carry over &quot;&amp;[.A348]" office:value-type="string" office:string-value="carry over November">
            <text:p>carry over November</text:p>
          </table:table-cell>
          <table:table-cell table:style-name="ce50" table:formula="of:=[.B379]" office:value-type="float" office:value="0.00000000275844769248579">
            <text:p>2,75844769248579E-00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/>
          <table:table-cell table:style-name="ce24" office:value-type="string">
            <text:p>carry over</text:p>
          </table:table-cell>
          <table:table-cell table:style-name="ce32" table:formula="of:=[.J380]" office:value-type="float" office:value="0">
            <text:p>0</text:p>
          </table:table-cell>
          <table:table-cell table:style-name="ce32"/>
          <table:table-cell table:style-name="ce38"/>
          <table:table-cell table:style-name="ce24" office:value-type="string">
            <text:p>carry over</text:p>
          </table:table-cell>
          <table:table-cell table:style-name="ce32" table:number-columns-repeated="2"/>
          <table:table-cell table:style-name="ce38"/>
          <table:table-cell table:style-name="ce24" office:value-type="string">
            <text:p>carry over</text:p>
          </table:table-cell>
          <table:table-cell table:style-name="ce32" table:formula="of:=[.R380]" office:value-type="float" office:value="0">
            <text:p>0</text:p>
          </table:table-cell>
          <table:table-cell table:style-name="ce32"/>
          <table:table-cell table:style-name="ce38"/>
          <table:table-cell table:style-name="ce42" office:value-type="string">
            <text:p>carry over</text:p>
          </table:table-cell>
          <table:table-cell table:style-name="ce50" table:formula="of:=[.V380]" office:value-type="float" office:value="0">
            <text:p>0</text:p>
          </table:table-cell>
          <table:table-cell table:style-name="ce50"/>
          <table:table-cell table:style-name="ce90"/>
          <table:table-cell table:style-name="ce24" office:value-type="string">
            <text:p>carry over</text:p>
          </table:table-cell>
          <table:table-cell table:style-name="ce32" table:formula="of:=[.Z380]" office:value-type="float" office:value="0">
            <text:p>0</text:p>
          </table:table-cell>
          <table:table-cell table:style-name="ce32"/>
          <table:table-cell table:style-name="ce38"/>
          <table:table-cell table:style-name="ce24" office:value-type="string">
            <text:p>carry over</text:p>
          </table:table-cell>
          <table:table-cell table:style-name="ce32" table:formula="of:=[.AD380]" office:value-type="float" office:value="0">
            <text:p>0</text:p>
          </table:table-cell>
          <table:table-cell table:style-name="ce32"/>
          <table:table-cell table:style-name="ce38"/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46" office:value-type="string">
            <text:p>Dec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84:.F414])" office:value-type="float" office:value="0">
            <text:p>0</text:p>
          </table:table-cell>
          <table:table-cell table:style-name="ce71"/>
          <table:table-cell table:style-name="ce81" office:value-type="string" table:number-columns-spanned="3" table:number-rows-spanned="1">
            <text:p>Targon - 4</text:p>
          </table:table-cell>
          <table:covered-table-cell table:number-columns-repeated="2" table:style-name="ce88"/>
          <table:table-cell table:style-name="ce89" table:formula="of:=SUM([.L384:.L414])" office:value-type="float" office:value="0">
            <text:p>0</text:p>
          </table:table-cell>
          <table:table-cell table:style-name="ce81" office:value-type="string" table:number-columns-spanned="3" table:number-rows-spanned="1">
            <text:p>Proprietary Trading - 8</text:p>
          </table:table-cell>
          <table:covered-table-cell table:number-columns-repeated="2" table:style-name="ce88"/>
          <table:table-cell table:style-name="ce89" table:formula="of:=SUM([.P384:.P414])" office:value-type="float" office:value="0">
            <text:p>0</text:p>
          </table:table-cell>
          <table:table-cell table:style-name="ce81" office:value-type="string" table:number-columns-spanned="3" table:number-rows-spanned="1">
            <text:p>Vision - 19</text:p>
          </table:table-cell>
          <table:covered-table-cell table:number-columns-repeated="2" table:style-name="ce88"/>
          <table:table-cell table:style-name="ce103" table:formula="of:=SUM([.T384:.T414])" office:value-type="float" office:value="0">
            <text:p>0</text:p>
          </table:table-cell>
          <table:table-cell table:style-name="ce81" office:value-type="string" table:number-columns-spanned="3" table:number-rows-spanned="1">
            <text:p>Graphite - 43</text:p>
          </table:table-cell>
          <table:covered-table-cell table:number-columns-repeated="2" table:style-name="ce88"/>
          <table:table-cell table:style-name="ce89" table:formula="of:=SUM([.X384:.X414])" office:value-type="float" office:value="0">
            <text:p>0</text:p>
          </table:table-cell>
          <table:table-cell table:style-name="ce81" office:value-type="string" table:number-columns-spanned="3" table:number-rows-spanned="1">
            <text:p>Gradients - 56</text:p>
          </table:table-cell>
          <table:covered-table-cell table:number-columns-repeated="2" table:style-name="ce88"/>
          <table:table-cell table:style-name="ce89" table:formula="of:=SUM([.AB384:.AB414])" office:value-type="float" office:value="0">
            <text:p>0</text:p>
          </table:table-cell>
          <table:table-cell table:style-name="ce81" office:value-type="string" table:number-columns-spanned="3" table:number-rows-spanned="1">
            <text:p>Chutes - 64</text:p>
          </table:table-cell>
          <table:covered-table-cell table:number-columns-repeated="2" table:style-name="ce88"/>
          <table:table-cell table:style-name="ce89" table:formula="of:=SUM([.AF384:.AF414])" office:value-type="float" office:value="0">
            <text:p>0</text:p>
          </table:table-cell>
          <table:table-cell table:style-name="ce71" table:number-columns-repeated="6"/>
          <table:table-cell table:number-columns-repeated="986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/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2" office:value-type="string">
            <text:p>stock up [𝞃]</text:p>
          </table:table-cell>
          <table:table-cell table:style-name="ce82" office:value-type="string">
            <text:p>α token</text:p>
          </table:table-cell>
          <table:table-cell table:style-name="ce82" office:value-type="string">
            <text:p>validator</text:p>
          </table:table-cell>
          <table:table-cell table:style-name="ce82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86" office:value-type="string">
            <text:p>stock up [𝞃]</text:p>
          </table:table-cell>
          <table:table-cell table:style-name="ce86" office:value-type="string">
            <text:p>α token</text:p>
          </table:table-cell>
          <table:table-cell table:style-name="ce86" office:value-type="string">
            <text:p>validator</text:p>
          </table:table-cell>
          <table:table-cell table:style-name="ce86" office:value-type="string">
            <text:p>daily reward [𝞃]</text:p>
          </table:table-cell>
          <table:table-cell table:style-name="ce30" office:value-type="string">
            <text:p><text:s/></text:p>
          </table:table-cell>
          <table:table-cell table:style-name="ce30" table:number-columns-repeated="5"/>
          <table:table-cell table:number-columns-repeated="986"/>
        </table:table-row>
        <table:table-row table:style-name="ro2">
          <table:table-cell table:style-name="ce78" office:value-type="date" office:date-value="2024-12-01">
            <text:p>1.12</text:p>
          </table:table-cell>
          <table:table-cell table:style-name="ce16" table:formula="of:=([.B381]+[.C384])+(([.B381]+[.C384])*[.D384])" office:value-type="float" office:value="0.00000000275844769248579">
            <text:p>2,75844769248579E-00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384]-[.B381])-[.C384]" office:value-type="float" office:value="0">
            <text:p>0</text:p>
          </table:table-cell>
          <table:table-cell table:style-name="ce65"/>
          <table:table-cell table:style-name="ce30"/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J384]-[.J379]&lt;0;0;[.J384]-[.J379])" office:value-type="float" office:value="0">
            <text:p>0</text:p>
          </table:table-cell>
          <table:table-cell table:style-name="ce96" office:value-type="float" office:value="0">
            <text:p>0</text:p>
          </table:table-cell>
          <table:table-cell table:style-name="ce16"/>
          <table:table-cell table:style-name="ce16"/>
          <table:table-cell table:style-name="ce65" table:formula="of:=IF([.N384]-[.N379]&lt;0;0;[.N384]-[.N379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R384]-[.R379]&lt;0;0;[.R384]-[.R379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V384]-[.V379]&lt;0;0;[.V384]-[.V379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Z384]-[.Z379]&lt;0;0;[.Z384]-[.Z379])" office:value-type="float" office:value="0">
            <text:p>0</text:p>
          </table:table-cell>
          <table:table-cell table:style-name="ce83" office:value-type="float" office:value="0">
            <text:p>0</text:p>
          </table:table-cell>
          <table:table-cell table:style-name="ce58"/>
          <table:table-cell table:style-name="ce58"/>
          <table:table-cell table:style-name="ce65" table:formula="of:=IF([.AD384]-[.AD379]&lt;0;0;[.AD384]-[.AD37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2">
            <text:p>2.12</text:p>
          </table:table-cell>
          <table:table-cell table:style-name="ce6" table:formula="of:=([.B384]+[.C385])+(([.B384]+[.C385])*[.D38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5]-[.B384])-[.C38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85]-[.J384]&lt;0;0;[.J385]-[.J384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85]-[.N384]&lt;0;0;[.N385]-[.N38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85]-[.R384]&lt;0;0;[.R385]-[.R38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85]-[.V384]&lt;0;0;[.V385]-[.V38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85]-[.Z384]&lt;0;0;[.Z385]-[.Z38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85]-[.AD384]&lt;0;0;[.AD385]-[.AD38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3">
            <text:p>3.12</text:p>
          </table:table-cell>
          <table:table-cell table:style-name="ce6" table:formula="of:=([.B385]+[.C386])+(([.B385]+[.C386])*[.D38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6]-[.B385])-[.C38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86]-[.J385]&lt;0;0;[.J386]-[.J385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86]-[.N385]&lt;0;0;[.N386]-[.N38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86]-[.R385]&lt;0;0;[.R386]-[.R38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86]-[.V385]&lt;0;0;[.V386]-[.V38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86]-[.Z385]&lt;0;0;[.Z386]-[.Z38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86]-[.AD385]&lt;0;0;[.AD386]-[.AD38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4">
            <text:p>4.12</text:p>
          </table:table-cell>
          <table:table-cell table:style-name="ce6" table:formula="of:=([.B386]+[.C387])+(([.B386]+[.C387])*[.D38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7]-[.B386])-[.C38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87]-[.J386]&lt;0;0;[.J387]-[.J386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87]-[.N386]&lt;0;0;[.N387]-[.N38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87]-[.R386]&lt;0;0;[.R387]-[.R38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87]-[.V386]&lt;0;0;[.V387]-[.V38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87]-[.Z386]&lt;0;0;[.Z387]-[.Z38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87]-[.AD386]&lt;0;0;[.AD387]-[.AD38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5">
            <text:p>5.12</text:p>
          </table:table-cell>
          <table:table-cell table:style-name="ce6" table:formula="of:=([.B387]+[.C388])+(([.B387]+[.C388])*[.D38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8]-[.B387])-[.C38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88]-[.J387]&lt;0;0;[.J388]-[.J387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88]-[.N387]&lt;0;0;[.N388]-[.N38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88]-[.R387]&lt;0;0;[.R388]-[.R38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88]-[.V387]&lt;0;0;[.V388]-[.V38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88]-[.Z387]&lt;0;0;[.Z388]-[.Z38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88]-[.AD387]&lt;0;0;[.AD388]-[.AD38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6">
            <text:p>6.12</text:p>
          </table:table-cell>
          <table:table-cell table:style-name="ce6" table:formula="of:=([.B388]+[.C389])+(([.B388]+[.C389])*[.D38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9]-[.B388])-[.C38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89]-[.J388]&lt;0;0;[.J389]-[.J388])" office:value-type="float" office:value="0">
            <text:p>0</text:p>
          </table:table-cell>
          <table:table-cell table:style-name="ce97" office:value-type="float" office:value="0">
            <text:p>0</text:p>
          </table:table-cell>
          <table:table-cell table:style-name="ce6"/>
          <table:table-cell table:style-name="ce6"/>
          <table:table-cell table:style-name="ce70" table:formula="of:=IF([.N389]-[.N388]&lt;0;0;[.N389]-[.N38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89]-[.R388]&lt;0;0;[.R389]-[.R38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89]-[.V388]&lt;0;0;[.V389]-[.V38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89]-[.Z388]&lt;0;0;[.Z389]-[.Z38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89]-[.AD388]&lt;0;0;[.AD389]-[.AD38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7">
            <text:p>7.12</text:p>
          </table:table-cell>
          <table:table-cell table:style-name="ce6" table:formula="of:=([.B389]+[.C390])+(([.B389]+[.C390])*[.D39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0]-[.B389])-[.C39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0]-[.J389]&lt;0;0;[.J390]-[.J38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0]-[.N389]&lt;0;0;[.N390]-[.N38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0]-[.R389]&lt;0;0;[.R390]-[.R38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0]-[.V389]&lt;0;0;[.V390]-[.V38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0]-[.Z389]&lt;0;0;[.Z390]-[.Z38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0]-[.AD389]&lt;0;0;[.AD390]-[.AD38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8">
            <text:p>8.12</text:p>
          </table:table-cell>
          <table:table-cell table:style-name="ce6" table:formula="of:=([.B390]+[.C391])+(([.B390]+[.C391])*[.D39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1]-[.B390])-[.C39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1]-[.J390]&lt;0;0;[.J391]-[.J39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1]-[.N390]&lt;0;0;[.N391]-[.N39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1]-[.R390]&lt;0;0;[.R391]-[.R39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1]-[.V390]&lt;0;0;[.V391]-[.V39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1]-[.Z390]&lt;0;0;[.Z391]-[.Z39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1]-[.AD390]&lt;0;0;[.AD391]-[.AD39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09">
            <text:p>9.12</text:p>
          </table:table-cell>
          <table:table-cell table:style-name="ce6" table:formula="of:=([.B391]+[.C392])+(([.B391]+[.C392])*[.D39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2]-[.B391])-[.C39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2]-[.J391]&lt;0;0;[.J392]-[.J39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2]-[.N391]&lt;0;0;[.N392]-[.N39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2]-[.R391]&lt;0;0;[.R392]-[.R39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2]-[.V391]&lt;0;0;[.V392]-[.V39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2]-[.Z391]&lt;0;0;[.Z392]-[.Z39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2]-[.AD391]&lt;0;0;[.AD392]-[.AD39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0">
            <text:p>10.12</text:p>
          </table:table-cell>
          <table:table-cell table:style-name="ce6" table:formula="of:=([.B392]+[.C393])+(([.B392]+[.C393])*[.D39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3]-[.B392])-[.C39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3]-[.J392]&lt;0;0;[.J393]-[.J39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3]-[.N392]&lt;0;0;[.N393]-[.N39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3]-[.R392]&lt;0;0;[.R393]-[.R39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3]-[.V392]&lt;0;0;[.V393]-[.V39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3]-[.Z392]&lt;0;0;[.Z393]-[.Z39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3]-[.AD392]&lt;0;0;[.AD393]-[.AD39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1">
            <text:p>11.12</text:p>
          </table:table-cell>
          <table:table-cell table:style-name="ce6" table:formula="of:=([.B393]+[.C394])+(([.B393]+[.C394])*[.D39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4]-[.B393])-[.C39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4]-[.J393]&lt;0;0;[.J394]-[.J39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4]-[.N393]&lt;0;0;[.N394]-[.N39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4]-[.R393]&lt;0;0;[.R394]-[.R39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4]-[.V393]&lt;0;0;[.V394]-[.V39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4]-[.Z393]&lt;0;0;[.Z394]-[.Z39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4]-[.AD393]&lt;0;0;[.AD394]-[.AD39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2">
            <text:p>12.12</text:p>
          </table:table-cell>
          <table:table-cell table:style-name="ce6" table:formula="of:=([.B394]+[.C395])+(([.B394]+[.C395])*[.D39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5]-[.B394])-[.C39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5]-[.J394]&lt;0;0;[.J395]-[.J39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5]-[.N394]&lt;0;0;[.N395]-[.N39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5]-[.R394]&lt;0;0;[.R395]-[.R39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5]-[.V394]&lt;0;0;[.V395]-[.V39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5]-[.Z394]&lt;0;0;[.Z395]-[.Z39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5]-[.AD394]&lt;0;0;[.AD395]-[.AD39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3">
            <text:p>13.12</text:p>
          </table:table-cell>
          <table:table-cell table:style-name="ce6" table:formula="of:=([.B395]+[.C396])+(([.B395]+[.C396])*[.D39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6]-[.B395])-[.C39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6]-[.J395]&lt;0;0;[.J396]-[.J39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6]-[.N395]&lt;0;0;[.N396]-[.N39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6]-[.R395]&lt;0;0;[.R396]-[.R39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6]-[.V395]&lt;0;0;[.V396]-[.V39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6]-[.Z395]&lt;0;0;[.Z396]-[.Z39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6]-[.AD395]&lt;0;0;[.AD396]-[.AD39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4">
            <text:p>14.12</text:p>
          </table:table-cell>
          <table:table-cell table:style-name="ce6" table:formula="of:=([.B396]+[.C397])+(([.B396]+[.C397])*[.D39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7]-[.B396])-[.C39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7]-[.J396]&lt;0;0;[.J397]-[.J39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7]-[.N396]&lt;0;0;[.N397]-[.N39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7]-[.R396]&lt;0;0;[.R397]-[.R39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7]-[.V396]&lt;0;0;[.V397]-[.V39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7]-[.Z396]&lt;0;0;[.Z397]-[.Z39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7]-[.AD396]&lt;0;0;[.AD397]-[.AD39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5">
            <text:p>15.12</text:p>
          </table:table-cell>
          <table:table-cell table:style-name="ce6" table:formula="of:=([.B397]+[.C398])+(([.B397]+[.C398])*[.D39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8]-[.B397])-[.C39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8]-[.J397]&lt;0;0;[.J398]-[.J39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8]-[.N397]&lt;0;0;[.N398]-[.N39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8]-[.R397]&lt;0;0;[.R398]-[.R39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8]-[.V397]&lt;0;0;[.V398]-[.V39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8]-[.Z397]&lt;0;0;[.Z398]-[.Z39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8]-[.AD397]&lt;0;0;[.AD398]-[.AD39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6">
            <text:p>16.12</text:p>
          </table:table-cell>
          <table:table-cell table:style-name="ce6" table:formula="of:=([.B398]+[.C399])+(([.B398]+[.C399])*[.D39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9]-[.B398])-[.C39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399]-[.J398]&lt;0;0;[.J399]-[.J39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399]-[.N398]&lt;0;0;[.N399]-[.N39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399]-[.R398]&lt;0;0;[.R399]-[.R39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399]-[.V398]&lt;0;0;[.V399]-[.V39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399]-[.Z398]&lt;0;0;[.Z399]-[.Z39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399]-[.AD398]&lt;0;0;[.AD399]-[.AD39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7">
            <text:p>17.12</text:p>
          </table:table-cell>
          <table:table-cell table:style-name="ce6" table:formula="of:=([.B399]+[.C400])+(([.B399]+[.C400])*[.D40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0]-[.B399])-[.C40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0]-[.J399]&lt;0;0;[.J400]-[.J39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0]-[.N399]&lt;0;0;[.N400]-[.N39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0]-[.R399]&lt;0;0;[.R400]-[.R39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0]-[.V399]&lt;0;0;[.V400]-[.V39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0]-[.Z399]&lt;0;0;[.Z400]-[.Z39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0]-[.AD399]&lt;0;0;[.AD400]-[.AD39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8">
            <text:p>18.12</text:p>
          </table:table-cell>
          <table:table-cell table:style-name="ce6" table:formula="of:=([.B400]+[.C401])+(([.B400]+[.C401])*[.D40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1]-[.B400])-[.C40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1]-[.J400]&lt;0;0;[.J401]-[.J40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1]-[.N400]&lt;0;0;[.N401]-[.N40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1]-[.R400]&lt;0;0;[.R401]-[.R40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1]-[.V400]&lt;0;0;[.V401]-[.V40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1]-[.Z400]&lt;0;0;[.Z401]-[.Z40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1]-[.AD400]&lt;0;0;[.AD401]-[.AD40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19">
            <text:p>19.12</text:p>
          </table:table-cell>
          <table:table-cell table:style-name="ce6" table:formula="of:=([.B401]+[.C402])+(([.B401]+[.C402])*[.D40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2]-[.B401])-[.C40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2]-[.J401]&lt;0;0;[.J402]-[.J40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2]-[.N401]&lt;0;0;[.N402]-[.N40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2]-[.R401]&lt;0;0;[.R402]-[.R40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2]-[.V401]&lt;0;0;[.V402]-[.V40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2]-[.Z401]&lt;0;0;[.Z402]-[.Z40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2]-[.AD401]&lt;0;0;[.AD402]-[.AD40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0">
            <text:p>20.12</text:p>
          </table:table-cell>
          <table:table-cell table:style-name="ce6" table:formula="of:=([.B402]+[.C403])+(([.B402]+[.C403])*[.D40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3]-[.B402])-[.C40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3]-[.J402]&lt;0;0;[.J403]-[.J40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3]-[.N402]&lt;0;0;[.N403]-[.N40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3]-[.R402]&lt;0;0;[.R403]-[.R40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3]-[.V402]&lt;0;0;[.V403]-[.V40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3]-[.Z402]&lt;0;0;[.Z403]-[.Z40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3]-[.AD402]&lt;0;0;[.AD403]-[.AD40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1">
            <text:p>21.12</text:p>
          </table:table-cell>
          <table:table-cell table:style-name="ce6" table:formula="of:=([.B403]+[.C404])+(([.B403]+[.C404])*[.D404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4]-[.B403])-[.C404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4]-[.J403]&lt;0;0;[.J404]-[.J40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4]-[.N403]&lt;0;0;[.N404]-[.N40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4]-[.R403]&lt;0;0;[.R404]-[.R40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4]-[.V403]&lt;0;0;[.V404]-[.V40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4]-[.Z403]&lt;0;0;[.Z404]-[.Z403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4]-[.AD403]&lt;0;0;[.AD404]-[.AD40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2">
            <text:p>22.12</text:p>
          </table:table-cell>
          <table:table-cell table:style-name="ce6" table:formula="of:=([.B404]+[.C405])+(([.B404]+[.C405])*[.D405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5]-[.B404])-[.C405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5]-[.J404]&lt;0;0;[.J405]-[.J40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5]-[.N404]&lt;0;0;[.N405]-[.N40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5]-[.R404]&lt;0;0;[.R405]-[.R40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5]-[.V404]&lt;0;0;[.V405]-[.V40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5]-[.Z404]&lt;0;0;[.Z405]-[.Z404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5]-[.AD404]&lt;0;0;[.AD405]-[.AD404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3">
            <text:p>23.12</text:p>
          </table:table-cell>
          <table:table-cell table:style-name="ce6" table:formula="of:=([.B405]+[.C406])+(([.B405]+[.C406])*[.D406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6]-[.B405])-[.C406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6]-[.J405]&lt;0;0;[.J406]-[.J40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6]-[.N405]&lt;0;0;[.N406]-[.N40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6]-[.R405]&lt;0;0;[.R406]-[.R40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6]-[.V405]&lt;0;0;[.V406]-[.V40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6]-[.Z405]&lt;0;0;[.Z406]-[.Z405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6]-[.AD405]&lt;0;0;[.AD406]-[.AD405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4">
            <text:p>24.12</text:p>
          </table:table-cell>
          <table:table-cell table:style-name="ce6" table:formula="of:=([.B406]+[.C407])+(([.B406]+[.C407])*[.D407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7]-[.B406])-[.C407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7]-[.J406]&lt;0;0;[.J407]-[.J40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7]-[.N406]&lt;0;0;[.N407]-[.N40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7]-[.R406]&lt;0;0;[.R407]-[.R40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7]-[.V406]&lt;0;0;[.V407]-[.V40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7]-[.Z406]&lt;0;0;[.Z407]-[.Z406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7]-[.AD406]&lt;0;0;[.AD407]-[.AD406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5">
            <text:p>25.12</text:p>
          </table:table-cell>
          <table:table-cell table:style-name="ce6" table:formula="of:=([.B407]+[.C408])+(([.B407]+[.C408])*[.D408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8]-[.B407])-[.C408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8]-[.J407]&lt;0;0;[.J408]-[.J40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8]-[.N407]&lt;0;0;[.N408]-[.N40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8]-[.R407]&lt;0;0;[.R408]-[.R40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8]-[.V407]&lt;0;0;[.V408]-[.V40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8]-[.Z407]&lt;0;0;[.Z408]-[.Z407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8]-[.AD407]&lt;0;0;[.AD408]-[.AD407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6">
            <text:p>26.12</text:p>
          </table:table-cell>
          <table:table-cell table:style-name="ce6" table:formula="of:=([.B408]+[.C409])+(([.B408]+[.C409])*[.D409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9]-[.B408])-[.C409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09]-[.J408]&lt;0;0;[.J409]-[.J40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09]-[.N408]&lt;0;0;[.N409]-[.N40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09]-[.R408]&lt;0;0;[.R409]-[.R40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09]-[.V408]&lt;0;0;[.V409]-[.V40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09]-[.Z408]&lt;0;0;[.Z409]-[.Z408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09]-[.AD408]&lt;0;0;[.AD409]-[.AD408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7">
            <text:p>27.12</text:p>
          </table:table-cell>
          <table:table-cell table:style-name="ce6" table:formula="of:=([.B409]+[.C410])+(([.B409]+[.C410])*[.D410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0]-[.B409])-[.C410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10]-[.J409]&lt;0;0;[.J410]-[.J40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10]-[.N409]&lt;0;0;[.N410]-[.N40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10]-[.R409]&lt;0;0;[.R410]-[.R40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10]-[.V409]&lt;0;0;[.V410]-[.V40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10]-[.Z409]&lt;0;0;[.Z410]-[.Z409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10]-[.AD409]&lt;0;0;[.AD410]-[.AD409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8">
            <text:p>28.12</text:p>
          </table:table-cell>
          <table:table-cell table:style-name="ce6" table:formula="of:=([.B410]+[.C411])+(([.B410]+[.C411])*[.D411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1]-[.B410])-[.C411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11]-[.J410]&lt;0;0;[.J411]-[.J41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11]-[.N410]&lt;0;0;[.N411]-[.N41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11]-[.R410]&lt;0;0;[.R411]-[.R41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11]-[.V410]&lt;0;0;[.V411]-[.V41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11]-[.Z410]&lt;0;0;[.Z411]-[.Z410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11]-[.AD410]&lt;0;0;[.AD411]-[.AD410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29">
            <text:p>29.12</text:p>
          </table:table-cell>
          <table:table-cell table:style-name="ce6" table:formula="of:=([.B411]+[.C412])+(([.B411]+[.C412])*[.D412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2]-[.B411])-[.C412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12]-[.J411]&lt;0;0;[.J412]-[.J41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12]-[.N411]&lt;0;0;[.N412]-[.N41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12]-[.R411]&lt;0;0;[.R412]-[.R41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12]-[.V411]&lt;0;0;[.V412]-[.V41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12]-[.Z411]&lt;0;0;[.Z412]-[.Z411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12]-[.AD411]&lt;0;0;[.AD412]-[.AD411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6" office:value-type="date" office:date-value="2024-12-30">
            <text:p>30.12</text:p>
          </table:table-cell>
          <table:table-cell table:style-name="ce6" table:formula="of:=([.B412]+[.C413])+(([.B412]+[.C413])*[.D413])" office:value-type="float" office:value="0.00000000275844769248579">
            <text:p>2,75844769248579E-00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3]-[.B412])-[.C413]" office:value-type="float" office:value="0">
            <text:p>0</text:p>
          </table:table-cell>
          <table:table-cell table:style-name="ce40"/>
          <table:table-cell table:style-name="ce30"/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J413]-[.J412]&lt;0;0;[.J413]-[.J41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70" table:formula="of:=IF([.N413]-[.N412]&lt;0;0;[.N413]-[.N41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R413]-[.R412]&lt;0;0;[.R413]-[.R41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V413]-[.V412]&lt;0;0;[.V413]-[.V41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Z413]-[.Z412]&lt;0;0;[.Z413]-[.Z412])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34"/>
          <table:table-cell table:style-name="ce34"/>
          <table:table-cell table:style-name="ce40" table:formula="of:=IF([.AD413]-[.AD412]&lt;0;0;[.AD413]-[.AD412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>
          <table:table-cell table:style-name="ce77" office:value-type="date" office:date-value="2024-12-31">
            <text:p>31.12</text:p>
          </table:table-cell>
          <table:table-cell table:style-name="ce15" table:formula="of:=([.B413]+[.C414])+(([.B413]+[.C414])*[.D414])" office:value-type="float" office:value="0.00000000275844769248579">
            <text:p>2,75844769248579E-00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414]-[.B412])-[.C414]" office:value-type="float" office:value="0">
            <text:p>0</text:p>
          </table:table-cell>
          <table:table-cell table:style-name="ce41"/>
          <table:table-cell table:style-name="ce30"/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J414]-[.J413]&lt;0;0;[.J414]-[.J413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102" table:formula="of:=IF([.N414]-[.N413]&lt;0;0;[.N414]-[.N413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R414]-[.R413]&lt;0;0;[.R414]-[.R413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V414]-[.V413]&lt;0;0;[.V414]-[.V413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Z414]-[.Z413]&lt;0;0;[.Z414]-[.Z413])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15"/>
          <table:table-cell table:style-name="ce15"/>
          <table:table-cell table:style-name="ce41" table:formula="of:=IF([.AD414]-[.AD413]&lt;0;0;[.AD414]-[.AD413])" office:value-type="float" office:value="0">
            <text:p>0</text:p>
          </table:table-cell>
          <table:table-cell table:style-name="ce30" table:number-columns-repeated="6"/>
          <table:table-cell table:number-columns-repeated="986"/>
        </table:table-row>
        <table:table-row table:style-name="ro2" table:number-rows-repeated="19">
          <table:table-cell table:style-name="ce30" table:number-columns-repeated="4"/>
          <table:table-cell table:style-name="ce55"/>
          <table:table-cell table:style-name="ce30"/>
          <table:table-cell table:style-name="ce55"/>
          <table:table-cell table:style-name="ce30" table:number-columns-repeated="31"/>
          <table:table-cell table:number-columns-repeated="986"/>
        </table:table-row>
        <table:table-row table:style-name="ro2" table:number-rows-repeated="568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31"/>
          <table:table-cell table:number-columns-repeated="986"/>
        </table:table-row>
        <table:table-row table:style-name="ro4" table:number-rows-repeated="2">
          <table:table-cell table:number-columns-repeated="32"/>
          <table:table-cell table:style-name="ce30" table:number-columns-repeated="6"/>
          <table:table-cell table:number-columns-repeated="986"/>
        </table:table-row>
        <table:table-row table:style-name="ro1" table:number-rows-repeated="1047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5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3" table:default-cell-style-name="Excel_20_Built-in_20_Normal"/>
        <table:table-column table:style-name="co12" table:default-cell-style-name="Excel_20_Built-in_20_Normal"/>
        <table:table-column table:style-name="co4" table:number-columns-repeated="19" table:default-cell-style-name="Excel_20_Built-in_20_Normal"/>
        <table:table-column table:style-name="co5" table:number-columns-repeated="998" table:default-cell-style-name="Excel_20_Built-in_20_Normal"/>
        <table:table-row table:style-name="ro2">
          <table:table-cell table:style-name="ce23" office:value-type="float" office:value="2025">
            <text:p>2025</text:p>
          </table:table-cell>
          <table:table-cell table:style-name="ce30" table:number-columns-repeated="3"/>
          <table:table-cell table:style-name="ce55"/>
          <table:table-cell table:style-name="ce30"/>
          <table:table-cell table:style-name="ce5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office:value-type="string">
            <text:p>sum 2024: </text:p>
          </table:table-cell>
          <table:table-cell table:style-name="ce50" table:formula="of:=[$'2024'.B414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Januar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5:.F35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5-01-01">
            <text:p>1.1</text:p>
          </table:table-cell>
          <table:table-cell table:style-name="ce6" table:formula="of:=([.B2]+[.C5])+(([.B2]+[.C5])*[.D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]-[.B2])-[.C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2">
            <text:p>2.1</text:p>
          </table:table-cell>
          <table:table-cell table:style-name="ce6" table:formula="of:=([.B5]+[.C6])+(([.B5]+[.C6])*[.D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]-[.B5])-[.C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3">
            <text:p>3.1</text:p>
          </table:table-cell>
          <table:table-cell table:style-name="ce6" table:formula="of:=([.B6]+[.C7])+(([.B6]+[.C7])*[.D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]-[.B6])-[.C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4">
            <text:p>4.1</text:p>
          </table:table-cell>
          <table:table-cell table:style-name="ce6" table:formula="of:=([.B7]+[.C8])+(([.B7]+[.C8])*[.D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]-[.B7])-[.C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5">
            <text:p>5.1</text:p>
          </table:table-cell>
          <table:table-cell table:style-name="ce6" table:formula="of:=([.B8]+[.C9])+(([.B8]+[.C9])*[.D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]-[.B8])-[.C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6">
            <text:p>6.1</text:p>
          </table:table-cell>
          <table:table-cell table:style-name="ce6" table:formula="of:=([.B9]+[.C10])+(([.B9]+[.C10])*[.D1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0]-[.B9])-[.C1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7">
            <text:p>7.1</text:p>
          </table:table-cell>
          <table:table-cell table:style-name="ce6" table:formula="of:=([.B10]+[.C11])+(([.B10]+[.C11])*[.D1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]-[.B10])-[.C1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8">
            <text:p>8.1</text:p>
          </table:table-cell>
          <table:table-cell table:style-name="ce6" table:formula="of:=([.B11]+[.C12])+(([.B11]+[.C12])*[.D1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]-[.B11])-[.C1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09">
            <text:p>9.1</text:p>
          </table:table-cell>
          <table:table-cell table:style-name="ce6" table:formula="of:=([.B12]+[.C13])+(([.B12]+[.C13])*[.D1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]-[.B12])-[.C1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0">
            <text:p>10.1</text:p>
          </table:table-cell>
          <table:table-cell table:style-name="ce6" table:formula="of:=([.B13]+[.C14])+(([.B13]+[.C14])*[.D1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]-[.B13])-[.C1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1">
            <text:p>11.1</text:p>
          </table:table-cell>
          <table:table-cell table:style-name="ce6" table:formula="of:=([.B14]+[.C15])+(([.B14]+[.C15])*[.D1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]-[.B14])-[.C1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2">
            <text:p>12.1</text:p>
          </table:table-cell>
          <table:table-cell table:style-name="ce6" table:formula="of:=([.B15]+[.C16])+(([.B15]+[.C16])*[.D1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]-[.B15])-[.C1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3">
            <text:p>13.1</text:p>
          </table:table-cell>
          <table:table-cell table:style-name="ce6" table:formula="of:=([.B16]+[.C17])+(([.B16]+[.C17])*[.D1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]-[.B16])-[.C1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4">
            <text:p>14.1</text:p>
          </table:table-cell>
          <table:table-cell table:style-name="ce6" table:formula="of:=([.B17]+[.C18])+(([.B17]+[.C18])*[.D1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]-[.B17])-[.C1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5">
            <text:p>15.1</text:p>
          </table:table-cell>
          <table:table-cell table:style-name="ce6" table:formula="of:=([.B18]+[.C19])+(([.B18]+[.C19])*[.D1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]-[.B18])-[.C1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6">
            <text:p>16.1</text:p>
          </table:table-cell>
          <table:table-cell table:style-name="ce6" table:formula="of:=([.B19]+[.C20])+(([.B19]+[.C20])*[.D2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]-[.B19])-[.C2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7">
            <text:p>17.1</text:p>
          </table:table-cell>
          <table:table-cell table:style-name="ce6" table:formula="of:=([.B20]+[.C21])+(([.B20]+[.C21])*[.D2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]-[.B20])-[.C2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8">
            <text:p>18.1</text:p>
          </table:table-cell>
          <table:table-cell table:style-name="ce6" table:formula="of:=([.B21]+[.C22])+(([.B21]+[.C22])*[.D2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]-[.B21])-[.C2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19">
            <text:p>19.1</text:p>
          </table:table-cell>
          <table:table-cell table:style-name="ce6" table:formula="of:=([.B22]+[.C23])+(([.B22]+[.C23])*[.D2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]-[.B22])-[.C2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0">
            <text:p>20.1</text:p>
          </table:table-cell>
          <table:table-cell table:style-name="ce6" table:formula="of:=([.B23]+[.C24])+(([.B23]+[.C24])*[.D2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]-[.B23])-[.C2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1">
            <text:p>21.1</text:p>
          </table:table-cell>
          <table:table-cell table:style-name="ce6" table:formula="of:=([.B24]+[.C25])+(([.B24]+[.C25])*[.D2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]-[.B24])-[.C2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2">
            <text:p>22.1</text:p>
          </table:table-cell>
          <table:table-cell table:style-name="ce6" table:formula="of:=([.B25]+[.C26])+(([.B25]+[.C26])*[.D2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]-[.B25])-[.C2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3">
            <text:p>23.1</text:p>
          </table:table-cell>
          <table:table-cell table:style-name="ce6" table:formula="of:=([.B26]+[.C27])+(([.B26]+[.C27])*[.D2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]-[.B26])-[.C2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4">
            <text:p>24.1</text:p>
          </table:table-cell>
          <table:table-cell table:style-name="ce6" table:formula="of:=([.B27]+[.C28])+(([.B27]+[.C28])*[.D2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]-[.B27])-[.C2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5">
            <text:p>25.1</text:p>
          </table:table-cell>
          <table:table-cell table:style-name="ce6" table:formula="of:=([.B28]+[.C29])+(([.B28]+[.C29])*[.D2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]-[.B28])-[.C2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6">
            <text:p>26.1</text:p>
          </table:table-cell>
          <table:table-cell table:style-name="ce6" table:formula="of:=([.B29]+[.C30])+(([.B29]+[.C30])*[.D3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]-[.B29])-[.C3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7">
            <text:p>27.1</text:p>
          </table:table-cell>
          <table:table-cell table:style-name="ce6" table:formula="of:=([.B30]+[.C31])+(([.B30]+[.C31])*[.D3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]-[.B30])-[.C3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8">
            <text:p>28.1</text:p>
          </table:table-cell>
          <table:table-cell table:style-name="ce6" table:formula="of:=([.B31]+[.C32])+(([.B31]+[.C32])*[.D3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]-[.B31])-[.C3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29">
            <text:p>29.1</text:p>
          </table:table-cell>
          <table:table-cell table:style-name="ce6" table:formula="of:=([.B32]+[.C33])+(([.B32]+[.C33])*[.D3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]-[.B32])-[.C3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1-30">
            <text:p>30.1</text:p>
          </table:table-cell>
          <table:table-cell table:style-name="ce6" table:formula="of:=([.B33]+[.C34])+(([.B33]+[.C34])*[.D3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]-[.B33])-[.C3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1-31">
            <text:p>31.1</text:p>
          </table:table-cell>
          <table:table-cell table:style-name="ce15" table:formula="of:=([.B34]+[.C35])+(([.B34]+[.C35])*[.D35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5]-[.B34])-[.C35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]" office:value-type="string" office:string-value="carry over January">
            <text:p>carry over January</text:p>
          </table:table-cell>
          <table:table-cell table:style-name="ce50" table:formula="of:=[.B35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3">
          <table:table-cell table:style-name="ce43" office:value-type="string">
            <text:p>Februar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40:.F68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1">
            <text:p>1.2</text:p>
          </table:table-cell>
          <table:table-cell table:style-name="ce16" table:formula="of:=([.B37]+[.C40])+(([.B37]+[.C40])*[.D$40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40]-[.B37])-[.C40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2">
            <text:p>2.2</text:p>
          </table:table-cell>
          <table:table-cell table:style-name="ce6" table:formula="of:=([.B40]+[.C41])+(([.B40]+[.C41])*[.D$4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]-[.B40])-[.C4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3">
            <text:p>3.2</text:p>
          </table:table-cell>
          <table:table-cell table:style-name="ce6" table:formula="of:=([.B41]+[.C42])+(([.B41]+[.C42])*[.D4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2]-[.B41])-[.C4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4">
            <text:p>4.2</text:p>
          </table:table-cell>
          <table:table-cell table:style-name="ce6" table:formula="of:=([.B42]+[.C43])+(([.B42]+[.C43])*[.D4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3]-[.B42])-[.C4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5">
            <text:p>5.2</text:p>
          </table:table-cell>
          <table:table-cell table:style-name="ce6" table:formula="of:=([.B43]+[.C44])+(([.B43]+[.C44])*[.D4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4]-[.B43])-[.C4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6">
            <text:p>6.2</text:p>
          </table:table-cell>
          <table:table-cell table:style-name="ce6" table:formula="of:=([.B44]+[.C45])+(([.B44]+[.C45])*[.D4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5]-[.B44])-[.C4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7">
            <text:p>7.2</text:p>
          </table:table-cell>
          <table:table-cell table:style-name="ce6" table:formula="of:=([.B45]+[.C46])+(([.B45]+[.C46])*[.D4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6]-[.B45])-[.C4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8">
            <text:p>8.2</text:p>
          </table:table-cell>
          <table:table-cell table:style-name="ce6" table:formula="of:=([.B46]+[.C47])+(([.B46]+[.C47])*[.D4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7]-[.B46])-[.C4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09">
            <text:p>9.2</text:p>
          </table:table-cell>
          <table:table-cell table:style-name="ce6" table:formula="of:=([.B47]+[.C48])+(([.B47]+[.C48])*[.D4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8]-[.B47])-[.C4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0">
            <text:p>10.2</text:p>
          </table:table-cell>
          <table:table-cell table:style-name="ce6" table:formula="of:=([.B48]+[.C49])+(([.B48]+[.C49])*[.D4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9]-[.B48])-[.C4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1">
            <text:p>11.2</text:p>
          </table:table-cell>
          <table:table-cell table:style-name="ce6" table:formula="of:=([.B49]+[.C50])+(([.B49]+[.C50])*[.D5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0]-[.B49])-[.C5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2">
            <text:p>12.2</text:p>
          </table:table-cell>
          <table:table-cell table:style-name="ce6" table:formula="of:=([.B50]+[.C51])+(([.B50]+[.C51])*[.D5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1]-[.B50])-[.C5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3">
            <text:p>13.2</text:p>
          </table:table-cell>
          <table:table-cell table:style-name="ce6" table:formula="of:=([.B51]+[.C52])+(([.B51]+[.C52])*[.D5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2]-[.B51])-[.C5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4">
            <text:p>14.2</text:p>
          </table:table-cell>
          <table:table-cell table:style-name="ce6" table:formula="of:=([.B52]+[.C53])+(([.B52]+[.C53])*[.D5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3]-[.B52])-[.C5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5">
            <text:p>15.2</text:p>
          </table:table-cell>
          <table:table-cell table:style-name="ce6" table:formula="of:=([.B53]+[.C54])+(([.B53]+[.C54])*[.D5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4]-[.B53])-[.C5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6">
            <text:p>16.2</text:p>
          </table:table-cell>
          <table:table-cell table:style-name="ce6" table:formula="of:=([.B54]+[.C55])+(([.B54]+[.C55])*[.D5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5]-[.B54])-[.C5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7">
            <text:p>17.2</text:p>
          </table:table-cell>
          <table:table-cell table:style-name="ce6" table:formula="of:=([.B55]+[.C56])+(([.B55]+[.C56])*[.D5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6]-[.B55])-[.C5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8">
            <text:p>18.2</text:p>
          </table:table-cell>
          <table:table-cell table:style-name="ce6" table:formula="of:=([.B56]+[.C57])+(([.B56]+[.C57])*[.D5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7]-[.B56])-[.C5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19">
            <text:p>19.2</text:p>
          </table:table-cell>
          <table:table-cell table:style-name="ce6" table:formula="of:=([.B57]+[.C58])+(([.B57]+[.C58])*[.D5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8]-[.B57])-[.C5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0">
            <text:p>20.2</text:p>
          </table:table-cell>
          <table:table-cell table:style-name="ce6" table:formula="of:=([.B58]+[.C59])+(([.B58]+[.C59])*[.D5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59]-[.B58])-[.C5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1">
            <text:p>21.2</text:p>
          </table:table-cell>
          <table:table-cell table:style-name="ce6" table:formula="of:=([.B59]+[.C60])+(([.B59]+[.C60])*[.D6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0]-[.B59])-[.C6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2">
            <text:p>22.2</text:p>
          </table:table-cell>
          <table:table-cell table:style-name="ce6" table:formula="of:=([.B60]+[.C61])+(([.B60]+[.C61])*[.D6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1]-[.B60])-[.C6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3">
            <text:p>23.2</text:p>
          </table:table-cell>
          <table:table-cell table:style-name="ce6" table:formula="of:=([.B61]+[.C62])+(([.B61]+[.C62])*[.D6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2]-[.B61])-[.C6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4">
            <text:p>24.2</text:p>
          </table:table-cell>
          <table:table-cell table:style-name="ce6" table:formula="of:=([.B62]+[.C63])+(([.B62]+[.C63])*[.D6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3]-[.B62])-[.C6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5">
            <text:p>25.2</text:p>
          </table:table-cell>
          <table:table-cell table:style-name="ce6" table:formula="of:=([.B63]+[.C64])+(([.B63]+[.C64])*[.D6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4]-[.B63])-[.C6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6">
            <text:p>26.2</text:p>
          </table:table-cell>
          <table:table-cell table:style-name="ce6" table:formula="of:=([.B64]+[.C65])+(([.B64]+[.C65])*[.D6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5]-[.B64])-[.C6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7">
            <text:p>27.2</text:p>
          </table:table-cell>
          <table:table-cell table:style-name="ce6" table:formula="of:=([.B65]+[.C66])+(([.B65]+[.C66])*[.D6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6]-[.B65])-[.C6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2-28">
            <text:p>28.2</text:p>
          </table:table-cell>
          <table:table-cell table:style-name="ce6" table:formula="of:=([.B66]+[.C67])+(([.B66]+[.C67])*[.D6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67]-[.B66])-[.C6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2-29">
            <text:p>29.2</text:p>
          </table:table-cell>
          <table:table-cell table:style-name="ce15" table:formula="of:=([.B67]+[.C68])+(([.B67]+[.C68])*[.D68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68]-[.B67])-[.C68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8]" office:value-type="string" office:string-value="carry over February">
            <text:p>carry over February</text:p>
          </table:table-cell>
          <table:table-cell table:style-name="ce50" table:formula="of:=[.B68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March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73:.F103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1">
            <text:p>1.3</text:p>
          </table:table-cell>
          <table:table-cell table:style-name="ce6" table:formula="of:=([.B70]+[.C73])+(([.B70]+[.C73])*[.D7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3]-[.B70])-[.C7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2">
            <text:p>2.3</text:p>
          </table:table-cell>
          <table:table-cell table:style-name="ce6" table:formula="of:=([.B73]+[.C74])+(([.B73]+[.C74])*[.D7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4]-[.B73])-[.C7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3">
            <text:p>3.3</text:p>
          </table:table-cell>
          <table:table-cell table:style-name="ce6" table:formula="of:=([.B74]+[.C75])+(([.B74]+[.C75])*[.D7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5]-[.B74])-[.C7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4">
            <text:p>4.3</text:p>
          </table:table-cell>
          <table:table-cell table:style-name="ce6" table:formula="of:=([.B75]+[.C76])+(([.B75]+[.C76])*[.D7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6]-[.B75])-[.C7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5">
            <text:p>5.3</text:p>
          </table:table-cell>
          <table:table-cell table:style-name="ce6" table:formula="of:=([.B76]+[.C77])+(([.B76]+[.C77])*[.D7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7]-[.B76])-[.C7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6">
            <text:p>6.3</text:p>
          </table:table-cell>
          <table:table-cell table:style-name="ce6" table:formula="of:=([.B77]+[.C78])+(([.B77]+[.C78])*[.D7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8]-[.B77])-[.C7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7">
            <text:p>7.3</text:p>
          </table:table-cell>
          <table:table-cell table:style-name="ce6" table:formula="of:=([.B78]+[.C79])+(([.B78]+[.C79])*[.D7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79]-[.B78])-[.C7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8">
            <text:p>8.3</text:p>
          </table:table-cell>
          <table:table-cell table:style-name="ce6" table:formula="of:=([.B79]+[.C80])+(([.B79]+[.C80])*[.D8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0]-[.B79])-[.C8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09">
            <text:p>9.3</text:p>
          </table:table-cell>
          <table:table-cell table:style-name="ce6" table:formula="of:=([.B80]+[.C81])+(([.B80]+[.C81])*[.D8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1]-[.B80])-[.C8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0">
            <text:p>10.3</text:p>
          </table:table-cell>
          <table:table-cell table:style-name="ce6" table:formula="of:=([.B81]+[.C82])+(([.B81]+[.C82])*[.D8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2]-[.B81])-[.C8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1">
            <text:p>11.3</text:p>
          </table:table-cell>
          <table:table-cell table:style-name="ce6" table:formula="of:=([.B82]+[.C83])+(([.B82]+[.C83])*[.D8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3]-[.B82])-[.C8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2">
            <text:p>12.3</text:p>
          </table:table-cell>
          <table:table-cell table:style-name="ce6" table:formula="of:=([.B83]+[.C84])+(([.B83]+[.C84])*[.D8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4]-[.B83])-[.C8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3">
            <text:p>13.3</text:p>
          </table:table-cell>
          <table:table-cell table:style-name="ce6" table:formula="of:=([.B84]+[.C85])+(([.B84]+[.C85])*[.D8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5]-[.B84])-[.C8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4">
            <text:p>14.3</text:p>
          </table:table-cell>
          <table:table-cell table:style-name="ce6" table:formula="of:=([.B85]+[.C86])+(([.B85]+[.C86])*[.D8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6]-[.B85])-[.C8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5">
            <text:p>15.3</text:p>
          </table:table-cell>
          <table:table-cell table:style-name="ce6" table:formula="of:=([.B86]+[.C87])+(([.B86]+[.C87])*[.D8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7]-[.B86])-[.C8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6">
            <text:p>16.3</text:p>
          </table:table-cell>
          <table:table-cell table:style-name="ce6" table:formula="of:=([.B87]+[.C88])+(([.B87]+[.C88])*[.D8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8]-[.B87])-[.C8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7">
            <text:p>17.3</text:p>
          </table:table-cell>
          <table:table-cell table:style-name="ce6" table:formula="of:=([.B88]+[.C89])+(([.B88]+[.C89])*[.D8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89]-[.B88])-[.C8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8">
            <text:p>18.3</text:p>
          </table:table-cell>
          <table:table-cell table:style-name="ce6" table:formula="of:=([.B89]+[.C90])+(([.B89]+[.C90])*[.D9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0]-[.B89])-[.C9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19">
            <text:p>19.3</text:p>
          </table:table-cell>
          <table:table-cell table:style-name="ce6" table:formula="of:=([.B90]+[.C91])+(([.B90]+[.C91])*[.D9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1]-[.B90])-[.C9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0">
            <text:p>20.3</text:p>
          </table:table-cell>
          <table:table-cell table:style-name="ce6" table:formula="of:=([.B91]+[.C92])+(([.B91]+[.C92])*[.D9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2]-[.B91])-[.C9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1">
            <text:p>21.3</text:p>
          </table:table-cell>
          <table:table-cell table:style-name="ce6" table:formula="of:=([.B92]+[.C93])+(([.B92]+[.C93])*[.D9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3]-[.B92])-[.C9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2">
            <text:p>22.3</text:p>
          </table:table-cell>
          <table:table-cell table:style-name="ce6" table:formula="of:=([.B93]+[.C94])+(([.B93]+[.C94])*[.D9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4]-[.B93])-[.C9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3">
            <text:p>23.3</text:p>
          </table:table-cell>
          <table:table-cell table:style-name="ce6" table:formula="of:=([.B94]+[.C95])+(([.B94]+[.C95])*[.D9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5]-[.B94])-[.C9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4">
            <text:p>24.3</text:p>
          </table:table-cell>
          <table:table-cell table:style-name="ce6" table:formula="of:=([.B95]+[.C96])+(([.B95]+[.C96])*[.D9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6]-[.B95])-[.C9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5">
            <text:p>25.3</text:p>
          </table:table-cell>
          <table:table-cell table:style-name="ce6" table:formula="of:=([.B96]+[.C97])+(([.B96]+[.C97])*[.D9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7]-[.B96])-[.C9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6">
            <text:p>26.3</text:p>
          </table:table-cell>
          <table:table-cell table:style-name="ce6" table:formula="of:=([.B97]+[.C98])+(([.B97]+[.C98])*[.D9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8]-[.B97])-[.C9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7">
            <text:p>27.3</text:p>
          </table:table-cell>
          <table:table-cell table:style-name="ce6" table:formula="of:=([.B98]+[.C99])+(([.B98]+[.C99])*[.D9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99]-[.B98])-[.C9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8">
            <text:p>28.3</text:p>
          </table:table-cell>
          <table:table-cell table:style-name="ce6" table:formula="of:=([.B99]+[.C100])+(([.B99]+[.C100])*[.D10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00]-[.B99])-[.C10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29">
            <text:p>29.3</text:p>
          </table:table-cell>
          <table:table-cell table:style-name="ce6" table:formula="of:=([.B100]+[.C101])+(([.B100]+[.C101])*[.D10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01]-[.B100])-[.C10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3-30">
            <text:p>30.3</text:p>
          </table:table-cell>
          <table:table-cell table:style-name="ce6" table:formula="of:=([.B101]+[.C102])+(([.B101]+[.C102])*[.D10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02]-[.B101])-[.C10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3-31">
            <text:p>31.3</text:p>
          </table:table-cell>
          <table:table-cell table:style-name="ce15" table:formula="of:=([.B102]+[.C103])+(([.B102]+[.C103])*[.D103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103]-[.B102])-[.C103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71]" office:value-type="string" office:string-value="carry over March">
            <text:p>carry over March</text:p>
          </table:table-cell>
          <table:table-cell table:style-name="ce50" table:formula="of:=[.B103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April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08:.F137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26" office:value-type="string">
            <text:p>quantity [𝞃]</text:p>
          </table:table-cell>
          <table:table-cell table:style-name="ce26" office:value-type="string">
            <text:p>stock up [𝞃]</text:p>
          </table:table-cell>
          <table:table-cell table:style-name="ce26" office:value-type="string">
            <text:p>daily reward [𝞃] per 𝞃</text:p>
          </table:table-cell>
          <table:table-cell table:style-name="ce26" office:value-type="string">
            <text:p>validator</text:p>
          </table:table-cell>
          <table:table-cell table:style-name="ce26" office:value-type="string">
            <text:p>daily reward [𝞃]</text:p>
          </table:table-cell>
          <table:table-cell table:style-name="ce26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1">
            <text:p>1.4</text:p>
          </table:table-cell>
          <table:table-cell table:style-name="ce16" table:formula="of:=([.B105]+[.C108])+(([.B105]+[.C108])*[.D108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108]-[.B105])-[.C108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2">
            <text:p>2.4</text:p>
          </table:table-cell>
          <table:table-cell table:style-name="ce6" table:formula="of:=([.B108]+[.C109])+(([.B108]+[.C109])*[.D10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09]-[.B108])-[.C10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3">
            <text:p>3.4</text:p>
          </table:table-cell>
          <table:table-cell table:style-name="ce6" table:formula="of:=([.B109]+[.C110])+(([.B109]+[.C110])*[.D11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0]-[.B109])-[.C11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4">
            <text:p>4.4</text:p>
          </table:table-cell>
          <table:table-cell table:style-name="ce6" table:formula="of:=([.B110]+[.C111])+(([.B110]+[.C111])*[.D11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1]-[.B110])-[.C11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5">
            <text:p>5.4</text:p>
          </table:table-cell>
          <table:table-cell table:style-name="ce6" table:formula="of:=([.B111]+[.C112])+(([.B111]+[.C112])*[.D11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2]-[.B111])-[.C11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6">
            <text:p>6.4</text:p>
          </table:table-cell>
          <table:table-cell table:style-name="ce6" table:formula="of:=([.B112]+[.C113])+(([.B112]+[.C113])*[.D11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3]-[.B112])-[.C11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7">
            <text:p>7.4</text:p>
          </table:table-cell>
          <table:table-cell table:style-name="ce6" table:formula="of:=([.B113]+[.C114])+(([.B113]+[.C114])*[.D11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4]-[.B113])-[.C11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8">
            <text:p>8.4</text:p>
          </table:table-cell>
          <table:table-cell table:style-name="ce6" table:formula="of:=([.B114]+[.C115])+(([.B114]+[.C115])*[.D11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5]-[.B114])-[.C11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09">
            <text:p>9.4</text:p>
          </table:table-cell>
          <table:table-cell table:style-name="ce6" table:formula="of:=([.B115]+[.C116])+(([.B115]+[.C116])*[.D11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6]-[.B115])-[.C11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0">
            <text:p>10.4</text:p>
          </table:table-cell>
          <table:table-cell table:style-name="ce6" table:formula="of:=([.B116]+[.C117])+(([.B116]+[.C117])*[.D11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7]-[.B116])-[.C11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1">
            <text:p>11.4</text:p>
          </table:table-cell>
          <table:table-cell table:style-name="ce6" table:formula="of:=([.B117]+[.C118])+(([.B117]+[.C118])*[.D11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8]-[.B117])-[.C11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2">
            <text:p>12.4</text:p>
          </table:table-cell>
          <table:table-cell table:style-name="ce6" table:formula="of:=([.B118]+[.C119])+(([.B118]+[.C119])*[.D11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19]-[.B118])-[.C11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3">
            <text:p>13.4</text:p>
          </table:table-cell>
          <table:table-cell table:style-name="ce6" table:formula="of:=([.B119]+[.C120])+(([.B119]+[.C120])*[.D12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0]-[.B119])-[.C12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4">
            <text:p>14.4</text:p>
          </table:table-cell>
          <table:table-cell table:style-name="ce6" table:formula="of:=([.B120]+[.C121])+(([.B120]+[.C121])*[.D12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1]-[.B120])-[.C12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5">
            <text:p>15.4</text:p>
          </table:table-cell>
          <table:table-cell table:style-name="ce6" table:formula="of:=([.B121]+[.C122])+(([.B121]+[.C122])*[.D12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2]-[.B121])-[.C12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6">
            <text:p>16.4</text:p>
          </table:table-cell>
          <table:table-cell table:style-name="ce6" table:formula="of:=([.B122]+[.C123])+(([.B122]+[.C123])*[.D12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3]-[.B122])-[.C12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7">
            <text:p>17.4</text:p>
          </table:table-cell>
          <table:table-cell table:style-name="ce6" table:formula="of:=([.B123]+[.C124])+(([.B123]+[.C124])*[.D12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4]-[.B123])-[.C12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8">
            <text:p>18.4</text:p>
          </table:table-cell>
          <table:table-cell table:style-name="ce6" table:formula="of:=([.B124]+[.C125])+(([.B124]+[.C125])*[.D12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5]-[.B124])-[.C12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19">
            <text:p>19.4</text:p>
          </table:table-cell>
          <table:table-cell table:style-name="ce6" table:formula="of:=([.B125]+[.C126])+(([.B125]+[.C126])*[.D12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6]-[.B125])-[.C12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0">
            <text:p>20.4</text:p>
          </table:table-cell>
          <table:table-cell table:style-name="ce6" table:formula="of:=([.B126]+[.C127])+(([.B126]+[.C127])*[.D12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7]-[.B126])-[.C12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1">
            <text:p>21.4</text:p>
          </table:table-cell>
          <table:table-cell table:style-name="ce6" table:formula="of:=([.B127]+[.C128])+(([.B127]+[.C128])*[.D12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8]-[.B127])-[.C12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2">
            <text:p>22.4</text:p>
          </table:table-cell>
          <table:table-cell table:style-name="ce6" table:formula="of:=([.B128]+[.C129])+(([.B128]+[.C129])*[.D12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29]-[.B128])-[.C12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3">
            <text:p>23.4</text:p>
          </table:table-cell>
          <table:table-cell table:style-name="ce6" table:formula="of:=([.B129]+[.C130])+(([.B129]+[.C130])*[.D13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0]-[.B129])-[.C13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4">
            <text:p>24.4</text:p>
          </table:table-cell>
          <table:table-cell table:style-name="ce6" table:formula="of:=([.B130]+[.C131])+(([.B130]+[.C131])*[.D13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1]-[.B130])-[.C13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5">
            <text:p>25.4</text:p>
          </table:table-cell>
          <table:table-cell table:style-name="ce6" table:formula="of:=([.B131]+[.C132])+(([.B131]+[.C132])*[.D13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2]-[.B131])-[.C13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6">
            <text:p>26.4</text:p>
          </table:table-cell>
          <table:table-cell table:style-name="ce6" table:formula="of:=([.B132]+[.C133])+(([.B132]+[.C133])*[.D13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3]-[.B132])-[.C13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7">
            <text:p>27.4</text:p>
          </table:table-cell>
          <table:table-cell table:style-name="ce6" table:formula="of:=([.B133]+[.C134])+(([.B133]+[.C134])*[.D13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4]-[.B133])-[.C13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8">
            <text:p>28.4</text:p>
          </table:table-cell>
          <table:table-cell table:style-name="ce6" table:formula="of:=([.B134]+[.C135])+(([.B134]+[.C135])*[.D13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5]-[.B134])-[.C13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4-29">
            <text:p>29.4</text:p>
          </table:table-cell>
          <table:table-cell table:style-name="ce6" table:formula="of:=([.B135]+[.C136])+(([.B135]+[.C136])*[.D13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36]-[.B135])-[.C13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4-30">
            <text:p>30.4</text:p>
          </table:table-cell>
          <table:table-cell table:style-name="ce15" table:formula="of:=([.B136]+[.C137])+(([.B136]+[.C137])*[.D137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137]-[.B136])-[.C137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106]" office:value-type="string" office:string-value="carry over April">
            <text:p>carry over April</text:p>
          </table:table-cell>
          <table:table-cell table:style-name="ce50" table:formula="of:=[.B137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May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42:.F172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44" office:value-type="string">
            <text:p>date</text:p>
          </table:table-cell>
          <table:table-cell table:style-name="ce44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8" office:value-type="date" office:date-value="2024-05-01">
            <text:p>1.5</text:p>
          </table:table-cell>
          <table:table-cell table:style-name="ce16" table:formula="of:=([.B139]+[.C142])+(([.B139]+[.C142])*[.D142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142]-[.B139])-[.C142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2">
            <text:p>2.5</text:p>
          </table:table-cell>
          <table:table-cell table:style-name="ce6" table:formula="of:=([.B142]+[.C143])+(([.B142]+[.C143])*[.D14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3]-[.B142])-[.C14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3">
            <text:p>3.5</text:p>
          </table:table-cell>
          <table:table-cell table:style-name="ce6" table:formula="of:=([.B143]+[.C144])+(([.B143]+[.C144])*[.D14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4]-[.B143])-[.C14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4">
            <text:p>4.5</text:p>
          </table:table-cell>
          <table:table-cell table:style-name="ce6" table:formula="of:=([.B144]+[.C145])+(([.B144]+[.C145])*[.D14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5]-[.B144])-[.C14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5">
            <text:p>5.5</text:p>
          </table:table-cell>
          <table:table-cell table:style-name="ce6" table:formula="of:=([.B145]+[.C146])+(([.B145]+[.C146])*[.D14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6]-[.B145])-[.C14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6">
            <text:p>6.5</text:p>
          </table:table-cell>
          <table:table-cell table:style-name="ce6" table:formula="of:=([.B146]+[.C147])+(([.B146]+[.C147])*[.D14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7]-[.B146])-[.C14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7">
            <text:p>7.5</text:p>
          </table:table-cell>
          <table:table-cell table:style-name="ce6" table:formula="of:=([.B147]+[.C148])+(([.B147]+[.C148])*[.D14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8]-[.B147])-[.C14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8">
            <text:p>8.5</text:p>
          </table:table-cell>
          <table:table-cell table:style-name="ce6" table:formula="of:=([.B148]+[.C149])+(([.B148]+[.C149])*[.D14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49]-[.B148])-[.C14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09">
            <text:p>9.5</text:p>
          </table:table-cell>
          <table:table-cell table:style-name="ce6" table:formula="of:=([.B149]+[.C150])+(([.B149]+[.C150])*[.D15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0]-[.B149])-[.C15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0">
            <text:p>10.5</text:p>
          </table:table-cell>
          <table:table-cell table:style-name="ce6" table:formula="of:=([.B150]+[.C151])+(([.B150]+[.C151])*[.D15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1]-[.B150])-[.C15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1">
            <text:p>11.5</text:p>
          </table:table-cell>
          <table:table-cell table:style-name="ce6" table:formula="of:=([.B151]+[.C152])+(([.B151]+[.C152])*[.D15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2]-[.B151])-[.C15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2">
            <text:p>12.5</text:p>
          </table:table-cell>
          <table:table-cell table:style-name="ce6" table:formula="of:=([.B152]+[.C153])+(([.B152]+[.C153])*[.D15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3]-[.B152])-[.C15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3">
            <text:p>13.5</text:p>
          </table:table-cell>
          <table:table-cell table:style-name="ce6" table:formula="of:=([.B153]+[.C154])+(([.B153]+[.C154])*[.D15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4]-[.B153])-[.C15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4">
            <text:p>14.5</text:p>
          </table:table-cell>
          <table:table-cell table:style-name="ce6" table:formula="of:=([.B154]+[.C155])+(([.B154]+[.C155])*[.D15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5]-[.B154])-[.C15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5">
            <text:p>15.5</text:p>
          </table:table-cell>
          <table:table-cell table:style-name="ce6" table:formula="of:=([.B155]+[.C156])+(([.B155]+[.C156])*[.D15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6]-[.B155])-[.C15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6">
            <text:p>16.5</text:p>
          </table:table-cell>
          <table:table-cell table:style-name="ce6" table:formula="of:=([.B156]+[.C157])+(([.B156]+[.C157])*[.D15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7]-[.B156])-[.C15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7">
            <text:p>17.5</text:p>
          </table:table-cell>
          <table:table-cell table:style-name="ce6" table:formula="of:=([.B157]+[.C158])+(([.B157]+[.C158])*[.D15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8]-[.B157])-[.C15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8">
            <text:p>18.5</text:p>
          </table:table-cell>
          <table:table-cell table:style-name="ce6" table:formula="of:=([.B158]+[.C159])+(([.B158]+[.C159])*[.D15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59]-[.B158])-[.C15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19">
            <text:p>19.5</text:p>
          </table:table-cell>
          <table:table-cell table:style-name="ce6" table:formula="of:=([.B159]+[.C160])+(([.B159]+[.C160])*[.D16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0]-[.B159])-[.C16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0">
            <text:p>20.5</text:p>
          </table:table-cell>
          <table:table-cell table:style-name="ce6" table:formula="of:=([.B160]+[.C161])+(([.B160]+[.C161])*[.D16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1]-[.B160])-[.C16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1">
            <text:p>21.5</text:p>
          </table:table-cell>
          <table:table-cell table:style-name="ce6" table:formula="of:=([.B161]+[.C162])+(([.B161]+[.C162])*[.D16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2]-[.B161])-[.C16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2">
            <text:p>22.5</text:p>
          </table:table-cell>
          <table:table-cell table:style-name="ce6" table:formula="of:=([.B162]+[.C163])+(([.B162]+[.C163])*[.D16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3]-[.B162])-[.C16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3">
            <text:p>23.5</text:p>
          </table:table-cell>
          <table:table-cell table:style-name="ce6" table:formula="of:=([.B163]+[.C164])+(([.B163]+[.C164])*[.D16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4]-[.B163])-[.C16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4">
            <text:p>24.5</text:p>
          </table:table-cell>
          <table:table-cell table:style-name="ce6" table:formula="of:=([.B164]+[.C165])+(([.B164]+[.C165])*[.D16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5]-[.B164])-[.C16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5">
            <text:p>25.5</text:p>
          </table:table-cell>
          <table:table-cell table:style-name="ce6" table:formula="of:=([.B165]+[.C166])+(([.B165]+[.C166])*[.D16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6]-[.B165])-[.C16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6">
            <text:p>26.5</text:p>
          </table:table-cell>
          <table:table-cell table:style-name="ce6" table:formula="of:=([.B166]+[.C167])+(([.B166]+[.C167])*[.D16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7]-[.B166])-[.C16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7">
            <text:p>27.5</text:p>
          </table:table-cell>
          <table:table-cell table:style-name="ce6" table:formula="of:=([.B167]+[.C168])+(([.B167]+[.C168])*[.D16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8]-[.B167])-[.C16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8">
            <text:p>28.5</text:p>
          </table:table-cell>
          <table:table-cell table:style-name="ce6" table:formula="of:=([.B168]+[.C169])+(([.B168]+[.C169])*[.D16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69]-[.B168])-[.C16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29">
            <text:p>29.5</text:p>
          </table:table-cell>
          <table:table-cell table:style-name="ce6" table:formula="of:=([.B169]+[.C170])+(([.B169]+[.C170])*[.D17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0]-[.B169])-[.C17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5-30">
            <text:p>30.5</text:p>
          </table:table-cell>
          <table:table-cell table:style-name="ce6" table:formula="of:=([.B170]+[.C171])+(([.B170]+[.C171])*[.D17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1]-[.B170])-[.C17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5-31">
            <text:p>31.5</text:p>
          </table:table-cell>
          <table:table-cell table:style-name="ce15" table:formula="of:=([.B171]+[.C172])+(([.B171]+[.C172])*[.D172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172]-[.B171])-[.C172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140]" office:value-type="string" office:string-value="carry over May">
            <text:p>carry over May</text:p>
          </table:table-cell>
          <table:table-cell table:style-name="ce50" table:formula="of:=[.B172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3" office:value-type="string">
            <text:p>June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177:.F206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44" office:value-type="string">
            <text:p>date</text:p>
          </table:table-cell>
          <table:table-cell table:style-name="ce44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8" office:value-type="date" office:date-value="2024-06-01">
            <text:p>1.6</text:p>
          </table:table-cell>
          <table:table-cell table:style-name="ce16" table:formula="of:=([.B174]+[.C177])+(([.B174]+[.C177])*[.D177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177]-[.B174])-[.C177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2">
            <text:p>2.6</text:p>
          </table:table-cell>
          <table:table-cell table:style-name="ce6" table:formula="of:=([.B177]+[.C178])+(([.B177]+[.C178])*[.D17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8]-[.B177])-[.C17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3">
            <text:p>3.6</text:p>
          </table:table-cell>
          <table:table-cell table:style-name="ce6" table:formula="of:=([.B178]+[.C179])+(([.B178]+[.C179])*[.D17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79]-[.B178])-[.C17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4">
            <text:p>4.6</text:p>
          </table:table-cell>
          <table:table-cell table:style-name="ce6" table:formula="of:=([.B179]+[.C180])+(([.B179]+[.C180])*[.D18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0]-[.B179])-[.C18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5">
            <text:p>5.6</text:p>
          </table:table-cell>
          <table:table-cell table:style-name="ce6" table:formula="of:=([.B180]+[.C181])+(([.B180]+[.C181])*[.D18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1]-[.B180])-[.C18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6">
            <text:p>6.6</text:p>
          </table:table-cell>
          <table:table-cell table:style-name="ce6" table:formula="of:=([.B181]+[.C182])+(([.B181]+[.C182])*[.D18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2]-[.B181])-[.C18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7">
            <text:p>7.6</text:p>
          </table:table-cell>
          <table:table-cell table:style-name="ce6" table:formula="of:=([.B182]+[.C183])+(([.B182]+[.C183])*[.D18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3]-[.B182])-[.C18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8">
            <text:p>8.6</text:p>
          </table:table-cell>
          <table:table-cell table:style-name="ce6" table:formula="of:=([.B183]+[.C184])+(([.B183]+[.C184])*[.D18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4]-[.B183])-[.C18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09">
            <text:p>9.6</text:p>
          </table:table-cell>
          <table:table-cell table:style-name="ce6" table:formula="of:=([.B184]+[.C185])+(([.B184]+[.C185])*[.D18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5]-[.B184])-[.C18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0">
            <text:p>10.6</text:p>
          </table:table-cell>
          <table:table-cell table:style-name="ce6" table:formula="of:=([.B185]+[.C186])+(([.B185]+[.C186])*[.D18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6]-[.B185])-[.C18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1">
            <text:p>11.6</text:p>
          </table:table-cell>
          <table:table-cell table:style-name="ce6" table:formula="of:=([.B186]+[.C187])+(([.B186]+[.C187])*[.D18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7]-[.B186])-[.C18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2">
            <text:p>12.6</text:p>
          </table:table-cell>
          <table:table-cell table:style-name="ce6" table:formula="of:=([.B187]+[.C188])+(([.B187]+[.C188])*[.D18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8]-[.B187])-[.C18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3">
            <text:p>13.6</text:p>
          </table:table-cell>
          <table:table-cell table:style-name="ce6" table:formula="of:=([.B188]+[.C189])+(([.B188]+[.C189])*[.D18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89]-[.B188])-[.C18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4">
            <text:p>14.6</text:p>
          </table:table-cell>
          <table:table-cell table:style-name="ce6" table:formula="of:=([.B189]+[.C190])+(([.B189]+[.C190])*[.D19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0]-[.B189])-[.C19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5">
            <text:p>15.6</text:p>
          </table:table-cell>
          <table:table-cell table:style-name="ce6" table:formula="of:=([.B190]+[.C191])+(([.B190]+[.C191])*[.D19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1]-[.B190])-[.C19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6">
            <text:p>16.6</text:p>
          </table:table-cell>
          <table:table-cell table:style-name="ce6" table:formula="of:=([.B191]+[.C192])+(([.B191]+[.C192])*[.D19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2]-[.B191])-[.C19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7">
            <text:p>17.6</text:p>
          </table:table-cell>
          <table:table-cell table:style-name="ce6" table:formula="of:=([.B192]+[.C193])+(([.B192]+[.C193])*[.D19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3]-[.B192])-[.C19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8">
            <text:p>18.6</text:p>
          </table:table-cell>
          <table:table-cell table:style-name="ce6" table:formula="of:=([.B193]+[.C194])+(([.B193]+[.C194])*[.D19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4]-[.B193])-[.C19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19">
            <text:p>19.6</text:p>
          </table:table-cell>
          <table:table-cell table:style-name="ce6" table:formula="of:=([.B194]+[.C195])+(([.B194]+[.C195])*[.D19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5]-[.B194])-[.C19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0">
            <text:p>20.6</text:p>
          </table:table-cell>
          <table:table-cell table:style-name="ce6" table:formula="of:=([.B195]+[.C196])+(([.B195]+[.C196])*[.D19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6]-[.B195])-[.C19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1">
            <text:p>21.6</text:p>
          </table:table-cell>
          <table:table-cell table:style-name="ce6" table:formula="of:=([.B196]+[.C197])+(([.B196]+[.C197])*[.D19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7]-[.B196])-[.C19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2">
            <text:p>22.6</text:p>
          </table:table-cell>
          <table:table-cell table:style-name="ce6" table:formula="of:=([.B197]+[.C198])+(([.B197]+[.C198])*[.D19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8]-[.B197])-[.C19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3">
            <text:p>23.6</text:p>
          </table:table-cell>
          <table:table-cell table:style-name="ce6" table:formula="of:=([.B198]+[.C199])+(([.B198]+[.C199])*[.D19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199]-[.B198])-[.C19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4">
            <text:p>24.6</text:p>
          </table:table-cell>
          <table:table-cell table:style-name="ce6" table:formula="of:=([.B199]+[.C200])+(([.B199]+[.C200])*[.D20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0]-[.B199])-[.C20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5">
            <text:p>25.6</text:p>
          </table:table-cell>
          <table:table-cell table:style-name="ce6" table:formula="of:=([.B200]+[.C201])+(([.B200]+[.C201])*[.D20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1]-[.B200])-[.C20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6">
            <text:p>26.6</text:p>
          </table:table-cell>
          <table:table-cell table:style-name="ce6" table:formula="of:=([.B201]+[.C202])+(([.B201]+[.C202])*[.D20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2]-[.B201])-[.C20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7">
            <text:p>27.6</text:p>
          </table:table-cell>
          <table:table-cell table:style-name="ce6" table:formula="of:=([.B202]+[.C203])+(([.B202]+[.C203])*[.D20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3]-[.B202])-[.C20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8">
            <text:p>28.6</text:p>
          </table:table-cell>
          <table:table-cell table:style-name="ce6" table:formula="of:=([.B203]+[.C204])+(([.B203]+[.C204])*[.D20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4]-[.B203])-[.C20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6-29">
            <text:p>29.6</text:p>
          </table:table-cell>
          <table:table-cell table:style-name="ce6" table:formula="of:=([.B204]+[.C205])+(([.B204]+[.C205])*[.D20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05]-[.B204])-[.C20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6-30">
            <text:p>30.6</text:p>
          </table:table-cell>
          <table:table-cell table:style-name="ce15" table:formula="of:=([.B205]+[.C206])+(([.B205]+[.C206])*[.D206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206]-[.B205])-[.C206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175]" office:value-type="string" office:string-value="carry over June">
            <text:p>carry over June</text:p>
          </table:table-cell>
          <table:table-cell table:style-name="ce50" table:formula="of:=[.B206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July</text:p>
          </table:table-cell>
          <table:table-cell table:style-name="ce52" table:number-columns-repeated="3"/>
          <table:table-cell table:style-name="ce61"/>
          <table:table-cell table:style-name="ce52" office:value-type="string">
            <text:p>total monthly reward</text:p>
          </table:table-cell>
          <table:table-cell table:style-name="ce66" table:formula="of:=SUM([.F211:.F241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1">
            <text:p>1.7</text:p>
          </table:table-cell>
          <table:table-cell table:style-name="ce16" table:formula="of:=([.B208]+[.C211])+(([.B208]+[.C211])*[.D211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211]-[.B208])-[.C211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2">
            <text:p>2.7</text:p>
          </table:table-cell>
          <table:table-cell table:style-name="ce6" table:formula="of:=([.B211]+[.C212])+(([.B211]+[.C212])*[.D21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2]-[.B211])-[.C21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3">
            <text:p>3.7</text:p>
          </table:table-cell>
          <table:table-cell table:style-name="ce6" table:formula="of:=([.B212]+[.C213])+(([.B212]+[.C213])*[.D21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3]-[.B212])-[.C21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4">
            <text:p>4.7</text:p>
          </table:table-cell>
          <table:table-cell table:style-name="ce6" table:formula="of:=([.B213]+[.C214])+(([.B213]+[.C214])*[.D21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4]-[.B213])-[.C21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5">
            <text:p>5.7</text:p>
          </table:table-cell>
          <table:table-cell table:style-name="ce6" table:formula="of:=([.B214]+[.C215])+(([.B214]+[.C215])*[.D21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5]-[.B214])-[.C21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6">
            <text:p>6.7</text:p>
          </table:table-cell>
          <table:table-cell table:style-name="ce6" table:formula="of:=([.B215]+[.C216])+(([.B215]+[.C216])*[.D21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6]-[.B215])-[.C21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7">
            <text:p>7.7</text:p>
          </table:table-cell>
          <table:table-cell table:style-name="ce6" table:formula="of:=([.B216]+[.C217])+(([.B216]+[.C217])*[.D21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7]-[.B216])-[.C21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8">
            <text:p>8.7</text:p>
          </table:table-cell>
          <table:table-cell table:style-name="ce6" table:formula="of:=([.B217]+[.C218])+(([.B217]+[.C218])*[.D21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8]-[.B217])-[.C21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09">
            <text:p>9.7</text:p>
          </table:table-cell>
          <table:table-cell table:style-name="ce6" table:formula="of:=([.B218]+[.C219])+(([.B218]+[.C219])*[.D21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19]-[.B218])-[.C21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0">
            <text:p>10.7</text:p>
          </table:table-cell>
          <table:table-cell table:style-name="ce6" table:formula="of:=([.B219]+[.C220])+(([.B219]+[.C220])*[.D22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0]-[.B219])-[.C22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1">
            <text:p>11.7</text:p>
          </table:table-cell>
          <table:table-cell table:style-name="ce6" table:formula="of:=([.B220]+[.C221])+(([.B220]+[.C221])*[.D22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1]-[.B220])-[.C22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2">
            <text:p>12.7</text:p>
          </table:table-cell>
          <table:table-cell table:style-name="ce6" table:formula="of:=([.B221]+[.C222])+(([.B221]+[.C222])*[.D22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2]-[.B221])-[.C22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3">
            <text:p>13.7</text:p>
          </table:table-cell>
          <table:table-cell table:style-name="ce6" table:formula="of:=([.B222]+[.C223])+(([.B222]+[.C223])*[.D22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3]-[.B222])-[.C22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4">
            <text:p>14.7</text:p>
          </table:table-cell>
          <table:table-cell table:style-name="ce6" table:formula="of:=([.B223]+[.C224])+(([.B223]+[.C224])*[.D22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4]-[.B223])-[.C22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5">
            <text:p>15.7</text:p>
          </table:table-cell>
          <table:table-cell table:style-name="ce6" table:formula="of:=([.B224]+[.C225])+(([.B224]+[.C225])*[.D22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5]-[.B224])-[.C22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6">
            <text:p>16.7</text:p>
          </table:table-cell>
          <table:table-cell table:style-name="ce6" table:formula="of:=([.B225]+[.C226])+(([.B225]+[.C226])*[.D22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6]-[.B225])-[.C22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7">
            <text:p>17.7</text:p>
          </table:table-cell>
          <table:table-cell table:style-name="ce6" table:formula="of:=([.B226]+[.C227])+(([.B226]+[.C227])*[.D22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7]-[.B226])-[.C22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8">
            <text:p>18.7</text:p>
          </table:table-cell>
          <table:table-cell table:style-name="ce6" table:formula="of:=([.B227]+[.C228])+(([.B227]+[.C228])*[.D22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8]-[.B227])-[.C22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19">
            <text:p>19.7</text:p>
          </table:table-cell>
          <table:table-cell table:style-name="ce6" table:formula="of:=([.B228]+[.C229])+(([.B228]+[.C229])*[.D22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29]-[.B228])-[.C22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0">
            <text:p>20.7</text:p>
          </table:table-cell>
          <table:table-cell table:style-name="ce6" table:formula="of:=([.B229]+[.C230])+(([.B229]+[.C230])*[.D23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0]-[.B229])-[.C23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1">
            <text:p>21.7</text:p>
          </table:table-cell>
          <table:table-cell table:style-name="ce6" table:formula="of:=([.B230]+[.C231])+(([.B230]+[.C231])*[.D23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1]-[.B230])-[.C23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2">
            <text:p>22.7</text:p>
          </table:table-cell>
          <table:table-cell table:style-name="ce6" table:formula="of:=([.B231]+[.C232])+(([.B231]+[.C232])*[.D23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2]-[.B231])-[.C23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3">
            <text:p>23.7</text:p>
          </table:table-cell>
          <table:table-cell table:style-name="ce6" table:formula="of:=([.B232]+[.C233])+(([.B232]+[.C233])*[.D23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3]-[.B232])-[.C23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4">
            <text:p>24.7</text:p>
          </table:table-cell>
          <table:table-cell table:style-name="ce6" table:formula="of:=([.B233]+[.C234])+(([.B233]+[.C234])*[.D23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4]-[.B233])-[.C23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5">
            <text:p>25.7</text:p>
          </table:table-cell>
          <table:table-cell table:style-name="ce6" table:formula="of:=([.B234]+[.C235])+(([.B234]+[.C235])*[.D23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5]-[.B234])-[.C23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6">
            <text:p>26.7</text:p>
          </table:table-cell>
          <table:table-cell table:style-name="ce6" table:formula="of:=([.B235]+[.C236])+(([.B235]+[.C236])*[.D23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6]-[.B235])-[.C23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7">
            <text:p>27.7</text:p>
          </table:table-cell>
          <table:table-cell table:style-name="ce6" table:formula="of:=([.B236]+[.C237])+(([.B236]+[.C237])*[.D23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7]-[.B236])-[.C23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8">
            <text:p>28.7</text:p>
          </table:table-cell>
          <table:table-cell table:style-name="ce6" table:formula="of:=([.B237]+[.C238])+(([.B237]+[.C238])*[.D23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8]-[.B237])-[.C23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29">
            <text:p>29.7</text:p>
          </table:table-cell>
          <table:table-cell table:style-name="ce6" table:formula="of:=([.B238]+[.C239])+(([.B238]+[.C239])*[.D23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39]-[.B238])-[.C23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7-30">
            <text:p>30.7</text:p>
          </table:table-cell>
          <table:table-cell table:style-name="ce6" table:formula="of:=([.B239]+[.C240])+(([.B239]+[.C240])*[.D24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0]-[.B239])-[.C24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7-31">
            <text:p>31.7</text:p>
          </table:table-cell>
          <table:table-cell table:style-name="ce15" table:formula="of:=([.B240]+[.C241])+(([.B240]+[.C241])*[.D241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241]-[.B240])-[.C241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209]" office:value-type="string" office:string-value="carry over July">
            <text:p>carry over July</text:p>
          </table:table-cell>
          <table:table-cell table:style-name="ce50" table:formula="of:=[.B241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August</text:p>
          </table:table-cell>
          <table:table-cell table:style-name="ce52" table:number-columns-repeated="3"/>
          <table:table-cell table:style-name="ce61"/>
          <table:table-cell table:style-name="ce52" office:value-type="string">
            <text:p>total monthly reward</text:p>
          </table:table-cell>
          <table:table-cell table:style-name="ce66" table:formula="of:=SUM([.F246:.F276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1">
            <text:p>1.8</text:p>
          </table:table-cell>
          <table:table-cell table:style-name="ce16" table:formula="of:=([.B243]+[.C246])+(([.B243]+[.C246])*[.D246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246]-[.B243])-[.C246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2">
            <text:p>2.8</text:p>
          </table:table-cell>
          <table:table-cell table:style-name="ce6" table:formula="of:=([.B246]+[.C247])+(([.B246]+[.C247])*[.D24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7]-[.B246])-[.C24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3">
            <text:p>3.8</text:p>
          </table:table-cell>
          <table:table-cell table:style-name="ce6" table:formula="of:=([.B247]+[.C248])+(([.B247]+[.C248])*[.D24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8]-[.B247])-[.C24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4">
            <text:p>4.8</text:p>
          </table:table-cell>
          <table:table-cell table:style-name="ce6" table:formula="of:=([.B248]+[.C249])+(([.B248]+[.C249])*[.D24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49]-[.B248])-[.C24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5">
            <text:p>5.8</text:p>
          </table:table-cell>
          <table:table-cell table:style-name="ce6" table:formula="of:=([.B249]+[.C250])+(([.B249]+[.C250])*[.D25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0]-[.B249])-[.C25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6">
            <text:p>6.8</text:p>
          </table:table-cell>
          <table:table-cell table:style-name="ce6" table:formula="of:=([.B250]+[.C251])+(([.B250]+[.C251])*[.D25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1]-[.B250])-[.C25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7">
            <text:p>7.8</text:p>
          </table:table-cell>
          <table:table-cell table:style-name="ce6" table:formula="of:=([.B251]+[.C252])+(([.B251]+[.C252])*[.D25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2]-[.B251])-[.C25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8">
            <text:p>8.8</text:p>
          </table:table-cell>
          <table:table-cell table:style-name="ce6" table:formula="of:=([.B252]+[.C253])+(([.B252]+[.C253])*[.D25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3]-[.B252])-[.C25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09">
            <text:p>9.8</text:p>
          </table:table-cell>
          <table:table-cell table:style-name="ce6" table:formula="of:=([.B253]+[.C254])+(([.B253]+[.C254])*[.D25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4]-[.B253])-[.C25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0">
            <text:p>10.8</text:p>
          </table:table-cell>
          <table:table-cell table:style-name="ce6" table:formula="of:=([.B254]+[.C255])+(([.B254]+[.C255])*[.D25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5]-[.B254])-[.C25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1">
            <text:p>11.8</text:p>
          </table:table-cell>
          <table:table-cell table:style-name="ce6" table:formula="of:=([.B255]+[.C256])+(([.B255]+[.C256])*[.D25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6]-[.B255])-[.C25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2">
            <text:p>12.8</text:p>
          </table:table-cell>
          <table:table-cell table:style-name="ce6" table:formula="of:=([.B256]+[.C257])+(([.B256]+[.C257])*[.D25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7]-[.B256])-[.C25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3">
            <text:p>13.8</text:p>
          </table:table-cell>
          <table:table-cell table:style-name="ce6" table:formula="of:=([.B257]+[.C258])+(([.B257]+[.C258])*[.D25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8]-[.B257])-[.C25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4">
            <text:p>14.8</text:p>
          </table:table-cell>
          <table:table-cell table:style-name="ce6" table:formula="of:=([.B258]+[.C259])+(([.B258]+[.C259])*[.D25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59]-[.B258])-[.C25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5">
            <text:p>15.8</text:p>
          </table:table-cell>
          <table:table-cell table:style-name="ce6" table:formula="of:=([.B259]+[.C260])+(([.B259]+[.C260])*[.D26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0]-[.B259])-[.C26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6">
            <text:p>16.8</text:p>
          </table:table-cell>
          <table:table-cell table:style-name="ce6" table:formula="of:=([.B260]+[.C261])+(([.B260]+[.C261])*[.D26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1]-[.B260])-[.C26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7">
            <text:p>17.8</text:p>
          </table:table-cell>
          <table:table-cell table:style-name="ce6" table:formula="of:=([.B261]+[.C262])+(([.B261]+[.C262])*[.D26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2]-[.B261])-[.C26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8">
            <text:p>18.8</text:p>
          </table:table-cell>
          <table:table-cell table:style-name="ce6" table:formula="of:=([.B262]+[.C263])+(([.B262]+[.C263])*[.D26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3]-[.B262])-[.C26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19">
            <text:p>19.8</text:p>
          </table:table-cell>
          <table:table-cell table:style-name="ce6" table:formula="of:=([.B263]+[.C264])+(([.B263]+[.C264])*[.D26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4]-[.B263])-[.C26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0">
            <text:p>20.8</text:p>
          </table:table-cell>
          <table:table-cell table:style-name="ce6" table:formula="of:=([.B264]+[.C265])+(([.B264]+[.C265])*[.D26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5]-[.B264])-[.C26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1">
            <text:p>21.8</text:p>
          </table:table-cell>
          <table:table-cell table:style-name="ce6" table:formula="of:=([.B265]+[.C266])+(([.B265]+[.C266])*[.D26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6]-[.B265])-[.C26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2">
            <text:p>22.8</text:p>
          </table:table-cell>
          <table:table-cell table:style-name="ce6" table:formula="of:=([.B266]+[.C267])+(([.B266]+[.C267])*[.D26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7]-[.B266])-[.C26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3">
            <text:p>23.8</text:p>
          </table:table-cell>
          <table:table-cell table:style-name="ce6" table:formula="of:=([.B267]+[.C268])+(([.B267]+[.C268])*[.D26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8]-[.B267])-[.C26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4">
            <text:p>24.8</text:p>
          </table:table-cell>
          <table:table-cell table:style-name="ce6" table:formula="of:=([.B268]+[.C269])+(([.B268]+[.C269])*[.D26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69]-[.B268])-[.C26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5">
            <text:p>25.8</text:p>
          </table:table-cell>
          <table:table-cell table:style-name="ce6" table:formula="of:=([.B269]+[.C270])+(([.B269]+[.C270])*[.D27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0]-[.B269])-[.C27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6">
            <text:p>26.8</text:p>
          </table:table-cell>
          <table:table-cell table:style-name="ce6" table:formula="of:=([.B270]+[.C271])+(([.B270]+[.C271])*[.D27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1]-[.B270])-[.C27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7">
            <text:p>27.8</text:p>
          </table:table-cell>
          <table:table-cell table:style-name="ce6" table:formula="of:=([.B271]+[.C272])+(([.B271]+[.C272])*[.D27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2]-[.B271])-[.C27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8">
            <text:p>28.8</text:p>
          </table:table-cell>
          <table:table-cell table:style-name="ce6" table:formula="of:=([.B272]+[.C273])+(([.B272]+[.C273])*[.D27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3]-[.B272])-[.C27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29">
            <text:p>29.8</text:p>
          </table:table-cell>
          <table:table-cell table:style-name="ce6" table:formula="of:=([.B273]+[.C274])+(([.B273]+[.C274])*[.D27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4]-[.B273])-[.C27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8-30">
            <text:p>30.8</text:p>
          </table:table-cell>
          <table:table-cell table:style-name="ce6" table:formula="of:=([.B274]+[.C275])+(([.B274]+[.C275])*[.D27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75]-[.B274])-[.C27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8-31">
            <text:p>31.8</text:p>
          </table:table-cell>
          <table:table-cell table:style-name="ce15" table:formula="of:=([.B275]+[.C276])+(([.B275]+[.C276])*[.D276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276]-[.B275])-[.C276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7" table:formula="of:=&quot;carry over &quot;&amp;[.A244]" office:value-type="string" office:string-value="carry over August">
            <text:p>carry over August</text:p>
          </table:table-cell>
          <table:table-cell table:style-name="ce54" table:formula="of:=[.B276]" office:value-type="float" office:value="67.0611453589994">
            <text:p>67,061145359</text:p>
          </table:table-cell>
          <table:table-cell table:style-name="ce54" table:number-columns-repeated="2"/>
          <table:table-cell table:style-name="ce62"/>
          <table:table-cell table:style-name="ce54"/>
          <table:table-cell table:style-name="ce67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8" office:value-type="string">
            <text:p>Sept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8" table:formula="of:=SUM([.F281:.F310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49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69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8" office:value-type="date" office:date-value="2024-09-01">
            <text:p>1.9</text:p>
          </table:table-cell>
          <table:table-cell table:style-name="ce16" table:formula="of:=([.B278]+[.C281])+(([.B278]+[.C281])*[.D281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281]-[.B278])-[.C281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2">
            <text:p>2.9</text:p>
          </table:table-cell>
          <table:table-cell table:style-name="ce6" table:formula="of:=([.B281]+[.C282])+(([.B281]+[.C282])*[.D28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2]-[.B281])-[.C28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3">
            <text:p>3.9</text:p>
          </table:table-cell>
          <table:table-cell table:style-name="ce6" table:formula="of:=([.B282]+[.C283])+(([.B282]+[.C283])*[.D28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3]-[.B282])-[.C28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4">
            <text:p>4.9</text:p>
          </table:table-cell>
          <table:table-cell table:style-name="ce6" table:formula="of:=([.B283]+[.C284])+(([.B283]+[.C284])*[.D28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4]-[.B283])-[.C28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5">
            <text:p>5.9</text:p>
          </table:table-cell>
          <table:table-cell table:style-name="ce6" table:formula="of:=([.B284]+[.C285])+(([.B284]+[.C285])*[.D28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5]-[.B284])-[.C28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6">
            <text:p>6.9</text:p>
          </table:table-cell>
          <table:table-cell table:style-name="ce6" table:formula="of:=([.B285]+[.C286])+(([.B285]+[.C286])*[.D28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6]-[.B285])-[.C28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7">
            <text:p>7.9</text:p>
          </table:table-cell>
          <table:table-cell table:style-name="ce6" table:formula="of:=([.B286]+[.C287])+(([.B286]+[.C287])*[.D28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7]-[.B286])-[.C28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8">
            <text:p>8.9</text:p>
          </table:table-cell>
          <table:table-cell table:style-name="ce6" table:formula="of:=([.B287]+[.C288])+(([.B287]+[.C288])*[.D28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8]-[.B287])-[.C28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09">
            <text:p>9.9</text:p>
          </table:table-cell>
          <table:table-cell table:style-name="ce6" table:formula="of:=([.B288]+[.C289])+(([.B288]+[.C289])*[.D28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89]-[.B288])-[.C28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0">
            <text:p>10.9</text:p>
          </table:table-cell>
          <table:table-cell table:style-name="ce6" table:formula="of:=([.B289]+[.C290])+(([.B289]+[.C290])*[.D29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0]-[.B289])-[.C29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1">
            <text:p>11.9</text:p>
          </table:table-cell>
          <table:table-cell table:style-name="ce6" table:formula="of:=([.B290]+[.C291])+(([.B290]+[.C291])*[.D29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1]-[.B290])-[.C29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2">
            <text:p>12.9</text:p>
          </table:table-cell>
          <table:table-cell table:style-name="ce6" table:formula="of:=([.B291]+[.C292])+(([.B291]+[.C292])*[.D29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2]-[.B291])-[.C29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3">
            <text:p>13.9</text:p>
          </table:table-cell>
          <table:table-cell table:style-name="ce6" table:formula="of:=([.B292]+[.C293])+(([.B292]+[.C293])*[.D29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3]-[.B292])-[.C29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4">
            <text:p>14.9</text:p>
          </table:table-cell>
          <table:table-cell table:style-name="ce6" table:formula="of:=([.B293]+[.C294])+(([.B293]+[.C294])*[.D29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4]-[.B293])-[.C29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5">
            <text:p>15.9</text:p>
          </table:table-cell>
          <table:table-cell table:style-name="ce6" table:formula="of:=([.B294]+[.C295])+(([.B294]+[.C295])*[.D29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5]-[.B294])-[.C29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6">
            <text:p>16.9</text:p>
          </table:table-cell>
          <table:table-cell table:style-name="ce6" table:formula="of:=([.B295]+[.C296])+(([.B295]+[.C296])*[.D29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6]-[.B295])-[.C29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7">
            <text:p>17.9</text:p>
          </table:table-cell>
          <table:table-cell table:style-name="ce6" table:formula="of:=([.B296]+[.C297])+(([.B296]+[.C297])*[.D29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7]-[.B296])-[.C29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8">
            <text:p>18.9</text:p>
          </table:table-cell>
          <table:table-cell table:style-name="ce6" table:formula="of:=([.B297]+[.C298])+(([.B297]+[.C298])*[.D29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8]-[.B297])-[.C29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19">
            <text:p>19.9</text:p>
          </table:table-cell>
          <table:table-cell table:style-name="ce6" table:formula="of:=([.B298]+[.C299])+(([.B298]+[.C299])*[.D29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299]-[.B298])-[.C29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0">
            <text:p>20.9</text:p>
          </table:table-cell>
          <table:table-cell table:style-name="ce6" table:formula="of:=([.B299]+[.C300])+(([.B299]+[.C300])*[.D30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0]-[.B299])-[.C30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1">
            <text:p>21.9</text:p>
          </table:table-cell>
          <table:table-cell table:style-name="ce6" table:formula="of:=([.B300]+[.C301])+(([.B300]+[.C301])*[.D30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1]-[.B300])-[.C30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2">
            <text:p>22.9</text:p>
          </table:table-cell>
          <table:table-cell table:style-name="ce6" table:formula="of:=([.B301]+[.C302])+(([.B301]+[.C302])*[.D30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2]-[.B301])-[.C30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3">
            <text:p>23.9</text:p>
          </table:table-cell>
          <table:table-cell table:style-name="ce6" table:formula="of:=([.B302]+[.C303])+(([.B302]+[.C303])*[.D30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3]-[.B302])-[.C30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4">
            <text:p>24.9</text:p>
          </table:table-cell>
          <table:table-cell table:style-name="ce6" table:formula="of:=([.B303]+[.C304])+(([.B303]+[.C304])*[.D30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4]-[.B303])-[.C30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5">
            <text:p>25.9</text:p>
          </table:table-cell>
          <table:table-cell table:style-name="ce6" table:formula="of:=([.B304]+[.C305])+(([.B304]+[.C305])*[.D30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5]-[.B304])-[.C30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6">
            <text:p>26.9</text:p>
          </table:table-cell>
          <table:table-cell table:style-name="ce6" table:formula="of:=([.B305]+[.C306])+(([.B305]+[.C306])*[.D30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6]-[.B305])-[.C30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7">
            <text:p>27.9</text:p>
          </table:table-cell>
          <table:table-cell table:style-name="ce6" table:formula="of:=([.B306]+[.C307])+(([.B306]+[.C307])*[.D30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7]-[.B306])-[.C30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8">
            <text:p>28.9</text:p>
          </table:table-cell>
          <table:table-cell table:style-name="ce6" table:formula="of:=([.B307]+[.C308])+(([.B307]+[.C308])*[.D30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8]-[.B307])-[.C30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09-29">
            <text:p>29.9</text:p>
          </table:table-cell>
          <table:table-cell table:style-name="ce6" table:formula="of:=([.B308]+[.C309])+(([.B308]+[.C309])*[.D30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09]-[.B308])-[.C30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09-30">
            <text:p>30.9</text:p>
          </table:table-cell>
          <table:table-cell table:style-name="ce15" table:formula="of:=([.B309]+[.C310])+(([.B309]+[.C310])*[.D310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10]-[.B309])-[.C310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279]" office:value-type="string" office:string-value="carry over September">
            <text:p>carry over September</text:p>
          </table:table-cell>
          <table:table-cell table:style-name="ce50" table:formula="of:=[.B310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Octo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15:.F345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8" office:value-type="date" office:date-value="2024-10-01">
            <text:p>1.10</text:p>
          </table:table-cell>
          <table:table-cell table:style-name="ce16" table:formula="of:=([.B312]+[.C315])+(([.B312]+[.C315])*[.D315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315]-[.B312])-[.C315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2">
            <text:p>2.10</text:p>
          </table:table-cell>
          <table:table-cell table:style-name="ce6" table:formula="of:=([.B315]+[.C316])+(([.B315]+[.C316])*[.D31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6]-[.B315])-[.C31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3">
            <text:p>3.10</text:p>
          </table:table-cell>
          <table:table-cell table:style-name="ce6" table:formula="of:=([.B316]+[.C317])+(([.B316]+[.C317])*[.D31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7]-[.B316])-[.C31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4">
            <text:p>4.10</text:p>
          </table:table-cell>
          <table:table-cell table:style-name="ce6" table:formula="of:=([.B317]+[.C318])+(([.B317]+[.C318])*[.D31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8]-[.B317])-[.C31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5">
            <text:p>5.10</text:p>
          </table:table-cell>
          <table:table-cell table:style-name="ce6" table:formula="of:=([.B318]+[.C319])+(([.B318]+[.C319])*[.D31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19]-[.B318])-[.C31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6">
            <text:p>6.10</text:p>
          </table:table-cell>
          <table:table-cell table:style-name="ce6" table:formula="of:=([.B319]+[.C320])+(([.B319]+[.C320])*[.D32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0]-[.B319])-[.C32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7">
            <text:p>7.10</text:p>
          </table:table-cell>
          <table:table-cell table:style-name="ce6" table:formula="of:=([.B320]+[.C321])+(([.B320]+[.C321])*[.D32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1]-[.B320])-[.C32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8">
            <text:p>8.10</text:p>
          </table:table-cell>
          <table:table-cell table:style-name="ce6" table:formula="of:=([.B321]+[.C322])+(([.B321]+[.C322])*[.D32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2]-[.B321])-[.C32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09">
            <text:p>9.10</text:p>
          </table:table-cell>
          <table:table-cell table:style-name="ce6" table:formula="of:=([.B322]+[.C323])+(([.B322]+[.C323])*[.D32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3]-[.B322])-[.C32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0">
            <text:p>10.10</text:p>
          </table:table-cell>
          <table:table-cell table:style-name="ce6" table:formula="of:=([.B323]+[.C324])+(([.B323]+[.C324])*[.D32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4]-[.B323])-[.C32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1">
            <text:p>11.10</text:p>
          </table:table-cell>
          <table:table-cell table:style-name="ce6" table:formula="of:=([.B324]+[.C325])+(([.B324]+[.C325])*[.D32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5]-[.B324])-[.C32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2">
            <text:p>12.10</text:p>
          </table:table-cell>
          <table:table-cell table:style-name="ce6" table:formula="of:=([.B325]+[.C326])+(([.B325]+[.C326])*[.D32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6]-[.B325])-[.C32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3">
            <text:p>13.10</text:p>
          </table:table-cell>
          <table:table-cell table:style-name="ce6" table:formula="of:=([.B326]+[.C327])+(([.B326]+[.C327])*[.D32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7]-[.B326])-[.C32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4">
            <text:p>14.10</text:p>
          </table:table-cell>
          <table:table-cell table:style-name="ce6" table:formula="of:=([.B327]+[.C328])+(([.B327]+[.C328])*[.D32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8]-[.B327])-[.C32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5">
            <text:p>15.10</text:p>
          </table:table-cell>
          <table:table-cell table:style-name="ce6" table:formula="of:=([.B328]+[.C329])+(([.B328]+[.C329])*[.D32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29]-[.B328])-[.C32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6">
            <text:p>16.10</text:p>
          </table:table-cell>
          <table:table-cell table:style-name="ce6" table:formula="of:=([.B329]+[.C330])+(([.B329]+[.C330])*[.D33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0]-[.B329])-[.C33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7">
            <text:p>17.10</text:p>
          </table:table-cell>
          <table:table-cell table:style-name="ce6" table:formula="of:=([.B330]+[.C331])+(([.B330]+[.C331])*[.D33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1]-[.B330])-[.C33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8">
            <text:p>18.10</text:p>
          </table:table-cell>
          <table:table-cell table:style-name="ce6" table:formula="of:=([.B331]+[.C332])+(([.B331]+[.C332])*[.D33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2]-[.B331])-[.C33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19">
            <text:p>19.10</text:p>
          </table:table-cell>
          <table:table-cell table:style-name="ce6" table:formula="of:=([.B332]+[.C333])+(([.B332]+[.C333])*[.D33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3]-[.B332])-[.C33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0">
            <text:p>20.10</text:p>
          </table:table-cell>
          <table:table-cell table:style-name="ce6" table:formula="of:=([.B333]+[.C334])+(([.B333]+[.C334])*[.D33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4]-[.B333])-[.C33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1">
            <text:p>21.10</text:p>
          </table:table-cell>
          <table:table-cell table:style-name="ce6" table:formula="of:=([.B334]+[.C335])+(([.B334]+[.C335])*[.D33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5]-[.B334])-[.C33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2">
            <text:p>22.10</text:p>
          </table:table-cell>
          <table:table-cell table:style-name="ce6" table:formula="of:=([.B335]+[.C336])+(([.B335]+[.C336])*[.D33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6]-[.B335])-[.C33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3">
            <text:p>23.10</text:p>
          </table:table-cell>
          <table:table-cell table:style-name="ce6" table:formula="of:=([.B336]+[.C337])+(([.B336]+[.C337])*[.D33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7]-[.B336])-[.C33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4">
            <text:p>24.10</text:p>
          </table:table-cell>
          <table:table-cell table:style-name="ce6" table:formula="of:=([.B337]+[.C338])+(([.B337]+[.C338])*[.D33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8]-[.B337])-[.C33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5">
            <text:p>25.10</text:p>
          </table:table-cell>
          <table:table-cell table:style-name="ce6" table:formula="of:=([.B338]+[.C339])+(([.B338]+[.C339])*[.D33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39]-[.B338])-[.C33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6">
            <text:p>26.10</text:p>
          </table:table-cell>
          <table:table-cell table:style-name="ce6" table:formula="of:=([.B339]+[.C340])+(([.B339]+[.C340])*[.D34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0]-[.B339])-[.C34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7">
            <text:p>27.10</text:p>
          </table:table-cell>
          <table:table-cell table:style-name="ce6" table:formula="of:=([.B340]+[.C341])+(([.B340]+[.C341])*[.D34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1]-[.B340])-[.C34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8">
            <text:p>28.10</text:p>
          </table:table-cell>
          <table:table-cell table:style-name="ce6" table:formula="of:=([.B341]+[.C342])+(([.B341]+[.C342])*[.D34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2]-[.B341])-[.C34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9">
            <text:p>29.10</text:p>
          </table:table-cell>
          <table:table-cell table:style-name="ce6" table:formula="of:=([.B342]+[.C343])+(([.B342]+[.C343])*[.D34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3]-[.B342])-[.C34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0-29">
            <text:p>29.10</text:p>
          </table:table-cell>
          <table:table-cell table:style-name="ce6" table:formula="of:=([.B343]+[.C344])+(([.B343]+[.C344])*[.D34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44]-[.B343])-[.C34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10-31">
            <text:p>31.10</text:p>
          </table:table-cell>
          <table:table-cell table:style-name="ce15" table:formula="of:=([.B344]+[.C345])+(([.B344]+[.C345])*[.D345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45]-[.B344])-[.C345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13]" office:value-type="string" office:string-value="carry over October">
            <text:p>carry over October</text:p>
          </table:table-cell>
          <table:table-cell table:style-name="ce50" table:formula="of:=[.B345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Nov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50:.F379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8" office:value-type="date" office:date-value="2024-11-01">
            <text:p>1.11</text:p>
          </table:table-cell>
          <table:table-cell table:style-name="ce16" table:formula="of:=([.B347]+[.C350])+(([.B347]+[.C350])*[.D350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350]-[.B347])-[.C350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2">
            <text:p>2.11</text:p>
          </table:table-cell>
          <table:table-cell table:style-name="ce6" table:formula="of:=([.B350]+[.C351])+(([.B350]+[.C351])*[.D35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1]-[.B350])-[.C35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3">
            <text:p>3.11</text:p>
          </table:table-cell>
          <table:table-cell table:style-name="ce6" table:formula="of:=([.B351]+[.C352])+(([.B351]+[.C352])*[.D35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2]-[.B351])-[.C35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4">
            <text:p>4.11</text:p>
          </table:table-cell>
          <table:table-cell table:style-name="ce6" table:formula="of:=([.B352]+[.C353])+(([.B352]+[.C353])*[.D35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3]-[.B352])-[.C35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5">
            <text:p>5.11</text:p>
          </table:table-cell>
          <table:table-cell table:style-name="ce6" table:formula="of:=([.B353]+[.C354])+(([.B353]+[.C354])*[.D35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4]-[.B353])-[.C35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6">
            <text:p>6.11</text:p>
          </table:table-cell>
          <table:table-cell table:style-name="ce6" table:formula="of:=([.B354]+[.C355])+(([.B354]+[.C355])*[.D35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5]-[.B354])-[.C35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7">
            <text:p>7.11</text:p>
          </table:table-cell>
          <table:table-cell table:style-name="ce6" table:formula="of:=([.B355]+[.C356])+(([.B355]+[.C356])*[.D35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6]-[.B355])-[.C35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8">
            <text:p>8.11</text:p>
          </table:table-cell>
          <table:table-cell table:style-name="ce6" table:formula="of:=([.B356]+[.C357])+(([.B356]+[.C357])*[.D35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7]-[.B356])-[.C35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09">
            <text:p>9.11</text:p>
          </table:table-cell>
          <table:table-cell table:style-name="ce6" table:formula="of:=([.B357]+[.C358])+(([.B357]+[.C358])*[.D35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8]-[.B357])-[.C35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0">
            <text:p>10.11</text:p>
          </table:table-cell>
          <table:table-cell table:style-name="ce6" table:formula="of:=([.B358]+[.C359])+(([.B358]+[.C359])*[.D35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59]-[.B358])-[.C35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1">
            <text:p>11.11</text:p>
          </table:table-cell>
          <table:table-cell table:style-name="ce6" table:formula="of:=([.B359]+[.C360])+(([.B359]+[.C360])*[.D36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0]-[.B359])-[.C36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2">
            <text:p>12.11</text:p>
          </table:table-cell>
          <table:table-cell table:style-name="ce6" table:formula="of:=([.B360]+[.C361])+(([.B360]+[.C361])*[.D36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1]-[.B360])-[.C36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3">
            <text:p>13.11</text:p>
          </table:table-cell>
          <table:table-cell table:style-name="ce6" table:formula="of:=([.B361]+[.C362])+(([.B361]+[.C362])*[.D36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2]-[.B361])-[.C36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4">
            <text:p>14.11</text:p>
          </table:table-cell>
          <table:table-cell table:style-name="ce6" table:formula="of:=([.B362]+[.C363])+(([.B362]+[.C363])*[.D36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3]-[.B362])-[.C36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5">
            <text:p>15.11</text:p>
          </table:table-cell>
          <table:table-cell table:style-name="ce6" table:formula="of:=([.B363]+[.C364])+(([.B363]+[.C364])*[.D36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4]-[.B363])-[.C36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6">
            <text:p>16.11</text:p>
          </table:table-cell>
          <table:table-cell table:style-name="ce6" table:formula="of:=([.B364]+[.C365])+(([.B364]+[.C365])*[.D36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5]-[.B364])-[.C36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7">
            <text:p>17.11</text:p>
          </table:table-cell>
          <table:table-cell table:style-name="ce6" table:formula="of:=([.B365]+[.C366])+(([.B365]+[.C366])*[.D36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6]-[.B365])-[.C36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8">
            <text:p>18.11</text:p>
          </table:table-cell>
          <table:table-cell table:style-name="ce6" table:formula="of:=([.B366]+[.C367])+(([.B366]+[.C367])*[.D36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7]-[.B366])-[.C36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19">
            <text:p>19.11</text:p>
          </table:table-cell>
          <table:table-cell table:style-name="ce6" table:formula="of:=([.B367]+[.C368])+(([.B367]+[.C368])*[.D36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8]-[.B367])-[.C36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0">
            <text:p>20.11</text:p>
          </table:table-cell>
          <table:table-cell table:style-name="ce6" table:formula="of:=([.B368]+[.C369])+(([.B368]+[.C369])*[.D36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69]-[.B368])-[.C36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1">
            <text:p>21.11</text:p>
          </table:table-cell>
          <table:table-cell table:style-name="ce6" table:formula="of:=([.B369]+[.C370])+(([.B369]+[.C370])*[.D37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0]-[.B369])-[.C37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2">
            <text:p>22.11</text:p>
          </table:table-cell>
          <table:table-cell table:style-name="ce6" table:formula="of:=([.B370]+[.C371])+(([.B370]+[.C371])*[.D37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1]-[.B370])-[.C37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3">
            <text:p>23.11</text:p>
          </table:table-cell>
          <table:table-cell table:style-name="ce6" table:formula="of:=([.B371]+[.C372])+(([.B371]+[.C372])*[.D37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2]-[.B371])-[.C37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4">
            <text:p>24.11</text:p>
          </table:table-cell>
          <table:table-cell table:style-name="ce6" table:formula="of:=([.B372]+[.C373])+(([.B372]+[.C373])*[.D37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3]-[.B372])-[.C37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5">
            <text:p>25.11</text:p>
          </table:table-cell>
          <table:table-cell table:style-name="ce6" table:formula="of:=([.B373]+[.C374])+(([.B373]+[.C374])*[.D37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4]-[.B373])-[.C37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6">
            <text:p>26.11</text:p>
          </table:table-cell>
          <table:table-cell table:style-name="ce6" table:formula="of:=([.B374]+[.C375])+(([.B374]+[.C375])*[.D37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5]-[.B374])-[.C37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7">
            <text:p>27.11</text:p>
          </table:table-cell>
          <table:table-cell table:style-name="ce6" table:formula="of:=([.B375]+[.C376])+(([.B375]+[.C376])*[.D37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6]-[.B375])-[.C37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8">
            <text:p>28.11</text:p>
          </table:table-cell>
          <table:table-cell table:style-name="ce6" table:formula="of:=([.B376]+[.C377])+(([.B376]+[.C377])*[.D37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7]-[.B376])-[.C37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1-29">
            <text:p>29.11</text:p>
          </table:table-cell>
          <table:table-cell table:style-name="ce6" table:formula="of:=([.B377]+[.C378])+(([.B377]+[.C378])*[.D37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78]-[.B377])-[.C37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11-30">
            <text:p>30.11</text:p>
          </table:table-cell>
          <table:table-cell table:style-name="ce15" table:formula="of:=([.B378]+[.C379])+(([.B378]+[.C379])*[.D379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379]-[.B378])-[.C379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2" table:formula="of:=&quot;carry over &quot;&amp;[.A348]" office:value-type="string" office:string-value="carry over November">
            <text:p>carry over November</text:p>
          </table:table-cell>
          <table:table-cell table:style-name="ce50" table:formula="of:=[.B379]" office:value-type="float" office:value="67.0611453589994">
            <text:p>67,061145359</text:p>
          </table:table-cell>
          <table:table-cell table:style-name="ce50" table:number-columns-repeated="2"/>
          <table:table-cell table:style-name="ce56"/>
          <table:table-cell table:style-name="ce50"/>
          <table:table-cell table:style-name="ce63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46" office:value-type="string">
            <text:p>December</text:p>
          </table:table-cell>
          <table:table-cell table:style-name="ce51" table:number-columns-repeated="3"/>
          <table:table-cell table:style-name="ce57"/>
          <table:table-cell table:style-name="ce51" office:value-type="string">
            <text:p>total monthly reward</text:p>
          </table:table-cell>
          <table:table-cell table:style-name="ce64" table:formula="of:=SUM([.F384:.F414])" office:value-type="float" office:value="0">
            <text:p>0</text:p>
          </table:table-cell>
          <table:table-cell table:style-name="ce71" table:number-columns-repeated="19"/>
          <table:table-cell table:number-columns-repeated="998"/>
        </table:table-row>
        <table:table-row table:style-name="ro2">
          <table:table-cell table:style-name="ce26" office:value-type="string">
            <text:p>date</text:p>
          </table:table-cell>
          <table:table-cell table:style-name="ce53" office:value-type="string">
            <text:p>quantity [𝞃]</text:p>
          </table:table-cell>
          <table:table-cell table:style-name="ce44" office:value-type="string">
            <text:p>stock up [𝞃]</text:p>
          </table:table-cell>
          <table:table-cell table:style-name="ce44" office:value-type="string">
            <text:p>daily reward [𝞃] per 𝞃</text:p>
          </table:table-cell>
          <table:table-cell table:style-name="ce44" office:value-type="string">
            <text:p>validator</text:p>
          </table:table-cell>
          <table:table-cell table:style-name="ce44" office:value-type="string">
            <text:p>daily reward [𝞃]</text:p>
          </table:table-cell>
          <table:table-cell table:style-name="ce44" office:value-type="string">
            <text:p>comment</text:p>
          </table:table-cell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8" office:value-type="date" office:date-value="2024-12-01">
            <text:p>1.12</text:p>
          </table:table-cell>
          <table:table-cell table:style-name="ce16" table:formula="of:=([.B381]+[.C384])+(([.B381]+[.C384])*[.D384])" office:value-type="float" office:value="67.0611453589994">
            <text:p>67,061145359</text:p>
          </table:table-cell>
          <table:table-cell table:style-name="ce16" office:value-type="float" office:value="0">
            <text:p>0</text:p>
          </table:table-cell>
          <table:table-cell table:style-name="ce16" table:formula="of:=(0/10000)" office:value-type="float" office:value="0">
            <text:p>0</text:p>
          </table:table-cell>
          <table:table-cell table:style-name="ce58"/>
          <table:table-cell table:style-name="ce16" table:formula="of:=([.B384]-[.B381])-[.C384]" office:value-type="float" office:value="0">
            <text:p>0</text:p>
          </table:table-cell>
          <table:table-cell table:style-name="ce65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2">
            <text:p>2.12</text:p>
          </table:table-cell>
          <table:table-cell table:style-name="ce6" table:formula="of:=([.B384]+[.C385])+(([.B384]+[.C385])*[.D38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5]-[.B384])-[.C38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3">
            <text:p>3.12</text:p>
          </table:table-cell>
          <table:table-cell table:style-name="ce6" table:formula="of:=([.B385]+[.C386])+(([.B385]+[.C386])*[.D38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6]-[.B385])-[.C38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4">
            <text:p>4.12</text:p>
          </table:table-cell>
          <table:table-cell table:style-name="ce6" table:formula="of:=([.B386]+[.C387])+(([.B386]+[.C387])*[.D38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7]-[.B386])-[.C38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5">
            <text:p>5.12</text:p>
          </table:table-cell>
          <table:table-cell table:style-name="ce6" table:formula="of:=([.B387]+[.C388])+(([.B387]+[.C388])*[.D38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8]-[.B387])-[.C38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6">
            <text:p>6.12</text:p>
          </table:table-cell>
          <table:table-cell table:style-name="ce6" table:formula="of:=([.B388]+[.C389])+(([.B388]+[.C389])*[.D38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89]-[.B388])-[.C38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7">
            <text:p>7.12</text:p>
          </table:table-cell>
          <table:table-cell table:style-name="ce6" table:formula="of:=([.B389]+[.C390])+(([.B389]+[.C390])*[.D39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0]-[.B389])-[.C39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8">
            <text:p>8.12</text:p>
          </table:table-cell>
          <table:table-cell table:style-name="ce6" table:formula="of:=([.B390]+[.C391])+(([.B390]+[.C391])*[.D39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1]-[.B390])-[.C39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09">
            <text:p>9.12</text:p>
          </table:table-cell>
          <table:table-cell table:style-name="ce6" table:formula="of:=([.B391]+[.C392])+(([.B391]+[.C392])*[.D39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2]-[.B391])-[.C39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0">
            <text:p>10.12</text:p>
          </table:table-cell>
          <table:table-cell table:style-name="ce6" table:formula="of:=([.B392]+[.C393])+(([.B392]+[.C393])*[.D39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3]-[.B392])-[.C39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1">
            <text:p>11.12</text:p>
          </table:table-cell>
          <table:table-cell table:style-name="ce6" table:formula="of:=([.B393]+[.C394])+(([.B393]+[.C394])*[.D39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4]-[.B393])-[.C39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2">
            <text:p>12.12</text:p>
          </table:table-cell>
          <table:table-cell table:style-name="ce6" table:formula="of:=([.B394]+[.C395])+(([.B394]+[.C395])*[.D39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5]-[.B394])-[.C39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3">
            <text:p>13.12</text:p>
          </table:table-cell>
          <table:table-cell table:style-name="ce6" table:formula="of:=([.B395]+[.C396])+(([.B395]+[.C396])*[.D39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6]-[.B395])-[.C39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4">
            <text:p>14.12</text:p>
          </table:table-cell>
          <table:table-cell table:style-name="ce6" table:formula="of:=([.B396]+[.C397])+(([.B396]+[.C397])*[.D39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7]-[.B396])-[.C39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5">
            <text:p>15.12</text:p>
          </table:table-cell>
          <table:table-cell table:style-name="ce6" table:formula="of:=([.B397]+[.C398])+(([.B397]+[.C398])*[.D39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8]-[.B397])-[.C39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6">
            <text:p>16.12</text:p>
          </table:table-cell>
          <table:table-cell table:style-name="ce6" table:formula="of:=([.B398]+[.C399])+(([.B398]+[.C399])*[.D39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399]-[.B398])-[.C39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7">
            <text:p>17.12</text:p>
          </table:table-cell>
          <table:table-cell table:style-name="ce6" table:formula="of:=([.B399]+[.C400])+(([.B399]+[.C400])*[.D40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0]-[.B399])-[.C40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8">
            <text:p>18.12</text:p>
          </table:table-cell>
          <table:table-cell table:style-name="ce6" table:formula="of:=([.B400]+[.C401])+(([.B400]+[.C401])*[.D40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1]-[.B400])-[.C40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19">
            <text:p>19.12</text:p>
          </table:table-cell>
          <table:table-cell table:style-name="ce6" table:formula="of:=([.B401]+[.C402])+(([.B401]+[.C402])*[.D40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2]-[.B401])-[.C40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0">
            <text:p>20.12</text:p>
          </table:table-cell>
          <table:table-cell table:style-name="ce6" table:formula="of:=([.B402]+[.C403])+(([.B402]+[.C403])*[.D40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3]-[.B402])-[.C40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1">
            <text:p>21.12</text:p>
          </table:table-cell>
          <table:table-cell table:style-name="ce6" table:formula="of:=([.B403]+[.C404])+(([.B403]+[.C404])*[.D404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4]-[.B403])-[.C404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2">
            <text:p>22.12</text:p>
          </table:table-cell>
          <table:table-cell table:style-name="ce6" table:formula="of:=([.B404]+[.C405])+(([.B404]+[.C405])*[.D405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5]-[.B404])-[.C405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3">
            <text:p>23.12</text:p>
          </table:table-cell>
          <table:table-cell table:style-name="ce6" table:formula="of:=([.B405]+[.C406])+(([.B405]+[.C406])*[.D406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6]-[.B405])-[.C406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4">
            <text:p>24.12</text:p>
          </table:table-cell>
          <table:table-cell table:style-name="ce6" table:formula="of:=([.B406]+[.C407])+(([.B406]+[.C407])*[.D407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7]-[.B406])-[.C407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5">
            <text:p>25.12</text:p>
          </table:table-cell>
          <table:table-cell table:style-name="ce6" table:formula="of:=([.B407]+[.C408])+(([.B407]+[.C408])*[.D408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8]-[.B407])-[.C408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6">
            <text:p>26.12</text:p>
          </table:table-cell>
          <table:table-cell table:style-name="ce6" table:formula="of:=([.B408]+[.C409])+(([.B408]+[.C409])*[.D409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09]-[.B408])-[.C409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7">
            <text:p>27.12</text:p>
          </table:table-cell>
          <table:table-cell table:style-name="ce6" table:formula="of:=([.B409]+[.C410])+(([.B409]+[.C410])*[.D410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0]-[.B409])-[.C410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8">
            <text:p>28.12</text:p>
          </table:table-cell>
          <table:table-cell table:style-name="ce6" table:formula="of:=([.B410]+[.C411])+(([.B410]+[.C411])*[.D411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1]-[.B410])-[.C411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29">
            <text:p>29.12</text:p>
          </table:table-cell>
          <table:table-cell table:style-name="ce6" table:formula="of:=([.B411]+[.C412])+(([.B411]+[.C412])*[.D412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2]-[.B411])-[.C412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6" office:value-type="date" office:date-value="2024-12-30">
            <text:p>30.12</text:p>
          </table:table-cell>
          <table:table-cell table:style-name="ce6" table:formula="of:=([.B412]+[.C413])+(([.B412]+[.C413])*[.D413])" office:value-type="float" office:value="67.0611453589994">
            <text:p>67,061145359</text:p>
          </table:table-cell>
          <table:table-cell table:style-name="ce6" office:value-type="float" office:value="0">
            <text:p>0</text:p>
          </table:table-cell>
          <table:table-cell table:style-name="ce6" table:formula="of:=(0/10000)" office:value-type="float" office:value="0">
            <text:p>0</text:p>
          </table:table-cell>
          <table:table-cell table:style-name="ce34"/>
          <table:table-cell table:style-name="ce6" table:formula="of:=([.B413]-[.B412])-[.C413]" office:value-type="float" office:value="0">
            <text:p>0</text:p>
          </table:table-cell>
          <table:table-cell table:style-name="ce40"/>
          <table:table-cell table:style-name="ce30" table:number-columns-repeated="19"/>
          <table:table-cell table:number-columns-repeated="998"/>
        </table:table-row>
        <table:table-row table:style-name="ro2">
          <table:table-cell table:style-name="ce77" office:value-type="date" office:date-value="2024-12-31">
            <text:p>31.12</text:p>
          </table:table-cell>
          <table:table-cell table:style-name="ce15" table:formula="of:=([.B413]+[.C414])+(([.B413]+[.C414])*[.D414])" office:value-type="float" office:value="67.0611453589994">
            <text:p>67,061145359</text:p>
          </table:table-cell>
          <table:table-cell table:style-name="ce15" office:value-type="float" office:value="0">
            <text:p>0</text:p>
          </table:table-cell>
          <table:table-cell table:style-name="ce15" table:formula="of:=(0/10000)" office:value-type="float" office:value="0">
            <text:p>0</text:p>
          </table:table-cell>
          <table:table-cell table:style-name="ce35"/>
          <table:table-cell table:style-name="ce15" table:formula="of:=([.B414]-[.B412])-[.C414]" office:value-type="float" office:value="0">
            <text:p>0</text:p>
          </table:table-cell>
          <table:table-cell table:style-name="ce41"/>
          <table:table-cell table:style-name="ce30" table:number-columns-repeated="19"/>
          <table:table-cell table:number-columns-repeated="998"/>
        </table:table-row>
        <table:table-row table:style-name="ro2" table:number-rows-repeated="200">
          <table:table-cell table:number-columns-repeated="4"/>
          <table:table-cell table:style-name="ce34"/>
          <table:table-cell/>
          <table:table-cell table:style-name="ce34"/>
          <table:table-cell table:style-name="ce30" table:number-columns-repeated="19"/>
          <table:table-cell table:number-columns-repeated="998"/>
        </table:table-row>
        <table:table-row table:style-name="ro5" table:number-rows-repeated="386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mwgrouptn condensed" svg:font-family="'Bmwgrouptn condensed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10" number:min-integer-digits="1"/>
    </number:number-style>
    <number:date-style style:name="N107">
      <number:day/>
      <number:text>.</number:text>
      <number:month/>
    </number:date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2cm" fo:margin-left="0cm" fo:margin-right="0cm" fo:margin-top="1.612cm"/>
      </style:footer-style>
    </style:page-layout>
    <style:style style:name="MT1" style:family="text">
      <style:text-properties fo:color="#000000" style:text-outline="false" style:text-line-through-style="none" style:text-position="0% 100%" style:font-name="Bmwgrouptn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2">12.05.2025</text:date>, <text:time>21:11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ward-Übersicht" style:display-name="PageStyle_Reward-Übersicht" style:page-layout-name="Mpm3">
      <style:header style:display="false"/>
      <style:header-left style:display="false"/>
      <style:footer>
        <text:p><text:span text:style-name="MT1">_x000d_#C00000 CONFIDENTIAL</text:span></text:p>
      </style:footer>
      <style:footer-left style:display="false"/>
    </style:master-page>
    <style:master-page style:name="PageStyle_5f_2023" style:display-name="PageStyle_2023" style:page-layout-name="Mpm3">
      <style:header style:display="false"/>
      <style:header-left style:display="false"/>
      <style:footer>
        <text:p><text:span text:style-name="MT1">_x000d_#C00000 CONFIDENTIAL</text:span></text:p>
      </style:footer>
      <style:footer-left style:display="false"/>
    </style:master-page>
    <style:master-page style:name="PageStyle_5f_2024" style:display-name="PageStyle_2024" style:page-layout-name="Mpm3">
      <style:header style:display="false"/>
      <style:header-left style:display="false"/>
      <style:footer>
        <text:p><text:span text:style-name="MT1">_x000d_#C00000 CONFIDENTIAL</text:span></text:p>
      </style:footer>
      <style:footer-left style:display="false"/>
    </style:master-page>
    <style:master-page style:name="PageStyle_5f_2025" style:display-name="PageStyle_2025" style:page-layout-name="Mpm3">
      <style:header style:display="false"/>
      <style:header-left style:display="false"/>
      <style:footer>
        <text:p><text:span text:style-name="MT1">_x000d_#C00000 CONFIDENTIAL</text:span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>
        <text:p><text:span text:style-name="MT1">_x000d_#C00000 CONFIDENTIAL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2T21:11:46</dc:date>
    <dc:creator>P RO</dc:creator>
    <meta:document-statistic meta:table-count="5" meta:cell-count="11923" meta:object-count="0"/>
    <meta:generator>OpenOffice/4.1.15$Unix OpenOffice.org_project/4115m2$Build-9813</meta:generator>
  </office:meta>
</office:document-meta>
</file>